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48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8c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unique_vals</text:p>
          </table:table-cell>
        </table:table-row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{8}</text:p>
          </table:table-cell>
        </table:table-row>
        <table:table-row table:style-name="ro1">
          <table:table-cell office:value-type="string" calcext:value-type="string">
            <text:p>MODULE3_SUBMO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1, 2}</text:p>
          </table:table-cell>
        </table:table-row>
        <table:table-row table:style-name="ro1">
          <table:table-cell office:value-type="string" calcext:value-type="string">
            <text:p>Fail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0, 1}</text:p>
          </table:table-cell>
        </table:table-row>
        <table:table-row table:style-name="ro1">
          <table:table-cell office:value-type="string" calcext:value-type="string">
            <text:p>MODULE1_Vend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'MODULE1_Vendor_2', 'MODULE1_Vendor_3', 'MODULE1_Vendor_1'}</text:p>
          </table:table-cell>
        </table:table-row>
        <table:table-row table:style-name="ro1">
          <table:table-cell office:value-type="string" calcext:value-type="string">
            <text:p>PRODU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'PRODUCT_1', 'PRODUCT_3', 'PRODUCT_4', 'PRODUCT_2'}</text:p>
          </table:table-cell>
        </table:table-row>
        <table:table-row table:style-name="ro1">
          <table:table-cell office:value-type="string" calcext:value-type="string">
            <text:p>MODULE2_CO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'MODULE2_CODE_1', 'MODULE2_CODE_3', 'MODULE2_CODE_2', 'MODULE2_CODE_4'}</text:p>
          </table:table-cell>
        </table:table-row>
        <table:table-row table:style-name="ro1">
          <table:table-cell office:value-type="string" calcext:value-type="string">
            <text:p>MODULE3_PHA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MODULE3_PHASE_1', 'MODULE3_PHASE_4', 'MODULE3_PHASE_5', 'MODULE3_PHASE_2', 'MODULE3_PHASE_3'}</text:p>
          </table:table-cell>
        </table:table-row>
        <table:table-row table:style-name="ro1">
          <table:table-cell office:value-type="string" calcext:value-type="string">
            <text:p>MODULE3_Vend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{'MODULE3_Vendor_1', 'MODULE3_Vendor_4', 'MODULE3_Vendor_6', 'MODULE3_Vendor_3', 'MODULE3_Vendor_2', 'MODULE3_Vendor_5'}</text:p>
          </table:table-cell>
        </table:table-row>
        <table:table-row table:style-name="ro1">
          <table:table-cell office:value-type="string" calcext:value-type="string">
            <text:p>MODULE2_BUI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'MODULE2_BUILD_6', 'MODULE2_BUILD_7', 'MODULE2_BUILD_1', 'MODULE2_BUILD_4', 'MODULE2_BUILD_9', 'MODULE2_BUILD_3', 'MODULE2_BUILD_2', 'MODULE2_BUILD_8', 'MODULE2_BUILD_5'}</text:p>
          </table:table-cell>
        </table:table-row>
        <table:table-row table:style-name="ro1">
          <table:table-cell office:value-type="string" calcext:value-type="string">
            <text:p>MODULE2_Vend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MODULE2_Vendor_3', 'MODULE2_Vendor_7', 'MODULE2_Vendor_10', 'MODULE2_Vendor_4', 'MODULE2_Vendor_1', 'MODULE2_Vendor_9', 'MODULE2_Vendor_5', 'MODULE2_Vendor_6', 'MODULE2_Vendor_8', 'MODULE2_Vendor_2'}</text:p>
          </table:table-cell>
        </table:table-row>
        <table:table-row table:style-name="ro1">
          <table:table-cell office:value-type="string" calcext:value-type="string">
            <text:p>MODULE2_FACTO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MODULE2_FACTORY_9', 'MODULE2_FACTORY_2', 'MODULE2_FACTORY_4', 'MODULE2_FACTORY_5', 'MODULE2_FACTORY_3', 'MODULE2_FACTORY_6', 'MODULE2_FACTORY_1', 'MODULE2_FACTORY_8', 'MODULE2_FACTORY_7', 'MODULE2_FACTORY_10'}</text:p>
          </table:table-cell>
        </table:table-row>
        <table:table-row table:style-name="ro1">
          <table:table-cell office:value-type="string" calcext:value-type="string">
            <text:p>MODULE2_X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{136, 138, 139, 144, 145, 153, 154, 155, 156, 157, 158, 159, 160, 161, 162, 163, 164, 165, 166}</text:p>
          </table:table-cell>
        </table:table-row>
        <table:table-row table:style-name="ro1">
          <table:table-cell office:value-type="string" calcext:value-type="string">
            <text:p>MODULE2_X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{70, 71, 72, 73, 74, 75, 76, 77, 78, 79, 80, 81, 82, 83, 84, 85, 86, 87, 109, 111, 113, 114, 118, 119}</text:p>
          </table:table-cell>
        </table:table-row>
        <table:table-row table:style-name="ro1">
          <table:table-cell office:value-type="string" calcext:value-type="string">
            <text:p>MODULE3_TOO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{'MODULE3_TOOL_10', 'MODULE3_TOOL_16', 'MODULE3_TOOL_7', 'MODULE3_TOOL_19', 'MODULE3_TOOL_21', 'MODULE3_TOOL_20', 'MODULE3_TOOL_9', 'MODULE3_TOOL_18', 'MODULE3_TOOL_5', 'MODULE3_TOOL_26', 'MODULE3_TOOL_14', 'MODULE3_TOOL_3', 'MODULE3_TOOL_13', 'MODULE3_TOOL_8', 'MODULE3_TOOL_24', 'MODULE3_TOOL_17', 'MODULE3_TOOL_22', 'MODULE3_TOOL_15', 'MODULE3_TOOL_1', 'MODULE3_TOOL_4', 'MODULE3_TOOL_11', 'MODULE3_TOOL_12', 'MODULE3_TOOL_23', 'MODULE3_TOOL_2', 'MODULE3_TOOL_25', 'MODULE3_TOOL_6'}</text:p>
          </table:table-cell>
        </table:table-row>
        <table:table-row table:style-name="ro1">
          <table:table-cell office:value-type="string" calcext:value-type="string">
            <text:p>MODULE3_SUBMOD2_Confi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{'MODULE3_SUBMOD2_Config_4', 'MODULE3_SUBMOD2_Config_2', 'MODULE3_SUBMOD2_Config_6', 'MODULE3_SUBMOD2_Config_18', 'MODULE3_SUBMOD2_Config_23', 'MODULE3_SUBMOD2_Config_5', 'MODULE3_SUBMOD2_Config_24', 'MODULE3_SUBMOD2_Config_13', 'MODULE3_SUBMOD2_Config_31', 'MODULE3_SUBMOD2_Config_27', 'MODULE3_SUBMOD2_Config_12', 'MODULE3_SUBMOD2_Config_29', 'MODULE3_SUBMOD2_Config_11', 'MODULE3_SUBMOD2_Config_8', 'MODULE3_SUBMOD2_Config_14', 'MODULE3_SUBMOD2_Config_3', 'MODULE3_SUBMOD2_Config_22', 'MODULE3_SUBMOD2_Config_1', 'MODULE3_SUBMOD2_Config_28', 'MODULE3_SUBMOD2_Config_30', 'MODULE3_SUBMOD2_Config_25', 'MODULE3_SUBMOD2_Config_15', 'MODULE3_SUBMOD2_Config_16', 'MODULE3_SUBMOD2_Config_9', 'MODULE3_SUBMOD2_Config_17', 'MODULE3_SUBMOD2_Config_32', 'MODULE3_SUBMOD2_Config_10', 'MODULE3_SUBMOD2_Config_19', 'MODULE3_SUBMOD2_Config_7', 'MODULE3_SUBMOD2_Config_21', 'MODULE3_SUBMOD2_Config_20', 'MODULE3_SUBMOD2_Config_26'}</text:p>
          </table:table-cell>
        </table:table-row>
        <table:table-row table:style-name="ro1">
          <table:table-cell office:value-type="string" calcext:value-type="string">
            <text:p>LINE_I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INE_ID_2', 'LINE_ID_3', 'LINE_ID_14', 'LINE_ID_25', 'LINE_ID_26', 'LINE_ID_32', 'LINE_ID_10', 'LINE_ID_9', 'LINE_ID_12', 'LINE_ID_29', 'LINE_ID_11', 'LINE_ID_8', 'LINE_ID_7', 'LINE_ID_21', 'LINE_ID_30', 'LINE_ID_34', 'LINE_ID_20', 'LINE_ID_22', 'LINE_ID_33', 'LINE_ID_15', 'LINE_ID_16', 'LINE_ID_27', 'LINE_ID_28', 'LINE_ID_13', 'LINE_ID_4', 'LINE_ID_1', 'LINE_ID_17', 'LINE_ID_5', 'LINE_ID_6', 'LINE_ID_18', 'LINE_ID_35', 'LINE_ID_23', 'LINE_ID_31', 'LINE_ID_24', 'LINE_ID_19'}</text:p>
          </table:table-cell>
        </table:table-row>
        <table:table-row table:style-name="ro1">
          <table:table-cell office:value-type="string" calcext:value-type="string">
            <text:p>MODULE2_X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{128, 129, 130, 131, 132, 133, 134, 135, 136, 137, 138, 139, 140, 141, 142, 143, 144, 145, 146, 147, 148, 149, 150, 245, 246, 247, 234, 235, 242, 115, 116, 117, 118, 119, 120, 121, 122, 123, 124, 125, 126, 127}</text:p>
          </table:table-cell>
        </table:table-row>
        <table:table-row table:style-name="ro1">
          <table:table-cell office:value-type="string" calcext:value-type="string">
            <text:p>MODULE2_X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{775, 776, 777, 778, 779, 780, 781, 782, 783, 784, 785, 786, 787, 788, 789, 790, 791, 792, 793, 794, 795, 796, 797, 798, 799, 800, 801, 802, 803, 804, 805, 806, 807, 808, 809, 810, 811, 812, 813, 814, 815, 816, 817, 818, 819, 820, 821, 822, 823, 824, 825, 826, 827, 828, 829, 830}</text:p>
          </table:table-cell>
        </table:table-row>
        <table:table-row table:style-name="ro1">
          <table:table-cell office:value-type="string" calcext:value-type="string">
            <text:p>MODULE1_Wo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{7173.0, 7174.0, 7175.0, 7183.0, 7186.0, 7187.0, 7191.0, 7192.0, 7206.0, 7207.0, 7211.0, 7213.0, 7215.0, 7217.0, 7223.0, 7287.0, 7224.0, 7227.0, 7231.0, 7232.0, 7106.0, 7107.0, 7112.0, 7242.0, 7244.0, 7245.0, 7246.0, 7247.0, 7292.0, 7251.0, 7252.0, 7253.0, 7254.0, 7255.0, 7256.0, 7257.0, 7261.0, 7262.0, 7263.0, 7264.0, 7265.0, 7266.0, 7267.0, 7271.0, 7144.0, 7273.0, 7274.0, 7275.0, 7276.0, 7277.0, 7272.0, 7143.0, 7145.0, 7281.0, 7282.0, 7155.0, 7284.0, 7285.0, 7286.0, 7283.0, 7164.0, 7293.0, 7294.0, 7295.0}</text:p>
          </table:table-cell>
        </table:table-row>
        <table:table-row table:style-name="ro1">
          <table:table-cell office:value-type="string" calcext:value-type="string">
            <text:p>MACHINEI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{'MACHINEID_26', 'MACHINEID_70', 'MACHINEID_20', 'MACHINEID_31', 'MACHINEID_59', 'MACHINEID_8', 'MACHINEID_78', 'MACHINEID_34', 'MACHINEID_80', 'MACHINEID_33', 'MACHINEID_1', 'MACHINEID_67', 'MACHINEID_27', 'MACHINEID_25', 'MACHINEID_6', 'MACHINEID_49', 'MACHINEID_18', 'MACHINEID_79', 'MACHINEID_32', 'MACHINEID_2', 'MACHINEID_10', 'MACHINEID_75', 'MACHINEID_35', 'MACHINEID_44', 'MACHINEID_5', 'MACHINEID_38', 'MACHINEID_7', 'MACHINEID_68', 'MACHINEID_30', 'MACHINEID_71', 'MACHINEID_14', 'MACHINEID_3', 'MACHINEID_16', 'MACHINEID_66', 'MACHINEID_64', 'MACHINEID_74', 'MACHINEID_58', 'MACHINEID_73', 'MACHINEID_42', 'MACHINEID_37', 'MACHINEID_39', 'MACHINEID_19', 'MACHINEID_13', 'MACHINEID_23', 'MACHINEID_36', 'MACHINEID_63', 'MACHINEID_55', 'MACHINEID_60', 'MACHINEID_57', 'MACHINEID_52', 'MACHINEID_77', 'MACHINEID_47', 'MACHINEID_12', 'MACHINEID_9', 'MACHINEID_45', 'MACHINEID_48', 'MACHINEID_54', 'MACHINEID_50', 'MACHINEID_17', 'MACHINEID_11', 'MACHINEID_53', 'MACHINEID_72', 'MACHINEID_22', 'MACHINEID_15', 'MACHINEID_24', 'MACHINEID_46', 'MACHINEID_62', 'MACHINEID_41', 'MACHINEID_4', 'MACHINEID_28', 'MACHINEID_65', 'MACHINEID_76', 'MACHINEID_43', 'MACHINEID_40', 'MACHINEID_29', 'MACHINEID_51', 'MACHINEID_61', 'MACHINEID_56', 'MACHINEID_69', 'MACHINEID_21'}</text:p>
          </table:table-cell>
        </table:table-row>
        <table:table-row table:style-name="ro1">
          <table:table-cell office:value-type="string" calcext:value-type="string">
            <text:p>STATION_ID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{'STATION_ID_58', 'STATION_ID_81', 'STATION_ID_46', 'STATION_ID_21', 'STATION_ID_65', 'STATION_ID_76', 'STATION_ID_41', 'STATION_ID_3', 'STATION_ID_6', 'STATION_ID_70', 'STATION_ID_61', 'STATION_ID_94', 'STATION_ID_2', 'STATION_ID_47', 'STATION_ID_1', 'STATION_ID_87', 'STATION_ID_34', 'STATION_ID_79', 'STATION_ID_92', 'STATION_ID_35', 'STATION_ID_89', 'STATION_ID_78', 'STATION_ID_12', 'STATION_ID_7', 'STATION_ID_29', 'STATION_ID_74', 'STATION_ID_83', 'STATION_ID_69', 'STATION_ID_15', 'STATION_ID_24', 'STATION_ID_50', 'STATION_ID_53', 'STATION_ID_39', 'STATION_ID_9', 'STATION_ID_63', 'STATION_ID_45', 'STATION_ID_33', 'STATION_ID_19', 'STATION_ID_14', 'STATION_ID_49', 'STATION_ID_68', 'STATION_ID_52', 'STATION_ID_77', 'STATION_ID_71', 'STATION_ID_84', 'STATION_ID_31', 'STATION_ID_27', 'STATION_ID_95', 'STATION_ID_88', 'STATION_ID_26', 'STATION_ID_11', 'STATION_ID_28', 'STATION_ID_96', 'STATION_ID_86', 'STATION_ID_38', 'STATION_ID_75', 'STATION_ID_20', 'STATION_ID_90', 'STATION_ID_73', 'STATION_ID_32', 'STATION_ID_13', 'STATION_ID_17', 'STATION_ID_97', 'STATION_ID_40', 'STATION_ID_66', 'STATION_ID_51', 'STATION_ID_5', 'STATION_ID_82', 'STATION_ID_54', 'STATION_ID_4', 'STATION_ID_55', 'STATION_ID_60', 'STATION_ID_80', 'STATION_ID_59', 'STATION_ID_93', 'STATION_ID_42', 'STATION_ID_22', 'STATION_ID_43', 'STATION_ID_8', 'STATION_ID_72', 'STATION_ID_10', 'STATION_ID_18', 'STATION_ID_56', 'STATION_ID_48', 'STATION_ID_64', 'STATION_ID_16', 'STATION_ID_37', 'STATION_ID_23', 'STATION_ID_30', 'STATION_ID_91', 'STATION_ID_85', 'STATION_ID_25', 'STATION_ID_36', 'STATION_ID_57', 'STATION_ID_67', 'STATION_ID_44', 'STATION_ID_62'}</text:p>
          </table:table-cell>
        </table:table-row>
        <table:table-row table:style-name="ro1">
          <table:table-cell office:value-type="string" calcext:value-type="string">
            <text:p>MODULE3_SUBMOD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{'MODULE3_SUBMOD2_48', 'MODULE3_SUBMOD2_68', 'MODULE3_SUBMOD2_57', 'MODULE3_SUBMOD2_78', 'MODULE3_SUBMOD2_69', 'MODULE3_SUBMOD2_51', 'MODULE3_SUBMOD2_87', 'MODULE3_SUBMOD2_27', 'MODULE3_SUBMOD2_42', 'MODULE3_SUBMOD2_30', 'MODULE3_SUBMOD2_40', 'MODULE3_SUBMOD2_102', 'MODULE3_SUBMOD2_63', 'MODULE3_SUBMOD2_13', 'MODULE3_SUBMOD2_98', 'MODULE3_SUBMOD2_83', 'MODULE3_SUBMOD2_16', 'MODULE3_SUBMOD2_79', 'MODULE3_SUBMOD2_18', 'MODULE3_SUBMOD2_56', 'MODULE3_SUBMOD2_66', 'MODULE3_SUBMOD2_21', 'MODULE3_SUBMOD2_7', 'MODULE3_SUBMOD2_8', 'MODULE3_SUBMOD2_38', 'MODULE3_SUBMOD2_75', 'MODULE3_SUBMOD2_44', 'MODULE3_SUBMOD2_70', 'MODULE3_SUBMOD2_39', 'MODULE3_SUBMOD2_73', 'MODULE3_SUBMOD2_17', 'MODULE3_SUBMOD2_29', 'MODULE3_SUBMOD2_20', 'MODULE3_SUBMOD2_84', 'MODULE3_SUBMOD2_58', 'MODULE3_SUBMOD2_12', 'MODULE3_SUBMOD2_74', 'MODULE3_SUBMOD2_54', 'MODULE3_SUBMOD2_41', 'MODULE3_SUBMOD2_96', 'MODULE3_SUBMOD2_94', 'MODULE3_SUBMOD2_6', 'MODULE3_SUBMOD2_77', 'MODULE3_SUBMOD2_85', 'MODULE3_SUBMOD2_4', 'MODULE3_SUBMOD2_67', 'MODULE3_SUBMOD2_72', 'MODULE3_SUBMOD2_90', 'MODULE3_SUBMOD2_23', 'MODULE3_SUBMOD2_47', 'MODULE3_SUBMOD2_91', 'MODULE3_SUBMOD2_59', 'MODULE3_SUBMOD2_35', 'MODULE3_SUBMOD2_9', 'MODULE3_SUBMOD2_22', 'MODULE3_SUBMOD2_64', 'MODULE3_SUBMOD2_71', 'MODULE3_SUBMOD2_80', 'MODULE3_SUBMOD2_95', 'MODULE3_SUBMOD2_52', 'MODULE3_SUBMOD2_43', 'MODULE3_SUBMOD2_37', 'MODULE3_SUBMOD2_62', 'MODULE3_SUBMOD2_31', 'MODULE3_SUBMOD2_53', 'MODULE3_SUBMOD2_82', 'MODULE3_SUBMOD2_45', 'MODULE3_SUBMOD2_15', 'MODULE3_SUBMOD2_103', 'MODULE3_SUBMOD2_24', 'MODULE3_SUBMOD2_101', 'MODULE3_SUBMOD2_65', 'MODULE3_SUBMOD2_81', 'MODULE3_SUBMOD2_76', 'MODULE3_SUBMOD2_33', 'MODULE3_SUBMOD2_100', 'MODULE3_SUBMOD2_25', 'MODULE3_SUBMOD2_46', 'MODULE3_SUBMOD2_10', 'MODULE3_SUBMOD2_92', 'MODULE3_SUBMOD2_19', 'MODULE3_SUBMOD2_99', 'MODULE3_SUBMOD2_28', 'MODULE3_SUBMOD2_89', 'MODULE3_SUBMOD2_97', 'MODULE3_SUBMOD2_2', 'MODULE3_SUBMOD2_36', 'MODULE3_SUBMOD2_49', 'MODULE3_SUBMOD2_34', 'MODULE3_SUBMOD2_86', 'MODULE3_SUBMOD2_93', 'MODULE3_SUBMOD2_1', 'MODULE3_SUBMOD2_14', 'MODULE3_SUBMOD2_55', 'MODULE3_SUBMOD2_5', 'MODULE3_SUBMOD2_60', 'MODULE3_SUBMOD2_11', 'MODULE3_SUBMOD2_32', 'MODULE3_SUBMOD2_26', 'MODULE3_SUBMOD2_3', 'MODULE3_SUBMOD2_88', 'MODULE3_SUBMOD2_50', 'MODULE3_SUBMOD2_61'}</text:p>
          </table:table-cell>
        </table:table-row>
        <table:table-row table:style-name="ro1">
          <table:table-cell office:value-type="string" calcext:value-type="string">
            <text:p>MODULE3_CTool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{'MODULE3_CTool_53', 'MODULE3_CTool_49', 'MODULE3_CTool_17', 'MODULE3_CTool_5', 'MODULE3_CTool_22', 'MODULE3_CTool_85', 'MODULE3_CTool_87', 'MODULE3_CTool_3', 'MODULE3_CTool_13', 'MODULE3_CTool_89', 'MODULE3_CTool_54', 'MODULE3_CTool_63', 'MODULE3_CTool_24', 'MODULE3_CTool_107', 'MODULE3_CTool_97', 'MODULE3_CTool_76', 'MODULE3_CTool_10', 'MODULE3_CTool_44', 'MODULE3_CTool_70', 'MODULE3_CTool_67', 'MODULE3_CTool_72', 'MODULE3_CTool_52', 'MODULE3_CTool_7', 'MODULE3_CTool_83', 'MODULE3_CTool_94', 'MODULE3_CTool_27', 'MODULE3_CTool_40', 'MODULE3_CTool_84', 'MODULE3_CTool_58', 'MODULE3_CTool_92', 'MODULE3_CTool_105', 'MODULE3_CTool_28', 'MODULE3_CTool_62', 'MODULE3_CTool_51', 'MODULE3_CTool_73', 'MODULE3_CTool_77', 'MODULE3_CTool_86', 'MODULE3_CTool_98', 'MODULE3_CTool_56', 'MODULE3_CTool_74', 'MODULE3_CTool_23', 'MODULE3_CTool_112', 'MODULE3_CTool_111', 'MODULE3_CTool_36', 'MODULE3_CTool_45', 'MODULE3_CTool_96', 'MODULE3_CTool_82', 'MODULE3_CTool_14', 'MODULE3_CTool_33', 'MODULE3_CTool_106', 'MODULE3_CTool_99', 'MODULE3_CTool_30', 'MODULE3_CTool_16', 'MODULE3_CTool_102', 'MODULE3_CTool_109', 'MODULE3_CTool_35', 'MODULE3_CTool_88', 'MODULE3_CTool_37', 'MODULE3_CTool_68', 'MODULE3_CTool_34', 'MODULE3_CTool_26', 'MODULE3_CTool_18', 'MODULE3_CTool_100', 'MODULE3_CTool_47', 'MODULE3_CTool_43', 'MODULE3_CTool_64', 'MODULE3_CTool_91', 'MODULE3_CTool_42', 'MODULE3_CTool_80', 'MODULE3_CTool_6', 'MODULE3_CTool_103', 'MODULE3_CTool_2', 'MODULE3_CTool_50', 'MODULE3_CTool_110', 'MODULE3_CTool_48', 'MODULE3_CTool_71', 'MODULE3_CTool_55', 'MODULE3_CTool_11', 'MODULE3_CTool_29', 'MODULE3_CTool_69', 'MODULE3_CTool_21', 'MODULE3_CTool_57', 'MODULE3_CTool_108', 'MODULE3_CTool_25', 'MODULE3_CTool_95', 'MODULE3_CTool_39', 'MODULE3_CTool_66', 'MODULE3_CTool_81', 'MODULE3_CTool_1', 'MODULE3_CTool_20', 'MODULE3_CTool_59', 'MODULE3_CTool_65', 'MODULE3_CTool_113', 'MODULE3_CTool_101', 'MODULE3_CTool_104', 'MODULE3_CTool_4', 'MODULE3_CTool_93', 'MODULE3_CTool_41', 'MODULE3_CTool_19', 'MODULE3_CTool_12', 'MODULE3_CTool_46', 'MODULE3_CTool_31', 'MODULE3_CTool_32', 'MODULE3_CTool_75', 'MODULE3_CTool_9', 'MODULE3_CTool_60', 'MODULE3_CTool_90', 'MODULE3_CTool_79', 'MODULE3_CTool_15', 'MODULE3_CTool_8', 'MODULE3_CTool_38', 'MODULE3_CTool_61', 'MODULE3_CTool_78'}</text:p>
          </table:table-cell>
        </table:table-row>
        <table:table-row table:style-name="ro1">
          <table:table-cell office:value-type="string" calcext:value-type="string">
            <text:p>MODULE2_WoM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{7171.0, 7172.0, 7173.0, 7174.0, 7175.0, 7176.0, 7177.0, 7181.0, 7183.0, 7184.0, 7185.0, 7186.0, 7187.0, 7191.0, 7192.0, 7193.0, 7194.0, 7195.0, 7196.0, 7197.0, 7201.0, 7202.0, 7203.0, 7204.0, 7205.0, 7206.0, 7207.0, 7211.0, 7212.0, 7213.0, 7214.0, 7215.0, 7216.0, 7217.0, 7221.0, 7222.0, 7224.0, 7225.0, 7226.0, 7227.0, 7231.0, 7232.0, 7233.0, 7234.0, 7235.0, 7236.0, 7237.0, 7241.0, 7242.0, 7243.0, 7244.0, 7245.0, 7246.0, 7247.0, 7251.0, 7252.0, 7253.0, 7254.0, 7255.0, 7256.0, 7257.0, 7261.0, 7262.0, 7263.0, 7264.0, 7265.0, 7266.0, 7267.0, 7271.0, 7272.0, 7273.0, 7274.0, 7075.0, 7082.0, 7083.0, 7086.0, 7101.0, 7103.0, 7112.0, 7113.0, 7114.0, 7115.0, 7116.0, 7117.0, 7122.0, 7123.0, 7132.0, 7133.0, 7134.0, 7135.0, 7136.0, 7137.0, 7141.0, 7142.0, 7143.0, 7144.0, 7145.0, 7146.0, 7147.0, 7151.0, 7152.0, 7153.0, 7154.0, 7155.0, 7156.0, 7157.0, 7161.0, 7162.0, 7163.0, 7164.0, 7165.0, 7166.0, 7167.0}</text:p>
          </table:table-cell>
        </table:table-row>
        <table:table-row table:style-name="ro1">
          <table:table-cell office:value-type="string" calcext:value-type="string">
            <text:p>MACHINEID_TESTER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{'MACHINEID_TESTER_156', 'MACHINEID_TESTER_106', 'MACHINEID_TESTER_87', 'MACHINEID_TESTER_151', 'MACHINEID_TESTER_141', 'MACHINEID_TESTER_137', 'MACHINEID_TESTER_94', 'MACHINEID_TESTER_36', 'MACHINEID_TESTER_6', 'MACHINEID_TESTER_61', 'MACHINEID_TESTER_89', 'MACHINEID_TESTER_123', 'MACHINEID_TESTER_42', 'MACHINEID_TESTER_163', 'MACHINEID_TESTER_69', 'MACHINEID_TESTER_102', 'MACHINEID_TESTER_14', 'MACHINEID_TESTER_79', 'MACHINEID_TESTER_146', 'MACHINEID_TESTER_10', 'MACHINEID_TESTER_168', 'MACHINEID_TESTER_76', 'MACHINEID_TESTER_161', 'MACHINEID_TESTER_7', 'MACHINEID_TESTER_167', 'MACHINEID_TESTER_88', 'MACHINEID_TESTER_80', 'MACHINEID_TESTER_43', 'MACHINEID_TESTER_68', 'MACHINEID_TESTER_138', 'MACHINEID_TESTER_162', 'MACHINEID_TESTER_58', 'MACHINEID_TESTER_105', 'MACHINEID_TESTER_47', 'MACHINEID_TESTER_11', 'MACHINEID_TESTER_131', 'MACHINEID_TESTER_152', 'MACHINEID_TESTER_3', 'MACHINEID_TESTER_144', 'MACHINEID_TESTER_122', 'MACHINEID_TESTER_171', 'MACHINEID_TESTER_13', 'MACHINEID_TESTER_15', 'MACHINEID_TESTER_129', 'MACHINEID_TESTER_114', 'MACHINEID_TESTER_154', 'MACHINEID_TESTER_26', 'MACHINEID_TESTER_52', 'MACHINEID_TESTER_108', 'MACHINEID_TESTER_16', 'MACHINEID_TESTER_85', 'MACHINEID_TESTER_64', 'MACHINEID_TESTER_158', 'MACHINEID_TESTER_121', 'MACHINEID_TESTER_139', 'MACHINEID_TESTER_166', 'MACHINEID_TESTER_27', 'MACHINEID_TESTER_5', 'MACHINEID_TESTER_31', 'MACHINEID_TESTER_77', 'MACHINEID_TESTER_81', 'MACHINEID_TESTER_40', 'MACHINEID_TESTER_92', 'MACHINEID_TESTER_127', 'MACHINEID_TESTER_150', 'MACHINEID_TESTER_51', 'MACHINEID_TESTER_35', 'MACHINEID_TESTER_159', 'MACHINEID_TESTER_59', 'MACHINEID_TESTER_113', 'MACHINEID_TESTER_107', 'MACHINEID_TESTER_24', 'MACHINEID_TESTER_37', 'MACHINEID_TESTER_38', 'MACHINEID_TESTER_74', 'MACHINEID_TESTER_164', 'MACHINEID_TESTER_41', 'MACHINEID_TESTER_103', 'MACHINEID_TESTER_133', 'MACHINEID_TESTER_145', 'MACHINEID_TESTER_100', 'MACHINEID_TESTER_130', 'MACHINEID_TESTER_60', 'MACHINEID_TESTER_67', 'MACHINEID_TESTER_124', 'MACHINEID_TESTER_90', 'MACHINEID_TESTER_149', 'MACHINEID_TESTER_70', 'MACHINEID_TESTER_135', 'MACHINEID_TESTER_45', 'MACHINEID_TESTER_44', 'MACHINEID_TESTER_34', 'MACHINEID_TESTER_153', 'MACHINEID_TESTER_117', 'MACHINEID_TESTER_143', 'MACHINEID_TESTER_101', 'MACHINEID_TESTER_1', 'MACHINEID_TESTER_120', 'MACHINEID_TESTER_136', 'MACHINEID_TESTER_160', 'MACHINEID_TESTER_18', 'MACHINEID_TESTER_33', 'MACHINEID_TESTER_104', 'MACHINEID_TESTER_2', 'MACHINEID_TESTER_20', 'MACHINEID_TESTER_49', 'MACHINEID_TESTER_75', 'MACHINEID_TESTER_165', 'MACHINEID_TESTER_19', 'MACHINEID_TESTER_8', 'MACHINEID_TESTER_96', 'MACHINEID_TESTER_21', 'MACHINEID_TESTER_169', 'MACHINEID_TESTER_73', 'MACHINEID_TESTER_86', 'MACHINEID_TESTER_148', 'MACHINEID_TESTER_48', 'MACHINEID_TESTER_118', 'MACHINEID_TESTER_9', 'MACHINEID_TESTER_109', 'MACHINEID_TESTER_115', 'MACHINEID_TESTER_112', 'MACHINEID_TESTER_142', 'MACHINEID_TESTER_17', 'MACHINEID_TESTER_55', 'MACHINEID_TESTER_62', 'MACHINEID_TESTER_56', 'MACHINEID_TESTER_83', 'MACHINEID_TESTER_97', 'MACHINEID_TESTER_111', 'MACHINEID_TESTER_82', 'MACHINEID_TESTER_155', 'MACHINEID_TESTER_119', 'MACHINEID_TESTER_132', 'MACHINEID_TESTER_23', 'MACHINEID_TESTER_29', 'MACHINEID_TESTER_25', 'MACHINEID_TESTER_116', 'MACHINEID_TESTER_157', 'MACHINEID_TESTER_140', 'MACHINEID_TESTER_84', 'MACHINEID_TESTER_30', 'MACHINEID_TESTER_125', 'MACHINEID_TESTER_134', 'MACHINEID_TESTER_71', 'MACHINEID_TESTER_50', 'MACHINEID_TESTER_4', 'MACHINEID_TESTER_53', 'MACHINEID_TESTER_46', 'MACHINEID_TESTER_65', 'MACHINEID_TESTER_126', 'MACHINEID_TESTER_22', 'MACHINEID_TESTER_93', 'MACHINEID_TESTER_63', 'MACHINEID_TESTER_28', 'MACHINEID_TESTER_98', 'MACHINEID_TESTER_12', 'MACHINEID_TESTER_128', 'MACHINEID_TESTER_110', 'MACHINEID_TESTER_99', 'MACHINEID_TESTER_32', 'MACHINEID_TESTER_78', 'MACHINEID_TESTER_72', 'MACHINEID_TESTER_170', 'MACHINEID_TESTER_172', 'MACHINEID_TESTER_54', 'MACHINEID_TESTER_95', 'MACHINEID_TESTER_39', 'MACHINEID_TESTER_91', 'MACHINEID_TESTER_66', 'MACHINEID_TESTER_147', 'MACHINEID_TESTER_57'}</text:p>
          </table:table-cell>
        </table:table-row>
        <table:table-row table:style-name="ro1">
          <table:table-cell office:value-type="string" calcext:value-type="string">
            <text:p>MODULE2_X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{559, 563, 591, 592, 593, 594, 595, 596, 597, 598, 599, 600, 601, 602, 603, 604, 605, 606, 607, 608, 609, 610, 611, 612, 613, 614, 615, 616, 617, 618, 619, 620, 621, 622, 623, 624, 625, 626, 627, 628, 629, 630, 631, 632, 633, 634, 635, 636, 637, 638, 639, 640, 641, 642, 643, 644, 645, 646, 647, 648, 649, 650, 651, 652, 653, 654, 655, 656, 657, 658, 659, 660, 661, 662, 663, 664, 665, 666, 667, 668, 669, 670, 671, 672, 673, 674, 675, 676, 677, 678, 679, 680, 681, 682, 683, 684, 685, 686, 687, 688, 689, 690, 691, 692, 693, 694, 695, 696, 697, 698, 699, 700, 701, 702, 703, 704, 705, 706, 707, 708, 709, 710, 711, 712, 713, 714, 715, 716, 717, 718, 719, 720, 721, 722, 723, 724, 725, 726, 727, 728, 729, 730, 731, 732, 733, 734, 735, 736, 737, 738, 739, 740, 741, 742, 743, 744, 745, 746, 747, 748, 749, 750, 751, 752, 753, 754, 755, 756, 757, 758, 759, 760, 761, 762, 763, 764, 765, 766, 767, 768, 769, 770}</text:p>
          </table:table-cell>
        </table:table-row>
        <table:table-row table:style-name="ro1">
          <table:table-cell office:value-type="string" calcext:value-type="string">
            <text:p>TESTDURATION</text:p>
          </table:table-cell>
          <table:table-cell office:value-type="float" office:value="4056" calcext:value-type="float">
            <text:p>4056</text:p>
          </table:table-cell>
          <table:table-cell office:value-type="string" calcext:value-type="string">
            <text:p>{4.465, 5.529, 6.257999999999999, 7.332000000000001, 6.916, 8.634, 8.218, 9.046, 10.105, 5.7620000000000005, 5.2379999999999995, 8.564, 7.5, 8.006, 9.506, 12.719000000000001, 13.984000000000002, 16.07, 17.567, 23.45, 24.541, 18.382, 5.25, 5.375, 5.875, 20.43, 8.314, 6.5, 6.375, 6.875, 6.25, 6.75, 7.375, 7.625, 7.0, 7.125, 7.75, 8.0, 41.246, 8.25, 7.25, 8.375, 9.5, 9.875, 8.75, 8.125, 9.125, 9.625, 9.75, 9.0, 9.25, 10.274000000000001, 56.897, 9.237, 8.214, 5.767, 5.142, 76.362, 5.845, 5.345, 5.595, 6.845, 6.345, 6.47, 6.72, 6.97, 7.97, 7.345, 7.47, 7.095, 6.517, 6.767, 6.392, 7.595, 7.72, 7.22, 6.142, 6.017, 7.392, 7.267, 7.767, 6.143, 6.018, 6.268, 5.75, 8.155, 8.78, 8.53, 8.405, 8.655, 6.625, 6.125, 6.0, 9.905, 9.78, 9.53, 9.655, 9.155, 8.089, 8.19, 8.315, 8.714, 8.589, 9.69, 8.065, 8.565, 8.177, 8.052, 8.677, 9.44, 7.875, 9.065, 9.339, 10.44, 8.875, 8.5, 8.625, 6.733, 6.608, 6.108, 5.434, 5.809, 5.309, 6.309, 6.809, 6.434, 6.934, 6.684, 7.434, 7.059, 7.559, 7.934, 7.309, 7.809, 7.184, 7.483, 7.858, 7.733, 7.983, 8.095, 8.845, 8.72, 5.779, 32.567, 6.779, 6.654, 6.279, 6.404, 6.529, 7.279, 7.529, 7.029, 7.779, 7.404, 8.154, 8.529, 7.154, 7.654, 7.904, 9.154, 9.404, 8.029, 9.029, 8.904, 10.029, 9.22, 9.654, 8.827, 6.686, 6.186, 6.061, 5.999, 5.124, 5.249, 5.749, 6.499, 6.999, 6.374, 6.749, 6.874, 7.999, 7.374, 7.624, 7.124, 7.749, 7.249, 7.499, 7.811, 7.936, 7.874, 20.553, 8.186, 6.035, 8.686, 8.811, 6.044, 6.419, 6.169, 8.436, 6.781000000000001, 6.281000000000001, 6.031000000000001, 5.718999999999999, 7.669, 5.093999999999999, 6.468999999999999, 6.343999999999999, 6.093999999999999, 6.718999999999999, 6.593999999999999, 7.343999999999999, 7.843999999999999, 7.093999999999999, 6.843999999999999, 7.593999999999999, 8.267000000000001, 8.142000000000001, 8.118, 7.406000000000001, 7.156000000000001, 9.594, 9.642000000000001, 8.243, 9.017000000000001, 8.993, 9.493, 9.844, 9.517000000000001, 9.243, 9.142000000000001, 6.101, 19.379, 8.896, 10.017000000000001, 8.531, 9.531, 9.656, 19.0, 8.222999999999999, 8.847999999999999, 8.972999999999999, 5.683, 5.832000000000001, 5.933, 5.183, 6.683, 6.558, 6.308, 6.808, 6.332000000000001, 7.707000000000001, 7.683, 7.058, 7.433, 7.933, 8.283999999999999, 8.308, 7.582000000000001, 7.457000000000001, 7.207000000000001, 9.058, 9.033999999999999, 8.533999999999999, 9.283999999999999, 8.033999999999999, 10.082, 8.122, 9.158999999999999, 8.497, 8.372, 10.158999999999999, 12.707, 6.3420000000000005, 6.4670000000000005, 6.0920000000000005, 6.5920000000000005, 6.2170000000000005, 9.247, 9.122, 15.707, 5.962999999999999, 5.837999999999999, 5.212999999999999, 7.4670000000000005, 5.903, 7.0920000000000005, 7.2170000000000005, 7.7170000000000005, 5.278, 6.778, 6.278, 6.403, 6.528, 6.8020000000000005, 7.778, 7.028, 6.6770000000000005, 6.9270000000000005, 7.403, 7.903, 7.528, 7.278, 7.9270000000000005, 7.5520000000000005, 6.962999999999999, 6.587999999999999, 6.837999999999999, 6.712999999999999, 8.342, 8.092, 8.217, 8.467, 6.45, 6.575, 6.95, 6.075, 8.842, 7.212999999999999, 7.587999999999999, 7.837999999999999, 9.092, 5.147, 5.772, 8.463, 8.588, 8.963, 6.122999999999999, 6.872999999999999, 6.997999999999999, 6.497999999999999, 6.372999999999999, 7.372999999999999, 7.247999999999999, 7.147, 7.747999999999999, 6.272, 8.248, 7.397, 7.272, 7.997999999999999, 7.772, 9.623, 8.397, 8.123, 6.933, 9.897, 6.433, 6.183, 6.058, 9.022, 9.522, 8.187000000000001, 8.312000000000001, 10.123, 7.7989999999999995, 7.0489999999999995, 7.1739999999999995, 8.687000000000001, 7.9239999999999995, 11.248, 7.183, 7.308, 7.558, 7.808, 9.187000000000001, 9.562000000000001, 6.559, 8.058, 8.433, 8.558, 8.183, 8.683, 6.184, 8.933, 8.808, 9.933, 9.558, 9.183, 9.433, 7.282, 7.157, 7.032, 7.407, 7.657, 5.236000000000001, 5.986000000000001, 5.486000000000001, 5.361000000000001, 5.611000000000001, 6.736000000000001, 6.986000000000001, 6.361000000000001, 6.236000000000001, 6.861000000000001, 7.736000000000001, 7.486000000000001, 7.861000000000001, 7.361000000000001, 7.611000000000001, 8.986, 8.187999999999999, 6.386, 7.236000000000001, 8.236, 9.236, 8.712, 8.087, 8.337, 8.437999999999999, 9.212, 9.712, 9.187999999999999, 9.087, 9.062999999999999, 10.437999999999999, 10.837, 8.274, 8.524, 8.649, 8.774, 8.899, 16.462, 9.542, 5.456, 5.581, 6.119, 6.369, 5.331, 6.581, 6.831, 6.456, 6.331, 6.706, 7.081, 7.456, 7.581, 7.706, 6.206, 7.331, 7.206, 7.831, 7.956, 7.869, 8.869, 8.994, 8.744, 5.801, 5.676, 6.801, 6.926, 6.551, 6.676, 6.426, 7.426, 7.676, 7.551, 7.051, 7.301, 8.801, 7.176, 8.301, 7.926, 8.426, 9.176, 9.301, 8.368, 8.676, 8.051, 9.051, 5.822, 8.464, 8.964, 8.339, 8.839, 6.197, 6.572, 6.072, 6.322, 5.146, 5.521, 6.447, 5.396, 6.271, 6.646, 6.521, 6.896, 6.771, 7.396, 7.896, 7.521, 7.021, 7.271, 7.646, 7.771, 7.146, 9.839, 9.714, 9.214, 7.072, 7.822, 7.447, 7.322, 9.589, 8.062999999999999, 8.312999999999999, 8.687999999999999, 8.812999999999999, 5.917000000000001, 6.68, 6.055, 6.305, 8.812000000000001, 8.562000000000001, 7.8229999999999995, 6.667000000000001, 6.417000000000001, 6.167000000000001, 7.4479999999999995, 6.042000000000001, 7.6979999999999995, 7.9479999999999995, 7.68, 7.93, 8.366, 8.991, 8.64, 8.491, 8.14, 9.14, 9.89, 9.116, 9.39, 9.015, 7.792000000000001, 7.292000000000001, 9.64, 9.366, 8.805, 8.43, 8.18, 8.68, 6.662999999999999, 6.037999999999999, 6.287999999999999, 6.412999999999999, 6.15, 6.025, 9.93, 5.61, 7.287999999999999, 7.537999999999999, 7.662999999999999, 7.912999999999999, 6.36, 6.86, 6.485, 6.735, 6.61, 6.235, 6.985, 6.11, 7.735, 7.61, 7.235, 7.485, 7.985, 7.86, 7.775, 7.65, 7.9, 6.024, 21.438000000000002, 8.4, 8.9, 8.775, 5.58, 5.955, 5.83, 5.33, 9.275, 6.58, 6.955, 6.455, 6.205, 6.83, 7.955, 7.33, 7.705, 7.83, 7.455, 8.33, 7.58, 7.08, 8.205, 7.205, 9.08, 9.58, 8.955, 9.705, 8.08, 9.205, 10.65, 9.33, 11.931, 8.326, 8.201, 8.576, 8.826, 8.701, 5.925, 5.675, 5.175, 5.8, 6.175, 6.925, 6.8, 6.55, 6.425, 7.675, 7.925, 7.175, 7.425, 7.3, 7.05, 7.8, 7.55, 8.116, 8.241, 8.616, 8.741, 8.866, 6.211, 6.586, 6.961, 7.211, 5.395, 5.52, 5.895, 5.145, 5.77, 6.895, 6.52, 6.645, 6.27, 6.145, 7.52, 7.02, 7.395, 7.27, 7.145, 8.044, 8.669, 7.77, 8.145, 8.794, 9.794, 9.02, 9.27, 9.895, 8.169, 9.169, 9.52, 9.419, 6.944, 6.444, 6.069, 10.52, 8.711, 10.044, 11.370999999999999, 23.443, 8.181000000000001, 8.306000000000001, 8.681000000000001, 8.431000000000001, 8.556000000000001, 8.806000000000001, 26.145, 9.306000000000001, 9.431000000000001, 9.056000000000001, 9.681000000000001, 9.181000000000001, 5.522, 6.982, 6.357, 6.107, 5.734, 5.984, 8.552, 6.734, 6.984, 6.109, 6.859, 6.359, 7.859, 7.359, 7.609, 7.234, 7.484, 8.484, 7.109, 7.412999999999999, 7.734, 8.609, 9.859, 8.234, 6.647, 6.147, 6.897, 6.397, 6.772, 6.022, 6.522, 9.109, 9.802, 9.833, 9.177, 5.992000000000001, 7.897, 7.522, 7.647, 7.022, 5.329, 5.579, 5.204, 5.367000000000001, 5.829, 6.829, 6.329, 6.704, 6.954, 6.454, 7.204, 7.079, 7.704, 6.204, 7.454, 6.255, 7.954, 6.505, 7.829, 6.13, 6.005, 6.992000000000001, 6.742000000000001, 6.867000000000001, 6.617000000000001, 6.367000000000001, 6.492000000000001, 6.117000000000001, 9.147, 9.272, 8.892999999999999, 8.642999999999999, 8.017999999999999, 7.742000000000001, 7.992000000000001, 7.867000000000001, 8.392999999999999, 8.767999999999999, 9.34, 9.09, 10.147, 5.7989999999999995, 5.5489999999999995, 6.2379999999999995, 6.4879999999999995, 6.7379999999999995, 6.6739999999999995, 6.3629999999999995, 6.7989999999999995, 6.4239999999999995, 6.2989999999999995, 7.2989999999999995, 7.4239999999999995, 6.9239999999999995, 6.1739999999999995, 7.6739999999999995, 8.972000000000001, 8.823, 8.924, 8.549, 8.424, 9.198, 9.174, 9.448, 8.097000000000001, 8.472000000000001, 9.049, 9.222000000000001, 7.3629999999999995, 7.7379999999999995, 7.1129999999999995, 11.073, 7.6129999999999995, 7.8629999999999995, 7.9879999999999995, 5.502999999999999, 5.127999999999999, 5.752999999999999, 8.238, 8.363, 8.988, 8.613, 8.738, 8.863, 4.418, 9.738, 7.489, 8.083, 8.333, 8.208, 8.833, 6.066, 6.566, 8.458, 8.708, 5.287000000000001, 5.763, 5.412000000000001, 5.912000000000001, 5.138, 6.263, 6.513, 6.912000000000001, 6.537000000000001, 6.787000000000001, 7.138, 7.513, 7.388, 7.162000000000001, 7.763, 8.113999999999999, 8.162, 8.263, 8.888, 7.412000000000001, 8.238999999999999, 9.537, 9.363999999999999, 8.988999999999999, 8.037, 9.287, 9.888, 9.113999999999999, 9.013, 9.263, 5.2989999999999995, 11.412, 10.113999999999999, 5.1739999999999995, 10.458, 6.565, 14.013, 6.5489999999999995, 6.0489999999999995, 5.382000000000001, 6.9110000000000005, 6.1610000000000005, 5.757000000000001, 5.858, 6.858, 6.483, 6.358, 6.233, 6.882000000000001, 7.358, 7.007000000000001, 7.382000000000001, 6.983, 7.757000000000001, 7.257000000000001, 7.608, 7.108, 7.632000000000001, 7.233, 7.5489999999999995, 5.644, 8.174, 8.299, 8.049, 8.674, 8.799, 5.954, 6.144, 6.644, 6.019, 9.549, 9.924, 5.327999999999999, 5.852, 5.952999999999999, 5.827999999999999, 5.202999999999999, 6.977, 6.602, 6.852, 6.952999999999999, 6.577999999999999, 7.227, 7.727, 7.602, 7.952999999999999, 7.577999999999999, 8.477, 8.453, 7.827999999999999, 7.077999999999999, 7.202999999999999, 9.453, 8.102, 8.328, 8.727, 8.367, 8.117, 8.492, 9.477, 8.242, 9.227, 8.742, 10.174, 8.867, 9.548, 9.423, 8.519, 8.394, 8.769, 8.894, 5.947, 5.697, 5.422999999999999, 5.672999999999999, 5.547999999999999, 6.822, 6.697, 6.672999999999999, 6.797999999999999, 6.947, 7.572, 7.797999999999999, 7.547999999999999, 7.047999999999999, 6.547999999999999, 7.947, 7.197, 7.422999999999999, 7.697, 7.922999999999999, 5.222, 5.472, 5.972, 6.722, 6.472, 6.847, 6.972, 6.222, 6.597, 6.097, 8.624, 8.249, 5.932, 5.682, 7.972, 7.097, 7.472, 5.705, 8.542, 8.292, 8.267999999999999, 8.517999999999999, 8.042, 9.066, 9.167, 9.017999999999999, 8.142999999999999, 9.941, 9.142999999999999, 9.392999999999999, 9.517999999999999, 9.042, 9.892999999999999, 10.142999999999999, 6.705, 6.33, 6.08, 6.457000000000001, 5.4110000000000005, 5.2860000000000005, 5.7860000000000005, 5.9110000000000005, 5.1610000000000005, 6.7860000000000005, 6.0360000000000005, 6.2860000000000005, 6.6610000000000005, 6.5360000000000005, 7.7860000000000005, 7.2860000000000005, 7.1610000000000005, 6.4110000000000005, 7.6610000000000005, 7.4110000000000005, 7.0360000000000005, 7.9110000000000005, 7.5360000000000005, 8.455, 8.705, 8.58, 6.563, 6.938, 6.813, 6.438, 6.688, 6.188, 6.313, 6.063, 4.534, 5.784, 6.624, 7.761, 7.563, 7.688, 7.813, 6.232, 6.726, 6.601, 6.707999999999999, 6.851, 7.357, 7.063, 7.313, 7.938, 5.506, 5.881, 5.756, 6.631, 6.881, 6.506, 6.756, 6.256, 7.506, 7.756, 7.006, 7.256, 7.881, 8.381, 7.381, 7.131, 8.131, 8.506, 9.381, 9.631, 9.131, 9.256, 9.881, 9.006, 8.3, 8.8, 8.425, 8.925, 10.325999999999999, 9.175, 9.3, 16.381, 9.8, 9.675, 6.03, 16.054000000000002, 5.976, 5.351, 5.476, 5.601, 8.046, 6.976, 6.476, 6.351, 6.226, 8.421, 7.226, 7.351, 7.601, 7.976, 7.476, 7.101, 7.726, 7.851, 6.641, 8.391, 8.891, 8.766, 8.641, 6.249, 6.124, 8.22, 8.071, 8.696, 8.321, 8.47, 9.821, 9.321, 9.47, 9.345, 9.071, 9.571, 6.611000000000001, 6.486000000000001, 6.111000000000001, 9.595, 8.77, 10.47, 11.321, 8.082, 8.707, 8.207, 8.332, 8.582, 8.832, 8.957, 7.986000000000001, 7.111000000000001, 5.44, 6.315, 6.69, 6.44, 6.815, 6.19, 7.69, 7.315, 7.94, 7.815, 7.565, 7.19, 7.065, 7.44, 8.111, 8.611, 8.736, 8.361, 9.111, 9.861, 5.285, 5.785, 5.41, 5.16, 5.66, 6.41, 6.285, 6.16, 6.785, 6.535, 7.285, 7.785, 7.16, 7.41, 7.535, 8.16, 7.035, 7.91, 8.035, 8.285, 9.16, 9.66, 9.035, 8.66, 9.41, 10.16, 10.684000000000001, 12.059000000000001, 14.761, 5.797000000000001, 5.172000000000001, 8.202, 6.047000000000001, 6.172000000000001, 8.327, 6.935, 6.56, 6.685, 8.952, 5.755, 5.88, 5.38, 6.38, 6.88, 6.755, 6.63, 7.603, 7.88, 7.755, 7.255, 7.38, 7.13, 7.63, 7.103, 7.005, 6.422000000000001, 7.505, 8.158999999999999, 7.435, 8.408999999999999, 8.908999999999999, 7.672000000000001, 7.047000000000001, 7.547000000000001, 6.667999999999999, 6.167999999999999, 6.042999999999999, 8.047, 8.672, 8.797, 5.85, 6.905, 6.78, 5.35, 5.6, 6.725, 6.85, 6.975, 6.225, 6.35, 7.225, 7.35, 7.6, 7.1, 7.725, 8.499, 8.374, 7.475, 7.975, 8.35, 9.499, 9.1, 8.475, 8.999, 8.874, 9.975, 9.624, 9.475, 9.225, 9.047, 9.797, 10.725, 10.1, 5.888, 5.638, 8.168, 8.793, 8.918, 8.418, 8.668, 6.888, 6.388, 6.763, 6.138, 6.638, 9.043, 8.017000000000001, 8.642000000000001, 8.392000000000001, 8.767000000000001, 7.013, 7.263, 7.638, 7.888, 8.013, 8.513, 8.388, 8.763, 9.513, 6.814, 6.939, 6.564, 6.689, 6.439, 7.314, 7.814, 7.689, 7.564, 7.439, 7.189, 8.064, 8.79, 8.189, 7.064, 9.564, 9.54, 8.689, 9.04, 9.165, 9.439, 9.939, 9.189, 10.064, 9.415, 11.390999999999998, 12.890999999999998, 8.985, 8.36, 8.735, 8.485, 8.86, 6.216, 6.716, 6.091, 5.159, 5.409, 18.266, 34.391999999999996, 6.534, 6.409, 6.909, 6.784, 6.159, 7.284, 7.659, 7.034, 7.159, 7.534, 7.784, 7.409, 7.909, 20.814, 9.411, 8.354, 8.104, 8.979, 8.229, 8.729, 8.854, 23.891, 33.102, 25.088, 6.449, 6.699, 6.074, 9.354, 5.254, 6.629, 6.879, 6.504, 6.379, 6.129, 7.629, 7.254, 7.004, 7.754, 7.129, 8.254, 8.004, 8.754, 8.379, 7.504, 8.129, 8.504, 9.004, 6.321000000000001, 6.446000000000001, 8.824, 6.071000000000001, 8.449, 9.879, 9.129, 8.949, 8.975, 6.3870000000000005, 5.777, 6.0120000000000005, 5.652, 5.277, 8.294, 8.419, 8.919, 8.544, 6.152, 6.277, 6.027, 9.044, 9.544, 9.294, 7.652, 5.343, 5.968, 5.867000000000001, 5.492000000000001, 8.04, 6.968, 6.593, 6.343, 6.843, 6.242000000000001, 7.343, 7.718, 7.117000000000001, 7.593, 7.468, 8.068999999999999, 7.242000000000001, 7.492000000000001, 7.367000000000001, 7.617000000000001, 9.843, 9.068999999999999, 8.443999999999999, 6.885, 9.443999999999999, 6.135, 9.367, 9.492, 9.568999999999999, 9.218, 10.968, 6.01, 6.622000000000001, 6.247000000000001, 6.122000000000001, 5.742999999999999, 5.867999999999999, 5.242999999999999, 7.497000000000001, 7.747000000000001, 5.962000000000001, 5.938, 5.98, 5.462000000000001, 5.813, 6.337000000000001, 6.212000000000001, 6.962000000000001, 6.837000000000001, 6.587000000000001, 7.837000000000001, 7.188, 7.462000000000001, 6.617999999999999, 7.087000000000001, 6.492999999999999, 6.742999999999999, 6.117999999999999, 7.212000000000001, 7.438, 6.867999999999999, 6.367999999999999, 6.23, 6.355, 6.105, 8.755, 7.242999999999999, 7.742999999999999, 7.992999999999999, 5.1579999999999995, 7.605, 5.6579999999999995, 5.4079999999999995, 5.807, 5.307, 5.9079999999999995, 6.9079999999999995, 6.4079999999999995, 6.6579999999999995, 6.182, 6.682, 7.2829999999999995, 7.807, 6.057, 6.807, 6.432, 8.158, 8.533, 7.307, 7.182, 7.432, 9.283, 9.557, 8.783, 8.057, 9.033, 9.057, 10.182, 10.033, 9.783, 9.533, 10.783, 7.519, 7.894, 9.355, 9.98, 9.054, 9.929, 8.825, 5.627999999999999, 5.402, 5.877999999999999, 5.377999999999999, 5.252999999999999, 6.777, 6.402, 6.527, 6.652, 6.902, 7.902, 6.752999999999999, 7.252999999999999, 7.402, 7.777, 7.152, 7.502999999999999, 7.027, 7.377999999999999, 7.527, 5.178999999999999, 8.196, 8.446, 8.946, 6.428999999999999, 6.053999999999999, 6.178999999999999, 8.868, 8.618, 8.743, 6.666, 6.291, 4.649, 8.021, 8.271, 8.521, 8.247, 8.146, 9.021, 9.222999999999999, 8.347999999999999, 9.847999999999999, 8.597999999999999, 9.597999999999999, 9.146, 9.521, 9.497, 9.622, 10.146, 10.122, 11.497, 9.196, 7.791, 12.347999999999999, 9.946, 5.149, 5.234, 5.859, 5.109, 4.4910000000000005, 8.416, 8.791, 17.723, 8.916, 5.7410000000000005, 6.399, 6.774, 5.9910000000000005, 5.3660000000000005, 6.6160000000000005, 6.3660000000000005, 6.8660000000000005, 6.9910000000000005, 6.4910000000000005, 7.4910000000000005, 7.8660000000000005, 7.1160000000000005, 7.2410000000000005, 7.7410000000000005, 7.3660000000000005, 7.9910000000000005, 7.6160000000000005, 7.899, 8.261000000000001, 8.636000000000001, 8.136000000000001, 6.077000000000001, 5.211, 6.461, 6.711, 6.836, 6.336, 6.086, 7.336, 7.586, 7.961, 7.711, 7.836, 7.461, 8.961, 8.461, 7.086, 8.336, 9.086, 9.711, 9.336, 8.086, 8.211, 9.136000000000001, 9.011000000000001, 9.511000000000001, 9.386000000000001, 9.586, 9.636000000000001, 9.886000000000001, 10.086, 5.977, 9.261000000000001, 5.727, 8.507, 8.257, 8.132, 8.382, 8.882, 8.757, 8.632, 6.477, 6.227, 6.727, 6.352, 6.102, 5.931, 9.132, 9.507, 5.181, 9.007, 6.556, 6.431, 6.931, 6.181, 6.806, 7.056, 7.181, 7.556, 7.681, 6.306, 7.931, 7.306, 7.806, 7.431, 7.477, 7.852, 7.102, 7.352, 7.977, 8.408, 8.908, 8.227, 8.352, 8.852, 6.335, 6.585, 6.96, 5.651, 5.901, 6.776, 6.526, 6.276, 6.901, 6.401, 7.776, 7.276, 7.401, 7.151, 7.526, 8.901, 8.526, 8.651, 7.651, 8.175, 9.026, 8.05, 8.151, 9.05, 8.026, 9.151, 9.55, 8.097999999999999, 8.472999999999999, 8.722999999999999, 10.949000000000002, 11.276, 12.925, 6.693, 6.568, 6.193, 6.318, 8.197000000000001, 8.697000000000001, 8.322000000000001, 7.984, 8.947000000000001, 8.822000000000001, 7.943, 7.443, 7.818, 7.568, 8.165, 8.665, 8.29, 8.54, 8.415, 8.443, 8.818, 8.943, 9.72, 7.667999999999999, 5.74, 5.99, 5.24, 6.865, 6.74, 6.24, 6.365, 6.49, 7.24, 7.99, 7.365, 7.865, 7.615, 8.115, 7.115, 8.365, 8.49, 7.74, 9.49, 9.615, 8.24, 9.115, 8.865, 9.24, 10.389000000000001, 9.74, 8.038, 8.163, 8.788, 8.413, 6.396, 6.146, 8.663, 8.913, 14.966, 9.538, 9.038, 9.163, 9.288, 5.96, 5.335, 5.21, 8.783999999999999, 6.46, 6.835, 6.71, 6.21, 6.085, 7.335, 7.585, 7.085, 7.46, 7.728, 7.71, 7.21, 7.96, 7.835, 9.102, 6.754, 6.254, 6.004, 9.533999999999999, 9.658999999999999, 9.408999999999999, 6.2410000000000005, 6.1160000000000005, 6.7410000000000005, 7.379, 7.879, 5.305, 5.43, 5.93, 5.724, 5.18, 6.805, 6.555, 6.93, 6.43, 6.18, 7.18, 7.555, 7.805, 7.43, 7.305, 8.305, 7.055, 8.329, 8.079, 8.204, 9.18, 9.454, 9.055, 8.055, 9.079, 9.555, 6.099, 9.805, 9.305, 9.43, 11.055, 13.530999999999999, 7.974, 7.349, 7.724, 7.849, 8.099, 8.224, 8.974, 8.349, 8.474, 8.599, 8.724, 8.849, 7.442, 7.567, 7.317, 9.599, 8.373, 8.748, 8.998, 5.6770000000000005, 5.4270000000000005, 5.1770000000000005, 5.394, 6.452000000000001, 6.702000000000001, 6.577000000000001, 5.894, 6.894, 6.394, 6.269, 6.769, 6.519, 7.144, 7.394, 7.644, 7.019, 7.769, 8.019, 8.144, 8.495, 8.269, 7.269, 6.3020000000000005, 6.1770000000000005, 6.5520000000000005, 9.519, 9.495, 6.0520000000000005, 9.62, 6.4270000000000005, 9.995, 9.019, 5.872000000000001, 10.995, 5.122000000000001, 5.747000000000001, 5.922999999999999, 5.797999999999999, 7.3020000000000005, 7.0520000000000005, 7.8020000000000005, 7.4270000000000005, 7.1770000000000005, 7.6770000000000005, 8.44, 8.815, 8.69, 8.94, 6.922999999999999, 6.297999999999999, 6.172999999999999, 6.422999999999999, 5.864, 6.047999999999999, 6.989, 6.864, 6.489, 6.739, 6.114, 7.614, 7.739, 7.239, 7.864, 7.364, 7.114, 6.91, 6.66, 8.182, 8.307, 9.565, 7.297999999999999, 7.172999999999999, 7.672999999999999, 9.19, 7.66, 5.893, 5.643, 5.143, 8.785, 8.535, 8.41, 6.518, 6.643, 6.393, 6.087999999999999, 5.959, 6.709, 6.334, 6.834, 6.959, 6.584, 7.334, 7.459, 7.959, 7.709, 6.459, 8.709, 8.334, 7.834, 8.209, 7.084, 9.459, 9.084, 8.459, 8.084, 9.209, 7.143, 7.268, 7.518, 7.643, 9.334, 10.209, 7.621, 5.223, 8.395, 5.428999999999999, 8.505, 5.678999999999999, 8.88, 5.053999999999999, 6.553999999999999, 6.678999999999999, 6.303999999999999, 6.803999999999999, 6.928999999999999, 7.928999999999999, 7.553999999999999, 7.303999999999999, 7.803999999999999, 7.178999999999999, 7.053999999999999, 7.428999999999999, 7.678999999999999, 9.38, 8.001, 8.251, 8.876, 6.971, 6.096, 6.221, 9.001, 9.126, 9.751, 8.149, 8.447000000000001, 8.072000000000001, 8.572000000000001, 8.024, 9.149, 9.322000000000001, 7.471, 8.399, 8.298, 10.024, 9.024, 9.072000000000001, 8.206, 9.572000000000001, 8.081, 8.331, 5.454, 8.581, 8.831, 10.876, 12.423, 8.346, 8.971, 8.846, 8.596, 6.579, 6.079, 8.721, 5.518, 5.268, 5.417000000000001, 5.768, 5.393, 6.792000000000001, 6.917000000000001, 6.542000000000001, 6.768, 6.292000000000001, 7.042000000000001, 7.542000000000001, 7.417000000000001, 7.768, 6.893, 7.167000000000001, 7.393, 7.018, 7.917000000000001, 7.893, 4.574, 5.968999999999999, 6.862, 6.891, 8.138, 6.516, 6.877000000000001, 7.877000000000001, 8.016, 7.752000000000001, 8.476, 8.052999999999999, 8.107000000000001, 8.345, 9.476, 10.519, 11.299000000000001, 14.507, 8.713, 8.213, 8.338, 8.838, 5.1370000000000005, 5.3629999999999995, 5.6370000000000005, 6.1370000000000005, 6.8870000000000005, 6.9879999999999995, 6.2620000000000005, 6.5120000000000005, 7.4879999999999995, 7.2379999999999995, 7.1370000000000005, 7.7620000000000005, 7.6370000000000005, 7.8870000000000005, 7.0120000000000005, 7.3870000000000005, 7.5120000000000005, 8.387, 9.137, 9.512, 8.488, 8.113, 8.762, 9.488, 9.637, 9.012, 10.988, 9.387, 10.887, 12.613, 6.657, 6.157, 6.407, 14.012, 6.032, 5.207999999999999, 5.982, 5.732, 7.532, 7.907, 6.957999999999999, 6.607, 6.582999999999999, 6.857, 6.732, 7.332999999999999, 7.732, 7.482, 7.082999999999999, 7.457999999999999, 7.707999999999999, 7.207999999999999, 7.107, 7.232, 7.957999999999999, 5.627000000000001, 5.127000000000001, 5.252000000000001, 8.907, 8.407, 8.282, 8.532, 6.015, 8.782, 8.657, 6.752000000000001, 6.377000000000001, 6.252000000000001, 6.627000000000001, 6.127000000000001, 9.532, 9.282, 9.782, 9.088, 9.713, 9.588, 9.463, 9.338, 5.747999999999999, 5.372999999999999, 5.497999999999999, 5.622999999999999, 5.077, 8.152999999999999, 8.277999999999999, 8.402999999999999, 7.627000000000001, 7.252000000000001, 7.502000000000001, 8.777999999999999, 5.485, 8.902999999999999, 8.077, 8.702, 8.452, 8.427999999999999, 8.101, 9.577, 9.177999999999999, 6.247999999999999, 9.851, 9.077, 10.177999999999999, 6.747999999999999, 6.622999999999999, 9.052999999999999, 9.101, 8.502, 8.627, 8.752, 8.377, 8.877, 7.122999999999999, 7.497999999999999, 7.622999999999999, 7.872999999999999, 7.36, 7.11, 5.946000000000001, 5.718, 6.821000000000001, 6.696000000000001, 6.196000000000001, 6.946000000000001, 6.571000000000001, 7.071000000000001, 7.571000000000001, 7.821000000000001, 7.446000000000001, 7.196000000000001, 7.321000000000001, 8.498, 8.623, 7.946000000000001, 7.696000000000001, 6.718, 6.468, 6.218, 6.093, 9.123, 9.248, 8.722000000000001, 8.222000000000001, 8.347000000000001, 8.847000000000001, 7.218, 7.093, 7.843, 7.968, 9.597000000000001, 9.472000000000001, 5.916, 5.416, 5.541, 5.666, 6.791, 6.541, 6.166, 6.416, 6.041, 7.916, 7.291, 7.541, 7.666, 7.416, 8.291, 7.166, 8.041, 8.166, 7.041, 8.093, 9.166, 8.541, 9.291, 9.666, 10.097000000000001, 10.472000000000001, 7.49, 10.972000000000001, 9.093, 8.171, 8.796, 8.921, 8.296, 8.671, 8.546, 5.921, 17.743, 6.511, 6.761, 6.136, 6.261, 6.636, 7.261, 7.511, 6.886, 7.386, 7.011, 7.886, 7.136, 7.636, 6.171, 6.046, 8.559, 8.684, 8.434, 8.184, 8.934, 5.231, 5.981, 6.856, 6.731, 6.356, 6.606, 6.981, 7.231, 7.981, 7.731, 7.606, 6.154, 8.38, 8.005, 6.904, 8.255, 8.63, 9.106, 8.106, 8.356, 8.13, 8.606, 9.606, 9.505, 9.481, 9.356, 9.13, 11.904000000000002, 8.279, 8.654, 8.404, 8.779, 5.857, 8.622, 8.747, 8.872, 8.997, 5.445, 5.82, 5.695, 8.124, 6.482, 6.695, 6.445, 6.82, 6.195, 6.945, 7.82, 7.32, 7.695, 7.445, 7.195, 8.07, 7.57, 7.07, 8.32, 7.945, 9.57, 9.195, 9.445, 9.546, 9.07, 9.171, 9.82, 9.124, 9.671, 7.857, 7.982, 7.607, 9.749, 11.594000000000001, 8.12, 8.37, 8.245, 8.995, 8.745, 6.34, 6.09, 5.915, 5.79, 9.12, 5.665, 6.29, 6.915, 6.665, 6.79, 6.415, 7.54, 7.29, 7.915, 7.79, 6.327000000000001, 6.202000000000001, 6.827000000000001, 7.04, 7.165, 7.415, 7.965, 5.9479999999999995, 8.629, 7.827000000000001, 7.327000000000001, 7.952000000000001, 8.316, 8.066, 8.191, 8.941, 8.691, 8.441, 8.816, 8.566, 6.0729999999999995, 6.5729999999999995, 5.385, 6.635, 6.76, 6.51, 6.26, 6.385, 7.26, 7.135, 7.76, 7.385, 7.01, 8.01, 7.885, 7.51, 7.635, 8.385, 9.135, 9.635, 8.76, 8.26, 8.135, 9.01, 10.909, 39.618, 8.435, 8.56, 8.81, 8.685, 6.028, 9.185, 9.435, 9.191, 6.026, 6.651, 6.151, 6.218999999999999, 5.474, 5.849, 5.974, 7.901, 7.026, 6.849, 6.724, 6.349, 6.599, 6.974, 7.099, 7.474, 6.474, 7.224, 6.224, 8.075, 8.45, 8.325, 7.599, 8.7, 9.7, 9.224, 9.974, 9.474, 9.099, 9.075, 9.325, 9.2, 8.276, 8.401, 8.776, 10.474, 6.8839999999999995, 6.0089999999999995, 6.6339999999999995, 11.099, 6.621, 6.121, 9.526, 9.901, 5.444, 5.319, 5.944, 18.099, 5.069, 6.819, 6.694, 6.569, 6.319, 6.194, 7.569, 7.194, 7.819, 7.319, 7.444, 7.694, 7.944, 7.069, 8.496, 8.871, 8.746, 6.229, 7.781000000000001, 7.906000000000001, 5.914, 5.789, 5.414, 5.164, 5.664, 6.914, 6.664, 6.789, 6.539, 6.164, 7.664, 7.289, 7.789, 7.539, 7.039, 8.039, 8.789, 8.414, 7.164, 7.414, 8.164, 8.664, 9.414, 9.039, 9.164, 9.539, 9.267999999999999, 8.341000000000001, 8.841000000000001, 8.216000000000001, 8.966000000000001, 8.716000000000001, 9.091000000000001, 9.591000000000001, 9.216000000000001, 5.6339999999999995, 5.5089999999999995, 5.2589999999999995, 5.1339999999999995, 5.3839999999999995, 6.5089999999999995, 6.2589999999999995, 6.1339999999999995, 6.7589999999999995, 6.3839999999999995, 7.1339999999999995, 7.0089999999999995, 7.2589999999999995, 7.8839999999999995, 7.6339999999999995, 7.3839999999999995, 7.7589999999999995, 7.5089999999999995, 8.462, 8.212, 8.837, 8.587, 6.932, 6.307, 6.557, 8.469, 8.969, 8.219, 8.344, 8.844, 7.057, 7.557, 7.682, 7.932, 5.246, 8.027000000000001, 8.402000000000001, 8.479, 8.253, 8.652000000000001, 9.604, 9.479, 9.777000000000001, 9.027000000000001, 9.729, 6.54, 6.165, 6.04, 9.152000000000001, 9.652000000000001, 10.003, 9.182, 7.665, 5.148, 5.648, 16.180999999999997, 8.802999999999999, 8.302999999999999, 8.677999999999999, 5.562, 8.177999999999999, 8.552999999999999, 5.812, 5.187, 5.473, 5.497000000000001, 5.348, 5.372000000000001, 5.622000000000001, 6.747000000000001, 6.497000000000001, 6.372000000000001, 6.997000000000001, 6.872000000000001, 6.273, 7.622000000000001, 7.872000000000001, 7.122000000000001, 7.247000000000001, 7.723, 7.848, 7.598, 7.372000000000001, 7.997000000000001, 8.777000000000001, 8.277000000000001, 8.152000000000001, 9.552999999999999, 8.902000000000001, 8.527000000000001, 7.023, 7.773, 7.398, 7.523, 7.148, 7.273, 7.898, 9.527000000000001, 9.902000000000001, 9.402000000000001, 8.273, 8.398, 8.023, 8.523, 5.8420000000000005, 5.818, 5.5920000000000005, 5.9670000000000005, 5.193, 6.8420000000000005, 6.9670000000000005, 6.818, 6.7170000000000005, 6.943, 7.3420000000000005, 7.318, 6.068, 6.443, 7.693, 8.193, 7.068, 7.5920000000000005, 8.068, 7.193, 9.068, 9.592, 8.318, 8.568, 8.717, 9.693, 9.193, 9.443, 9.467, 9.217, 10.217, 5.194, 10.193, 11.318, 5.226, 8.17, 8.795, 8.898, 8.773, 5.937, 5.912999999999999, 5.687, 8.493, 5.412999999999999, 6.687, 6.187, 6.537999999999999, 6.162999999999999, 6.787999999999999, 7.312, 7.437, 7.037999999999999, 6.912999999999999, 6.437, 7.787999999999999, 7.937, 7.187, 7.162999999999999, 7.062, 9.618, 9.993, 9.118, 5.334, 5.709, 5.209, 5.834, 8.613999999999999, 8.363999999999999, 8.863999999999999, 8.488999999999999, 8.738999999999999, 6.209, 6.084, 5.782, 5.532, 5.132999999999999, 5.907, 5.757999999999999, 6.532, 6.282, 6.782, 6.382999999999999, 6.907, 7.782, 7.132999999999999, 7.382999999999999, 6.507999999999999, 7.257999999999999, 8.157, 8.008, 8.508, 8.931000000000001, 8.056000000000001, 9.383, 9.032, 8.032, 9.556000000000001, 7.209, 9.133, 9.157, 7.584, 9.508, 9.258, 10.258, 8.834, 8.584, 9.584, 8.679, 8.429, 8.804, 8.929, 8.554, 5.996, 5.746, 5.871, 5.496, 5.121, 6.996, 6.371, 6.871, 6.746, 6.496, 7.746, 7.496, 7.371, 7.996, 6.246, 8.371, 8.246, 7.121, 7.246, 7.871, 9.996, 9.496, 9.246, 9.121, 8.121, 9.871, 9.371, 6.395, 6.77, 6.507000000000001, 6.382000000000001, 6.257000000000001, 6.632000000000001, 6.757000000000001, 6.132000000000001, 5.466, 5.841, 7.645, 7.895, 6.841, 6.591, 6.466, 6.341, 6.966, 7.341, 7.841, 7.716, 7.966, 7.591, 7.091, 7.466, 7.507000000000001, 7.216, 7.132000000000001, 7.882000000000001, 6.207999999999999, 6.082999999999999, 8.52, 8.02, 8.27, 8.895, 6.502999999999999, 6.252999999999999, 6.377999999999999, 6.127999999999999, 6.877999999999999, 6.627999999999999, 6.002999999999999, 6.615, 6.115, 6.99, 9.934, 9.309, 7.127999999999999, 7.752999999999999, 7.002999999999999, 7.627999999999999, 7.877999999999999, 5.436, 5.811, 6.436, 6.811, 6.561, 6.936, 6.311, 7.686, 7.061, 7.561, 7.436, 7.311, 8.561, 7.186, 8.311, 8.085, 8.21, 9.186, 8.061, 9.21, 8.335, 9.311, 10.085, 9.085, 9.585, 10.936, 9.061, 8.615, 8.74, 8.99, 6.348, 6.598, 6.973, 6.723, 6.223, 6.848, 6.473, 6.098, 8.693999999999999, 8.943999999999999, 8.818999999999999, 7.348, 7.473, 7.223, 7.098, 7.973, 8.51, 8.885, 8.635, 8.585, 8.96, 8.46, 7.632999999999999, 7.757999999999999, 5.9, 5.275, 5.775, 5.65, 5.15, 6.4, 6.65, 6.275, 6.775, 6.9, 7.525, 7.025, 7.275, 7.4, 6.525, 8.025, 8.501, 8.376, 7.15, 8.275, 9.65, 9.525, 8.126, 8.15, 9.626, 9.876, 9.501, 9.025, 9.15, 9.4, 6.301, 6.176, 10.025, 37.359, 6.051, 9.081, 13.4, 8.954, 7.801, 4.62, 5.745, 5.245, 5.87, 5.995, 5.62, 6.62, 6.745, 6.245, 6.87, 6.995, 7.37, 7.745, 7.12, 7.995, 7.62, 7.495, 7.245, 7.87, 8.176, 6.659, 6.284, 6.034, 9.213, 6.162000000000001, 8.427, 8.802, 5.715, 5.84, 6.965, 6.59, 6.215, 6.715, 6.465, 7.84, 7.34, 7.215, 7.59, 6.84, 8.465, 7.09, 7.715, 7.465, 8.09, 9.215, 8.34, 8.215, 8.715, 8.59, 10.864, 10.09, 10.215, 8.771, 8.396, 10.489, 10.940999999999999, 10.715, 9.646, 9.271, 9.771, 9.396, 5.862, 5.81, 5.935, 5.185, 5.685, 18.84, 6.81, 6.31, 6.435, 6.185, 6.06, 7.81, 7.685, 7.185, 7.31, 7.06, 6.987, 6.362, 6.612, 7.56, 7.935, 6.237, 6.112, 7.112, 7.987, 7.487, 7.237, 7.612, 7.737, 8.718, 8.343, 8.468, 8.593, 9.524, 9.649, 9.399, 8.737, 8.987, 8.362, 8.237, 6.22, 6.595, 6.095, 8.487, 8.862, 8.612, 8.054, 8.179, 8.03, 6.832000000000001, 6.707000000000001, 6.207000000000001, 6.957000000000001, 6.582000000000001, 8.28, 8.304, 6.082000000000001, 9.304, 10.679, 9.03, 7.845, 9.612, 9.487, 9.362, 5.452999999999999, 9.112, 5.702999999999999, 11.679, 8.732999999999999, 8.357999999999999, 8.982999999999999, 7.082000000000001, 7.957000000000001, 7.832000000000001, 8.107999999999999, 8.482999999999999, 8.857999999999999, 13.179, 6.827999999999999, 6.327999999999999, 6.452999999999999, 6.202999999999999, 6.702999999999999, 6.077999999999999, 5.899, 9.107999999999999, 9.482999999999999, 5.649, 8.457, 6.649, 6.149, 6.274, 6.899, 6.524, 7.149, 7.774, 7.399, 7.024, 7.274, 6.94, 6.065, 7.524, 7.649, 7.702999999999999, 7.327999999999999, 7.452999999999999, 8.85, 8.6, 8.022, 8.772, 8.272, 8.647, 9.832, 9.457, 9.582, 9.332, 4.582, 5.315, 6.347, 7.579, 7.667000000000001, 7.329, 7.277, 6.515, 6.14, 6.876, 7.14, 6.751, 7.39, 5.994, 5.494, 5.869, 5.744, 6.494, 6.869, 6.994, 6.244, 6.744, 7.244, 7.119, 6.619, 7.494, 7.744, 8.369, 7.619, 8.119, 7.994, 7.369, 9.494, 9.869, 8.244, 8.619, 8.494, 9.619, 9.244, 9.369, 8.423, 8.173, 8.048, 8.548, 8.798, 8.673, 16.268, 5.9639999999999995, 5.8389999999999995, 5.7139999999999995, 5.113, 6.8389999999999995, 6.2139999999999995, 6.7139999999999995, 6.4639999999999995, 6.5889999999999995, 7.7139999999999995, 7.9639999999999995, 7.0889999999999995, 7.8389999999999995, 7.3389999999999995, 7.4639999999999995, 7.5889999999999995, 7.2139999999999995, 5.638999999999999, 6.013999999999999, 6.138999999999999, 6.263999999999999, 6.638999999999999, 6.388999999999999, 7.263999999999999, 7.513999999999999, 7.763999999999999, 8.059, 8.309, 8.809, 8.357000000000001, 8.583, 9.107000000000001, 9.357000000000001, 9.559, 9.208, 7.751, 9.232000000000001, 9.083, 9.059, 8.014, 8.389, 8.139, 10.958, 8.764, 8.639, 36.638000000000005, 8.889, 13.958, 13.232000000000001, 6.484, 6.609, 6.234, 9.139, 9.639, 9.264, 9.014, 9.389, 9.764, 5.202000000000001, 5.952000000000001, 5.303, 5.827000000000001, 5.803, 6.803, 6.928, 6.678, 6.428, 6.952000000000001, 7.202000000000001, 7.702000000000001, 7.452000000000001, 7.577000000000001, 7.803, 7.303, 7.928, 7.077000000000001, 7.053, 7.428, 8.109, 8.984, 8.734, 8.359, 8.855, 8.605, 8.98, 9.609, 5.672000000000001, 5.523, 5.547000000000001, 5.297000000000001, 5.922000000000001, 6.773, 6.922000000000001, 6.648, 6.672000000000001, 6.297000000000001, 7.648, 7.172000000000001, 7.922000000000001, 6.797000000000001, 6.547000000000001, 8.648, 8.422, 7.422000000000001, 7.297000000000001, 7.797000000000001, 9.547, 8.172, 9.398, 8.148, 8.297, 9.523, 9.172, 9.148, 9.898, 9.023, 11.773, 8.454, 8.579, 8.704, 8.829, 6.937, 6.812, 6.312, 6.062, 6.562, 13.797, 15.047, 7.853, 7.978, 9.204, 9.329, 5.392, 7.687, 7.812, 7.562, 5.642, 6.892, 6.642, 6.242999999999999, 6.267, 6.992999999999999, 7.017, 7.892, 7.867999999999999, 7.642, 7.517, 7.117999999999999, 7.492999999999999, 7.142, 7.367999999999999, 7.617999999999999, 8.2, 8.575, 6.045, 6.17, 6.295, 9.825, 9.575, 7.92, 5.403, 5.153, 5.987, 5.737, 5.362, 5.4670000000000005, 5.237, 6.737, 6.337999999999999, 6.462999999999999, 6.212999999999999, 6.487, 7.462999999999999, 7.362, 7.962999999999999, 7.087999999999999, 7.712999999999999, 8.112, 7.337999999999999, 8.386000000000001, 8.011000000000001, 7.862, 6.523, 6.898, 6.398, 6.153, 8.088, 6.903, 6.148, 6.653, 9.761000000000001, 10.737, 11.463, 7.653, 7.153, 30.125999999999998, 6.3389999999999995, 6.0889999999999995, 8.39, 8.015, 8.265, 8.89, 8.765, 4.7010000000000005, 5.9510000000000005, 5.5760000000000005, 5.2010000000000005, 6.3260000000000005, 6.8260000000000005, 6.9510000000000005, 6.5760000000000005, 6.2010000000000005, 7.2010000000000005, 7.3260000000000005, 6.7010000000000005, 7.8260000000000005, 7.4510000000000005, 8.527999999999999, 8.451, 8.652999999999999, 8.302, 8.027999999999999, 9.402999999999999, 9.326, 9.652999999999999, 9.677, 9.427, 9.527999999999999, 9.201, 9.777999999999999, 9.052, 9.277999999999999, 10.027999999999999, 7.356, 7.106, 7.856, 7.481, 13.052, 5.171, 8.981, 8.481, 5.421, 6.9639999999999995, 6.921, 6.671, 6.796, 6.421, 6.546, 7.546, 7.671, 7.421, 7.296, 6.296, 7.046, 7.171, 7.921, 6.4510000000000005, 7.796, 6.0760000000000005, 23.249000000000002, 7.0760000000000005, 7.5760000000000005, 7.7010000000000005, 7.9510000000000005, 7.9670000000000005, 7.8420000000000005, 5.891, 5.766, 5.141, 5.016, 8.076, 6.766, 6.141, 6.391, 6.266, 6.059, 7.391, 7.016, 7.766, 7.266, 7.141, 8.516, 7.641, 8.266, 7.516, 7.891, 9.141, 9.016, 9.891, 8.141, 9.516, 9.266, 9.076, 9.576, 9.826, 7.684, 8.836, 6.106, 6.231, 6.481, 10.509, 8.667, 8.417, 8.167, 8.792, 5.48, 5.355, 6.6370000000000005, 6.7620000000000005, 5.605, 6.73, 6.98, 6.855, 6.605, 6.48, 7.105, 7.98, 7.355, 7.73, 7.23, 8.48, 8.23, 8.456, 7.48, 7.855, 9.73, 8.355, 9.605, 9.105, 9.456, 10.456, 9.206, 7.2620000000000005, 9.23, 9.581, 10.355, 6.6129999999999995, 6.1129999999999995, 6.8629999999999995, 11.004000000000001, 6.632999999999999, 6.757999999999999, 6.007999999999999, 6.882999999999999, 6.132999999999999, 8.637, 8.512, 8.262, 8.137, 6.37, 6.12, 6.495, 8.887, 8.012, 5.825, 5.325, 7.007999999999999, 7.507999999999999, 6.325, 6.2, 6.7, 7.882999999999999, 6.825, 7.325, 7.575, 7.45, 7.075, 7.825, 7.2, 7.7, 7.95, 9.262, 19.065, 5.228, 8.383, 8.258, 8.133, 8.633, 8.883, 8.758, 6.978, 6.228, 6.103, 9.008, 8.232000000000001, 8.982000000000001, 8.732000000000001, 8.482000000000001, 8.857000000000001, 5.295, 5.17, 5.67, 6.67, 6.545, 6.42, 6.92, 6.795, 7.17, 7.795, 7.42, 7.545, 7.045, 7.295, 8.42, 7.67, 8.045, 8.67, 9.045, 9.295, 8.295, 8.92, 9.67, 9.545, 9.607000000000001, 10.319, 9.17, 10.694, 11.645999999999999, 10.295, 8.103, 8.603, 8.353, 8.978, 8.728, 8.853, 10.357000000000001, 6.011, 8.856, 8.231, 8.731, 9.228, 5.515, 5.765, 5.89, 5.64, 5.14, 6.64, 6.765, 6.89, 6.265, 6.39, 7.015, 7.89, 7.265, 7.515, 7.765, 7.64, 8.448, 8.073, 8.198, 8.323, 6.056, 6.681, 8.573, 8.948, 8.698, 9.073, 9.823, 9.323, 8.318999999999999, 8.193999999999999, 8.568999999999999, 8.11, 8.259, 8.009, 8.61, 8.134, 9.11, 8.384, 9.36, 8.235, 9.259, 9.509, 9.384, 9.009, 10.073, 9.61, 6.289, 6.414, 6.039, 10.634, 10.335999999999999, 9.193999999999999, 13.710999999999999, 14.210999999999999, 7.914, 5.104, 5.729, 5.979, 6.479, 6.104, 6.979, 6.854, 6.604, 7.354, 7.479, 6.729, 7.104, 6.354, 7.604, 7.729, 7.229, 7.854, 7.979, 8.289, 8.539, 7.939, 30.961, 5.699, 5.824, 5.324, 5.949, 6.199, 6.824, 6.949, 6.324, 6.574, 7.324, 7.824, 7.949, 7.449, 7.199, 8.074, 7.699, 8.199, 7.574, 7.074, 9.074, 9.824, 9.949, 8.574, 8.324, 9.574, 9.699, 8.509, 8.759, 9.134, 5.225, 5.169, 5.669, 5.544, 6.294, 6.544, 6.669, 6.794, 6.919, 7.419, 7.169, 7.294, 7.919, 7.544, 7.044, 7.794, 6.6, 6.1, 6.475, 6.462000000000001, 6.712000000000001, 6.087000000000001, 7.85, 8.814, 8.439, 5.707999999999999, 7.587000000000001, 7.712000000000001, 7.337000000000001, 7.962000000000001, 5.945, 5.195, 8.725, 5.263999999999999, 8.225, 8.1, 6.332999999999999, 6.763999999999999, 6.513999999999999, 6.888999999999999, 6.457999999999999, 6.832999999999999, 7.638999999999999, 7.013999999999999, 7.388999999999999, 7.888999999999999, 7.138999999999999, 8.264, 8.288, 8.062000000000001, 8.437000000000001, 8.538, 9.413, 8.514, 9.062000000000001, 6.57, 6.07, 9.514, 6.32, 9.663, 9.937000000000001, 7.832999999999999, 7.582999999999999, 9.488999999999999, 9.6, 10.163, 14.663, 8.195, 8.445, 8.695, 8.82, 6.553, 6.303, 6.178, 6.053, 9.32, 7.178, 7.678, 7.553, 6.029, 5.978, 5.353, 5.478, 5.603, 5.728, 6.603, 6.728, 6.353, 6.478, 6.853, 7.127000000000001, 7.002000000000001, 6.502000000000001, 7.377000000000001, 7.228, 8.127, 8.478, 7.478, 8.252, 7.353, 9.502, 9.252, 8.228, 8.002, 9.002, 9.377, 9.103, 9.728, 9.478, 9.978, 11.103, 10.627, 10.103, 11.877, 8.203, 8.078, 8.703, 8.828, 8.578, 8.411, 8.911, 8.786, 8.536, 5.722, 5.4479999999999995, 5.3229999999999995, 6.381, 6.131, 6.8229999999999995, 6.4479999999999995, 6.1979999999999995, 6.9479999999999995, 6.6979999999999995, 7.5729999999999995, 7.0729999999999995, 6.3229999999999995, 7.3229999999999995, 7.597, 7.347, 7.847, 7.222, 7.722, 7.1979999999999995, 5.73, 7.631, 8.256, 8.631, 8.881, 8.756, 6.239, 6.614, 6.364, 5.542999999999999, 5.417999999999999, 5.917999999999999, 5.167999999999999, 5.567, 6.417999999999999, 6.792999999999999, 6.542999999999999, 6.292999999999999, 6.917999999999999, 7.292999999999999, 7.942, 7.417999999999999, 7.692, 7.817, 8.091000000000001, 8.442, 8.466000000000001, 7.192, 8.067, 8.043, 8.591000000000001, 8.543, 8.293, 9.567, 7.989, 9.067, 9.168, 8.147, 9.466000000000001, 8.522, 10.418, 10.293, 10.168, 9.703, 9.953, 8.601, 8.226, 8.351, 8.851, 8.726, 8.976, 9.226, 5.192, 5.2170000000000005, 6.442, 6.942, 6.817, 6.317, 6.192, 6.692, 6.567, 6.067, 5.406000000000001, 5.156000000000001, 5.656000000000001, 5.781000000000001, 6.156000000000001, 6.531000000000001, 6.906000000000001, 6.656000000000001, 6.406000000000001, 7.031000000000001, 7.281000000000001, 7.656000000000001, 7.531000000000001, 7.067, 8.906, 8.281, 8.156, 8.031, 8.007, 9.031, 9.632, 8.232999999999999, 8.406, 8.781, 9.882, 9.156, 9.906, 9.607999999999999, 9.232999999999999, 10.107999999999999, 11.232999999999999, 10.031, 10.632, 10.357999999999999, 8.317, 8.192, 8.942, 8.692, 6.05, 6.675, 6.3, 8.817, 38.096, 6.412000000000001, 7.167999999999999, 7.042999999999999, 7.542999999999999, 6.662000000000001, 7.792999999999999, 6.287000000000001, 6.037000000000001, 7.917999999999999, 9.192, 9.317, 9.442, 5.126, 43.086000000000006, 6.626, 6.501, 6.376, 6.126, 6.251, 7.126, 7.251, 7.876, 7.376, 7.626, 7.001, 7.037000000000001, 7.287000000000001, 7.537000000000001, 7.501, 7.787000000000001, 7.662000000000001, 7.912000000000001, 6.2829999999999995, 6.0329999999999995, 6.5329999999999995, 6.7829999999999995, 6.1579999999999995, 9.437999999999999, 8.412, 8.662, 8.537, 8.287, 8.787, 7.0329999999999995, 7.7829999999999995, 7.4079999999999995, 7.1579999999999995, 7.6579999999999995, 7.5329999999999995, 7.9079999999999995, 5.596, 5.971, 9.162, 6.846, 6.596, 6.346, 6.721, 6.471, 7.596, 7.346, 7.846, 7.721, 7.221, 8.471, 7.971, 8.221, 7.096, 8.283, 9.221, 8.096, 9.096, 9.471, 9.596, 8.033, 9.721, 9.971, 16.87, 5.316, 5.691, 5.941, 8.105, 8.73, 6.441, 6.816, 6.191, 6.941, 6.316, 7.566, 7.316, 7.191, 7.441, 6.691, 7.066, 7.816, 7.691, 5.257999999999999, 7.941, 8.003, 8.753, 8.503, 8.378, 8.682, 8.432, 8.557, 8.128, 8.628, 8.807, 9.878, 9.753, 9.003, 9.253, 5.206, 5.706, 6.968999999999999, 8.06, 8.161, 8.661, 8.036, 8.286, 9.161, 9.536, 9.06, 8.185, 8.31, 9.31, 9.286, 9.56, 6.956, 6.081, 10.959000000000001, 10.411, 10.31, 7.468999999999999, 7.718999999999999, 7.218999999999999, 7.968999999999999, 14.536, 15.334000000000001, 5.655, 5.53, 8.094, 5.28, 8.719, 6.53, 6.655, 6.28, 6.155, 6.405, 7.655, 7.405, 7.78, 7.155, 7.28, 7.03, 7.53, 7.905, 6.314, 6.189, 6.064, 9.344, 9.219, 9.094}</text:p>
          </table:table-cell>
        </table:table-row>
        <table:table-row table:style-name="ro1">
          <table:table-cell office:value-type="string" calcext:value-type="string">
            <text:p>STARTTIME</text:p>
          </table:table-cell>
          <table:table-cell office:value-type="float" office:value="6716" calcext:value-type="float">
            <text:p>6716</text:p>
          </table:table-cell>
          <table:table-cell office:value-type="string" calcext:value-type="string">
            <text:p>{Timestamp('2017-08-04 00:05:00'), Timestamp('2017-07-30 02:46:00'), Timestamp('2017-08-04 14:37:00'), Timestamp('2017-08-02 04:24:00'), Timestamp('2017-08-03 00:44:00'), Timestamp('2017-08-04 17:55:00'), Timestamp('2017-07-29 10:44:00'), Timestamp('2017-08-05 15:24:00'), Timestamp('2017-08-02 23:29:00'), Timestamp('2017-08-02 20:15:00'), Timestamp('2017-08-03 02:47:00'), Timestamp('2017-08-01 00:14:00'), Timestamp('2017-07-26 00:47:00'), Timestamp('2017-08-02 10:38:00'), Timestamp('2017-08-03 13:26:00'), Timestamp('2017-08-03 16:29:00'), Timestamp('2017-07-26 10:36:00'), Timestamp('2017-08-04 13:55:00'), Timestamp('2017-08-04 14:45:00'), Timestamp('2017-07-31 09:03:00'), Timestamp('2017-08-03 21:30:00'), Timestamp('2017-08-04 01:01:00'), Timestamp('2017-08-05 02:08:00'), Timestamp('2017-08-05 14:03:00'), Timestamp('2017-08-05 20:14:00'), Timestamp('2017-08-02 03:40:00'), Timestamp('2017-08-02 04:29:00'), Timestamp('2017-08-04 23:00:00'), Timestamp('2017-07-28 13:49:00'), Timestamp('2017-08-05 18:32:00'), Timestamp('2017-08-03 15:54:00'), Timestamp('2017-07-30 04:31:00'), Timestamp('2017-08-04 15:09:00'), Timestamp('2017-08-02 11:42:00'), Timestamp('2017-08-01 20:48:00'), Timestamp('2017-07-29 04:52:00'), Timestamp('2017-08-04 01:39:00'), Timestamp('2017-08-04 07:42:00'), Timestamp('2017-08-03 17:10:00'), Timestamp('2017-08-03 15:17:00'), Timestamp('2017-08-05 17:45:00'), Timestamp('2017-08-03 22:40:00'), Timestamp('2017-08-01 12:44:00'), Timestamp('2017-08-05 03:46:00'), Timestamp('2017-08-02 03:33:00'), Timestamp('2017-07-26 08:45:00'), Timestamp('2017-08-04 19:58:00'), Timestamp('2017-08-03 02:20:00'), Timestamp('2017-08-03 23:56:00'), Timestamp('2017-08-04 16:50:00'), Timestamp('2017-07-26 17:29:00'), Timestamp('2017-08-03 07:11:00'), Timestamp('2017-08-01 12:45:00'), Timestamp('2017-07-29 02:17:00'), Timestamp('2017-08-04 01:33:00'), Timestamp('2017-08-04 22:35:00'), Timestamp('2017-07-29 12:56:00'), Timestamp('2017-08-03 01:59:00'), Timestamp('2017-07-29 09:57:00'), Timestamp('2017-08-04 16:10:00'), Timestamp('2017-08-04 04:30:00'), Timestamp('2017-08-04 07:57:00'), Timestamp('2017-08-02 03:13:00'), Timestamp('2017-08-01 21:06:00'), Timestamp('2017-08-04 17:43:00'), Timestamp('2017-08-02 22:08:00'), Timestamp('2017-08-01 20:32:00'), Timestamp('2017-08-03 01:21:00'), Timestamp('2017-07-30 03:26:00'), Timestamp('2017-08-04 18:50:00'), Timestamp('2017-08-05 15:03:00'), Timestamp('2017-08-04 06:20:00'), Timestamp('2017-08-04 03:12:00'), Timestamp('2017-08-01 21:44:00'), Timestamp('2017-08-05 17:10:00'), Timestamp('2017-07-30 02:34:00'), Timestamp('2017-08-03 09:56:00'), Timestamp('2017-08-04 05:20:00'), Timestamp('2017-08-04 04:15:00'), Timestamp('2017-08-01 04:16:00'), Timestamp('2017-08-05 19:52:00'), Timestamp('2017-08-04 10:53:00'), Timestamp('2017-08-01 10:41:00'), Timestamp('2017-08-04 08:48:00'), Timestamp('2017-08-04 20:59:00'), Timestamp('2017-07-30 04:22:00'), Timestamp('2017-08-04 21:12:00'), Timestamp('2017-08-03 03:19:00'), Timestamp('2017-08-05 21:24:00'), Timestamp('2017-07-31 13:52:00'), Timestamp('2017-07-27 02:02:00'), Timestamp('2017-08-04 11:32:00'), Timestamp('2017-07-29 08:29:00'), Timestamp('2017-08-02 16:15:00'), Timestamp('2017-07-26 08:51:00'), Timestamp('2017-07-26 17:43:00'), Timestamp('2017-08-04 11:21:00'), Timestamp('2017-08-02 15:15:00'), Timestamp('2017-08-01 14:02:00'), Timestamp('2017-08-03 09:16:00'), Timestamp('2017-08-04 09:59:00'), Timestamp('2017-08-05 15:57:00'), Timestamp('2017-08-03 23:28:00'), Timestamp('2017-08-03 11:15:00'), Timestamp('2017-08-03 11:38:00'), Timestamp('2017-08-01 13:13:00'), Timestamp('2017-08-05 11:32:00'), Timestamp('2017-08-04 01:49:00'), Timestamp('2017-08-03 07:53:00'), Timestamp('2017-08-02 16:35:00'), Timestamp('2017-08-05 13:59:00'), Timestamp('2017-08-04 01:37:00'), Timestamp('2017-07-29 09:25:00'), Timestamp('2017-08-04 15:55:00'), Timestamp('2017-07-28 02:00:00'), Timestamp('2017-07-29 01:31:00'), Timestamp('2017-08-04 08:56:00'), Timestamp('2017-08-03 07:21:00'), Timestamp('2017-08-05 07:23:00'), Timestamp('2017-07-29 13:14:00'), Timestamp('2017-08-02 00:22:00'), Timestamp('2017-07-28 17:02:00'), Timestamp('2017-08-03 13:14:00'), Timestamp('2017-08-03 12:09:00'), Timestamp('2017-08-04 12:43:00'), Timestamp('2017-08-03 02:22:00'), Timestamp('2017-08-03 23:33:00'), Timestamp('2017-08-04 20:01:00'), Timestamp('2017-08-02 17:18:00'), Timestamp('2017-07-27 12:44:00'), Timestamp('2017-08-03 06:32:00'), Timestamp('2017-07-29 09:52:00'), Timestamp('2017-07-31 21:34:00'), Timestamp('2017-08-04 16:05:00'), Timestamp('2017-08-04 02:54:00'), Timestamp('2017-08-03 10:08:00'), Timestamp('2017-08-04 13:34:00'), Timestamp('2017-08-05 11:37:00'), Timestamp('2017-08-04 12:44:00'), Timestamp('2017-08-04 07:48:00'), Timestamp('2017-07-31 13:09:00'), Timestamp('2017-07-28 13:57:00'), Timestamp('2017-08-04 23:52:00'), Timestamp('2017-08-02 01:22:00'), Timestamp('2017-08-04 21:59:00'), Timestamp('2017-08-05 09:29:00'), Timestamp('2017-08-01 20:03:00'), Timestamp('2017-08-02 21:48:00'), Timestamp('2017-08-03 23:11:00'), Timestamp('2017-08-03 01:43:00'), Timestamp('2017-07-27 00:41:00'), Timestamp('2017-08-02 15:26:00'), Timestamp('2017-08-03 03:57:00'), Timestamp('2017-08-01 14:42:00'), Timestamp('2017-08-05 07:08:00'), Timestamp('2017-08-03 20:34:00'), Timestamp('2017-08-03 12:33:00'), Timestamp('2017-08-03 15:27:00'), Timestamp('2017-08-04 22:55:00'), Timestamp('2017-07-27 12:46:00'), Timestamp('2017-07-29 08:37:00'), Timestamp('2017-08-02 15:09:00'), Timestamp('2017-08-03 12:32:00'), Timestamp('2017-07-29 02:24:00'), Timestamp('2017-07-26 20:04:00'), Timestamp('2017-08-02 08:32:00'), Timestamp('2017-07-26 21:24:00'), Timestamp('2017-08-02 08:54:00'), Timestamp('2017-08-03 17:02:00'), Timestamp('2017-08-03 05:08:00'), Timestamp('2017-08-03 20:27:00'), Timestamp('2017-08-05 10:26:00'), Timestamp('2017-08-05 13:07:00'), Timestamp('2017-08-04 04:28:00'), Timestamp('2017-07-31 20:37:00'), Timestamp('2017-08-04 15:59:00'), Timestamp('2017-08-04 18:06:00'), Timestamp('2017-07-28 10:06:00'), Timestamp('2017-07-28 22:18:00'), Timestamp('2017-08-04 14:14:00'), Timestamp('2017-08-04 14:03:00'), Timestamp('2017-08-02 18:03:00'), Timestamp('2017-08-04 18:40:00'), Timestamp('2017-08-02 09:16:00'), Timestamp('2017-08-02 22:01:00'), Timestamp('2017-07-27 13:54:00'), Timestamp('2017-08-04 13:45:00'), Timestamp('2017-07-28 03:23:00'), Timestamp('2017-07-26 19:54:00'), Timestamp('2017-08-05 09:32:00'), Timestamp('2017-08-05 14:57:00'), Timestamp('2017-08-05 11:04:00'), Timestamp('2017-08-05 18:38:00'), Timestamp('2017-08-04 06:31:00'), Timestamp('2017-08-04 06:39:00'), Timestamp('2017-08-05 11:55:00'), Timestamp('2017-08-03 18:53:00'), Timestamp('2017-08-03 05:37:00'), Timestamp('2017-08-04 22:59:00'), Timestamp('2017-08-04 00:25:00'), Timestamp('2017-08-03 01:32:00'), Timestamp('2017-08-03 05:31:00'), Timestamp('2017-08-04 06:06:00'), Timestamp('2017-08-02 04:47:00'), Timestamp('2017-08-01 20:55:00'), Timestamp('2017-08-03 22:14:00'), Timestamp('2017-08-05 11:50:00'), Timestamp('2017-08-05 04:26:00'), Timestamp('2017-08-03 12:35:00'), Timestamp('2017-07-27 00:32:00'), Timestamp('2017-08-03 23:31:00'), Timestamp('2017-08-05 07:09:00'), Timestamp('2017-08-03 15:07:00'), Timestamp('2017-07-31 12:50:00'), Timestamp('2017-08-04 12:03:00'), Timestamp('2017-07-28 14:37:00'), Timestamp('2017-08-04 06:48:00'), Timestamp('2017-07-30 03:25:00'), Timestamp('2017-08-04 07:27:00'), Timestamp('2017-08-01 00:20:00'), Timestamp('2017-08-01 05:21:00'), Timestamp('2017-08-05 10:49:00'), Timestamp('2017-08-05 16:03:00'), Timestamp('2017-07-31 15:46:00'), Timestamp('2017-07-31 22:19:00'), Timestamp('2017-08-03 05:27:00'), Timestamp('2017-08-03 23:08:00'), Timestamp('2017-08-01 00:07:00'), Timestamp('2017-07-30 02:17:00'), Timestamp('2017-08-04 12:53:00'), Timestamp('2017-07-28 21:14:00'), Timestamp('2017-08-02 02:12:00'), Timestamp('2017-07-31 10:08:00'), Timestamp('2017-08-05 08:41:00'), Timestamp('2017-08-02 09:51:00'), Timestamp('2017-08-03 07:36:00'), Timestamp('2017-08-04 09:25:00'), Timestamp('2017-08-04 17:01:00'), Timestamp('2017-08-05 20:30:00'), Timestamp('2017-08-03 11:25:00'), Timestamp('2017-07-29 14:39:00'), Timestamp('2017-08-03 21:19:00'), Timestamp('2017-08-05 01:47:00'), Timestamp('2017-07-31 15:07:00'), Timestamp('2017-07-30 03:58:00'), Timestamp('2017-08-03 08:42:00'), Timestamp('2017-08-04 20:55:00'), Timestamp('2017-08-05 07:59:00'), Timestamp('2017-07-27 02:28:00'), Timestamp('2017-08-04 15:23:00'), Timestamp('2017-08-01 13:37:00'), Timestamp('2017-08-01 15:36:00'), Timestamp('2017-08-02 13:55:00'), Timestamp('2017-08-04 20:12:00'), Timestamp('2017-08-04 20:26:00'), Timestamp('2017-07-31 23:43:00'), Timestamp('2017-08-04 00:18:00'), Timestamp('2017-07-29 02:30:00'), Timestamp('2017-08-03 17:07:00'), Timestamp('2017-08-03 18:52:00'), Timestamp('2017-08-03 20:56:00'), Timestamp('2017-07-26 19:30:00'), Timestamp('2017-08-03 03:55:00'), Timestamp('2017-08-03 02:07:00'), Timestamp('2017-08-05 13:22:00'), Timestamp('2017-07-27 14:11:00'), Timestamp('2017-08-05 19:13:00'), Timestamp('2017-08-03 11:01:00'), Timestamp('2017-08-03 10:15:00'), Timestamp('2017-07-28 03:38:00'), Timestamp('2017-08-02 11:43:00'), Timestamp('2017-08-03 10:34:00'), Timestamp('2017-08-05 01:19:00'), Timestamp('2017-07-28 13:30:00'), Timestamp('2017-08-03 10:27:00'), Timestamp('2017-08-04 11:50:00'), Timestamp('2017-08-05 12:23:00'), Timestamp('2017-08-03 18:48:00'), Timestamp('2017-08-03 00:53:00'), Timestamp('2017-08-03 00:08:00'), Timestamp('2017-08-04 23:34:00'), Timestamp('2017-07-28 03:49:00'), Timestamp('2017-08-02 02:11:00'), Timestamp('2017-07-27 01:56:00'), Timestamp('2017-08-02 00:59:00'), Timestamp('2017-08-05 02:19:00'), Timestamp('2017-08-03 08:17:00'), Timestamp('2017-07-29 01:04:00'), Timestamp('2017-07-28 17:13:00'), Timestamp('2017-08-04 01:15:00'), Timestamp('2017-08-05 09:30:00'), Timestamp('2017-08-05 07:20:00'), Timestamp('2017-08-03 01:22:00'), Timestamp('2017-08-03 07:02:00'), Timestamp('2017-08-03 19:26:00'), Timestamp('2017-07-27 13:28:00'), Timestamp('2017-08-02 16:37:00'), Timestamp('2017-07-30 03:34:00'), Timestamp('2017-08-05 00:35:00'), Timestamp('2017-08-02 08:44:00'), Timestamp('2017-08-05 10:53:00'), Timestamp('2017-08-01 21:04:00'), Timestamp('2017-07-28 16:07:00'), Timestamp('2017-08-03 06:25:00'), Timestamp('2017-07-28 08:19:00'), Timestamp('2017-08-01 05:22:00'), Timestamp('2017-07-29 01:58:00'), Timestamp('2017-08-03 03:51:00'), Timestamp('2017-08-04 02:24:00'), Timestamp('2017-08-05 08:42:00'), Timestamp('2017-08-04 09:02:00'), Timestamp('2017-08-03 11:09:00'), Timestamp('2017-08-03 23:16:00'), Timestamp('2017-08-05 08:29:00'), Timestamp('2017-07-29 09:12:00'), Timestamp('2017-07-29 22:08:00'), Timestamp('2017-08-05 06:27:00'), Timestamp('2017-08-04 11:28:00'), Timestamp('2017-08-04 00:20:00'), Timestamp('2017-07-29 08:36:00'), Timestamp('2017-08-02 20:48:00'), Timestamp('2017-08-04 14:53:00'), Timestamp('2017-07-28 14:11:00'), Timestamp('2017-08-03 10:46:00'), Timestamp('2017-08-01 20:35:00'), Timestamp('2017-08-03 00:17:00'), Timestamp('2017-08-04 11:26:00'), Timestamp('2017-08-04 23:42:00'), Timestamp('2017-08-02 09:08:00'), Timestamp('2017-07-28 15:50:00'), Timestamp('2017-08-02 10:48:00'), Timestamp('2017-08-02 02:16:00'), Timestamp('2017-08-02 05:33:00'), Timestamp('2017-08-04 14:04:00'), Timestamp('2017-08-03 10:31:00'), Timestamp('2017-08-04 17:49:00'), Timestamp('2017-08-05 16:31:00'), Timestamp('2017-08-05 20:56:00'), Timestamp('2017-08-01 23:51:00'), Timestamp('2017-08-05 12:55:00'), Timestamp('2017-08-05 15:08:00'), Timestamp('2017-08-03 04:05:00'), Timestamp('2017-07-27 01:05:00'), Timestamp('2017-08-02 14:01:00'), Timestamp('2017-07-28 14:04:00'), Timestamp('2017-08-02 17:01:00'), Timestamp('2017-08-04 14:47:00'), Timestamp('2017-08-03 09:19:00'), Timestamp('2017-08-03 17:32:00'), Timestamp('2017-08-05 21:58:00'), Timestamp('2017-08-04 17:18:00'), Timestamp('2017-08-05 18:21:00'), Timestamp('2017-07-28 03:06:00'), Timestamp('2017-08-03 15:22:00'), Timestamp('2017-07-30 02:42:00'), Timestamp('2017-08-03 18:25:00'), Timestamp('2017-08-02 15:23:00'), Timestamp('2017-08-01 02:21:00'), Timestamp('2017-08-05 16:10:00'), Timestamp('2017-08-05 17:46:00'), Timestamp('2017-08-01 16:01:00'), Timestamp('2017-08-04 11:47:00'), Timestamp('2017-07-26 14:16:00'), Timestamp('2017-08-03 19:52:00'), Timestamp('2017-07-26 13:27:00'), Timestamp('2017-08-03 16:32:00'), Timestamp('2017-08-04 21:38:00'), Timestamp('2017-07-28 22:24:00'), Timestamp('2017-08-04 04:00:00'), Timestamp('2017-08-05 04:35:00'), Timestamp('2017-08-05 22:00:00'), Timestamp('2017-08-03 13:47:00'), Timestamp('2017-08-04 13:20:00'), Timestamp('2017-08-03 18:02:00'), Timestamp('2017-08-05 08:58:00'), Timestamp('2017-08-02 02:34:00'), Timestamp('2017-08-05 00:28:00'), Timestamp('2017-08-05 21:47:00'), Timestamp('2017-08-05 21:51:00'), Timestamp('2017-08-05 04:38:00'), Timestamp('2017-08-05 04:04:00'), Timestamp('2017-07-28 14:55:00'), Timestamp('2017-08-05 19:26:00'), Timestamp('2017-08-05 12:16:00'), Timestamp('2017-08-04 16:37:00'), Timestamp('2017-08-02 03:45:00'), Timestamp('2017-07-29 00:26:00'), Timestamp('2017-08-04 13:32:00'), Timestamp('2017-08-05 08:54:00'), Timestamp('2017-08-02 21:42:00'), Timestamp('2017-08-03 12:56:00'), Timestamp('2017-08-05 12:38:00'), Timestamp('2017-07-30 04:35:00'), Timestamp('2017-08-04 15:27:00'), Timestamp('2017-08-03 02:34:00'), Timestamp('2017-07-28 23:09:00'), Timestamp('2017-08-04 19:05:00'), Timestamp('2017-08-05 21:52:00'), Timestamp('2017-08-05 02:51:00'), Timestamp('2017-08-02 12:10:00'), Timestamp('2017-08-04 07:15:00'), Timestamp('2017-08-03 16:43:00'), Timestamp('2017-08-05 14:14:00'), Timestamp('2017-07-27 01:15:00'), Timestamp('2017-08-03 11:24:00'), Timestamp('2017-07-26 14:24:00'), Timestamp('2017-07-30 00:07:00'), Timestamp('2017-08-04 12:23:00'), Timestamp('2017-08-05 09:05:00'), Timestamp('2017-08-04 15:49:00'), Timestamp('2017-08-02 03:18:00'), Timestamp('2017-08-05 14:26:00'), Timestamp('2017-08-02 01:36:00'), Timestamp('2017-08-04 20:07:00'), Timestamp('2017-07-26 09:31:00'), Timestamp('2017-08-02 10:21:00'), Timestamp('2017-08-05 02:16:00'), Timestamp('2017-08-01 14:47:00'), Timestamp('2017-07-27 10:51:00'), Timestamp('2017-08-02 14:33:00'), Timestamp('2017-07-27 14:50:00'), Timestamp('2017-08-03 22:43:00'), Timestamp('2017-08-03 02:31:00'), Timestamp('2017-07-26 21:36:00'), Timestamp('2017-08-03 15:59:00'), Timestamp('2017-08-04 16:38:00'), Timestamp('2017-08-04 15:42:00'), Timestamp('2017-08-03 21:40:00'), Timestamp('2017-07-29 08:23:00'), Timestamp('2017-08-03 12:15:00'), Timestamp('2017-07-30 03:07:00'), Timestamp('2017-07-29 03:12:00'), Timestamp('2017-08-03 15:29:00'), Timestamp('2017-08-02 12:50:00'), Timestamp('2017-07-26 15:05:00'), Timestamp('2017-08-04 08:10:00'), Timestamp('2017-08-05 15:26:00'), Timestamp('2017-08-02 00:17:00'), Timestamp('2017-08-05 04:12:00'), Timestamp('2017-08-02 12:14:00'), Timestamp('2017-08-02 19:34:00'), Timestamp('2017-08-04 06:35:00'), Timestamp('2017-08-03 03:14:00'), Timestamp('2017-07-28 08:56:00'), Timestamp('2017-08-04 09:45:00'), Timestamp('2017-08-03 12:39:00'), Timestamp('2017-08-03 02:18:00'), Timestamp('2017-08-03 10:58:00'), Timestamp('2017-08-04 09:37:00'), Timestamp('2017-08-04 12:12:00'), Timestamp('2017-08-04 22:37:00'), Timestamp('2017-07-31 21:43:00'), Timestamp('2017-08-05 04:28:00'), Timestamp('2017-08-05 12:48:00'), Timestamp('2017-08-03 10:33:00'), Timestamp('2017-08-04 15:08:00'), Timestamp('2017-08-05 07:34:00'), Timestamp('2017-08-05 12:44:00'), Timestamp('2017-07-28 13:55:00'), Timestamp('2017-08-03 11:44:00'), Timestamp('2017-08-02 17:00:00'), Timestamp('2017-08-04 15:38:00'), Timestamp('2017-08-03 03:27:00'), Timestamp('2017-08-01 08:29:00'), Timestamp('2017-07-28 06:03:00'), Timestamp('2017-08-02 00:27:00'), Timestamp('2017-08-04 17:50:00'), Timestamp('2017-08-04 15:11:00'), Timestamp('2017-08-03 14:06:00'), Timestamp('2017-08-04 12:49:00'), Timestamp('2017-08-02 23:55:00'), Timestamp('2017-07-30 03:30:00'), Timestamp('2017-08-01 15:47:00'), Timestamp('2017-08-03 02:12:00'), Timestamp('2017-08-04 09:03:00'), Timestamp('2017-08-05 03:23:00'), Timestamp('2017-08-05 16:02:00'), Timestamp('2017-07-31 14:47:00'), Timestamp('2017-08-03 21:44:00'), Timestamp('2017-08-05 18:36:00'), Timestamp('2017-08-02 00:41:00'), Timestamp('2017-08-02 12:42:00'), Timestamp('2017-08-03 08:14:00'), Timestamp('2017-08-04 00:28:00'), Timestamp('2017-07-31 14:01:00'), Timestamp('2017-08-02 00:19:00'), Timestamp('2017-08-03 22:32:00'), Timestamp('2017-07-26 00:12:00'), Timestamp('2017-08-01 20:42:00'), Timestamp('2017-08-02 02:52:00'), Timestamp('2017-07-27 20:54:00'), Timestamp('2017-08-02 03:01:00'), Timestamp('2017-07-28 13:19:00'), Timestamp('2017-08-05 19:20:00'), Timestamp('2017-08-05 01:32:00'), Timestamp('2017-08-03 11:13:00'), Timestamp('2017-08-03 12:44:00'), Timestamp('2017-08-05 07:07:00'), Timestamp('2017-07-26 01:41:00'), Timestamp('2017-07-27 13:32:00'), Timestamp('2017-08-01 13:59:00'), Timestamp('2017-07-26 10:28:00'), Timestamp('2017-08-04 03:22:00'), Timestamp('2017-08-01 12:58:00'), Timestamp('2017-07-31 21:55:00'), Timestamp('2017-07-29 00:35:00'), Timestamp('2017-08-01 22:29:00'), Timestamp('2017-08-03 21:43:00'), Timestamp('2017-08-05 00:15:00'), Timestamp('2017-07-26 13:00:00'), Timestamp('2017-08-01 22:53:00'), Timestamp('2017-08-03 15:21:00'), Timestamp('2017-08-02 01:51:00'), Timestamp('2017-08-03 20:37:00'), Timestamp('2017-08-05 05:04:00'), Timestamp('2017-07-28 21:17:00'), Timestamp('2017-08-03 15:10:00'), Timestamp('2017-08-05 08:20:00'), Timestamp('2017-08-05 12:24:00'), Timestamp('2017-07-26 15:30:00'), Timestamp('2017-08-05 01:20:00'), Timestamp('2017-08-05 13:19:00'), Timestamp('2017-08-04 15:51:00'), Timestamp('2017-08-04 04:23:00'), Timestamp('2017-07-28 09:07:00'), Timestamp('2017-08-03 14:16:00'), Timestamp('2017-08-03 01:24:00'), Timestamp('2017-07-29 10:26:00'), Timestamp('2017-08-03 06:15:00'), Timestamp('2017-08-03 09:15:00'), Timestamp('2017-08-04 12:56:00'), Timestamp('2017-07-26 20:33:00'), Timestamp('2017-08-05 05:48:00'), Timestamp('2017-08-03 09:09:00'), Timestamp('2017-08-05 03:12:00'), Timestamp('2017-08-03 23:51:00'), Timestamp('2017-08-04 03:04:00'), Timestamp('2017-08-05 17:57:00'), Timestamp('2017-08-02 21:06:00'), Timestamp('2017-08-05 10:52:00'), Timestamp('2017-08-02 01:02:00'), Timestamp('2017-08-02 22:45:00'), Timestamp('2017-08-02 23:38:00'), Timestamp('2017-08-05 16:54:00'), Timestamp('2017-08-05 17:43:00'), Timestamp('2017-08-02 01:52:00'), Timestamp('2017-08-05 14:19:00'), Timestamp('2017-08-04 19:32:00'), Timestamp('2017-08-04 15:33:00'), Timestamp('2017-08-04 19:27:00'), Timestamp('2017-08-02 02:06:00'), Timestamp('2017-08-05 13:25:00'), Timestamp('2017-08-04 18:32:00'), Timestamp('2017-08-04 19:22:00'), Timestamp('2017-08-04 18:21:00'), Timestamp('2017-08-04 23:54:00'), Timestamp('2017-08-05 12:07:00'), Timestamp('2017-08-05 15:37:00'), Timestamp('2017-08-05 01:31:00'), Timestamp('2017-07-31 11:17:00'), Timestamp('2017-07-29 02:23:00'), Timestamp('2017-08-03 04:47:00'), Timestamp('2017-08-01 10:47:00'), Timestamp('2017-08-04 23:31:00'), Timestamp('2017-07-26 02:37:00'), Timestamp('2017-08-03 16:45:00'), Timestamp('2017-08-05 12:50:00'), Timestamp('2017-07-29 01:52:00'), Timestamp('2017-07-30 02:53:00'), Timestamp('2017-08-02 10:17:00'), Timestamp('2017-08-04 12:02:00'), Timestamp('2017-07-29 04:57:00'), Timestamp('2017-08-04 20:24:00'), Timestamp('2017-08-04 06:30:00'), Timestamp('2017-07-26 01:46:00'), Timestamp('2017-08-04 14:36:00'), Timestamp('2017-08-02 04:00:00'), Timestamp('2017-08-02 11:29:00'), Timestamp('2017-08-01 21:52:00'), Timestamp('2017-08-01 14:18:00'), Timestamp('2017-08-05 16:28:00'), Timestamp('2017-08-02 17:33:00'), Timestamp('2017-08-01 21:38:00'), Timestamp('2017-08-01 21:49:00'), Timestamp('2017-08-03 22:23:00'), Timestamp('2017-08-04 13:05:00'), Timestamp('2017-07-29 14:08:00'), Timestamp('2017-08-01 16:51:00'), Timestamp('2017-07-31 15:06:00'), Timestamp('2017-08-05 00:33:00'), Timestamp('2017-08-03 15:30:00'), Timestamp('2017-07-31 13:44:00'), Timestamp('2017-07-26 10:33:00'), Timestamp('2017-07-26 16:02:00'), Timestamp('2017-08-03 19:28:00'), Timestamp('2017-08-04 05:09:00'), Timestamp('2017-08-04 16:08:00'), Timestamp('2017-08-03 04:55:00'), Timestamp('2017-08-05 03:48:00'), Timestamp('2017-08-05 14:15:00'), Timestamp('2017-07-28 02:22:00'), Timestamp('2017-08-04 10:28:00'), Timestamp('2017-08-04 01:13:00'), Timestamp('2017-08-04 21:26:00'), Timestamp('2017-08-02 03:29:00'), Timestamp('2017-07-26 01:23:00'), Timestamp('2017-07-31 09:21:00'), Timestamp('2017-08-04 03:39:00'), Timestamp('2017-08-02 10:40:00'), Timestamp('2017-08-03 13:33:00'), Timestamp('2017-07-29 05:46:00'), Timestamp('2017-08-02 05:31:00'), Timestamp('2017-08-03 21:55:00'), Timestamp('2017-08-02 16:44:00'), Timestamp('2017-08-05 10:40:00'), Timestamp('2017-08-02 02:00:00'), Timestamp('2017-07-27 14:18:00'), Timestamp('2017-08-02 05:52:00'), Timestamp('2017-08-05 17:42:00'), Timestamp('2017-08-05 16:40:00'), Timestamp('2017-08-04 08:36:00'), Timestamp('2017-08-01 05:43:00'), Timestamp('2017-07-30 02:12:00'), Timestamp('2017-07-27 02:10:00'), Timestamp('2017-08-05 10:25:00'), Timestamp('2017-08-05 05:12:00'), Timestamp('2017-08-04 10:33:00'), Timestamp('2017-08-02 22:29:00'), Timestamp('2017-08-05 06:14:00'), Timestamp('2017-07-31 20:24:00'), Timestamp('2017-08-01 17:12:00'), Timestamp('2017-08-03 04:57:00'), Timestamp('2017-07-31 22:06:00'), Timestamp('2017-07-28 16:33:00'), Timestamp('2017-08-01 21:00:00'), Timestamp('2017-07-26 09:10:00'), Timestamp('2017-08-05 18:08:00'), Timestamp('2017-08-05 10:38:00'), Timestamp('2017-08-03 03:54:00'), Timestamp('2017-08-04 21:21:00'), Timestamp('2017-08-04 18:36:00'), Timestamp('2017-08-04 10:06:00'), Timestamp('2017-08-03 09:10:00'), Timestamp('2017-07-28 03:36:00'), Timestamp('2017-07-31 14:05:00'), Timestamp('2017-08-03 20:52:00'), Timestamp('2017-08-05 16:24:00'), Timestamp('2017-08-04 13:54:00'), Timestamp('2017-07-29 03:53:00'), Timestamp('2017-08-03 19:02:00'), Timestamp('2017-08-01 20:02:00'), Timestamp('2017-08-04 00:38:00'), Timestamp('2017-08-03 01:52:00'), Timestamp('2017-08-05 08:36:00'), Timestamp('2017-07-26 12:56:00'), Timestamp('2017-08-05 09:57:00'), Timestamp('2017-08-05 19:18:00'), Timestamp('2017-08-04 01:58:00'), Timestamp('2017-08-04 12:57:00'), Timestamp('2017-07-26 00:08:00'), Timestamp('2017-08-05 16:07:00'), Timestamp('2017-08-02 23:08:00'), Timestamp('2017-08-02 07:55:00'), Timestamp('2017-08-02 15:16:00'), Timestamp('2017-08-03 01:04:00'), Timestamp('2017-07-31 15:22:00'), Timestamp('2017-07-29 16:42:00'), Timestamp('2017-08-04 16:31:00'), Timestamp('2017-08-01 15:30:00'), Timestamp('2017-08-02 17:23:00'), Timestamp('2017-08-03 16:35:00'), Timestamp('2017-08-02 10:34:00'), Timestamp('2017-08-03 04:02:00'), Timestamp('2017-08-04 03:07:00'), Timestamp('2017-07-28 17:30:00'), Timestamp('2017-08-01 09:00:00'), Timestamp('2017-07-31 21:18:00'), Timestamp('2017-08-05 03:51:00'), Timestamp('2017-08-05 01:59:00'), Timestamp('2017-08-03 02:17:00'), Timestamp('2017-08-03 06:02:00'), Timestamp('2017-08-04 17:08:00'), Timestamp('2017-07-26 00:10:00'), Timestamp('2017-08-03 12:04:00'), Timestamp('2017-08-04 08:38:00'), Timestamp('2017-07-30 03:02:00'), Timestamp('2017-08-04 14:57:00'), Timestamp('2017-08-02 11:19:00'), Timestamp('2017-08-03 20:57:00'), Timestamp('2017-08-02 16:04:00'), Timestamp('2017-08-02 03:03:00'), Timestamp('2017-08-02 15:35:00'), Timestamp('2017-08-04 17:00:00'), Timestamp('2017-07-31 13:00:00'), Timestamp('2017-08-04 23:19:00'), Timestamp('2017-07-28 13:52:00'), Timestamp('2017-07-29 01:36:00'), Timestamp('2017-08-04 23:32:00'), Timestamp('2017-08-05 21:05:00'), Timestamp('2017-08-03 11:03:00'), Timestamp('2017-08-05 17:34:00'), Timestamp('2017-07-26 01:55:00'), Timestamp('2017-08-03 02:46:00'), Timestamp('2017-08-05 21:10:00'), Timestamp('2017-08-02 12:46:00'), Timestamp('2017-08-04 20:14:00'), Timestamp('2017-08-05 00:31:00'), Timestamp('2017-08-04 06:41:00'), Timestamp('2017-07-26 10:44:00'), Timestamp('2017-08-02 15:36:00'), Timestamp('2017-07-28 14:07:00'), Timestamp('2017-08-04 01:26:00'), Timestamp('2017-08-02 05:14:00'), Timestamp('2017-08-02 08:38:00'), Timestamp('2017-08-02 11:52:00'), Timestamp('2017-07-27 01:12:00'), Timestamp('2017-07-31 13:12:00'), Timestamp('2017-08-04 21:43:00'), Timestamp('2017-07-27 01:13:00'), Timestamp('2017-08-05 10:45:00'), Timestamp('2017-08-04 03:33:00'), Timestamp('2017-08-03 22:21:00'), Timestamp('2017-08-04 21:45:00'), Timestamp('2017-08-05 02:00:00'), Timestamp('2017-08-02 20:49:00'), Timestamp('2017-08-03 20:38:00'), Timestamp('2017-08-02 17:02:00'), Timestamp('2017-08-03 23:43:00'), Timestamp('2017-07-28 22:40:00'), Timestamp('2017-07-26 15:47:00'), Timestamp('2017-08-01 10:03:00'), Timestamp('2017-08-03 06:06:00'), Timestamp('2017-08-01 14:50:00'), Timestamp('2017-08-02 03:38:00'), Timestamp('2017-08-04 02:27:00'), Timestamp('2017-08-05 22:03:00'), Timestamp('2017-08-03 15:25:00'), Timestamp('2017-08-05 21:59:00'), Timestamp('2017-08-01 23:05:00'), Timestamp('2017-07-28 21:58:00'), Timestamp('2017-08-02 10:28:00'), Timestamp('2017-08-01 21:13:00'), Timestamp('2017-08-05 01:08:00'), Timestamp('2017-08-02 14:50:00'), Timestamp('2017-07-26 17:25:00'), Timestamp('2017-08-05 15:01:00'), Timestamp('2017-07-26 08:54:00'), Timestamp('2017-07-31 15:44:00'), Timestamp('2017-08-05 05:20:00'), Timestamp('2017-07-26 08:46:00'), Timestamp('2017-08-02 15:52:00'), Timestamp('2017-08-03 17:55:00'), Timestamp('2017-08-05 13:52:00'), Timestamp('2017-08-05 02:15:00'), Timestamp('2017-07-28 16:15:00'), Timestamp('2017-08-02 22:07:00'), Timestamp('2017-08-04 00:37:00'), Timestamp('2017-08-03 20:42:00'), Timestamp('2017-08-02 09:04:00'), Timestamp('2017-08-01 10:24:00'), Timestamp('2017-07-26 08:35:00'), Timestamp('2017-07-26 17:20:00'), Timestamp('2017-08-05 13:41:00'), Timestamp('2017-08-02 09:06:00'), Timestamp('2017-08-03 10:36:00'), Timestamp('2017-08-02 15:12:00'), Timestamp('2017-08-05 08:51:00'), Timestamp('2017-08-03 04:52:00'), Timestamp('2017-08-04 10:24:00'), Timestamp('2017-07-29 16:59:00'), Timestamp('2017-07-31 12:07:00'), Timestamp('2017-07-26 12:51:00'), Timestamp('2017-08-05 18:11:00'), Timestamp('2017-08-04 23:37:00'), Timestamp('2017-07-28 04:08:00'), Timestamp('2017-08-03 07:42:00'), Timestamp('2017-08-04 23:46:00'), Timestamp('2017-08-05 08:14:00'), Timestamp('2017-07-31 16:07:00'), Timestamp('2017-07-26 21:40:00'), Timestamp('2017-08-04 19:46:00'), Timestamp('2017-08-05 09:18:00'), Timestamp('2017-08-03 06:45:00'), Timestamp('2017-08-04 14:46:00'), Timestamp('2017-08-03 06:29:00'), Timestamp('2017-07-30 03:29:00'), Timestamp('2017-08-02 08:00:00'), Timestamp('2017-07-29 14:15:00'), Timestamp('2017-08-05 14:37:00'), Timestamp('2017-08-04 14:29:00'), Timestamp('2017-07-26 19:34:00'), Timestamp('2017-07-31 13:25:00'), Timestamp('2017-08-03 15:08:00'), Timestamp('2017-08-03 13:19:00'), Timestamp('2017-08-01 09:24:00'), Timestamp('2017-08-03 05:03:00'), Timestamp('2017-08-03 02:58:00'), Timestamp('2017-08-04 18:31:00'), Timestamp('2017-07-31 08:55:00'), Timestamp('2017-08-04 14:30:00'), Timestamp('2017-08-05 02:26:00'), Timestamp('2017-08-01 13:54:00'), Timestamp('2017-07-29 02:52:00'), Timestamp('2017-08-03 14:52:00'), Timestamp('2017-08-01 22:17:00'), Timestamp('2017-08-03 19:32:00'), Timestamp('2017-07-31 12:49:00'), Timestamp('2017-07-29 23:47:00'), Timestamp('2017-08-04 11:33:00'), Timestamp('2017-07-31 09:48:00'), Timestamp('2017-08-04 22:33:00'), Timestamp('2017-07-28 13:16:00'), Timestamp('2017-08-04 00:26:00'), Timestamp('2017-08-01 17:32:00'), Timestamp('2017-08-05 12:17:00'), Timestamp('2017-07-31 20:48:00'), Timestamp('2017-08-02 17:48:00'), Timestamp('2017-08-05 02:56:00'), Timestamp('2017-07-29 08:58:00'), Timestamp('2017-08-05 11:20:00'), Timestamp('2017-08-03 02:19:00'), Timestamp('2017-08-04 08:08:00'), Timestamp('2017-08-03 00:09:00'), Timestamp('2017-08-04 22:19:00'), Timestamp('2017-08-02 06:30:00'), Timestamp('2017-08-01 23:48:00'), Timestamp('2017-08-04 00:59:00'), Timestamp('2017-08-01 21:25:00'), Timestamp('2017-08-01 16:46:00'), Timestamp('2017-08-02 12:34:00'), Timestamp('2017-08-03 16:20:00'), Timestamp('2017-07-31 10:35:00'), Timestamp('2017-08-04 12:32:00'), Timestamp('2017-07-31 14:53:00'), Timestamp('2017-08-02 16:14:00'), Timestamp('2017-08-02 20:09:00'), Timestamp('2017-08-03 19:58:00'), Timestamp('2017-08-03 01:20:00'), Timestamp('2017-08-01 16:45:00'), Timestamp('2017-08-02 02:38:00'), Timestamp('2017-08-04 19:34:00'), Timestamp('2017-08-01 13:14:00'), Timestamp('2017-08-02 13:37:00'), Timestamp('2017-08-04 22:32:00'), Timestamp('2017-08-04 16:32:00'), Timestamp('2017-08-05 10:06:00'), Timestamp('2017-07-28 14:26:00'), Timestamp('2017-08-05 20:53:00'), Timestamp('2017-07-29 02:51:00'), Timestamp('2017-08-05 16:52:00'), Timestamp('2017-08-04 02:13:00'), Timestamp('2017-08-01 12:55:00'), Timestamp('2017-08-02 17:54:00'), Timestamp('2017-08-03 20:51:00'), Timestamp('2017-08-01 02:10:00'), Timestamp('2017-08-03 23:14:00'), Timestamp('2017-07-27 04:35:00'), Timestamp('2017-07-29 15:24:00'), Timestamp('2017-08-04 21:16:00'), Timestamp('2017-08-03 11:28:00'), Timestamp('2017-08-01 14:58:00'), Timestamp('2017-08-03 04:39:00'), Timestamp('2017-08-05 10:47:00'), Timestamp('2017-08-03 23:05:00'), Timestamp('2017-08-03 11:30:00'), Timestamp('2017-08-02 04:20:00'), Timestamp('2017-07-31 22:20:00'), Timestamp('2017-08-04 10:30:00'), Timestamp('2017-08-05 04:07:00'), Timestamp('2017-08-02 10:51:00'), Timestamp('2017-07-26 17:37:00'), Timestamp('2017-08-04 08:52:00'), Timestamp('2017-08-02 10:56:00'), Timestamp('2017-08-03 21:45:00'), Timestamp('2017-07-31 14:06:00'), Timestamp('2017-08-05 20:32:00'), Timestamp('2017-08-02 04:23:00'), Timestamp('2017-08-05 10:57:00'), Timestamp('2017-07-28 21:51:00'), Timestamp('2017-08-02 08:10:00'), Timestamp('2017-08-05 08:06:00'), Timestamp('2017-08-03 12:50:00'), Timestamp('2017-07-26 02:55:00'), Timestamp('2017-08-05 05:27:00'), Timestamp('2017-08-05 17:26:00'), Timestamp('2017-08-03 07:44:00'), Timestamp('2017-08-01 13:50:00'), Timestamp('2017-07-28 03:35:00'), Timestamp('2017-08-05 06:05:00'), Timestamp('2017-08-04 20:33:00'), Timestamp('2017-07-31 17:44:00'), Timestamp('2017-08-05 13:57:00'), Timestamp('2017-08-05 01:40:00'), Timestamp('2017-08-05 06:41:00'), Timestamp('2017-08-03 03:48:00'), Timestamp('2017-07-26 15:57:00'), Timestamp('2017-08-01 20:00:00'), Timestamp('2017-08-02 07:12:00'), Timestamp('2017-08-05 03:52:00'), Timestamp('2017-07-26 01:19:00'), Timestamp('2017-08-04 23:40:00'), Timestamp('2017-08-02 21:49:00'), Timestamp('2017-07-28 16:02:00'), Timestamp('2017-07-28 22:17:00'), Timestamp('2017-08-02 11:30:00'), Timestamp('2017-08-05 02:32:00'), Timestamp('2017-08-02 03:37:00'), Timestamp('2017-07-29 01:35:00'), Timestamp('2017-08-04 02:42:00'), Timestamp('2017-08-03 00:33:00'), Timestamp('2017-08-03 05:33:00'), Timestamp('2017-08-04 13:46:00'), Timestamp('2017-08-05 02:18:00'), Timestamp('2017-07-28 13:41:00'), Timestamp('2017-08-02 11:20:00'), Timestamp('2017-07-27 16:00:00'), Timestamp('2017-08-02 08:14:00'), Timestamp('2017-08-05 01:10:00'), Timestamp('2017-08-05 09:16:00'), Timestamp('2017-08-04 15:47:00'), Timestamp('2017-08-03 08:53:00'), Timestamp('2017-07-28 13:09:00'), Timestamp('2017-08-05 07:33:00'), Timestamp('2017-07-29 02:09:00'), Timestamp('2017-08-05 10:23:00'), Timestamp('2017-08-05 13:00:00'), Timestamp('2017-08-01 10:00:00'), Timestamp('2017-08-03 21:05:00'), Timestamp('2017-08-01 21:56:00'), Timestamp('2017-08-04 13:44:00'), Timestamp('2017-08-04 16:16:00'), Timestamp('2017-08-03 22:26:00'), Timestamp('2017-08-04 21:09:00'), Timestamp('2017-08-04 10:19:00'), Timestamp('2017-07-28 21:53:00'), Timestamp('2017-07-31 21:12:00'), Timestamp('2017-07-28 14:17:00'), Timestamp('2017-08-04 22:15:00'), Timestamp('2017-08-05 00:26:00'), Timestamp('2017-07-30 03:51:00'), Timestamp('2017-07-30 01:28:00'), Timestamp('2017-08-04 21:06:00'), Timestamp('2017-08-01 12:52:00'), Timestamp('2017-08-04 10:13:00'), Timestamp('2017-08-03 14:48:00'), Timestamp('2017-08-05 18:26:00'), Timestamp('2017-07-26 13:40:00'), Timestamp('2017-08-04 05:51:00'), Timestamp('2017-07-27 14:15:00'), Timestamp('2017-08-03 06:30:00'), Timestamp('2017-08-02 03:52:00'), Timestamp('2017-08-02 17:16:00'), Timestamp('2017-08-05 19:38:00'), Timestamp('2017-08-04 05:55:00'), Timestamp('2017-08-04 11:38:00'), Timestamp('2017-08-02 16:03:00'), Timestamp('2017-08-02 08:18:00'), Timestamp('2017-08-04 17:20:00'), Timestamp('2017-08-01 21:11:00'), Timestamp('2017-08-02 13:27:00'), Timestamp('2017-08-01 14:59:00'), Timestamp('2017-08-03 17:13:00'), Timestamp('2017-08-03 09:28:00'), Timestamp('2017-08-03 03:28:00'), Timestamp('2017-08-05 06:10:00'), Timestamp('2017-08-04 22:39:00'), Timestamp('2017-08-03 04:44:00'), Timestamp('2017-07-26 21:43:00'), Timestamp('2017-08-05 19:09:00'), Timestamp('2017-08-04 09:07:00'), Timestamp('2017-08-01 10:26:00'), Timestamp('2017-08-03 14:25:00'), Timestamp('2017-08-03 17:12:00'), Timestamp('2017-08-05 21:56:00'), Timestamp('2017-07-31 23:37:00'), Timestamp('2017-07-29 14:57:00'), Timestamp('2017-08-05 05:31:00'), Timestamp('2017-08-05 00:47:00'), Timestamp('2017-07-31 14:23:00'), Timestamp('2017-08-03 21:03:00'), Timestamp('2017-07-31 14:33:00'), Timestamp('2017-08-05 06:26:00'), Timestamp('2017-08-01 20:30:00'), Timestamp('2017-08-02 09:12:00'), Timestamp('2017-08-05 08:59:00'), Timestamp('2017-08-01 14:41:00'), Timestamp('2017-08-04 22:27:00'), Timestamp('2017-07-29 05:02:00'), Timestamp('2017-07-29 02:50:00'), Timestamp('2017-07-29 14:52:00'), Timestamp('2017-08-02 18:07:00'), Timestamp('2017-08-05 06:50:00'), Timestamp('2017-08-05 11:44:00'), Timestamp('2017-08-05 07:00:00'), Timestamp('2017-08-02 00:28:00'), Timestamp('2017-08-02 02:09:00'), Timestamp('2017-08-05 15:10:00'), Timestamp('2017-08-01 10:46:00'), Timestamp('2017-08-01 14:55:00'), Timestamp('2017-08-05 06:56:00'), Timestamp('2017-08-04 02:18:00'), Timestamp('2017-07-28 01:13:00'), Timestamp('2017-07-27 01:11:00'), Timestamp('2017-07-28 03:41:00'), Timestamp('2017-08-02 18:19:00'), Timestamp('2017-08-05 14:35:00'), Timestamp('2017-08-05 18:05:00'), Timestamp('2017-08-04 02:34:00'), Timestamp('2017-08-01 22:54:00'), Timestamp('2017-08-04 17:22:00'), Timestamp('2017-08-04 08:04:00'), Timestamp('2017-07-28 21:59:00'), Timestamp('2017-08-05 12:59:00'), Timestamp('2017-08-05 08:08:00'), Timestamp('2017-07-29 03:35:00'), Timestamp('2017-08-05 06:47:00'), Timestamp('2017-08-04 13:30:00'), Timestamp('2017-08-02 00:45:00'), Timestamp('2017-08-03 11:51:00'), Timestamp('2017-07-27 14:45:00'), Timestamp('2017-08-05 09:37:00'), Timestamp('2017-08-02 11:11:00'), Timestamp('2017-07-31 09:47:00'), Timestamp('2017-07-27 00:22:00'), Timestamp('2017-08-04 19:01:00'), Timestamp('2017-08-05 02:10:00'), Timestamp('2017-07-28 22:35:00'), Timestamp('2017-07-27 20:09:00'), Timestamp('2017-08-01 09:22:00'), Timestamp('2017-08-02 04:46:00'), Timestamp('2017-08-05 19:36:00'), Timestamp('2017-08-05 18:56:00'), Timestamp('2017-08-01 09:36:00'), Timestamp('2017-08-01 14:15:00'), Timestamp('2017-08-03 16:57:00'), Timestamp('2017-08-02 09:00:00'), Timestamp('2017-07-28 00:39:00'), Timestamp('2017-07-31 15:35:00'), Timestamp('2017-08-01 01:43:00'), Timestamp('2017-08-04 18:22:00'), Timestamp('2017-08-03 04:31:00'), Timestamp('2017-08-05 15:05:00'), Timestamp('2017-07-28 09:22:00'), Timestamp('2017-08-05 20:20:00'), Timestamp('2017-08-03 15:09:00'), Timestamp('2017-08-04 09:00:00'), Timestamp('2017-07-29 15:33:00'), Timestamp('2017-08-05 02:22:00'), Timestamp('2017-08-04 03:17:00'), Timestamp('2017-08-05 11:12:00'), Timestamp('2017-08-01 13:38:00'), Timestamp('2017-07-27 09:22:00'), Timestamp('2017-08-04 17:53:00'), Timestamp('2017-08-02 12:39:00'), Timestamp('2017-08-02 02:04:00'), Timestamp('2017-07-29 14:58:00'), Timestamp('2017-08-02 13:21:00'), Timestamp('2017-08-05 21:25:00'), Timestamp('2017-08-03 10:20:00'), Timestamp('2017-08-05 00:38:00'), Timestamp('2017-08-03 04:09:00'), Timestamp('2017-08-05 14:10:00'), Timestamp('2017-08-04 03:06:00'), Timestamp('2017-07-29 03:01:00'), Timestamp('2017-08-03 12:01:00'), Timestamp('2017-08-04 07:19:00'), Timestamp('2017-08-03 22:05:00'), Timestamp('2017-08-02 04:18:00'), Timestamp('2017-08-01 22:27:00'), Timestamp('2017-08-03 01:55:00'), Timestamp('2017-08-05 03:00:00'), Timestamp('2017-08-04 06:14:00'), Timestamp('2017-08-05 01:55:00'), Timestamp('2017-08-03 03:43:00'), Timestamp('2017-08-04 18:27:00'), Timestamp('2017-08-02 18:02:00'), Timestamp('2017-08-05 05:43:00'), Timestamp('2017-08-05 04:56:00'), Timestamp('2017-07-28 03:28:00'), Timestamp('2017-07-31 09:15:00'), Timestamp('2017-08-02 20:47:00'), Timestamp('2017-07-31 21:31:00'), Timestamp('2017-08-05 03:13:00'), Timestamp('2017-08-01 21:10:00'), Timestamp('2017-08-05 20:17:00'), Timestamp('2017-08-04 19:17:00'), Timestamp('2017-08-01 13:46:00'), Timestamp('2017-08-05 06:59:00'), Timestamp('2017-08-05 15:19:00'), Timestamp('2017-08-04 15:35:00'), Timestamp('2017-08-03 12:48:00'), Timestamp('2017-08-03 14:22:00'), Timestamp('2017-08-05 20:05:00'), Timestamp('2017-08-03 08:49:00'), Timestamp('2017-08-03 22:12:00'), Timestamp('2017-08-04 17:12:00'), Timestamp('2017-08-02 11:54:00'), Timestamp('2017-07-29 09:27:00'), Timestamp('2017-08-05 06:00:00'), Timestamp('2017-08-03 04:25:00'), Timestamp('2017-08-01 20:22:00'), Timestamp('2017-08-04 05:05:00'), Timestamp('2017-08-04 04:07:00'), Timestamp('2017-08-02 04:07:00'), Timestamp('2017-07-29 17:22:00'), Timestamp('2017-08-04 10:09:00'), Timestamp('2017-08-03 08:27:00'), Timestamp('2017-08-03 21:41:00'), Timestamp('2017-07-30 03:23:00'), Timestamp('2017-08-05 11:53:00'), Timestamp('2017-08-02 00:20:00'), Timestamp('2017-08-02 21:50:00'), Timestamp('2017-08-04 04:22:00'), Timestamp('2017-08-05 15:04:00'), Timestamp('2017-07-27 03:24:00'), Timestamp('2017-08-03 01:36:00'), Timestamp('2017-08-03 01:56:00'), Timestamp('2017-08-05 09:04:00'), Timestamp('2017-08-03 22:38:00'), Timestamp('2017-08-04 00:32:00'), Timestamp('2017-07-28 08:58:00'), Timestamp('2017-07-28 14:57:00'), Timestamp('2017-07-31 08:40:00'), Timestamp('2017-08-02 08:13:00'), Timestamp('2017-08-04 10:07:00'), Timestamp('2017-08-04 22:42:00'), Timestamp('2017-07-31 14:48:00'), Timestamp('2017-08-04 13:09:00'), Timestamp('2017-08-01 12:51:00'), Timestamp('2017-08-05 18:14:00'), Timestamp('2017-08-04 21:05:00'), Timestamp('2017-08-05 20:03:00'), Timestamp('2017-08-03 11:22:00'), Timestamp('2017-08-04 14:31:00'), Timestamp('2017-08-02 18:11:00'), Timestamp('2017-08-04 21:32:00'), Timestamp('2017-08-01 12:41:00'), Timestamp('2017-08-05 12:42:00'), Timestamp('2017-07-26 01:57:00'), Timestamp('2017-08-05 21:20:00'), Timestamp('2017-07-31 13:47:00'), Timestamp('2017-08-03 13:55:00'), Timestamp('2017-07-27 04:11:00'), Timestamp('2017-08-02 12:32:00'), Timestamp('2017-08-03 12:57:00'), Timestamp('2017-08-04 05:43:00'), Timestamp('2017-08-01 14:32:00'), Timestamp('2017-07-31 10:15:00'), Timestamp('2017-08-03 20:31:00'), Timestamp('2017-07-27 01:50:00'), Timestamp('2017-08-05 20:39:00'), Timestamp('2017-08-05 05:32:00'), Timestamp('2017-08-05 02:04:00'), Timestamp('2017-08-01 12:28:00'), Timestamp('2017-08-02 04:08:00'), Timestamp('2017-08-05 04:02:00'), Timestamp('2017-07-29 12:55:00'), Timestamp('2017-08-04 11:36:00'), Timestamp('2017-08-02 00:11:00'), Timestamp('2017-08-03 16:08:00'), Timestamp('2017-07-27 00:49:00'), Timestamp('2017-08-05 07:14:00'), Timestamp('2017-08-02 14:11:00'), Timestamp('2017-08-03 06:34:00'), Timestamp('2017-07-30 00:34:00'), Timestamp('2017-08-01 20:21:00'), Timestamp('2017-08-01 04:07:00'), Timestamp('2017-08-03 22:55:00'), Timestamp('2017-07-31 15:19:00'), Timestamp('2017-08-01 16:40:00'), Timestamp('2017-07-26 10:37:00'), Timestamp('2017-08-04 14:21:00'), Timestamp('2017-08-01 23:07:00'), Timestamp('2017-07-28 22:05:00'), Timestamp('2017-07-29 09:56:00'), Timestamp('2017-08-02 11:00:00'), Timestamp('2017-08-05 09:13:00'), Timestamp('2017-07-31 11:30:00'), Timestamp('2017-07-29 08:32:00'), Timestamp('2017-08-02 16:41:00'), Timestamp('2017-08-04 23:33:00'), Timestamp('2017-07-26 10:25:00'), Timestamp('2017-07-31 15:28:00'), Timestamp('2017-08-04 06:07:00'), Timestamp('2017-08-03 07:35:00'), Timestamp('2017-07-29 13:06:00'), Timestamp('2017-07-26 08:42:00'), Timestamp('2017-08-02 03:19:00'), Timestamp('2017-08-03 11:40:00'), Timestamp('2017-07-29 03:54:00'), Timestamp('2017-07-27 00:56:00'), Timestamp('2017-08-02 15:07:00'), Timestamp('2017-08-04 06:38:00'), Timestamp('2017-08-05 03:20:00'), Timestamp('2017-08-04 00:36:00'), Timestamp('2017-08-04 16:51:00'), Timestamp('2017-08-01 10:09:00'), Timestamp('2017-08-04 03:32:00'), Timestamp('2017-08-02 22:17:00'), Timestamp('2017-08-03 03:20:00'), Timestamp('2017-08-02 09:15:00'), Timestamp('2017-08-03 23:54:00'), Timestamp('2017-08-05 08:17:00'), Timestamp('2017-08-05 07:39:00'), Timestamp('2017-08-04 12:48:00'), Timestamp('2017-08-01 21:48:00'), Timestamp('2017-08-05 14:48:00'), Timestamp('2017-08-02 16:19:00'), Timestamp('2017-08-04 07:03:00'), Timestamp('2017-08-01 14:20:00'), Timestamp('2017-08-05 17:21:00'), Timestamp('2017-08-02 12:06:00'), Timestamp('2017-08-02 12:25:00'), Timestamp('2017-08-05 11:41:00'), Timestamp('2017-08-01 10:52:00'), Timestamp('2017-08-02 04:28:00'), Timestamp('2017-08-02 15:43:00'), Timestamp('2017-07-26 13:22:00'), Timestamp('2017-08-02 15:48:00'), Timestamp('2017-08-05 02:40:00'), Timestamp('2017-08-01 14:00:00'), Timestamp('2017-08-05 15:30:00'), Timestamp('2017-07-27 00:40:00'), Timestamp('2017-08-03 10:28:00'), Timestamp('2017-08-03 16:09:00'), Timestamp('2017-08-05 01:45:00'), Timestamp('2017-08-04 19:20:00'), Timestamp('2017-08-02 09:32:00'), Timestamp('2017-08-01 23:01:00'), Timestamp('2017-08-04 10:47:00'), Timestamp('2017-08-04 15:50:00'), Timestamp('2017-08-04 10:01:00'), Timestamp('2017-07-28 14:54:00'), Timestamp('2017-08-01 15:13:00'), Timestamp('2017-08-03 12:02:00'), Timestamp('2017-08-05 21:27:00'), Timestamp('2017-08-05 15:27:00'), Timestamp('2017-07-27 03:36:00'), Timestamp('2017-08-05 21:22:00'), Timestamp('2017-08-03 22:08:00'), Timestamp('2017-08-03 07:34:00'), Timestamp('2017-07-31 15:02:00'), Timestamp('2017-08-02 03:16:00'), Timestamp('2017-08-03 11:16:00'), Timestamp('2017-08-05 07:01:00'), Timestamp('2017-08-02 00:57:00'), Timestamp('2017-07-27 03:23:00'), Timestamp('2017-08-03 01:58:00'), Timestamp('2017-08-03 04:22:00'), Timestamp('2017-08-04 19:39:00'), Timestamp('2017-08-05 15:42:00'), Timestamp('2017-07-29 16:28:00'), Timestamp('2017-08-02 12:03:00'), Timestamp('2017-08-02 09:55:00'), Timestamp('2017-08-03 20:14:00'), Timestamp('2017-08-04 21:54:00'), Timestamp('2017-07-28 05:18:00'), Timestamp('2017-08-02 00:34:00'), Timestamp('2017-08-05 12:02:00'), Timestamp('2017-08-02 12:49:00'), Timestamp('2017-07-31 13:46:00'), Timestamp('2017-08-03 05:02:00'), Timestamp('2017-07-31 15:17:00'), Timestamp('2017-08-02 08:56:00'), Timestamp('2017-07-29 21:55:00'), Timestamp('2017-07-28 02:04:00'), Timestamp('2017-08-02 14:29:00'), Timestamp('2017-08-05 21:33:00'), Timestamp('2017-08-03 21:37:00'), Timestamp('2017-08-03 01:47:00'), Timestamp('2017-08-03 23:18:00'), Timestamp('2017-08-02 21:56:00'), Timestamp('2017-08-04 20:17:00'), Timestamp('2017-08-04 20:31:00'), Timestamp('2017-08-03 15:14:00'), Timestamp('2017-08-01 23:08:00'), Timestamp('2017-08-04 07:24:00'), Timestamp('2017-08-05 17:15:00'), Timestamp('2017-07-26 13:05:00'), Timestamp('2017-08-05 21:39:00'), Timestamp('2017-07-28 00:26:00'), Timestamp('2017-08-02 12:47:00'), Timestamp('2017-08-05 17:00:00'), Timestamp('2017-08-01 08:59:00'), Timestamp('2017-08-03 08:45:00'), Timestamp('2017-08-05 09:39:00'), Timestamp('2017-08-05 19:59:00'), Timestamp('2017-08-03 02:32:00'), Timestamp('2017-07-29 02:25:00'), Timestamp('2017-08-02 17:35:00'), Timestamp('2017-08-03 22:03:00'), Timestamp('2017-08-03 14:29:00'), Timestamp('2017-08-03 07:59:00'), Timestamp('2017-08-03 05:19:00'), Timestamp('2017-08-04 14:06:00'), Timestamp('2017-07-29 09:03:00'), Timestamp('2017-08-02 23:52:00'), Timestamp('2017-08-04 06:55:00'), Timestamp('2017-08-03 05:29:00'), Timestamp('2017-08-05 21:21:00'), Timestamp('2017-07-31 09:51:00'), Timestamp('2017-07-28 15:00:00'), Timestamp('2017-08-02 13:58:00'), Timestamp('2017-08-02 16:30:00'), Timestamp('2017-07-28 16:16:00'), Timestamp('2017-08-04 17:07:00'), Timestamp('2017-08-01 01:50:00'), Timestamp('2017-07-26 20:35:00'), Timestamp('2017-08-05 05:02:00'), Timestamp('2017-07-29 08:53:00'), Timestamp('2017-08-05 00:54:00'), Timestamp('2017-08-04 20:21:00'), Timestamp('2017-08-05 14:47:00'), Timestamp('2017-08-05 15:33:00'), Timestamp('2017-08-03 10:43:00'), Timestamp('2017-07-31 10:04:00'), Timestamp('2017-08-03 17:41:00'), Timestamp('2017-07-31 20:47:00'), Timestamp('2017-07-26 00:36:00'), Timestamp('2017-07-31 10:55:00'), Timestamp('2017-08-03 16:42:00'), Timestamp('2017-08-04 22:31:00'), Timestamp('2017-07-29 01:11:00'), Timestamp('2017-08-01 19:47:00'), Timestamp('2017-08-01 22:23:00'), Timestamp('2017-08-04 10:31:00'), Timestamp('2017-08-04 16:36:00'), Timestamp('2017-08-05 19:10:00'), Timestamp('2017-08-02 20:58:00'), Timestamp('2017-08-03 20:47:00'), Timestamp('2017-08-04 08:26:00'), Timestamp('2017-08-03 13:46:00'), Timestamp('2017-08-05 04:52:00'), Timestamp('2017-08-02 16:56:00'), Timestamp('2017-08-03 21:48:00'), Timestamp('2017-08-03 04:56:00'), Timestamp('2017-08-04 12:51:00'), Timestamp('2017-08-05 11:10:00'), Timestamp('2017-08-04 00:24:00'), Timestamp('2017-08-05 15:02:00'), Timestamp('2017-08-04 10:14:00'), Timestamp('2017-08-04 23:18:00'), Timestamp('2017-08-01 08:49:00'), Timestamp('2017-07-27 09:49:00'), Timestamp('2017-08-03 22:04:00'), Timestamp('2017-08-04 06:58:00'), Timestamp('2017-07-28 14:09:00'), Timestamp('2017-08-03 17:48:00'), Timestamp('2017-08-03 13:17:00'), Timestamp('2017-08-03 23:50:00'), Timestamp('2017-08-04 15:19:00'), Timestamp('2017-08-05 15:43:00'), Timestamp('2017-07-31 15:01:00'), Timestamp('2017-08-04 02:19:00'), Timestamp('2017-08-05 17:05:00'), Timestamp('2017-08-04 02:52:00'), Timestamp('2017-08-05 21:11:00'), Timestamp('2017-08-02 16:12:00'), Timestamp('2017-08-05 11:56:00'), Timestamp('2017-08-02 00:08:00'), Timestamp('2017-08-03 03:34:00'), Timestamp('2017-08-04 21:10:00'), Timestamp('2017-08-03 04:01:00'), Timestamp('2017-07-26 17:31:00'), Timestamp('2017-07-26 03:01:00'), Timestamp('2017-08-03 16:12:00'), Timestamp('2017-08-04 11:30:00'), Timestamp('2017-07-28 15:07:00'), Timestamp('2017-08-05 01:17:00'), Timestamp('2017-08-02 08:25:00'), Timestamp('2017-08-03 02:35:00'), Timestamp('2017-07-27 13:36:00'), Timestamp('2017-08-03 22:00:00'), Timestamp('2017-08-01 20:31:00'), Timestamp('2017-08-03 09:33:00'), Timestamp('2017-08-05 10:51:00'), Timestamp('2017-08-05 18:01:00'), Timestamp('2017-07-29 01:55:00'), Timestamp('2017-08-02 13:18:00'), Timestamp('2017-08-05 03:04:00'), Timestamp('2017-08-03 14:14:00'), Timestamp('2017-08-05 02:48:00'), Timestamp('2017-08-05 15:58:00'), Timestamp('2017-07-29 15:31:00'), Timestamp('2017-07-29 08:43:00'), Timestamp('2017-07-26 00:50:00'), Timestamp('2017-08-03 00:39:00'), Timestamp('2017-08-01 14:06:00'), Timestamp('2017-08-01 22:05:00'), Timestamp('2017-07-31 09:24:00'), Timestamp('2017-08-02 03:32:00'), Timestamp('2017-08-01 15:32:00'), Timestamp('2017-08-04 03:24:00'), Timestamp('2017-08-02 15:38:00'), Timestamp('2017-07-29 13:36:00'), Timestamp('2017-08-04 19:26:00'), Timestamp('2017-08-04 05:45:00'), Timestamp('2017-08-05 01:50:00'), Timestamp('2017-08-02 14:07:00'), Timestamp('2017-08-02 10:22:00'), Timestamp('2017-08-03 17:30:00'), Timestamp('2017-08-02 02:56:00'), Timestamp('2017-08-01 12:31:00'), Timestamp('2017-08-02 08:48:00'), Timestamp('2017-07-29 02:01:00'), Timestamp('2017-07-28 09:04:00'), Timestamp('2017-08-04 05:17:00'), Timestamp('2017-07-29 02:33:00'), Timestamp('2017-07-31 10:26:00'), Timestamp('2017-08-05 05:51:00'), Timestamp('2017-08-05 10:21:00'), Timestamp('2017-08-05 04:37:00'), Timestamp('2017-08-05 00:05:00'), Timestamp('2017-08-02 12:53:00'), Timestamp('2017-08-03 23:17:00'), Timestamp('2017-08-04 09:23:00'), Timestamp('2017-08-02 14:23:00'), Timestamp('2017-08-04 10:58:00'), Timestamp('2017-08-04 00:48:00'), Timestamp('2017-08-03 04:45:00'), Timestamp('2017-07-26 13:34:00'), Timestamp('2017-08-03 01:19:00'), Timestamp('2017-08-04 03:53:00'), Timestamp('2017-07-29 02:00:00'), Timestamp('2017-08-04 09:33:00'), Timestamp('2017-07-26 15:40:00'), Timestamp('2017-08-02 04:19:00'), Timestamp('2017-08-02 13:45:00'), Timestamp('2017-08-04 10:27:00'), Timestamp('2017-08-05 13:09:00'), Timestamp('2017-08-01 16:39:00'), Timestamp('2017-08-03 13:09:00'), Timestamp('2017-08-04 09:54:00'), Timestamp('2017-08-03 15:43:00'), Timestamp('2017-08-04 13:01:00'), Timestamp('2017-08-02 23:45:00'), Timestamp('2017-08-03 05:30:00'), Timestamp('2017-08-02 03:04:00'), Timestamp('2017-08-03 12:42:00'), Timestamp('2017-07-29 09:26:00'), Timestamp('2017-08-04 12:38:00'), Timestamp('2017-08-05 18:00:00'), Timestamp('2017-08-04 21:14:00'), Timestamp('2017-08-04 04:59:00'), Timestamp('2017-08-04 02:56:00'), Timestamp('2017-08-01 04:50:00'), Timestamp('2017-08-05 19:28:00'), Timestamp('2017-08-05 09:55:00'), Timestamp('2017-08-02 11:26:00'), Timestamp('2017-08-03 21:02:00'), Timestamp('2017-08-04 02:47:00'), Timestamp('2017-08-05 13:26:00'), Timestamp('2017-08-05 00:04:00'), Timestamp('2017-08-02 04:21:00'), Timestamp('2017-08-03 02:14:00'), Timestamp('2017-07-29 09:11:00'), Timestamp('2017-07-31 15:21:00'), Timestamp('2017-07-29 17:30:00'), Timestamp('2017-07-28 05:45:00'), Timestamp('2017-07-27 03:55:00'), Timestamp('2017-08-04 23:24:00'), Timestamp('2017-07-27 10:58:00'), Timestamp('2017-08-02 12:02:00'), Timestamp('2017-08-05 08:30:00'), Timestamp('2017-08-05 05:35:00'), Timestamp('2017-07-30 03:57:00'), Timestamp('2017-08-04 01:12:00'), Timestamp('2017-08-01 22:57:00'), Timestamp('2017-08-02 00:25:00'), Timestamp('2017-07-31 22:07:00'), Timestamp('2017-08-01 12:50:00'), Timestamp('2017-08-05 00:40:00'), Timestamp('2017-08-01 14:07:00'), Timestamp('2017-08-04 08:49:00'), Timestamp('2017-07-26 14:18:00'), Timestamp('2017-07-26 15:49:00'), Timestamp('2017-08-03 03:56:00'), Timestamp('2017-08-04 12:24:00'), Timestamp('2017-08-05 08:39:00'), Timestamp('2017-08-03 21:53:00'), Timestamp('2017-08-03 22:16:00'), Timestamp('2017-08-04 09:01:00'), Timestamp('2017-08-01 08:48:00'), Timestamp('2017-07-31 10:13:00'), Timestamp('2017-07-31 10:09:00'), Timestamp('2017-08-04 12:52:00'), Timestamp('2017-08-02 21:17:00'), Timestamp('2017-07-30 00:59:00'), Timestamp('2017-08-04 14:25:00'), Timestamp('2017-08-05 07:37:00'), Timestamp('2017-08-02 01:24:00'), Timestamp('2017-07-31 22:21:00'), Timestamp('2017-08-04 08:43:00'), Timestamp('2017-08-04 18:14:00'), Timestamp('2017-07-26 09:03:00'), Timestamp('2017-08-02 05:35:00'), Timestamp('2017-08-03 17:22:00'), Timestamp('2017-07-26 20:41:00'), Timestamp('2017-08-03 14:38:00'), Timestamp('2017-08-03 14:51:00'), Timestamp('2017-08-05 04:14:00'), Timestamp('2017-08-03 20:48:00'), Timestamp('2017-08-02 18:10:00'), Timestamp('2017-08-04 23:30:00'), Timestamp('2017-08-04 01:34:00'), Timestamp('2017-07-29 10:29:00'), Timestamp('2017-08-05 19:07:00'), Timestamp('2017-08-02 22:03:00'), Timestamp('2017-07-29 02:29:00'), Timestamp('2017-08-01 00:39:00'), Timestamp('2017-07-31 13:07:00'), Timestamp('2017-08-05 10:24:00'), Timestamp('2017-08-04 22:08:00'), Timestamp('2017-08-04 11:43:00'), Timestamp('2017-08-05 15:49:00'), Timestamp('2017-08-05 04:13:00'), Timestamp('2017-07-29 01:17:00'), Timestamp('2017-08-03 07:18:00'), Timestamp('2017-08-04 22:18:00'), Timestamp('2017-08-03 03:04:00'), Timestamp('2017-08-04 05:52:00'), Timestamp('2017-08-05 17:32:00'), Timestamp('2017-08-05 20:55:00'), Timestamp('2017-08-05 16:29:00'), Timestamp('2017-08-05 00:51:00'), Timestamp('2017-08-05 21:44:00'), Timestamp('2017-07-30 03:31:00'), Timestamp('2017-08-03 12:31:00'), Timestamp('2017-08-04 07:12:00'), Timestamp('2017-08-03 03:49:00'), Timestamp('2017-08-01 12:26:00'), Timestamp('2017-08-02 03:35:00'), Timestamp('2017-08-05 12:15:00'), Timestamp('2017-08-04 10:55:00'), Timestamp('2017-07-28 13:06:00'), Timestamp('2017-08-03 05:22:00'), Timestamp('2017-07-29 01:09:00'), Timestamp('2017-08-04 04:51:00'), Timestamp('2017-08-03 03:36:00'), Timestamp('2017-08-04 14:42:00'), Timestamp('2017-07-28 03:37:00'), Timestamp('2017-08-04 11:19:00'), Timestamp('2017-08-01 00:10:00'), Timestamp('2017-08-03 13:38:00'), Timestamp('2017-07-26 03:46:00'), Timestamp('2017-08-05 20:43:00'), Timestamp('2017-08-02 15:24:00'), Timestamp('2017-07-29 16:35:00'), Timestamp('2017-08-04 02:00:00'), Timestamp('2017-08-03 08:26:00'), Timestamp('2017-08-04 03:45:00'), Timestamp('2017-08-04 03:58:00'), Timestamp('2017-08-05 13:30:00'), Timestamp('2017-07-30 01:27:00'), Timestamp('2017-08-02 12:12:00'), Timestamp('2017-08-03 01:15:00'), Timestamp('2017-08-01 20:36:00'), Timestamp('2017-08-04 04:11:00'), Timestamp('2017-08-05 06:55:00'), Timestamp('2017-08-03 02:26:00'), Timestamp('2017-07-27 10:44:00'), Timestamp('2017-07-28 08:49:00'), Timestamp('2017-08-04 03:56:00'), Timestamp('2017-08-03 23:27:00'), Timestamp('2017-08-03 07:07:00'), Timestamp('2017-08-03 08:52:00'), Timestamp('2017-08-03 23:01:00'), Timestamp('2017-08-04 17:40:00'), Timestamp('2017-08-03 03:12:00'), Timestamp('2017-08-05 07:12:00'), Timestamp('2017-08-05 13:34:00'), Timestamp('2017-08-04 02:43:00'), Timestamp('2017-07-28 14:16:00'), Timestamp('2017-08-02 04:03:00'), Timestamp('2017-08-04 05:16:00'), Timestamp('2017-08-04 16:57:00'), Timestamp('2017-08-01 15:07:00'), Timestamp('2017-08-05 07:53:00'), Timestamp('2017-08-04 15:25:00'), Timestamp('2017-08-03 05:09:00'), Timestamp('2017-07-28 04:01:00'), Timestamp('2017-08-04 07:38:00'), Timestamp('2017-08-05 18:28:00'), Timestamp('2017-08-03 00:50:00'), Timestamp('2017-08-04 09:44:00'), Timestamp('2017-08-04 09:21:00'), Timestamp('2017-08-02 00:33:00'), Timestamp('2017-08-05 03:45:00'), Timestamp('2017-08-01 21:23:00'), Timestamp('2017-08-03 16:10:00'), Timestamp('2017-08-02 21:15:00'), Timestamp('2017-08-01 09:32:00'), Timestamp('2017-08-02 03:10:00'), Timestamp('2017-08-05 00:42:00'), Timestamp('2017-08-03 15:41:00'), Timestamp('2017-07-28 14:22:00'), Timestamp('2017-08-04 04:41:00'), Timestamp('2017-08-03 08:32:00'), Timestamp('2017-08-05 01:34:00'), Timestamp('2017-08-05 06:28:00'), Timestamp('2017-07-28 03:47:00'), Timestamp('2017-07-28 01:34:00'), Timestamp('2017-07-27 01:45:00'), Timestamp('2017-07-30 03:52:00'), Timestamp('2017-08-05 07:58:00'), Timestamp('2017-08-02 11:09:00'), Timestamp('2017-07-28 03:40:00'), Timestamp('2017-08-01 00:51:00'), Timestamp('2017-08-04 06:25:00'), Timestamp('2017-07-30 03:48:00'), Timestamp('2017-08-01 00:49:00'), Timestamp('2017-08-04 03:52:00'), Timestamp('2017-08-02 04:25:00'), Timestamp('2017-08-03 02:45:00'), Timestamp('2017-07-29 00:56:00'), Timestamp('2017-08-05 03:19:00'), Timestamp('2017-08-04 22:04:00'), Timestamp('2017-07-28 21:33:00'), Timestamp('2017-08-05 05:03:00'), Timestamp('2017-08-03 11:42:00'), Timestamp('2017-07-31 15:04:00'), Timestamp('2017-07-31 21:57:00'), Timestamp('2017-08-05 12:47:00'), Timestamp('2017-08-04 17:32:00'), Timestamp('2017-08-02 09:02:00'), Timestamp('2017-08-03 09:03:00'), Timestamp('2017-08-02 08:40:00'), Timestamp('2017-08-05 14:08:00'), Timestamp('2017-08-03 08:04:00'), Timestamp('2017-08-05 04:00:00'), Timestamp('2017-08-05 21:46:00'), Timestamp('2017-08-03 10:25:00'), Timestamp('2017-08-04 05:25:00'), Timestamp('2017-08-04 23:58:00'), Timestamp('2017-07-31 09:01:00'), Timestamp('2017-08-02 15:45:00'), Timestamp('2017-08-05 08:50:00'), Timestamp('2017-07-28 00:30:00'), Timestamp('2017-08-02 08:52:00'), Timestamp('2017-08-03 02:54:00'), Timestamp('2017-08-04 07:52:00'), Timestamp('2017-08-01 16:33:00'), Timestamp('2017-07-27 05:08:00'), Timestamp('2017-07-29 13:12:00'), Timestamp('2017-07-28 21:47:00'), Timestamp('2017-08-03 17:19:00'), Timestamp('2017-07-31 14:18:00'), Timestamp('2017-08-01 15:46:00'), Timestamp('2017-08-02 01:27:00'), Timestamp('2017-07-28 21:45:00'), Timestamp('2017-08-04 04:36:00'), Timestamp('2017-07-29 02:47:00'), Timestamp('2017-08-04 04:09:00'), Timestamp('2017-07-26 21:57:00'), Timestamp('2017-08-01 17:03:00'), Timestamp('2017-08-05 07:32:00'), Timestamp('2017-07-28 04:26:00'), Timestamp('2017-08-05 20:24:00'), Timestamp('2017-08-03 04:38:00'), Timestamp('2017-08-02 12:05:00'), Timestamp('2017-08-03 21:12:00'), Timestamp('2017-08-02 22:30:00'), Timestamp('2017-08-04 06:28:00'), Timestamp('2017-08-05 14:33:00'), Timestamp('2017-08-01 18:44:00'), Timestamp('2017-08-05 03:54:00'), Timestamp('2017-08-05 16:41:00'), Timestamp('2017-08-02 02:46:00'), Timestamp('2017-07-30 00:41:00'), Timestamp('2017-08-03 18:54:00'), Timestamp('2017-08-05 19:00:00'), Timestamp('2017-07-31 11:57:00'), Timestamp('2017-08-04 20:28:00'), Timestamp('2017-08-05 07:13:00'), Timestamp('2017-07-28 03:00:00'), Timestamp('2017-08-02 14:24:00'), Timestamp('2017-08-02 22:16:00'), Timestamp('2017-07-31 22:04:00'), Timestamp('2017-08-02 12:18:00'), Timestamp('2017-08-04 21:20:00'), Timestamp('2017-08-05 01:57:00'), Timestamp('2017-08-05 16:38:00'), Timestamp('2017-07-26 13:37:00'), Timestamp('2017-07-29 13:15:00'), Timestamp('2017-08-05 08:31:00'), Timestamp('2017-07-29 13:55:00'), Timestamp('2017-08-03 10:55:00'), Timestamp('2017-08-03 12:06:00'), Timestamp('2017-08-03 15:33:00'), Timestamp('2017-07-29 08:50:00'), Timestamp('2017-08-04 10:37:00'), Timestamp('2017-08-04 06:36:00'), Timestamp('2017-08-04 18:12:00'), Timestamp('2017-08-03 22:33:00'), Timestamp('2017-07-26 13:06:00'), Timestamp('2017-08-05 04:42:00'), Timestamp('2017-08-03 04:30:00'), Timestamp('2017-07-28 18:00:00'), Timestamp('2017-07-29 14:17:00'), Timestamp('2017-07-27 10:57:00'), Timestamp('2017-08-05 15:38:00'), Timestamp('2017-08-05 00:03:00'), Timestamp('2017-08-02 00:24:00'), Timestamp('2017-08-03 03:31:00'), Timestamp('2017-08-04 09:22:00'), Timestamp('2017-08-02 15:56:00'), Timestamp('2017-08-05 03:58:00'), Timestamp('2017-08-05 06:40:00'), Timestamp('2017-08-04 01:11:00'), Timestamp('2017-08-05 01:56:00'), Timestamp('2017-08-02 11:44:00'), Timestamp('2017-07-28 22:48:00'), Timestamp('2017-08-02 12:51:00'), Timestamp('2017-08-02 23:46:00'), Timestamp('2017-08-03 02:55:00'), Timestamp('2017-07-28 17:17:00'), Timestamp('2017-08-03 13:27:00'), Timestamp('2017-07-29 22:33:00'), Timestamp('2017-08-04 23:43:00'), Timestamp('2017-08-04 07:34:00'), Timestamp('2017-08-03 15:32:00'), Timestamp('2017-08-05 06:17:00'), Timestamp('2017-08-05 05:19:00'), Timestamp('2017-07-28 14:40:00'), Timestamp('2017-08-01 14:05:00'), Timestamp('2017-08-05 21:38:00'), Timestamp('2017-08-05 19:55:00'), Timestamp('2017-08-05 16:51:00'), Timestamp('2017-08-05 06:30:00'), Timestamp('2017-08-05 05:10:00'), Timestamp('2017-08-01 21:02:00'), Timestamp('2017-08-03 19:10:00'), Timestamp('2017-08-04 16:43:00'), Timestamp('2017-08-05 09:44:00'), Timestamp('2017-07-28 16:21:00'), Timestamp('2017-07-30 00:10:00'), Timestamp('2017-08-03 19:20:00'), Timestamp('2017-07-30 01:39:00'), Timestamp('2017-08-05 16:17:00'), Timestamp('2017-08-04 19:16:00'), Timestamp('2017-08-04 17:30:00'), Timestamp('2017-07-27 01:01:00'), Timestamp('2017-08-04 20:08:00'), Timestamp('2017-07-28 13:07:00'), Timestamp('2017-07-28 02:02:00'), Timestamp('2017-08-03 05:25:00'), Timestamp('2017-07-28 22:10:00'), Timestamp('2017-07-27 01:00:00'), Timestamp('2017-07-27 14:14:00'), Timestamp('2017-08-02 09:52:00'), Timestamp('2017-07-29 16:37:00'), Timestamp('2017-08-02 13:39:00'), Timestamp('2017-08-02 17:46:00'), Timestamp('2017-08-04 00:03:00'), Timestamp('2017-08-05 19:56:00'), Timestamp('2017-08-03 10:59:00'), Timestamp('2017-08-04 09:28:00'), Timestamp('2017-08-01 09:54:00'), Timestamp('2017-07-31 13:51:00'), Timestamp('2017-07-29 09:50:00'), Timestamp('2017-08-02 16:13:00'), Timestamp('2017-08-04 05:49:00'), Timestamp('2017-08-04 20:30:00'), Timestamp('2017-08-05 15:17:00'), Timestamp('2017-07-28 03:05:00'), Timestamp('2017-08-05 11:49:00'), Timestamp('2017-08-04 14:09:00'), Timestamp('2017-08-01 00:01:00'), Timestamp('2017-07-26 17:44:00'), Timestamp('2017-07-28 02:48:00'), Timestamp('2017-08-01 16:49:00'), Timestamp('2017-08-02 22:20:00'), Timestamp('2017-08-02 21:05:00'), Timestamp('2017-07-31 15:23:00'), Timestamp('2017-08-02 01:40:00'), Timestamp('2017-08-04 03:59:00'), Timestamp('2017-08-03 05:18:00'), Timestamp('2017-08-05 16:15:00'), Timestamp('2017-07-26 00:56:00'), Timestamp('2017-08-01 22:24:00'), Timestamp('2017-08-03 11:18:00'), Timestamp('2017-08-04 12:33:00'), Timestamp('2017-08-02 15:01:00'), Timestamp('2017-07-31 14:49:00'), Timestamp('2017-08-05 06:04:00'), Timestamp('2017-08-01 22:20:00'), Timestamp('2017-08-05 09:10:00'), Timestamp('2017-08-02 04:44:00'), Timestamp('2017-08-05 10:13:00'), Timestamp('2017-08-02 02:37:00'), Timestamp('2017-07-31 13:27:00'), Timestamp('2017-07-31 21:03:00'), Timestamp('2017-08-04 08:53:00'), Timestamp('2017-07-28 00:01:00'), Timestamp('2017-08-01 09:37:00'), Timestamp('2017-08-03 08:15:00'), Timestamp('2017-07-29 22:09:00'), Timestamp('2017-08-03 20:05:00'), Timestamp('2017-08-05 10:27:00'), Timestamp('2017-07-31 15:31:00'), Timestamp('2017-08-04 14:13:00'), Timestamp('2017-08-03 02:42:00'), Timestamp('2017-08-02 00:35:00'), Timestamp('2017-08-03 10:14:00'), Timestamp('2017-08-05 15:54:00'), Timestamp('2017-08-01 13:33:00'), Timestamp('2017-07-29 10:27:00'), Timestamp('2017-08-04 11:07:00'), Timestamp('2017-08-02 03:58:00'), Timestamp('2017-07-28 23:03:00'), Timestamp('2017-08-04 17:35:00'), Timestamp('2017-07-26 19:53:00'), Timestamp('2017-08-02 10:42:00'), Timestamp('2017-07-29 22:13:00'), Timestamp('2017-08-04 03:21:00'), Timestamp('2017-07-26 16:04:00'), Timestamp('2017-08-05 14:52:00'), Timestamp('2017-08-02 04:15:00'), Timestamp('2017-07-27 02:24:00'), Timestamp('2017-08-04 16:44:00'), Timestamp('2017-08-04 17:48:00'), Timestamp('2017-08-03 18:38:00'), Timestamp('2017-08-03 14:59:00'), Timestamp('2017-08-03 20:49:00'), Timestamp('2017-08-02 09:49:00'), Timestamp('2017-08-04 12:42:00'), Timestamp('2017-07-31 21:13:00'), Timestamp('2017-08-05 19:17:00'), Timestamp('2017-08-03 22:39:00'), Timestamp('2017-08-05 04:32:00'), Timestamp('2017-07-26 14:33:00'), Timestamp('2017-08-04 13:40:00'), Timestamp('2017-07-29 01:46:00'), Timestamp('2017-08-02 00:31:00'), Timestamp('2017-08-01 09:56:00'), Timestamp('2017-08-02 14:44:00'), Timestamp('2017-08-03 01:23:00'), Timestamp('2017-08-03 16:53:00'), Timestamp('2017-08-02 22:36:00'), Timestamp('2017-08-05 18:27:00'), Timestamp('2017-08-02 00:14:00'), Timestamp('2017-08-05 04:22:00'), Timestamp('2017-07-27 02:09:00'), Timestamp('2017-08-04 13:11:00'), Timestamp('2017-07-29 09:47:00'), Timestamp('2017-07-29 04:59:00'), Timestamp('2017-08-02 02:45:00'), Timestamp('2017-08-02 09:13:00'), Timestamp('2017-08-03 21:58:00'), Timestamp('2017-08-05 05:06:00'), Timestamp('2017-08-05 14:45:00'), Timestamp('2017-08-04 18:39:00'), Timestamp('2017-08-02 10:41:00'), Timestamp('2017-08-05 07:48:00'), Timestamp('2017-08-01 15:52:00'), Timestamp('2017-08-04 00:09:00'), Timestamp('2017-08-04 17:09:00'), Timestamp('2017-08-04 19:23:00'), Timestamp('2017-08-05 17:09:00'), Timestamp('2017-08-05 07:40:00'), Timestamp('2017-08-04 21:34:00'), Timestamp('2017-07-31 21:40:00'), Timestamp('2017-08-01 09:10:00'), Timestamp('2017-08-02 21:00:00'), Timestamp('2017-08-02 03:42:00'), Timestamp('2017-08-04 04:49:00'), Timestamp('2017-08-03 11:14:00'), Timestamp('2017-08-03 02:03:00'), Timestamp('2017-07-31 10:22:00'), Timestamp('2017-08-01 09:46:00'), Timestamp('2017-07-29 00:55:00'), Timestamp('2017-08-03 16:01:00'), Timestamp('2017-08-04 23:11:00'), Timestamp('2017-08-04 13:48:00'), Timestamp('2017-08-03 04:42:00'), Timestamp('2017-08-02 00:03:00'), Timestamp('2017-08-03 11:17:00'), Timestamp('2017-07-31 10:52:00'), Timestamp('2017-08-02 10:23:00'), Timestamp('2017-07-31 14:21:00'), Timestamp('2017-08-02 15:49:00'), Timestamp('2017-07-28 09:18:00'), Timestamp('2017-07-31 11:42:00'), Timestamp('2017-07-29 03:03:00'), Timestamp('2017-08-01 11:53:00'), Timestamp('2017-08-03 10:47:00'), Timestamp('2017-08-03 08:34:00'), Timestamp('2017-07-31 20:57:00'), Timestamp('2017-08-04 18:10:00'), Timestamp('2017-08-05 11:57:00'), Timestamp('2017-08-01 16:52:00'), Timestamp('2017-08-05 13:12:00'), Timestamp('2017-08-05 02:27:00'), Timestamp('2017-08-03 00:04:00'), Timestamp('2017-08-05 09:09:00'), Timestamp('2017-07-29 13:53:00'), Timestamp('2017-07-28 15:19:00'), Timestamp('2017-08-05 03:17:00'), Timestamp('2017-08-03 06:57:00'), Timestamp('2017-08-05 15:39:00'), Timestamp('2017-08-04 20:29:00'), Timestamp('2017-08-04 18:02:00'), Timestamp('2017-07-29 05:12:00'), Timestamp('2017-07-30 00:18:00'), Timestamp('2017-07-29 16:31:00'), Timestamp('2017-08-01 01:47:00'), Timestamp('2017-08-03 20:12:00'), Timestamp('2017-07-26 10:51:00'), Timestamp('2017-08-05 19:01:00'), Timestamp('2017-08-04 16:13:00'), Timestamp('2017-08-02 13:49:00'), Timestamp('2017-08-02 04:06:00'), Timestamp('2017-08-03 20:32:00'), Timestamp('2017-08-03 04:06:00'), Timestamp('2017-08-04 15:57:00'), Timestamp('2017-07-30 01:59:00'), Timestamp('2017-07-28 14:05:00'), Timestamp('2017-07-27 09:31:00'), Timestamp('2017-08-04 21:46:00'), Timestamp('2017-07-27 11:02:00'), Timestamp('2017-07-29 09:23:00'), Timestamp('2017-08-04 07:56:00'), Timestamp('2017-08-05 09:56:00'), Timestamp('2017-08-05 05:16:00'), Timestamp('2017-07-28 10:39:00'), Timestamp('2017-07-29 09:53:00'), Timestamp('2017-08-04 09:31:00'), Timestamp('2017-</text:p>
          </table:table-cell>
        </table:table-row>
        <table:table-row table:style-name="ro1">
          <table:table-cell table:style-name="ce1" office:value-type="string" calcext:value-type="string">
            <text:p>MODULE3_SEQ</text:p>
          </table:table-cell>
          <table:table-cell table:style-name="ce1" office:value-type="float" office:value="30049" calcext:value-type="float">
            <text:p>30049</text:p>
          </table:table-cell>
          <table:table-cell office:value-type="string" calcext:value-type="string">
            <text:p>{'JVE', '3BB', 'A53', 'BYX', '0JZ', 'QHU', 'V64', 'KY3', 'RGH', 'QV2', 'ANF', '6VY', '0DX', '1PZ', 'PLW', '8B1', '31J', 'SWP', '1PT', 'MSX', 'TEP', 'VKJ', 'P0A', 'AZW', 'XPN', 'CC5', '1MY', 'ZD2', '8HW', 'M2P', '7KR', '6WR', 'W9U', '3YX', 'B75', 'MUU', '6HD', 'FCR', 'UG7', 'K7B', 'ZCY', '9ZP', 'UVF', '58L', '47T', '0NC', 'CEB', 'AP6', '21V', '6UH', 'WT2', 'HRL', 'ZX5', '7C3', 'SGP', '7Q9', 'G4P', '89J', 'MCK', 'SY5', 'EST', '6QU', 'VTU', '0YR', 'VFZ', 'S91', '20K', '4EY', 'GCW', 'VHS', 'GUZ', '63M', 'AHV', 'TKG', 'JGT', '2GS', 'FVL', '66M', '1W7', 'QSM', 'R6N', 'JXS', '2LU', '3PH', 'RBX', 'EKN', '0WU', 'TVX', 'EU4', 'FSN', 'GL1', 'DD8', '8N5', '6.00E+08', 'BMR', 'PUS', '1T5', 'XZE', 'U7L', 'UTA', 'Y8A', 'W3P', 'UUT', '8N4', '3ME', '0RD', 'DGH', '5JH', 'F3R', 'E9T', 'AC1', 'Z02', '6XE', 'F97', 'ZAD', '47R', 'YTT', 'LAJ', 'VEX', 'E7V', '63R', 'RSP', 'NGP', 'PD8', '4YA', '01N', '10Y', 'H8L', 'CHD', 'QK0', '6KW', '99F', 'YYG', 'Y7J', 'KZM', 'SLV', 'D7Y', '5PB', '3GF', 'L3J', '18X', '634', 'UQP', '2W6', 'BFS', '3HV', 'ARQ', 'VQW', 'MUJ', 'PNV', 'U0V', 'MKS', '3S2', 'QE7', '1VN', 'Q3N', '2H1', 'SV7', '30A', 'Q4U', 'DHW', 'K3U', 'TL4', 'EAB', 'K5M', '8MS', '37Q', 'SNH', '6W4', 'T0E', 'VCD', 'DWY', 'WS8', '7RQ', 'Y5L', 'FV1', 'G3E', '9AB', 'QJW', '1PX', '95X', 'EXK', 'XH4', '6NF', 'UPB', '61L', 'A2R', 'YPF', 'PK9', 'AQM', 'U3T', 'RY7', 'G6S', 'VLW', 'UPX', 'FKM', '5EU', 'E6U', 'H4K', 'D8L', 'QF2', '1B8', '6D1', '0SU', 'M3N', 'SQX', 'LT2', 'X8U', '1BS', 'K5K', 'RDM', 'RFH', 'HXW', '1RG', '3DX', 'EX8', 'Q7A', '7TR', 'MWF', 'L84', 'E9S', 'RHX', 'JL5', '36G', '7L3', 'RAY', 'DTJ', 'TGR', 'CXN', '4LC', 'G5F', 'BX6', 'V01', 'HRQ', 'TF5', '6DB', 'TAX', '8NZ', 'E0R', 'C66', 'K5U', 'KLS', 'U87', 'KEF', 'P7R', '21X', 'XT6', '8B5', 'HBG', 'BXR', 'N5R', '4JN', 'MAQ', 'SS2', '5CR', 'PSD', 'H21', 'FNJ', 'L9R', '3SB', 'GK9', '7NP', '6FD', '310', 'VRB', 'CY9', 'FZ5', '2TS', 'TMM', 'FXP', 'N89', '60L', 'CXW', '8J8', '0SN', 'L9P', 'RRE', '3GX', 'WJ8', 'V2E', 'MVA', '5KZ', 'TN0', 'JFK', 'PFJ', 'J57', 'J8Q', 'N9A', 'G51', 'VBD', '1ZQ', 'X6W', '7UR', '0KH', '57J', 'C54', 'Z32', 'WN9', 'LC1', '5LN', '0ZL', '3QY', 'ETL', 'F06', 'WBA', 'HNT', '4.00E+01', '6JK', '8ZE', '6S4', 'AG2', '0X8', 'B7L', 'KLC', 'L72', '8A9', 'NGB', '49Y', '8PP', '9ZG', 'FDU', '718', '80J', 'EFC', '29', 'HDT', 'XDL', 'VLT', 'FHR', '7KV', 'JZ5', '2C6', 'JTT', 'XXJ', '06Z', '137', 'TQL', 'RF1', 'UFR', '72F', '1WY', '3T9', 'AKR', 'TS3', 'GYR', '869', '0ZU', 'MYU', '4C1', 'N81', '3SZ', '3DT', '96F', '1N8', 'P8G', '4X9', 'WY9', '2GY', 'U83', '0MJ', '00N', '8PS', 'H5S', '77V', 'JVA', 'CC9', 'BTT', 'YTL', '42L', '3VG', '3DR', 'C7N', 'PD0', '8AG', '4LF', 'S0S', 'DQV', 'TCF', '3AJ', 'EHX', 'YGG', 'EKX', 'QFM', '86', 'U7A', 'UYL', 'VXR', '752', '1Y9', 'Q6V', 'VKE', '9NF', 'YUX', '5AB', 'AK0', '95C', '645', 'BFX', 'EEB', 'E4F', 'DDG', '9QA', 'JB0', '7EH', 'DKL', 'A5N', 'HZG', 'P7C', 'WDW', '9KN', '2C0', '71D', 'VWL', 'RML', 'ABM', '6NG', '71U', 'TRU', '4EV', 'W4A', 'CFB', 'W77', 'W0R', 'P70', 'NYC', '7XX', 'Y2G', '773', '8RH', 'FD1', '2VH', 'K8E', 'QGV', 'NZH', 'EQB', '286', 'C5W', 'QPD', '563', '33N', 'DT6', 'G1N', '3LH', '7B5', 'KM4', 'T6J', '9F0', 'CFN', '8.00E+06', 'VRZ', '1W6', '5XR', 'DP5', 'BJ9', 'NT7', 'ULX', '3BS', 'H5C', 'BST', '383', 'V8L', 'Z8E', 'C45', '517', '8CC', '7LT', '95E', '9JP', 'LRL', 'U9A', '7M3', 'DHZ', '7D0', '6KC', 'FXQ', '09T', 'T8W', 'D1M', 'C3Q', 'DAL', 'LD4', 'DX7', 'F9C', '6LZ', 'E58', 'ER4', '14V', 'W44', '32K', '3JG', 'ZEU', '1EL', 'Y5B', 'R78', 'GSV', 'U8S', 'C88', '0GE', 'EGY', 'RME', 'DJ3', 'CAT', '5PG', 'L8C', 'YJV', 'EET', '5RC', 'FR5', 'JJF', 'ED5', 'PWS', 'Q13', '4UQ', 'L5E', 'LCP', 'CR3', '6YF', 'RTX', '9P1', 'Q1T', 'NSD', 'YT7', 'L17', '5H8', 'KKC', '3A4', 'DYG', 'ZGY', 'A0U', '3KB', 'QV1', '8HP', 'DWK', 'UEY', '11L', 'FTC', 'YMK', '9US', '0ZJ', 'V8D', '89A', 'W3X', '8Y2', 'T5D', '00X', '6UL', 'YUQ', 'TQE', 'SMU', '5DP', 'QLZ', 'CH9', '2HN', 'WVP', '48C', 'KRC', 'M37', 'BAK', '0F9', 'UG4', 'SY9', 'G60', '1KH', '9LF', 'D4K', 'WAW', '55E', 'ZSB', '82J', '0S5', 'UVZ', '3CL', 'Y6V', 'ZDA', '55M', '68N', 'EV3', 'GC7', 'GVR', 'RVH', 'XTG', 'SCK', '6QP', 'HGL', 'SZJ', 'ENF', 'AQP', 'XWF', 'ZBS', 'VYJ', '97W', 'C1C', 'E50', 'R52', 'FUU', 'P4W', 'CLQ', 'FMK', 'JAE', '5SE', '8NM', 'FTM', 'KDF', 'U7T', 'SEQ', 'MQ4', 'ZVB', 'FLG', '2J9', '375', 'Q5S', 'G39', 'QJ2', 'H7S', '1HA', 'V9S', 'GSR', 'SCU', '2BT', 'UTP', '5G3', 'B3L', 'P9U', '6G4', 'LPP', 'FU8', 'FF5', 'AD3', '4R0', '2K8', '48S', '1.00E+09', '59J', '04E', 'ACL', 'EDX', '0PQ', '6LY', 'N6A', 'EER', 'EE2', '93', 'X6R', '132', 'L05', 'NLY', '3PX', 'KAV', 'X5H', 'GSN', '09J', '2J4', 'N38', 'DFC', '5DM', '391', 'W3G', 'ZQ1', '02F', 'DM5', 'RTG', 'MC3', 'NX2', 'PEG', 'HMK', 'XR9', '95', 'XBA', '8UC', '6EU', 'G31', 'LF6', 'W05', '3HA', '9QU', '78V', '6VB', '2AD', '82K', 'Q4H', '4WE', '25Z', 'D74', 'RFG', 'LK8', 'A2V', '2FD', '2JL', '1Q6', 'F56', 'LTV', 'LMM', 'HDA', '70K', '2F6', '72', 'BEW', 'A2B', 'AML', 'C4B', 'VUV', 'W6J', '9GU', '2LY', 'MD2', '4RC', 'VQK', '3YA', 'D7X', '3LA', '7MQ', 'XZH', 'N7L', 'QNS', '5L2', '89K', 'FPS', '0XB', 'US7', 'UZF', '3DH', 'CB0', '9HL', '1L8', '5JN', '9SE', 'YSA', '970', '8U2', 'C6Z', '3Z6', '4CD', '1KJ', 'WF4', '43B', '2Z3', '6XZ', 'CFS', 'RWY', 'M5X', '928', '8EJ', '0HC', '4AQ', 'UPM', 'EYR', '68W', '2QP', 'WXC', '6XD', 'GMR', '2XZ', 'AY9', 'L3C', '8K6', 'EUE', 'UN1', 'N0U', 'L96', '3BC', '3BU', '9S1', 'MPW', 'PT9', 'MKM', '7WA', '51E', '9S3', 'HVU', '95J', 'J7C', '1JL', 'NZY', 'TW7', 'UNE', 'ZJR', '0ZX', '2HW', 'K0R', 'R5B', 'NL6', 'XBK', 'EHR', '2RH', '9XV', 'B7H', '0AE', '4GM', '7A1', 'MZP', '8BS', 'TK1', '2YR', '9RV', 'N7X', 'TGV', '8U6', 'KPL', '1KM', 'VZL', 'YE1', 'KF6', '6JW', 'FCH', '1SJ', '22H', 'X2K', 'MJM', '9MF', '5JD', 'KNP', 'HL6', 'P0D', 'WH9', 'T84', 'XC9', '35', '8MA', 'NJC', '2FW', 'PJQ', 'J27', 'ZU2', 'N7K', '4AY', 'MSW', 'DMP', '0GZ', 'TYS', 'ZZW', 'DLJ', 'N2Z', 'UMK', 'FHG', 'W1N', '1LS', 'RWX', 'ADL', 'W11', '7QN', '1C1', '26D', '1TA', 'URJ', 'NXV', 'GZ0', 'SDU', 'BWK', '73H', '2T5', 'D90', 'EFQ', 'M1W', 'PR3', 'AGQ', 'HAR', '1UC', 'CJZ', '7EX', '818', '3BE', '0RP', 'L8L', 'X2V', 'B1Z', 'MWU', '2SK', '8ZP', 'JV2', 'NDX', 'BDP', 'C8N', 'TSS', 'J3E', 'YGA', '2D4', 'VQ7', '2CU', '2TD', 'DL7', 'M9W', '4U5', 'LHA', '3HC', 'AAQ', '0NL', 'ZEG', '91U', 'FQ6', '2AE', '1SC', 'E4G', 'VCY', 'PUQ', 'RF8', '424', '6N8', '2R7', 'HC6', 'SHD', 'XL9', '2QB', 'K3X', '9WH', 'RPX', 'RHB', '3EZ', 'C14', 'U9K', 'B0J', '2', 'TU1', 'TDV', '1JB', 'NX0', 'KCG', 'HWZ', '60Z', '7WW', '4VG', '3DQ', '4JP', '4V9', '4UA', 'W1A', '9RX', 'B0Y', 'Z2U', 'CVU', 'KFW', '02Z', '2LL', 'P38', 'NCS', 'HAL', '7A8', '1EJ', '0BW', '0QP', 'PSG', 'P7Z', '75C', 'AXF', 'JJT', 'TG6', 'EAC', '9D9', 'EFA', '7.00E+04', 'LJM', '26J', '6KF', 'HBY', '6ND', 'VJ7', '15C', '20X', 'FMP', 'RMQ', 'VEY', '29Q', '5YR', 'S9P', 'HHL', 'A5B', 'S7K', '09E', 'ECU', 'PM9', '3GW', 'C1P', '5XX', '5HH', 'AZV', 'H5V', 'V2Y', 'F2J', '9TM', '36W', '4W2', 'W9M', 'MWV', '3LG', 'B12', '4.00E+00', '9PL', 'AJQ', 'G9P', 'BH3', 'KUS', 'ZWU', 'NXD', 'LFG', '87B', 'H3E', '4FW', 'RSR', 'G90', '6CA', '10R', 'FM8', 'HLH', 'Q2T', 'Y9T', 'XRC', '48Z', 'P2K', '3KF', 'H6H', '90', 'Z0C', '16G', 'K35', 'RSU', 'KJT', 'W4D', 'J87', 'PBW', 'KQX', 'DH9', '1K9', '1XP', '7W4', 'WTQ', '3MR', '7QK', '1EC', 'BRG', '2L7', '0V7', 'U7Q', '9.00E+07', '601', '7R8', 'VMW', 'M8U', 'V8Z', 'A48', '2JH', 'YS2', 'V8Y', 'LG0', 'Z60', '5KB', 'JX9', '3LY', 'DRL', 'DN9', 'ARA', 'UW2', 'L4Q', '8A7', 'U0X', 'CNL', 'HNL', 'A4U', 'CLM', '4D3', 'FHV', '50G', 'BVQ', 'DDF', 'EQF', 'HYU', '78E', '4RQ', 'LFC', '9QT', '33G', 'ZZB', '6Y9', '4VC', '114', 'FYZ', '0AZ', 'BKZ', '8SH', 'QDT', 'HQV', '2DJ', '4D1', 'H80', 'LXL', 'TPH', '4VH', 'WFK', '4T0', 'HKX', '93L', '81M', '5SU', 'FZN', 'R8K', 'UE0', 'CD8', 'KZY', 'U6P', 'RHK', '518', 'XW2', 'DE2', 'Q73', 'XP4', '0BM', '3CQ', '72X', 'F15', '831', 'SKN', 'EBL', '0RC', 'QW9', 'VMZ', 'SVX', 'GKU', '57R', 'YAN', 'CRF', 'N6B', 'JHE', '2PN', '37Y', 'T4B', '8Y4', '8LT', 'E9P', '1K5', 'Z41', 'DQ6', '22G', 'YCM', '5BF', 'PKZ', 'LC3', 'JXJ', 'MD1', 'K98', 'QT6', '32J', '1RK', '42K', 'Y9V', '97', 'DWJ', '34W', '117', 'FGC', 'TGB', '18F', 'BYR', 'N8B', 'F7L', '1NU', 'DHB', '0MB', '8YR', '404', 'D9D', 'XRG', 'WCT', 'SYY', '90S', '2ZM', 'MN5', 'ENU', 'DRS', 'Z4Z', 'B3R', 'RPW', 'PJ9', '7DT', 'L2T', 'H1E', 'GXU', '3UA', '6H4', '96X', '7TB', 'H05', 'E20', 'VGY', '1MN', '7W9', '05L', 'CPZ', 'Z0H', '4N5', '9UA', 'JZU', 'YNN', 'G73', '9S0', '20B', '774', '8ER', 'PXE', '9MQ', '5VE', '7NB', 'B6M', 'MJT', 'GJW', 'RBS', '4UX', '6FU', 'S2T', '5D1', 'B99', 'G2M', '2WC', 'TDD', '6EW', 'PQG', 'J7T', 'ADN', 'WVM', 'TPK', 'AYF', 'NYY', '67U', '2TG', 'Y6Y', 'ZMM', 'W5M', '5WJ', '77P', 'VSR', 'AW0', 'HFQ', 'JS8', 'MV2', 'AGG', 'TFR', 'MK9', '94U', 'VM3', '9FP', 'N8P', 'Y6X', '7DE', 'AGS', 'ZAB', '0HD', '5LA', 'HAG', '2JQ', 'PQL', 'F24', '5JP', 'DYC', '436', 'NKU', 'F4S', 'U6T', 'MPK', 'NY2', '4ZB', 'N36', 'EUD', 'NEL', 'YVV', '0Y3', 'R8D', 'WAA', '88B', '4L6', '9CP', 'U9M', 'ME2', '77L', 'U3U', 'G7K', '4YQ', '7UC', 'MAR', 'RU1', '6CD', '68S', '7VV', 'TUE', 'TJE', '3D5', 'J1G', 'DL9', '64X', '93Y', 'ML4', '3WH', 'E92', 'E8H', '5XQ', 'AMZ', '8XN', '2P8', '1F0', 'WMM', '48G', 'AGZ', 'A09', 'GVN', 'ME4', 'CUJ', 'B3V', 'N44', 'FB7', 'LF3', '1SE', '18P', '45X', 'G5N', 'RZ3', '1W1', 'FZL', 'VKT', 'RSX', 'F6J', 'UCA', 'ALS', 'FBR', 'N93', 'BF9', 'WLD', 'XRE', 'B3F', '5R2', 'MF1', 'LZW', 'Z9W', 'VK6', 'FUF', 'V3A', '34E', '2NZ', 'JV6', '8RV', 'GUB', '6J1', 'CUZ', 'T34', 'PRG', 'AUD', '0M5', 'VAB', 'KBP', 'DQ4', 'C01', 'WUF', '1CW', '3QE', '9RA', 'YLP', '6NL', '3L6', 'X4R', '4H9', '20G', 'SH6', 'NSS', 'VY2', '2PY', '8D0', 'G3V', 'SDA', 'MQ3', 'J11', '15T', 'J9X', '8NL', '29W', '2ZB', 'WZN', 'REE', 'MHM', 'Y9W', 'VHD', 'SW8', 'C7Q', '6BC', 'L97', '50P', 'EPW', 'BQA', 'UGE', '418', '6RJ', '8SQ', 'RAD', 'W25', 'LSU', 'XWJ', 'PCW', '5D5', 'R3P', 'DTS', 'X0H', 'UL9', '34X', '8JE', '58A', 'DYF', 'LA3', '96Z', '7JS', 'NTV', 'RZ2', '4SN', 'MHC', '29Z', 'EVA', 'ERC', 'NKQ', 'YHW', 'ED4', 'SQM', 'QW3', '02W', '5R1', 'YFH', 'EYL', 'Q7B', '6TJ', 'A7Y', '2R4', 'AGA', 'M4B', '0YD', 'X7X', 'N6H', 'TCY', 'HXA', '2M3', 'NQA', 'HW5', '2EQ', '8D4', '8PY', 'FPT', 'SRF', 'Y4Y', 'PT7', 'Z51', '4VA', '3ZX', 'VLD', 'DHY', 'HSD', 'ZC5', '0FH', 'SPH', 'YJL', 'PH4', 'VKQ', '5UF', '6M2', 'ZR0', 'GEH', 'X0V', 'C2R', 'DFV', '5A0', '6BL', 'CHE', 'U6H', '8SG', 'BPF', 'F2W', 'BHX', 'YU9', '5GZ', '1KS', 'GAZ', 'P95', '50T', '948', '6PN', 'U04', 'AKN', 'HKH', 'NWH', 'NH3', 'B2U', '7LS', '74P', 'M8H', '7VP', '4UB', '0WX', 'U0B', 'JRP', 'N0B', '8SL', '2FY', 'WS9', 'UJJ', '85E', '2YP', 'NH0', '0W6', '5T7', 'H1F', 'S0J', 'HXE', '5MH', 'NPZ', 'RDE', 'N7H', 'A58', '7QJ', 'CNT', '8SV', 'D0P', 'Q5K', '2G6', 'Q7K', 'JCA', 'H1X', '4L7', 'BZN', '69F', 'XHG', '3AF', 'Y4H', '8ZS', 'DX6', '6WH', '84U', 'ZCA', 'BGC', '4BA', '2.00E+02', '30J', '1ZP', 'UXH', 'HY9', 'YHK', '11M', 'GAL', '45W', '3JD', '511', '321', 'P2L', '3CF', 'J5H', 'BDK', 'M3G', 'RGR', 'Q2J', '8ZG', 'XYL', 'J6E', 'ARK', '6RZ', 'YYS', 'US9', '0H0', 'SS0', 'BVK', 'LKP', 'WD5', '20Z', 'X6V', '5JA', '7FB', 'EA9', 'VLP', 'L4L', '27Q', 'TY2', 'Q3F', 'SPM', '468', 'U3Y', 'M1D', 'QTS', 'V5D', '1BD', '7A3', '5FQ', '5V8', '662', '3BK', 'RR8', 'NKH', 'UXN', 'KY7', '2CT', '5AV', 'A0S', '9LZ', 'MF3', 'Q45', 'TJ7', 'R6G', '0LH', '93V', 'GSK', '6XV', 'S6Y', 'JKZ', 'SWB', 'AEJ', 'M1L', 'ZVX', 'X46', 'BXQ', 'URR', '4MG', '41H', 'D6K', 'QTD', 'CV5', 'CES', 'TT0', 'CAJ', 'DAJ', 'M6B', '7CS', 'VLX', '785', 'PJ7', 'GD3', 'BE6', '27G', 'JU9', 'CP5', '9CZ', '5YW', 'V5Z', '8RY', '3ZR', 'Q04', '5HS', 'HFU', 'DUQ', 'ULE', 'JKF', 'XT5', 'WGB', 'SEU', 'FBT', 'HJ7', 'RG1', '7MG', '893', 'JEL', '5AU', '4GA', 'HS6', 'T3E', 'BC3', '31U', 'P88', 'GKV', '8WE', 'BWZ', 'TKC', 'ZQ2', 'WDL', '67Y', 'ABD', '31V', 'FE9', '74V', '9EB', '5AJ', '9AK', '9PY', 'YV0', 'F4N', 'DBS', 'DXD', '78T', 'RER', '9G1', 'DCS', 'JF7', 'APQ', 'UEN', '0AK', 'RA1', '3XU', 'NHB', 'CMT', 'EJQ', 'GG2', '07N', '70V', '892', 'AJZ', 'FM3', 'Z34', 'VRK', 'YFV', 'YFA', 'SLP', 'KD6', '6HF', 'HND', 'J9Q', '2PF', 'XVL', 'ZN9', 'NVF', '2L3', 'WX8', 'E3L', 'V26', '0FL', '5AE', 'K0Y', 'S9V', 'XEQ', 'Z0R', 'LHL', '1N4', 'K4U', 'A8U', 'AK9', 'UCU', '43L', 'HHQ', '9EH', 'H8Y', 'ELD', 'JZG', '2ZQ', 'YD5', 'M2H', 'F13', 'ZGL', '3Q7', '4EA', '0KP', 'C2Q', '08C', 'V3Q', 'PGE', 'U9P', '5ZJ', 'J1R', 'XU2', 'AV2', '0Y2', 'L2A', 'LWH', '3T2', '4ZT', 'P4B', 'R56', 'LJK', 'SQ7', '2V7', 'M5K', '3T6', '698', 'VHR', 'RQJ', '6ME', 'FPC', 'VWJ', '8KZ', 'UVT', '2Q3', 'RN9', 'C8H', 'E6N', 'XAT', 'FRU', 'XQ5', 'DTF', 'Z4G', '10E', '5S2', 'NWL', 'RVD', 'Q05', 'RFA', '99X', 'Q6T', 'VXM', '9Z4', 'Q24', '2C3', '25D', 'MTK', 'SJ6', 'ZMV', '1JA', '2YX', '96B', 'N34', 'ZUS', 'ZP7', '9RW', 'UAX', 'NVP', '9VC', '1LG', '8L0', '1ZR', 'TTG', '3AU', 'F1Q', 'QKK', 'JAT', '5WH', 'ZUM', 'DBK', '77U', '1A9', 'KJA', '4WG', '4RR', 'GA7', '3TC', '0ZD', '0X2', '5VL', 'M32', 'XXN', '9YF', 'MDD', 'GE0', 'SVW', 'SB4', '65W', '2Q0', 'P8X', '26M', '6TT', 'RXA', '2BK', 'G1H', 'W3E', 'X59', '5W2', 'YPC', '1NS', 'Y5R', '73A', 'PR1', 'Y3F', '9ZQ', '8WT', 'BSJ', 'D23', '6RH', 'U0M', '8WN', 'TVK', 'Q50', 'F0D', '34D', '3SG', '74W', 'HD4', 'TJS', '810', '49Q', 'J93', 'W2U', 'SBS', 'QCN', 'J4S', '2PE', '7BK', '164', 'NWB', 'BWS', 'R2W', '72N', 'DF6', 'UQN', 'FH9', 'VU2', '209', '4PL', 'EZ8', 'C5E', 'W1U', 'Q0V', '6EX', 'QGA', '7MV', '7KF', 'Z3M', 'RZ0', '1RP', 'YTE', '3B1', 'AVZ', 'YT1', 'AU2', 'JCV', '5DW', 'WU7', 'A4J', '982', '1C9', '7V2', 'XLU', 'VRD', '9S8', 'G0K', 'XHV', 'LQM', '3W8', 'U6V', 'RW5', 'XP1', 'FD5', '2Y8', '2P5', '8BL', 'SST', 'DZG', 'C6Y', 'HP9', '6D0', '7A4', 'MTA', 'U3S', 'GWW', '68J', '2LD', 'LV3', '1VZ', '58F', 'P1C', 'GDF', 'SAQ', 'YVY', 'JYH', '90U', '0WV', 'KK6', 'YQU', 'F1A', '1JN', 'K3R', '7P5', 'QD3', 'BX0', '28W', 'WRT', 'PJC', '61P', '937', 'BF2', 'U2G', '8KB', 'CKV', 'CWG', '0NJ', 'Y64', 'B3Y', 'ZRG', '8EF', 'AF1', '0ES', 'XZG', 'AP7', '8PT', 'WC2', 'TY0', 'Y7Q', '2DR', '4A7', '58U', 'N1X', 'FAH', 'PRN', 'ZEJ', 'TE0', '36C', '96L', 'LS6', '4N2', 'J2M', '2DK', 'BYH', 'VAJ', '217', 'J3N', 'R47', 'U5J', '5X7', 'ECN', 'PCR', '411', 'P73', 'LG1', '95A', 'LBZ', 'AP0', 'W8N', 'JJ2', 'PVJ', '1FV', '1JK', '0TB', 'R0S', 'KND', 'ZVK', 'PN8', 'FJ5', 'UWQ', '23J', 'WT8', 'L59', '5VP', 'XUN', '2YW', '4V7', '7EY', 'XBB', '29K', 'P4G', 'V36', 'VZH', 'NAF', '4TV', 'U4U', '8EX', '3GM', 'ZBV', 'R8B', 'NN6', '8L5', 'B9H', 'K6L', '141', 'J47', '4T7', 'VG9', 'EVM', '6C7', '5Z0', 'V0B', '49D', 'AHG', '7AB', 'XR6', 'DJ0', '8SZ', '10', '11H', '0Z3', 'H4N', '0V4', 'HRH', 'YEA', '0U3', 'A6E', 'EYV', 'QQX', '8ZC', '8Z7', 'JV7', '344', 'DUZ', '0DQ', '8TD', 'PKD', '86K', '0N8', 'W95', 'ASP', 'RXR', 'WRW', '5QS', '0D2', 'YQR', 'S25', '04J', '2CH', 'NBF', 'R6M', 'N0M', 'F34', '8RR', 'A33', 'GVQ', 'T1Y', 'ZYV', 'LUQ', '4XW', 'JV5', 'L08', 'LX4', '93N', 'LD8', 'M93', 'XWP', 'NG3', '600', 'RNT', 'Z0P', '2B9', 'M5J', 'NA7', '7PM', 'WLZ', 'LGP', '2FC', 'Y16', 'JRN', 'EPF', 'NS6', 'F4Z', '47W', 'T45', '9QN', 'HW0', 'QEK', 'HZJ', 'FQV', 'Q75', 'BU3', '30D', 'PKQ', 'GHC', 'YWE', 'EB0', '37H', '7D3', 'ZDP', '6B0', 'QQ9', 'FY0', 'DYY', 'UHQ', 'A5H', '43P', '859', 'T4G', 'Z6W', '9BC', 'DX0', 'DMW', 'NE1', '27V', 'WM5', 'GNY', 'AL2', 'LCG', 'K78', 'X7R', 'YQP', '86R', 'X5R', '6ZF', '37B', 'V23', '61X', '9TV', 'NKS', 'VDJ', 'HX4', '5Q4', 'UXV', 'S4V', 'DHF', '6AK', 'WNH', 'PHH', '53W', '6LX', 'XHY', '86Q', 'F0Q', 'YEG', '7WT', 'B21', '3K2', 'NWX', 'T6K', 'DE3', 'QFS', 'ME3', 'GQ8', 'D64', 'XJT', '87R', 'SWX', 'HW2', 'XGG', '73P', '9W8', 'ZYM', 'QX1', 'N4Z', '0HM', 'QWD', 'FKR', '1U2', 'U03', 'RZB', 'PW2', 'P7P', 'NAT', 'RG7', 'M7Q', '63H', 'AZK', 'E0D', 'XM9', '766', 'S6W', '45Y', 'AZR', 'Z4B', '18A', '7VL', '21T', '7TA', 'M11', 'C2A', 'S3M', 'MNC', 'E0V', '4ST', 'MNQ', 'XJZ', 'A6W', 'VDX', 'PEA', '9VF', '10S', '607', 'KJE', 'QF1', '6AY', '49W', 'AL4', 'WJX', 'DWN', 'H5W', 'C3E', 'D0E', '4W8', '1AT', 'L6M', 'FMF', 'H4H', '1FW', 'JR1', 'LZF', 'ANV', 'J8X', '34M', '5YP', 'BXD', 'WC1', '6FH', 'ZEK', 'XPD', 'F0U', '744', 'T2Q', 'WTM', 'UB2', 'Y3X', '2XW', 'X9C', 'LWE', 'NY3', 'ENE', '3YW', '7U5', '8EG', 'F9Q', '3DA', 'D0D', 'V3P', 'DGA', 'MER', 'QE3', '1PE', '6KX', 'Y60', '4PJ', 'M3W', 'E9Q', '1DK', 'QHQ', '989', '9U8', 'J9A', 'ZGW', 'BYB', 'FQ2', 'A6M', 'MWL', '2HE', '9WW', '1P4', 'LY4', '5WY', 'TGW', 'TG2', '9ZK', '72J', 'QKL', 'VY9', 'WWA', '7PP', 'HT7', 'Q52', 'TB7', 'UTH', 'SX3', 'PG2', 'NYZ', '98J', 'LTB', 'AFX', 'S8M', 'X68', 'UR2', 'Z85', '5J0', '484', 'X50', '503', 'F4E', '5DK', 'ZS7', 'CJW', 'MEX', 'PYE', 'V6Y', 'GR8', 'M97', 'DLU', 'SCA', 'G9H', 'N84', 'V57', 'U69', 'T87', '1F7', 'JMR', 'K2A', '3T5', '8ZA', 'S3Z', 'WHK', '369', 'VBL', 'MKR', 'GUW', 'EWC', '0QX', 'MZS', '4A5', '3MZ', 'Z8H', 'HA5', '2N4', '4QN', '26H', '00Z', 'K4M', 'RSE', 'X1U', 'T21', 'MXX', '6HZ', '5Y5', '47Z', '40U', '579', 'RCK', '5UT', 'MTN', 'X1Y', '6JV', '49F', 'FEB', '85C', '8B2', 'EXH', '5WU', 'R50', 'PUF', 'HDH', '4J3', 'DT4', 'WRN', '5JX', 'ZVN', '58D', 'N8U', '4FU', '0T1', '3X3', 'G5J', 'C37', '1LC', 'HQ3', '4MJ', '50W', '8AX', '4TS', 'XL0', '5KQ', 'E11', 'FD8', '7GE', 'HLS', '0PU', 'K6X', 'X0M', 'HVE', 'HWW', 'QJQ', 'LH2', 'CKJ', 'J2E', 'K0K', '3AR', '7AW', 'BRA', 'GGT', 'A2H', 'GAP', '41M', '8UK', '51K', 'SLK', 'LBB', 'ZUG', '6SP', '53F', '5MM', 'WDZ', 'LKW', 'WA9', 'PSV', 'STR', 'JC0', 'MZ3', 'E85', 'B5R', 'XSV', '4C2', '9R0', 'UTX', '4CB', '8FF', 'FMA', 'PB5', 'RJG', 'B8Z', 'Z6L', 'Z29', 'RWQ', '7W6', 'D1K', '4LU', 'BY3', '509', 'U57', 'JUD', 'UNG', '6.00E+04', 'D4E', 'EGQ', 'WJ3', '6DY', 'N08', '9MD', '69Q', 'BFM', 'TJF', '9ER', '65G', '3R6', 'SSM', '1LP', 'SXM', 'DK3', '3DC', 'MAX', '3S5', 'QHV', 'R0Q', 'FWY', 'YE9', 'J7Q', '1L3', 'E09', '61G', 'BN7', 'XYE', '3F6', 'THD', 'NWT', 'T5L', 'RZE', 'V0Y', '76Z', 'KMD', '0PN', 'TY3', 'VEV', '9DD', 'K6N', '3Z1', 'MF5', '0BN', '9QY', '7JK', '7BF', 'MB6', '1XZ', 'NC7', 'LGX', '31W', '6F8', '5YG', 'A65', 'M4P', 'UGG', 'SM2', 'TB6', 'D9K', '60S', 'BGD', '53', '09X', '03P', '5M0', 'J4Q', 'J8U', 'TPM', 'MA7', 'BW9', '0XH', 'A2D', 'FNC', '1EW', '2UA', '29E', 'T52', '9K8', 'LX3', '5EV', 'G7W', 'YZ1', 'WKA', 'TBH', 'JEB', 'AYT', '7X5', 'TXU', 'JBG', '7ND', 'KP6', 'YZB', '2YM', 'PUA', 'QAL', 'P9N', 'EAG', 'S8L', '3NS', 'MAC', 'G4U', '9PB', '6FC', '8A8', '47J', 'TQD', 'EZV', '872', 'VYW', '0Q2', 'RZD', 'KDX', '0Q5', 'W65', '3YR', 'XQZ', '5.00E+07', 'UUV', 'JWT', 'W6P', 'XQU', '1DV', 'UB7', 'MN4', 'GA1', '35J', 'T3Z', 'GE7', '8TY', 'EBS', '431', '1UH', '6K0', '65H', '761', '3TA', 'HVN', 'LH0', '2N6', '25G', 'VWU', 'P2S', 'XQF', 'MBF', '7ZN', '7KU', 'YCT', 'FNB', 'BZP', '6ZP', 'M8S', 'CCN', '36Q', 'S4H', 'QQS', '28', '6EY', 'NJ9', '496', 'EF9', 'S23', '1JG', 'NDU', 'EYE', '9RE', 'AJK', 'M55', 'QLD', 'H8R', 'LEB', 'LX1', '2EJ', 'GPQ', 'FFL', 'SH3', '7Q2', 'AVC', '5BY', 'SC3', 'WUD', '1AD', '65V', 'Z04', 'QXN', 'GEP', 'DBY', '0WK', 'S4C', 'LG3', 'BMT', 'VN1', 'CHN', 'AZ7', '88G', 'E9K', '6NN', 'PAJ', '46M', 'SWY', '4V5', '7LF', '0SX', 'NPT', '50F', '619', 'P4R', 'EZU', 'RDW', 'FW1', 'AJF', '9F4', 'E4N', '7HX', '0KW', 'R53', 'CYQ', '23V', '2VU', 'RSC', '8YH', 'NMF', '3JS', 'EX0', '89L', 'SVQ', '30G', '3MN', '9VV', 'L6G', '131', 'TAV', '3CK', 'BFT', 'LMC', '6FR', 'CLT', '4CT', 'VV9', '1HF', 'CV6', 'M1M', 'VFB', 'LAE', 'FHT', 'FS9', 'VB0', '7HK', '6.00E+01', 'NPG', 'LQP', '8QC', '1S0', 'JDX', '1RZ', '862', 'MM6', 'GAG', '9CX', 'X71', 'CPK', 'XE1', '24C', '6FW', 'GF3', 'RUD', '1L4', '4D7', 'PXF', '2EU', '9FT', '94T', 'F4L', 'N6C', '6TL', 'U5K', '05M', '40K', 'QFN', '4EM', 'PKF', 'NGE', 'H6Q', 'NX1', 'CAV', '3SU', 'J8N', 'WC9', '8J1', 'JAX', '1NR', 'T9T', 'ZSE', '2H3', '72U', 'HF0', '7P8', 'G52', '6JU', 'CEN', '680', 'U5S', '6A0', '6UT', '3NM', 'KLA', 'QJS', '1TW', 'TQU', '82F', '5WE', 'GL8', '56C', 'PN5', 'QVQ', 'JJC', 'ZVE', 'V93', '7HA', 'FLY', 'C8L', 'UC4', 'MQP', 'K5J', '0W0', 'LQN', '4QB', 'R7P', 'LQ0', '8FX', 'SCP', '1NQ', 'FSG', '62J', '8MJ', '38L', 'C8V', 'LFN', 'LD3', '3R9', '45M', 'RHS', 'Z74', '0U0', 'A00', 'A37', '298', 'B19', 'JS5', '4SV', 'N2W', 'Z1F', 'BKJ', '3QK', 'PWU', '0T6', 'ZM3', 'GG4', 'HH2', 'D2B', 'PG3', '8XE', '86Y', '0MK', 'W4X', 'P2T', 'XCT', '70J', '2XG', 'JXZ', 'WDG', 'W03', '206', '6LS', '2LX', '85L', 'FNM', '8GK', 'RJJ', 'AYX', 'WMU', '1UE', '44A', '87T', 'QM7', 'Z73', 'P59', 'XDQ', 'R0B', 'HHH', 'KE2', 'LAD', '4ZD', 'F3B', 'EHG', '34G', '4SA', 'JPY', '3X6', '0RQ', '1T2', 'AAC', '291', 'NCY', 'B34', '2HR', 'SGT', '07W', 'ZJL', '53N', 'BJY', 'HCP', 'Y4B', 'YKU', 'VGZ', 'FAP', 'WHX', 'SBU', 'BV3', '4F5', 'J5K', '786', '4AC', 'SA2', 'QHM', 'QEY', 'B3N', 'Z8L', '0AM', 'GDW', 'AYP', 'XKR', '98F', 'SEC', '6PZ', 'FB0', 'VNX', 'QB5', '97G', 'BF5', '4TD', 'CC7', '3RC', 'ANQ', 'MPD', '558', 'MYG', '8.00E+03', 'FSP', 'J26', 'Y2T', 'W8L', 'B8U', '19S', 'QMU', 'H4R', '50S', '2XY', 'B1J', '56Y', 'GUG', 'U78', '152', '1BV', 'CNM', '71S', '4KS', '9EW', '6M1', 'W0X', 'NHC', '0DD', 'R5T', '13W', 'LRA', 'PKM', 'MU7', 'NMT', 'N6M', 'RH7', 'ZQY', 'TEU', 'EK8', '442', 'H9U', 'QEN', 'VWN', 'MRV', 'FK8', 'L71', 'RB2', 'R55', 'UA1', 'SSG', '5PM', '0Y1', 'QM2', 'K3Z', '2SB', '7NC', 'TD7', 'AFQ', 'RZ9', 'AHX', '98H', 'WG9', 'CBZ', 'RFT', 'YBF', '0AH', '6G2', 'V10', '0QC', 'J3H', 'HE8', 'K7X', 'AH0', '46T', 'V6C', 'EFV', 'YDW', '6UR', 'UHP', '3RP', 'RXC', '9Y1', 'AYJ', 'XYK', '2HM', 'HCX', 'KAJ', 'LP4', 'GYA', '0DV', 'DDR', 'D8K', 'LRS', '576', 'BXV', 'YV6', 'J9Y', '4EZ', 'FTS', 'QT4', '2GH', '46X', 'Y5M', '27H', 'N41', 'SKW', 'K7F', 'P8Q', 'GS4', 'C3H', '7HN', '7QY', '07Q', '2R6', '98E', 'RXU', '6N6', 'T61', 'ZYC', 'U2Z', 'T1C', '9FB', 'YN2', '2JM', 'K0H', 'BPB', '4ZJ', '5PN', 'AW9', 'SA5', '0C0', '07A', '0JQ', 'ARG', '98A', '6C3', '3N7', 'BNF', '2HD', 'BXX', '7AV', '3AZ', '81J', 'GFA', 'CX9', '765', 'UP9', 'R46', 'FX8', 'EWT', 'Q8Q', 'WQF', 'V1W', 'WS0', 'PU7', 'N71', 'LHY', '2JG', '1UV', 'FFV', 'PFZ', '1HH', '0JP', 'QQ3', 'YV8', 'EMM', 'J1V', 'U4Y', 'U8H', 'BGM', 'RJP', 'F4G', '193', 'HKW', 'MDT', '9SW', '3XV', 'M1R', 'B45', '15Z', 'BUY', 'YYV', 'LS8', '252', 'ASH', '5CP', '8H8', '8T4', '6CQ', 'B3C', '4EW', 'HBM', 'BJ1', 'HER', '43J', 'S7H', '93M', 'RT5', 'QEM', '4QJ', '8K8', '6HT', 'M42', '770', 'AFV', 'KNV', 'R79', 'NJV', '3TM', 'KBY', '3.00E+04', 'ZNH', 'HPE', 'V5Y', '6AE', 'A8E', 'CGF', 'AEH', 'JG6', 'CCX', 'NC4', 'AYZ', 'JZH', '833', 'SQ3', 'EAL', 'XK7', 'ULC', '91M', 'TJL', 'DCW', '7XD', '2Y0', 'WMH', 'CTG', 'VBU', 'NGH', '8KW', 'LF8', '8A3', 'C8G', 'HYF', 'GH9', '54E', 'YKZ', '01B', '25N', '4Y0', '8MV', 'M3U', '2UN', 'A4C', 'U1N', '3UB', 'Z4D', '2W9', '81V', 'SVD', 'PU3', '7R6', '3LU', '523', 'NJ7', 'JMC', 'CPQ', '67B', 'ST7', '8PG', 'KH7', '50N', 'E9X', 'DUK', 'RSZ', 'WCJ', '9YK', '7UA', 'A0F', 'AXG', '55Z', 'UWE', '72L', 'MG4', 'KJL', '371', 'J7Y', 'AHE', '1HM', 'ZG9', 'MXC', 'YY5', '0HQ', 'M5D', '9H8', 'GWP', 'NCD', 'VDS', 'NUR', '8TP', 'WPP', 'J7A', '8BM', 'J98', 'FFE', 'F2V', '91P', '4CL', '6UB', '1MX', 'X6Y', 'NVT', 'T07', 'GY5', 'DCB', '7C1', '4HC', 'DMA', '5VD', '51A', 'XZ5', '8XX', '10X', 'PZN', '4W6', '0C4', 'SDH', '706', '22D', 'CKT', 'R7Q', 'PUY', 'A92', 'JXL', '5FF', '6W9', '1PW', '6VX', 'F32', '13T', 'D1H', 'KG5', 'RB9', 'K5R', '2JB', 'E0U', '6LW', 'X0K', 'KM1', 'VPX', 'XNX', '123', '29T', 'L7Y', 'HHF', '8QV', '6HV', 'VLG', 'EPM', 'FTX', '3Y9', 'WEW', 'HTA', 'XLX', 'PPQ', '3SN', 'LLQ', '1QC', 'A5M', 'DAN', '3G6', '5FJ', 'J32', '0TV', '5LX', '4EE', '835', '38A', 'QYN', 'JET', 'HMV', 'KGZ', 'K3D', 'H8K', '20Y', 'GDJ', '7NH', '677', '89X', 'TXX', '21D', 'YFB', 'JAJ', 'MQM', 'PX2', 'FYY', 'GKT', 'YC2', '2EA', '37M', 'FG9', 'PYF', 'PBJ', 'JJQ', 'V4J', 'WW4', 'A1H', 'T82', '0L9', '0N4', 'TQ8', 'N6E', 'RVP', '3SF', 'KF3', 'XRU', 'N9B', '69V', 'TX0', '1S9', 'UAD', '2YT', '9TZ', '69X', 'X9D', 'DPB', 'VV6', '7BT', '05B', 'GPH', 'E7D', 'RX8', '7TT', '24B', '41P', 'Y0G', '0CS', 'JU2', '3MP', '77R', 'F3Q', '54F', 'YGZ', 'NK8', '3H9', 'XK3', 'G2B', '5ZQ', 'CV7', '7U3', '3WK', '1JT', 'ZX1', '4MV', 'BBC', 'QJJ', 'QH7', '0FD', '9C7', 'S6B', 'QJV', 'C44', 'KTL', '6LF', 'ZM4', 'Z5J', 'MES', 'WHG', 'MRM', 'UMA', 'XWM', 'VZY', '05J', '2AU', '3L3', 'RPY', 'D5H', 'LQY', 'AJ0', 'KDE', 'SGU', 'YRD', 'EM8', 'KLF', '0JB', 'Q9D', '0M9', 'DLD', 'HMD', '7DL', 'VDK', 'UNS', '67P', '5N5', 'CGY', '1X5', 'GAD', '9DP', 'NFL', '0PV', 'RFW', '302', '3W3', '0FJ', 'V0Z', 'EFW', 'SUW', '4DZ', '8RZ', 'RK0', '6RC', '943', 'GUV', 'BUW', 'XPS', 'Y3K', '63S', 'V5S', 'AB7', 'BZK', 'EUU', '649', 'B8T', '7XM', 'MKG', '3PE', 'STV', '973', '22V', 'F7R', '3SQ', 'VFW', 'KD5', '72W', '5SB', 'TQX', 'W8D', '5XW', 'YK4', '2TU', 'WTS', '3M2', 'HP2', 'UPL', 'JE0', 'A4G', 'BYK', '9GX', '2QD', '5YS', '7ML', 'VKG', 'A89', '0V1', '33X', '57Q', 'BD9', '5U0', 'FL8', 'BNW', 'MH8', 'M1B', 'L2B', 'DAF', 'DZ7', 'Z4E', 'B5N', 'Z26', 'FJX', 'GWQ', '58W', 'S2N', 'LVT', '5BK', '0ZF', 'ZC9', 'NME', 'M5G', 'GA9', 'Y3M', '87S', 'W7X', '95U', '3UU', 'HF5', '7C6', 'VW2', '9YY', 'GQD', 'CQP', '2GE', 'BRR', 'RLD', '30X', '62P', 'XKD', 'U4A', 'JY2', 'J1P', 'ELH', 'AQE', 'TJD', '592', 'H7D', '8DQ', '91K', '9WU', 'L4U', 'RXB', 'CZM', 'VKS', 'DB4', 'F0H', 'U3N', '78S', '0GB', 'MU8', 'EHS', 'DGB', '7DV', 'H0X', 'K0Q', 'Z4P', 'QZT', '864', '3R1', '00J', 'U2M', '8.00E+08', '7T1', '3M4', 'B2T', '1MW', '1.00E+00', 'JNL', 'VBR', 'DJ6', '33L', '7K2', 'S0G', 'CTR', 'ADU', '33R', 'FAE', '1RF', '9GY', '618', 'SRU', 'K63', '6LA', 'SAP', '4L0', 'G98', '1G2', 'QZS', '1TT', 'CBE', '6CE', 'LJ6', 'VY1', 'JW3', 'Q2C', 'DMX', 'H1B', '42H', 'RWS', '7RZ', 'R4V', 'C9Q', '0XC', 'S4P', 'B5Z', '4N4', 'X54', 'ZTG', 'ES9', 'LLD', 'HGQ', 'G9X', '14B', 'GX3', 'RGQ', '6J4', 'KPF', '18R', '68V', 'SEF', '11E', '1FH', 'XDW', '4NE', 'E0K', '84T', 'X24', '11J', 'E37', '9HU', 'SBN', 'XTF', '8VZ', '7MZ', 'ACR', 'D08', 'D7P', 'GL0', 'K7C', '9ST', '05Z', 'NHK', 'YQS', 'ZVZ', 'GTV', 'K2T', 'CV3', 'HF9', '4VW', 'J0N', '7HS', '1UQ', 'R9Y', '1DT', '4.00E+06', 'MFG', 'XG6', '71', '1Q3', '7.00E+05', 'H3K', '9B5', 'UES', 'A5S', 'NQU', 'N0A', 'P2P', '8JW', '0J6', 'MEQ', 'JD6', '9D7', 'RAG', 'M48', 'GJE', 'QQE', 'UZM', 'EKJ', 'QEJ', 'LK9', '0SD', 'RUU', 'KYT', 'DQE', 'WWE', 'VSP', 'DVG', 'JGH', '46Z', 'U6L', 'RLR', 'GY6', 'SJ8', 'EDD', 'M1Y', '2DZ', 'YAX', '5HC', 'SQD', 'V3K', 'EH6', 'APV', 'DKR', 'XTU', 'FG0', 'W6Y', 'NS7', 'NZ3', 'SDM', 'UEM', '4C8', 'FKG', '134', 'Q4T', 'KV5', 'MFM', 'VMB', 'H6Y', '68E', '5G2', 'WG1', 'DZQ', 'PMF', 'A8A', 'CQX', '43A', 'QC3', '7VH', '2WZ', '78B', 'ZLR', '84H', 'NQF', 'QP2', 'BCZ', '7V4', 'UYN', 'G3X', 'BGW', 'F0B', 'Z99', 'HZQ', '57Z', 'KCJ', '8LL', 'VNS', 'UMW', '1WF', 'NE9', '595', '5W4', 'J6X', '562', '85F', '9J6', '86H', 'XL8', 'D6P', 'RH5', '38N', '14R', '6B1', '4TM', 'VZ4', 'AHB', 'XHD', 'A21', 'X2L', '2NQ', 'GN6', '4QM', 'TQP', 'EKG', 'CDV', 'N11', 'WQ8', '9NV', 'ZXU', '18G', '1GW', '1KT', 'WKN', 'L6N', 'ZC6', 'X73', 'YFM', 'GC2', 'LSC', 'SSR', 'BE1', 'C4F', 'JP9', 'N7D', '637', 'BDD', 'TCX', 'QM3', 'DG0', 'F7M', '9H4', '8TC', 'NXP', 'HXT', 'P2D', '92V', '8TR', 'LNE', '1EX', '7RC', '28T', '2XX', '19T', 'ZRN', '0DL', 'FJ2', 'YCA', '8KE', 'GNE', 'KL6', 'J81', 'VB5', 'NJ1', 'Z1V', '9RC', 'V6M', 'LXN', 'WS3', 'S8Q', '27D', 'C77', 'DV7', 'DTU', '7EL', 'N75', 'ZXS', '37T', 'ABT', 'YYE', '1QG', '127', '6V8', 'D71', 'GUE', 'EGB', 'NTK', 'GR0', 'GSQ', 'W8H', 'W2F', '1L9', '21Q', '6AG', 'MS8', 'D2F', '5.00E+08', '2SJ', 'ML3', '5MX', '0HP', 'JX4', 'T6Y', 'Z9Z', '2RV', '5CQ', '16B', 'D45', 'XL6', 'HAW', 'M30', 'A6X', '3K5', 'AE3', '5TW', 'TMG', 'BQT', 'TRG', '3W2', '1WV', 'QKJ', 'YJ1', 'U2D', '09N', 'M2Y', 'QHT', '1CH', '2H6', 'MGJ', 'T2B', 'WQQ', 'SVL', 'K7E', '520', '3WZ', 'H85', 'KGY', '8Z3', '1AN', 'MX6', 'LMQ', '4YX', 'K7J', '3FS', '7S9', 'U5Q', 'R0K', '24F', '0WD', '817', 'NG4', '5LJ', 'MMH', '1PV', 'Y0Y', 'D1J', 'VZ7', '4D0', 'YLB', 'U0W', 'R3C', 'MHY', 'DW3', 'Q8C', 'G70', 'RXZ', 'NV3', 'VAR', 'C86', 'TP6', 'CTD', 'XDS', 'KQB', 'KQR', '05X', 'D89', 'YS8', 'UZV', 'NFT', '4QR', 'CM6', 'S6A', 'XVG', '24D', 'PCG', 'GXQ', 'HGJ', 'FGX', 'PKL', 'WRV', 'N30', '3U9', 'NLF', 'A0E', '9VJ', 'HME', 'WPU', '0J5', 'HF2', 'Q0Z', 'Y3J', 'XXT', 'UMY', 'T05', 'FH0', '5X1', 'S2K', 'HHS', 'BGK', '8KC', '31G', '06P', 'N49', '13X', '86J', 'E0E', '0LG', 'MMJ', 'PP4', 'A2W', '392', '6KV', 'UGS', 'VXX', 'XFE', '1A0', 'GYE', 'F8F', 'R8C', 'AE9', 'ACW', 'AXQ', '0SV', 'N5Y', '24P', '1HD', 'VRY', 'GZK', 'MYE', '5G1', '6W3', 'F0E', '4XZ', '0VF', 'BT6', 'ZDT', 'NRN', 'WJV', 'NHH', 'U4H', 'UF7', 'GFZ', '8VX', 'ZAC', '4R4', '4M5', 'EAK', '3WL', 'ZSS', 'RSB', 'ED2', 'YNW', 'FPZ', '2WH', '2S8', '253', '14C', '35M', '1GB', '0T0', 'TAL', 'MYS', 'MVP', 'WQ6', 'KBZ', 'MJL', 'N9X', 'J7W', '3PB', 'C98', '6WB', 'FWV', 'EP4', '50H', 'HTP', '6K5', '9ZN', 'V6J', '6MA', 'K70', 'X9Y', 'BDZ', '2QH', 'UM3', 'BEP', 'JMK', 'Q1Z', '3F0', 'L4J', '5F9', '5HJ', 'QZ2', 'F29', '92K', '4NQ', 'GFD', 'J82', 'NWA', '2WE', 'VJJ', 'AL5', '5SL', 'E99', 'H34', 'ZCX', '67R', 'S9N', 'QX3', '13M', '9XR', '577', 'H5D', 'R9K', 'LNU', '5EF', 'RZT', '82Y', 'XFS', '8Z4', 'XNE', 'KB6', '4JT', '7UM', 'TXT', 'FEU', 'D5Z', '74F', '0L5', '288', 'KZ3', '52V', 'Z35', 'QFA', 'BUM', '4JS', 'WZA', '6LD', '44M', 'XRY', 'PZL', 'XCW', '2KL', 'UX1', '0WL', '70T', 'MT6', '8.00E+05', '2NT', 'LXC', 'R7Y', '0FM', 'DYJ', 'EYJ', 'HQC', 'YFW', 'GRK', '8H2', 'GM3', '6KP', '8VA', 'ZN6', '82A', '2FQ', '8JU', '72P', '0MV', '8BC', 'SRJ', 'WLQ', 'FTL', 'ZMC', 'JBM', 'CZP', '3GY', 'R2H', 'A2Y', 'EJT', 'UF5', 'K4S', 'N4D', '4Q4', 'QF8', '1LM', '841', '08B', 'M6C', 'XDJ', 'FDA', 'R6K', 'KZU', 'ZPU', '64', '7UH', 'S3P', 'W5C', 'KD3', '9CG', 'RNW', 'EV0', '0C1', '1NY', 'AVF', 'ZQZ', '539', 'W86', 'FDR', 'LGF', 'KUF', '15W', '3TG', 'WC0', 'JN8', '02Y', 'SN5', 'TPT', 'W51', 'Y8Y', '8YU', 'QDG', 'ERU', 'XXE', '7KK', 'SBG', '2FL', 'L37', '68U', 'T86', 'CJH', 'E5R', 'JSP', 'F52', '57Y', '8DC', 'A3Q', 'X1V', 'FTY', '26V', 'CBQ', 'SKH', '3M1', '4WX', 'NUG', 'NUF', 'P1S', '6V5', 'CMF', '2WM', '20S', '7NV', 'TSU', '1P0', 'RW3', 'JSA', '4FB', 'YED', 'GKJ', '8M8', 'ZRW', '57X', 'J5W', 'Q4K', '08M', 'HXU', 'PFE', 'CR7', 'YHL', 'U58', 'Q5P', 'TW6', '1MU', 'QNE', 'AKM', 'QKG', 'DYT', 'NAE', 'ZSA', 'V7N', '8ZN', 'AR8', 'ML6', '1EZ', 'KKT', '4AX', '9PX', 'EV5', 'FVV', 'PSB', 'UC0', 'TV6', '63L', '35H', 'KTB', '6WA', '53D', '34C', 'PU5', 'DRH', 'PFW', 'FRY', 'JZL', 'Z45', 'CL3', 'A5L', '7FT', 'QZF', 'PGJ', '68A', 'L1C', 'BZ6', '24N', '5CD', 'UU1', '342', 'DMS', 'BU0', 'B71', 'V5U', 'G45', '4C9', 'TFG', 'CT6', 'D3L', 'JBH', 'G2L', '1U0', '372', '9GE', 'EUA', '0QU', 'M5C', 'LVX', 'QQY', '64B', '2P4', '7ZF', 'NJS', 'CZZ', '7P9', 'UXK', 'VUU', 'HMB', '8DG', 'HDU', 'SBE', '0BZ', 'R0W', '5XH', '2LQ', '0LF', 'TLG', 'XQL', 'DLV', 'STS', '72Q', 'PHJ', 'MVU', '0WM', 'XPB', 'LYT', 'F0F', '51H', 'LC7', 'QHP', '04C', 'SC1', 'P6W', 'YUD', 'KTK', 'EUJ', '48B', 'U4D', '3A5', 'K86', 'Q3Z', '9ZS', 'MSR', 'L1V', '5L9', 'DV2', 'WUA', '68G', '7WK', 'BPR', '3ST', '18U', 'X9E', 'MXP', '1QD', 'NHD', 'NCA', '5ZB', '68M', '5Q2', 'F8U', 'D4N', 'UL5', 'BZF', '8LP', 'PNS', 'LN8', 'JB6', '6PK', 'NWJ', 'B18', 'FYL', '5HF', 'NPH', 'BKB', '8AN', 'TJC', 'YWT', '8K3', '9XC', 'GQ9', '0L1', 'EKB', 'E34', '3S8', 'PRH', '0M0', 'REH', 'CS6', '5B3', 'MJS', 'SM1', '1Z1', 'M8W', 'JB2', '7AD', 'L7B', 'J6Q', 'NQ5', 'GJG', '66L', 'A3J', '67H', '7VD', 'JND', '5C7', '0GY', 'PKX', 'YUL', '3LC', '9DW', 'UDP', 'HY1', '8KQ', 'C1J', '5XV', '9W7', 'V2J', 'XUV', '0YP', '04V', 'PUG', 'WSC', 'HZP', 'JA8', 'FNL', 'WD7', '0M6', '5FW', '22F', 'DQG', 'WLB', 'T66', 'GZ8', 'N1Y', 'NU4', '3A0', '199', 'X0Y', 'GK8', '27P', 'QQD', 'ZBX', 'P4Z', '739', 'Y04', 'PPJ', '3MG', '1QF', 'M4N', 'LM7', 'Z54', '3.00E+02', 'CBJ', '6DT', 'FJH', 'V59', '3TU', 'F85', 'LXR', 'CBU', 'AZB', '5JK', '6XU', 'URM', '9R6', '8J9', '0PY', '3VN', '9CR', '3FQ', 'X70', 'S5P', 'T9Y', '4JK', 'ZK6', 'L9W', 'J01', 'TW0', 'TNF', '7UL', 'Z7M', 'CN6', 'JFJ', 'BNM', '05E', 'Q0G', 'NPU', 'P9M', 'MMB', '5KL', '0YE', 'JNT', 'JMV', '6QN', '48U', 'WAT', 'SZ7', '0MA', 'UVV', 'WWU', 'K82', 'WN6', 'M56', 'K36', '4ED', 'N8C', 'K6W', '4X5', 'AL1', 'RT7', '51V', '7GB', '370', '153', '2Z1', 'P0R', 'QVD', 'YVQ', '9XT', 'C97', 'L8G', '6P3', 'HXQ', 'M8A', '8Q3', 'C6X', 'RZH', '7Q0', '8VJ', 'NC8', 'Z2H', 'BFK', '03L', '7KH', '8V8', 'MFU', 'QLH', '48H', 'B8Q', 'MHR', 'RGD', 'BE9', '67Z', 'KDM', 'Z10', '0QA', 'SHQ', '5WF', 'PZ9', '0GH', 'GK1', '5RZ', '5.00E+00', 'MNL', '6Q4', '7XP', 'W6Z', 'EY5', 'NGU', '24V', '6XJ', 'JTV', 'G1L', 'BHB', '8QH', '5P3', 'F7U', '6MB', '57F', '2GX', '85B', '3G0', 'VCH', '52N', '133', '7DF', '1GH', 'ES2', 'AJ7', '19H', 'FMW', 'P7J', 'LF0', 'AUL', '2XP', 'W6U', '8Z6', 'RY8', '5FA', 'C0T', 'AG4', 'TX9', 'JNX', '83E', '720', '1NA', 'D1D', '55V', 'Y0K', '173', '42A', 'AV6', 'VG0', '0MF', '96D', 'T7R', 'SZT', 'BDT', '8GB', 'KZF', 'ZB5', 'AWW', 'VHJ', 'CLZ', '7V9', '02P', 'TZ0', '5TV', '5Z3', 'APA', 'Z40', 'VQN', 'MYW', '2K5', 'YZ5', 'FCD', 'WGK', 'TBN', 'NT6', 'G53', 'WJ9', 'YZN', '749', '21H', 'A4K', '2RC', '67D', 'SUA', '1GD', 'WRC', '2US', '2HF', 'Z7D', '54K', 'CN2', 'MJP', '10Q', 'S97', 'A0A', '163', '88P', 'CVC', 'Z7J', '82L', 'JZV', '8N1', 'G1S', 'DV6', '545', '5QY', 'N4T', 'UAZ', 'NB0', 'M5T', 'WFA', 'T27', '678', '8DF', '5WT', 'T2W', '28Z', 'CPL', 'NN9', '4UK', 'PU6', 'EQ3', 'MYY', 'J15', 'T3C', '64Q', 'XTB', 'EYP', '1QR', '6Z7', 'AP4', '1S6', '959', 'QGS', '3EV', 'UPW', '3.00E+06', 'BDS', '7Z3', 'PZR', 'PT0', '4U6', 'AW1', '13R', '97Y', '1TY', 'AM8', 'H7B', '75Q', 'YPS', 'L98', '1ND', 'VB9', 'ELX', 'AEF', '763', 'SDX', '3FT', 'MZF', '6BV', 'BQL', 'NV8', '1ZG', '19V', '1JQ', 'DC2', 'X8L', '4CE', 'K3A', '3JV', 'C70', 'SGV', 'B3Q', '8VN', 'ABN', 'HT8', '406', 'NZ6', '8A1', '0VT', 'QJ4', '726', 'CJ8', 'KB1', '66U', '8QL', '4W4', '28V', '2BC', '2ZD', '6R4', 'JP1', 'R7B', 'VGU', 'Z3P', 'SRC', '0RU', '2.00E+05', 'EAM', 'BDB', 'ZWV', 'GTB', 'KQL', 'H5H', 'AM3', 'K0N', '6C1', '31L', 'YPH', 'EFR', 'NAS', 'QL4', 'JD5', 'JWC', '2VW', 'CD0', 'LU4', 'N5K', '498', 'BRB', 'EHZ', '7G8', '3U0', 'MGF', '00V', '151', 'YL3', 'YH7', 'TZA', '2DV', 'R34', 'S7S', '7EU', 'QB2', '9NN', 'T1W', '6D2', 'MPT', 'V07', '7Z2', 'E9Y', 'MYJ', '3P2', '3ES', 'TFX', 'U9E', '2NU', 'DBB', 'GCS', '3NJ', 'M6U', '80', '04P', '5J7', '1EH', 'EAA', 'FPN', 'K69', 'BJM', 'LNP', '5XE', '61W', '66E', '6XC', '1XU', 'KQH', 'PAP', '23Z', '7UG', '73B', '5CB', 'UBB', '4G5', 'AHL', 'GEY', '56H', 'HEF', 'XB2', 'NVS', '5UK', '90N', 'C1F', 'UZJ', 'WL0', 'GYM', '0H8', 'ERS', '6FT', 'NRM', 'LDM', '3XN', 'K90', 'S5G', 'LJ2', '0R0', 'H6D', '9NE', 'LWX', 'NTX', '2D7', '6HN', '59N', '4KK', 'KHP', '7LJ', 'S9Y', 'LQ3', 'SMT', 'UC9', 'NW3', 'JDN', 'NJZ', 'QR2', '80T', 'EMX', '823', 'P2W', 'A94', '3RM', '5SV', 'WQX', 'AAY', '168', '9ZM', '17', '7BM', '3EP', 'RN7', '9MG', '59P', 'KKG', 'BPM', 'NAG', 'X2C', '0U4', '24S', 'BL1', 'UV2', '0GL', '778', '7KE', 'K0E', 'HRM', 'D2T', 'U5R', 'NH2', 'XK4', '91X', 'BL3', 'S1B', '5T1', 'SAJ', 'TQA', 'PSC', 'RUZ', 'JJZ', '5NH', '84M', '0PJ', '9LU', 'ASD', 'EZ5', '4W5', 'YJZ', 'B1G', 'HUF', 'LS0', 'A7L', 'U82', '7ZT', 'FZF', 'SG9', '9J8', 'NSJ', '9JC', 'CGP', '7XN', 'S29', 'PUD', '91N', '8A0', 'CP8', 'TML', 'JCT', 'D30', 'QL5', 'VC8', 'SQ1', 'H50', '8GD', 'STB', 'KRM', 'GNG', '61J', 'S0N', 'W0L', '4FN', '9BS', 'YQK', '2TL', 'CY6', '0UF', '9FR', 'KFB', 'WCB', 'M2R', 'PM1', 'V3F', 'C09', 'WFZ', 'D7L', '3CP', 'UWP', '0QL', '62F', '2N5', '2DG', 'WL2', '6LJ', 'EW3', '9FY', '0PS', '0T4', 'SA6', 'GYP', 'J24', 'LHD', '4NF', '1WD', '22A', '8ND', 'G9V', '3QZ', 'K4G', 'X1Z', 'NGX', 'VTN', '68B', 'NK1', '08J', '4MB', 'T13', 'XQT', 'M6D', '4Q1', 'SL6', 'MLJ', 'URL', '949', 'AW3', '991', 'RT0', '3X4', 'DS4', 'ELB', '5EE', '8W8', '7J5', '3ZZ', 'YCC', 'JTD', '6SE', 'HS2', 'C5R', '10K', 'CE4', '4DE', '7ED', '89S', 'NTH', '204', 'GAQ', 'TQ7', '6BQ', 'FM4', 'Y7W', '768', '4TX', 'KBV', '9JB', 'D4Z', '37F', '8R8', 'A6T', 'G25', '73Q', '2UY', 'DKK', '3NG', '7H0', 'D2D', 'ZLY', 'TYY', 'A0N', 'NEF', 'JD0', '84Y', 'SXY', 'T2K', 'RUT', '848', '7QX', '2KA', 'QEE', 'AH1', 'C4C', 'YLL', 'YDP', 'ZF7', 'Q3X', 'HTV', '20V', '49C', 'MRY', 'X97', '398', '70N', 'DFL', 'A36', 'NP6', '9CT', '4BY', 'NS8', '8Y9', 'FW2', '7GT', 'BZ4', 'C3W', '3ER', '7LX', 'H74', 'M5B', 'JTZ', 'BJH', '2AN', '6EN', '6QM', 'P4H', 'NEZ', '0PF', '7JR', 'LZC', 'MK0', 'JL7', 'V5P', '0BG', 'BCK', 'KME', '38P', '6DW', '1WA', 'UNV', 'UEL', '88Y', '3G3', 'DFB', 'P4F', 'XE4', 'QGR', 'VG3', 'QG9', 'TWF', '2M1', 'T2M', 'JD8', '9SR', '8P2', 'MQG', '6CN', 'L4M', '40Y', '7WC', '0KX', 'U86', 'Z14', 'RF9', '5HP', 'T6W', '8Q2', 'UAF', 'JMF', '1MR', '4CY', 'FDD', '6N4', '2RK', 'B35', 'ZYB', 'Q28', 'L29', 'BMA', 'P7B', 'CDU', '8HK', '7PJ', 'BYQ', '99A', 'KFT', 'LPU', '33F', '3CR', '9SS', '4TK', 'UUC', 'WFM', 'DRR', 'G13', '41U', 'VCR', 'NWZ', 'F2P', 'L7H', 'XQN', '46P', '33Y', '20U', '274', '66Y', 'MN7', '78H', 'SQ9', 'LK1', 'P6Q', 'E6P', '7P4', 'M9U', '3N3', '799', '2DX', '5J6', '32M', 'DJD', 'QPA', 'PM0', '4ZK', '6Y3', 'P74', 'KSN', '2NG', '7CT', 'K12', 'L9T', '4R6', '39D', 'DZW', 'HT4', '55P', 'SBB', 'V3C', 'B63', '351', '8M2', 'C1L', '4X3', 'KC2', '51X', '0KS', 'PN2', 'QG8', '4WJ', 'V6N', '3YN', '8LF', 'V4X', 'FHS', 'H06', 'H3H', '7XR', '5TE', 'LRZ', '231', 'N67', 'SAZ', '6WE', 'Y9S', 'SNT', 'XUL', 'ZUP', 'L0R', 'RJQ', '7B3', 'YXC', '6CU', 'R1R', 'U8U', '4TN', 'C7E', 'T43', 'PDZ', 'AS3', 'M14', '1X2', '3MD', '40R', '6AZ', 'SC8', 'KMV', 'ZZP', '28L', 'NGG', '8G0', 'CYH', 'E18', '825', 'FAS', '2N0', 'BKD', 'TU5', 'X6A', 'RUW', 'N2Y', 'L7R', 'VG1', '918', 'FQ0', '9MC', '537', 'XXP', 'L9V', 'SYR', '3H0', 'M1S', '14K', 'CJF', 'DC8', '62B', 'SS7', 'Q2L', 'VFU', 'Q07', '4H4', 'WR4', 'R36', 'J77', 'S3U', 'M39', '8D3', '7G0', 'BV7', 'R89', '716', 'D54', 'CBN', 'MXM', 'G6G', '2AC', '8Q8', 'Z76', 'FDW', 'GAE', '4R8', '7SS', '10C', '66N', '5A6', 'B11', 'GZ3', 'UZ5', 'ZN3', '3PC', '4VU', 'DD3', 'ECS', '9ZB', 'BES', 'RD7', '9F7', 'XX7', '3Q4', 'XFF', 'Q55', '8FT', '7NR', 'GJ7', 'XGF', '755', 'Y40', '27K', '0CB', '6TV', '3SC', 'X9K', '6Q2', 'QJR', 'WJQ', '6KN', '2GU', 'RM3', '2AR', '929', 'S5Q', '8AW', '8HE', 'GXW', 'RWB', 'JP2', 'K02', 'ZS9', '8JG', '9JJ', 'YUP', '9UF', '2CD', '9JA', '6LH', 'DZF', 'QAM', '4YB', 'KHL', 'A40', '8XY', 'PW8', 'SM6', 'NZU', 'HQ9', '36', '46Q', '5JZ', '5XD', 'CMQ', '8MR', '5X8', '2DY', '5HZ', 'T6C', 'D8X', 'HHV', 'UVR', 'KUR', '128', 'LGM', '792', '30Q', 'U7Y', 'G9J', '9C4', '8J2', 'YCP', 'WAD', 'FZA', 'XLY', 'XX2', 'R24', '26P', 'V72', 'H7U', 'RFD', 'CG0', '8LU', 'H7J', '0AV', 'ZQ3', '3PU', 'HJT', 'Q6D', 'SB2', 'TNU', 'VV2', 'G7S', 'QU3', 'DMJ', 'J06', 'QSH', 'L4T', '7YN', 'U9J', 'SCL', '6DC', 'LT3', 'TCT', '2HY', '4MP', '0DT', 'WK3', 'XHP', '69M', 'MUR', '3XB', '1XE', '07B', 'BHF', 'UZS', 'BNQ', '24U', '6H7', 'LSE', 'LPD', 'ZSY', 'MEF', 'N1D', '4T3', 'SMD', 'YPD', 'MEK', '3FR', '3ZQ', '2QR', 'XVW', 'S5V', 'ZCH', 'A7Z', 'XLP', 'Y2S', 'EMD', '19P', 'Y19', 'VWV', 'SYL', '2F7', '4YV', '77C', 'QDP', '80W', 'XW1', 'MH5', 'XD2', '8EB', 'MGL', '4BW', 'XPH', 'S2D', '868', '0XU', 'HWE', 'GE2', 'U6A', '1SN', '46J', 'SKC', 'ZZS', '1DB', 'X1X', 'E0X', 'UHA', 'AQC', 'ZGS', 'GBB', 'NH7', '8NJ', 'KE3', 'ZG3', '2ZC', '3DB', 'B3U', '38J', 'JAF', '3XK', '1M2', '0U8', '20W', '2LR', 'T1K', 'MH0', 'S8J', 'UCP', 'UAM', 'QH9', '0RM', 'MAG', '6ZD', 'Q46', 'FJY', '3UT', 'UUD', 'A8W', 'GDE', 'THE', '731', 'ZZF', 'HLU', '17Q', 'PLX', 'K93', '62H', '9FU', '94V', '76L', '20D', 'LY6', 'EVK', 'SRZ', 'SZH', 'ULA', '70W', 'PDT', '0MZ', 'LCN', '01Z', '9VM', '479', 'NM5', 'QNQ', '2CF', 'BUG', '54V', 'GZP', 'K5L', 'QJC', '2JD', 'MK6', '7YT', 'R0N', 'K6C', 'Z9G', 'E4H', 'J16', '1BX', '59Z', 'MAP', 'UK6', 'ZQW', 'GU0', 'LKQ', 'MQA', 'DBM', 'YBB', '2T7', 'CGG', 'NGS', '5QC', 'X91', 'DC3', 'M4W', 'YJ3', 'QNA', 'RRV', '65P', 'Y0B', 'BBE', 'NHL', 'H2C', 'UYK', 'D2S', 'XMX', 'ZCQ', '58N', 'KQW', 'V94', 'TEK', '7M8', '3QH', 'VHQ', 'GPY', '5DJ', 'N9G', 'XYY', '4CS', 'D1P', 'KDJ', '5HG', '23T', 'G6W', 'TVE', 'ZML', 'PLZ', 'A2M', 'VKZ', '73U', 'A8S', 'HPR', 'LEY', '3J7', 'MSU', '04A', '20N', '30', 'AL7', '4NG', 'HH1', 'BTG', 'FAF', '6CH', '7A5', 'GC8', '3NL', '6H3', '69U', 'H9E', '0RS', '5R0', 'ZED', '5W8', 'VN8', '7BN', 'B94', 'D0B', '5LQ', 'JAM', '3RX', 'XZK', 'MNK', 'Y0F', '459', 'A5K', '58T', 'HPU', '3VW', 'F7Z', '8SF', 'J96', 'E3X', '9XA', '6PX', 'YN7', '94X', 'C4S', 'VXC', 'ES0', 'M0P', 'F26', 'F4K', '7LC', 'XYG', 'BK2', '3LT', 'KYB', '2S0', 'WZY', '28R', '04Z', '08S', 'WBD', 'GVZ', '4KQ', 'T8Q', 'RJ7', 'T0H', 'YP3', '3QF', 'BC2', 'BAR', 'TEV', 'RNA', 'MVN', 'QJF', 'A4S', '7CN', '32R', 'TH0', '09L', 'KRP', 'WUC', 'JNP', 'HAH', 'DNK', 'JJY', '1LW', 'C9H', '45Q', '4YF', 'RZQ', '7K1', 'DBX', 'PMG', 'MCT', '35F', 'DUC', '6XF', '2U5', '9D2', '7F2', 'WS4', '7JY', 'TSD', 'ETH', 'G8Y', 'TYR', 'LPF', 'DE6', 'C6A', 'HSM', 'VDB', 'Z8D', 'JLW', 'L23', 'KUW', 'FYA', 'DRM', 'XKL', 'CFY', 'A95', 'V5K', '0TF', 'NR6', 'VAV', '25Y', 'H8E', '54G', 'VTA', 'VTY', '00S', 'HBQ', '977', 'BER', 'R5M', '1G1', 'VTF', 'M43', '2TX', 'ARD', 'QFF', 'P3E', '1D8', 'WMJ', 'GXA', 'ZLE', 'DZX', '28Q', 'XRM', 'XV3', 'RS4', 'NAC', 'S6D', '0G3', 'NRW', 'YPE', '0G5', '8WG', '1B9', 'Z4U', 'ESE', '6U7', 'QFD', '3GG', 'DF9', '3PZ', 'NVW', '50Z', 'RLZ', 'LWP', 'TW4', 'WZL', 'FLZ', '1G3', 'DE8', 'J85', 'DVA', 'BCL', 'URD', 'GJR', '616', 'G8A', 'B8E', 'NG1', '9H7', 'UXE', 'BP0', 'ZL7', '87P', 'N5A', 'CVW', 'W3N', 'BGA', 'CZJ', 'TVP', 'JBD', '0F7', 'SEE', 'JQD', 'N7W', 'U6Q', '7AR', 'THU', '74C', 'Y1M', 'J2F', 'ENQ', 'C11', 'CZB', '9VH', 'CCU', '3QG', '6D9', 'PCS', '4GS', '9ZF', 'JFN', '5A4', 'PNX', 'RDH', 'Z8P', '9F5', '5RR', '4CH', '17F', '07P', 'D0K', '08R', 'TQ3', 'DH3', 'B2P', '7NL', '1QH', '3HP', 'JEG', 'YEK', 'DGX', '1M6', 'YEU', '4K6', '8NU', '3YV', 'QBD', 'G9W', 'RUB', 'JWZ', '20E', 'NCU', '73G', 'L1E', '322', 'FG6', 'DQM', '25M', 'MXF', 'L11', '0W4', '544', '6CZ', '6T0', '8KS', 'C76', 'SE9', 'WV6', 'M6Q', 'A9P', 'MWA', 'W5B', 'WC6', 'A8Y', 'QF5', '0KG', 'F04', 'Q9P', '2SG', '22E', 'VU0', 'Q7N', '6YJ', '0K7', 'RSA', 'KMK', 'LN6', '5YL', 'WA6', '6QB', '42M', 'KUT', 'Q1S', 'M4E', 'URK', '45U', '4D4', '3Y0', 'YUM', '8VP', '0VB', 'FJU', 'HEA', '3M9', 'HPP', '3FL', 'CW8', 'BQ9', 'DT0', '2Y4', 'BY5', '70H', 'DM8', 'G57', 'E5L', 'BEF', '1.00E+08', 'L95', '05P', '61M', '97Z', 'QD5', 'P8K', '8ZF', 'JU7', 'JQQ', 'X3V', 'VMX', 'HAV', 'FVD', 'UUA', 'VCC', 'PZX', 'CM4', '2W7', 'C9L', 'GB5', 'UW6', '9NM', '53L', '66J', 'NW0', '4FK', 'G9B', '2BZ', 'Z8W', 'EM6', '3TZ', 'H1P', '6CV', 'UQX', 'L1W', 'TCD', '9KA', '1NH', 'XE8', 'QTW', 'D3X', 'H2P', 'S1F', 'WX6', 'X18', '1V6', 'AEQ', 'KZ0', 'SCX', '6L0', 'YRC', 'ZKW', 'QLQ', '3YT', 'KFJ', '9BX', 'JB1', 'L64', '9WD', 'JVZ', 'U8F', 'AHY', 'YN4', 'ACF', 'Q7J', '5NM', '7PD', 'SPF', 'MRF', 'LZR', 'M0G', '7FF', '7JU', '70P', 'B0P', 'ZXM', 'W61', '5T4', 'VSJ', '59D', '13Y', 'VYC', 'JPX', 'TTF', 'LYD', 'UJ6', 'VRJ', 'GLQ', 'ZC2', 'ELT', 'LKH', '5NV', '2RG', 'QU7', 'QUW', 'YAS', '73N', 'C6J', 'U3D', 'K05', 'M3F', 'DBW', '4WY', 'NK6', '73L', 'G2G', '1VJ', '2DL', '8VD', 'S4M', 'T2F', '5L0', 'TY7', 'GGJ', 'Y1L', 'EZ1', '91R', 'H5U', '0KL', 'SY1', 'HW7', 'L91', 'B2C', 'W4H', 'Y1S', 'YV5', '5NB', '3C6', '97U', 'MW2', 'XTD', 'TNX', '3QQ', 'DYE', 'B0G', 'QUS', 'P3N', 'XK1', 'D2M', 'KAM', '2W0', 'ZHM', 'AFU', '8VY', 'E6Z', '41G', 'EPE', 'KXB', 'PDS', 'XRJ', 'QGC', 'GY4', 'TYZ', 'S5W', 'UUY', '6SM', 'BE8', '9MK', 'A12', 'THQ', '942', 'WGA', 'LPN', 'GY0', 'PDW', '9T7', '7QZ', '3Z0', 'Q5T', 'RMD', 'K3W', '9T4', 'AJH', 'J5F', 'EP1', 'H9D', 'LT7', 'DHC', '8QN', '6BH', '3UE', 'L78', '5S8', 'UHY', '7LE', '41F', '13J', 'M6W', '6US', 'VCN', 'C0F', '3B6', 'C2Y', 'AK7', '7JP', 'FP6', 'H33', 'MVH', '3V0', '21P', '4GK', '5V1', 'H35', '3B5', 'D5F', '6KH', '0T3', '8EE', '6A6', '1FA', 'ZSL', '3VA', 'L9K', 'FNP', 'L1Q', 'DV8', 'VA0', '1MP', 'NLT', 'AV7', 'MCZ', '35X', '70M', 'HGT', 'XLZ', 'TVN', '1C8', 'SES', '1TX', 'AHN', 'TC2', 'C73', 'RBL', 'EDZ', '4KW', 'FQT', '66Z', 'TAN', '8T2', '1JH', '7QR', '6LM', 'HFK', '07F', 'X6C', 'HZ9', 'AQN', '56L', 'B79', '150', 'V02', 'S99', '66V', '0W8', 'H9Z', 'VS2', 'C9X', 'BEJ', 'LY0', '4UH', 'KVM', '2BG', 'RMR', '6DP', 'ZYZ', 'A8B', 'X7Y', '76J', '7FY', 'QFH', 'A1W', 'LJV', 'GP8', 'PJT', 'RQ3', '09V', '5QR', 'B73', '3VM', '913', 'MTC', '1J1', '8G2', '4KL', '7D8', '7YR', '6WD', 'Y6A', '7UP', '9K4', 'CEU', '554', 'XE2', 'BS1', '334', '9BZ', 'MAA', 'SQ5', 'AAA', 'RV2', '3M5', '2J1', 'RYW', 'ACH', '0UB', 'L52', 'JAH', 'G9G', '1YL', 'T60', 'B6C', 'GKA', 'G64', '07L', '659', 'X0F', 'YXD', 'HX1', '6N5', 'C1D', 'MM5', 'KDZ', '4TJ', 'P2J', 'ZJU', '9UK', 'PUN', 'YX2', 'GQ2', 'T3Q', 'CWZ', '4FR', 'DDT', '2G9', 'FFS', '1DP', 'KFS', '4RU', '0EB', '1AZ', 'LV2', '12Z', '1RA', 'S1V', 'VDN', 'JML', '0BA', '569', 'AMP', 'MDK', '4P5', 'W91', '6ZG', 'DD1', '3N9', 'FAC', 'A3R', 'YYW', '3V9', 'GEM', '8G5', 'F2Z', '4ZG', 'Z3L', 'M7H', '4RB', '606', 'E9J', '71R', 'A4M', '2Q9', 'CL2', 'TCN', 'G2X', '19A', 'BSL', 'DQR', 'A0K', 'YY7', 'F0P', 'YVS', '08E', 'SV9', 'Y30', '2D3', 'VKW', 'S37', '5U4', 'BH5', 'LE1', '0JS', 'B6Z', 'FEE', 'R4T', '4PV', 'NFY', '1PK', '4ZZ', 'KAX', 'AV4', 'A1J', 'WWL', 'YGC', 'E0Y', 'UAW', 'L6V', '1G5', 'J3B', 'XKE', '9Z0', 'WGJ', 'DVW', 'V20', '190', '1D5', 'BZ9', 'CQD', '8RQ', 'KV6', 'SAK', 'A6H', '5.00E+03', 'YYK', 'QD2', 'AGR', 'CHB', 'EKM', '5VJ', 'FMX', 'R71', 'NQE', 'BUL', '6RQ', '4F4', 'X95', 'WJN', '1JP', '4RS', 'CPR', 'K39', 'UH7', 'X0S', 'Y51', 'ND4', 'ZXG', 'N65', 'QSR', 'LWY', 'CAB', '8BR', '8K9', 'AVL', 'MJ7', '284', 'VR3', '4LT', 'WW7', 'DLA', 'H8Q', '672', 'TE6', 'MGQ', 'ZYY', 'B2S', 'PS1', 'YMQ', '8S7', '6X0', 'URW', '8PE', '1G6', 'YM3', 'B5G', 'WJM', 'WZM', '5ZL', 'NAL', 'NSH', '8YM', '83U', '3EJ', '1WG', 'BCC', 'N2M', 'V1F', 'L8Q', 'GPZ', '129', 'AW2', '6FZ', 'QRJ', 'XE6', 'SSK', '170', '598', 'WY4', 'KUJ', 'Q3J', 'AY1', '7LY', '09C', 'KX3', 'BBN', '2ZU', 'QWW', '2AY', '6C8', 'LEK', 'H8C', '2YS', 'TM1', 'LF2', '2YJ', '7EJ', 'MAF', '0XY', '0ND', '7R0', 'XYB', 'Q8R', 'Q5N', '0P7', 'JG4', 'S68', '367', 'KW3', 'T5R', 'PTE', 'QLG', '68H', 'XXA', 'X13', '1U6', '2EN', 'LCD', '4M4', 'W1V', '9RF', 'NYN', '2EZ', '03Z', 'QDR', 'YN5', 'D7E', 'CEA', '7GX', 'CCQ', '1ES', '5Q5', '8VM', '8T8', 'NKK', 'F5W', 'L4P', 'NCQ', 'B83', 'LG5', '16S', 'A0V', 'UA9', '0DH', 'MB2', '2WB', 'FS0', 'G7C', 'F18', 'UZ2', '2NW', 'QND', 'RRS', 'N3D', 'R60', 'LUB', 'YF7', 'HE6', 'GYT', '3SV', 'XA2', 'D3N', 'FWZ', 'NSX', 'S7F', 'SZ4', '30F', 'STA', 'PF0', 'W6F', 'C6R', 'S7J', 'CTQ', 'MR4', 'A3B', '736', 'PFC', '9XK', '7QD', 'YZL', '1P6', 'L6B', 'PBL', '0N2', '3HQ', 'S32', '446', '1H2', 'P52', '40L', 'S31', 'FRR', 'K52', 'AYC', '2HK', '4HZ', '5X0', 'KMH', '8QU', '8MG', 'STT', 'PZH', '5PX', '9AL', 'XZ7', 'T4L', 'L4C', '97H', 'UAN', '1W9', 'VAP', '6J5', 'Z7R', 'E3Y', '287', '8FV', 'GU8', 'HU2', 'YH9', '44C', 'XUB', 'GN2', 'ZHK', '5VK', '04B', '6F7', '8SR', 'SP6', '4DU', '158', 'D09', 'MKU', 'W6C', 'F5T', '4.00E+07', '6K4', 'BHY', '0X5', 'WP6', 'HS0', 'WYG', 'FGY', '78M', 'RZY', 'X6Q', '4LY', '1U3', 'M01', 'ZMA', 'X7K', 'LCZ', 'NHP', 'G1C', 'PU9', 'VZW', '13E', 'HC5', '6Z2', 'ECC', '4YP', 'C3T', 'TWP', 'H4T', '8XL', 'C08', '5UP', 'DHG', 'SJJ', 'GM9', 'NQ4', '9QG', '61S', '0XN', '1Y8', 'X8J', 'D8S', 'HYD', '1X7', 'E5A', 'RSY', '5V9', 'QR3', 'ZXB', '1PH', 'XB8', 'LYP', 'U89', '8AY', 'M2K', 'YQ9', 'ZXL', '2A3', '7CW', 'LEL', 'XZC', 'WA0', 'ADJ', '61K', 'PK1', 'GQ0', 'FKT', 'YQ1', 'P14', 'G0W', 'VH4', 'AU6', 'PSR', 'RB1', 'KNG', 'XNU', 'AQ2', '382', 'Z6R', '5EZ', '6GE', 'WT6', 'R9S', 'TFN', '13H', 'AQG', 'MTP', 'S93', '732', '1XN', '56T', '18W', 'UBL', '4DP', '2UF', 'V88', '2MJ', 'BZT', '570', 'QXZ', '6UM', 'Y8P', 'KH5', 'N2R', '9K5', '30T', 'JJG', 'NYA', 'BQ2', 'SL4', '9CY', 'Y9L', '7VK', 'DZK', 'GU6', 'ZJT', 'VHH', 'NKC', '86P', 'AHS', 'PJB', 'P2M', 'AN4', '19', 'YGN', '7P1', 'E07', 'MWS', '8GJ', 'GWL', '2YD', '0Q6', 'HTD', '7EB', 'NKG', 'GTP', 'WL4', 'ZJ8', 'Q2V', '897', '5BQ', '2WF', 'SML', '5W1', 'NF9', '1ZS', 'ZWL', '93Z', 'GKS', 'DCF', 'LEQ', '8UJ', 'QV0', 'BFH', 'VH2', '1.00E+07', '6NA', '62Y', 'NA9', 'TD3', 'S7Y', 'PFG', '5GK', 'VNH', 'U6W', 'E35', 'Z53', 'D4V', 'VHZ', 'VQ9', 'KEX', 'B6Q', '1TJ', 'BLX', 'GH8', '0BK', '46U', '5RG', 'ZFT', 'LZX', '9W4', '559', 'YMN', 'PS8', '59Y', '6UU', '26B', 'DY2', '1R5', 'M0T', '8VQ', '1UN', '74H', '2FF', 'Y0Q', '60', 'K1K', 'BTV', 'HAE', 'CS5', 'XMC', 'CN4', '07Z', '348', '28K', 'G8J', '6AF', 'SGK', 'AWS', '6SF', 'EDQ', 'CTL', 'FS6', '2YG', 'AWK', 'TP7', 'G5E', 'V85', '58X', 'T0A', 'KB9', '166', 'CGL', 'EAT', 'Y66', 'FEX', '2F8', '9N8', 'MZG', 'U8J', 'CB5', 'HLY', 'FJ1', 'NS2', '6HW', 'ZW5', '7BS', 'HGX', '5CN', '3T7', '0AY', 'PLQ', 'G6C', 'AEN', '49V', 'H83', 'HDP', 'J9J', 'W30', 'DUG', 'YCY', 'HR9', 'YLJ', '4W0', '3JQ', 'BL9', '7BE', '25R', '08U', 'NLP', '0Y8', 'XGQ', 'KAQ', 'V8F', '1FG', 'C0D', '0RL', 'WGC', '8RT', '70S', 'AJN', 'V6E', 'B70', 'NY4', 'VWC', 'CGT', '06G', '16D', 'PGK', '6AN', 'BBV', '5AP', 'YXU', 'BUV', '3XM', '2FS', 'SE0', '76C', '15M', 'EPA', 'PKS', 'VTZ', 'JF6', 'WQW', 'CXM', 'BJ4', '8NS', 'J67', '5K2', 'NPF', 'TQV', 'N3K', '76G', '7RN', 'DK9', '5SX', '3X0', 'L0N', 'EL8', '7XU', 'ALV', '2MK', '0WP', '2ZV', '756', '5BH', 'XWH', 'D80', '3SE', '4MS', 'HZH', '660', 'SYQ', '2P3', '3S4', 'CJ1', 'QKX', '2X4', '6CR', 'EP7', '821', 'TRW', 'TXP', '7QV', 'EHT', 'DK0', 'SX9', 'GC6', '0JT', 'WNC', 'R7H', '1YB', 'JYG', '5AM', 'PRY', 'EDN', 'RRG', 'UHU', 'JKG', 'Z48', 'ZJV', 'UQJ', 'FB2', '7PE', '7TK', '94Y', '5ZF', 'YT9', 'SPQ', 'SCS', '2SA', 'M7R', 'DHT', '0K5', 'S96', '5B6', 'P9D', 'UTW', 'WWD', 'WL5', 'QRA', 'S8H', '1Y0', 'J4W', 'GK4', 'UYY', 'NGJ', 'QK1', '8RN', '5PP', 'TUJ', 'TSZ', '12U', 'J09', 'VGK', '3BR', 'MLS', '4ZU', 'REN', 'LJ9', '72Z', 'VRG', 'QGY', '9ND', 'S85', '92U', 'LEN', '0ST', 'ZB8', 'F49', 'A8L', '0NU', 'GJ4', '40', 'DCK', 'YDH', 'NGV', 'RMW', 'E8V', '3D3', 'LHN', '93C', '81G', 'CGS', 'BNX', '13S', '3ZS', '5BL', '2L2', 'JNJ', 'B4E', 'GVL', 'ENN', 'GT8', 'SJ4', '7VR', '4LB', 'CHV', '4J5', 'RNB', 'LUG', '0MX', 'L22', 'Q69', 'HJU', 'G72', 'UA6', '5JQ', 'NJM', '3GL', '2TB', 'A49', 'ZJ3', 'PDC', 'CQK', 'SSS', 'P2Y', 'SXX', 'KCL', 'YAP', 'E4W', 'HCJ', 'RQC', 'TY6', 'HLX', 'TMX', 'RZ4', '7EC', 'R7R', 'THK', 'A4E', 'TDX', 'M8T', 'XAB', 'K43', 'BEH', 'QL6', '17R', 'WZC', 'S5U', 'F92', 'A2K', 'PCK', 'AUQ', 'AVW', 'G82', 'TA9', 'XGT', 'TKW', '125', 'GR6', 'UCX', '7U1', '9C6', 'YLD', 'ED9', '2R9', 'XGZ', 'J61', 'GNC', '74', 'NZJ', '3WS', '1RW', 'BSE', 'D0Z', 'ZTK', 'S84', 'NT9', '17C', 'FPY', 'VVZ', 'B6N', '0NT', '42F', 'SW4', 'G9T', '874', 'ZEX', 'DHK', '19N', 'ZVV', 'F8J', 'D63', 'UPG', 'XH7', 'JZX', 'C1H', '3T1', '59C', '74B', 'VGM', 'MKQ', 'L18', 'H02', '32W', '3UL', 'NVA', '6MP', 'V2T', 'PWT', '7VS', 'JYQ', 'MZ7', 'EUN', 'QJG', 'LTD', 'SMV', 'Y4N', 'V5A', 'EFH', '52B', 'XVN', '0V0', 'QVX', 'VCQ', '3EG', 'UP1', 'USD', '59G', 'NGR', '1JS', 'MXG', 'MRK', 'KPK', 'EY7', 'XED', '6GJ', '6R5', '02G', 'P1H', 'FVY', 'X99', 'KD7', 'H1C', 'LTJ', '6LK', 'A42', 'LBC', '64Z', 'LS2', 'XE9', 'Y1K', 'HGN', '4SM', 'Q51', '4HF', 'QS2', '21M', 'ZFK', 'QNU', 'ADM', 'W00', 'UFF', '26X', '1DY', 'WCN', '6ST', 'NF6', 'LJ3', 'JVV', 'KW5', '5VW', '8KG', 'S54', '7H4', '3GN', '4DS', 'F6E', 'MN3', 'XSA', 'ZPS', 'RU7', 'FXB', '5S9', 'MTR', 'Q2N', '45P', 'JAU', 'CYD', 'CYT', 'EBX', '0D7', 'N2H', '9QD', 'KAS', '7WN', 'LR0', '45N', '92', 'N4M', 'R2G', 'ANT', 'QK2', 'Q10', '1FJ', 'M0D', 'Q4Y', 'ELE', 'JRV', '5DA', '44X', '47P', 'WW6', 'VJ6', '565', 'RJN', '7XJ', '7AL', 'BH7', 'YBX', 'TWL', '0NS', 'NGK', '6KK', '1NN', 'QSS', '3UF', '92M', '9DT', '0HN', 'SWC', 'YYB', '9W3', '5JV', 'GV8', 'Q99', 'A1S', 'XXS', '12G', 'RRB', '9DL', '4ES', '294', 'S87', '28H', 'B6P', 'S72', '9HR', '3ZE', '1BG', 'ETT', 'NTD', '4U4', '22S', 'BRS', 'ZRD', 'AA7', 'HBR', 'SG6', 'A35', '25H', 'BGP', 'G0D', '0ER', '2A1', '7NJ', '14H', 'PD5', '4RM', '6V4', 'HJ2', 'DCA', '93F', 'H4E', 'ZS1', '118', 'VDP', '7FL', 'BJW', '2NY', '4V0', '6ZC', 'HZ1', 'W8Q', 'ATL', '71M', 'EA5', '28N', 'Y4K', 'ZEH', 'AT2', '11A', '2ML', 'KS5', '3UD', '0MT', 'VKH', 'R0U', '8MU', 'B13', '2GM', 'UU8', 'WHP', 'RBG', 'YYZ', 'FQU', 'LUR', 'AKK', 'F08', '8LR', 'VLM', '5DD', 'SZR', 'G21', '169', 'TXL', '98C', 'U06', 'PYZ', 'JCS', 'UFQ', 'ARJ', 'TZ2', '8M6', '4KF', '6UW', 'CE8', 'Y7T', '7ST', '81Z', 'UR7', '7WE', 'VU7', '04Y', '527', '2MX', '3V2', 'FC2', 'QUB', 'PMN', '5C1', 'GP0', 'NDG', '7JG', 'EDB', '8QX', 'BMS', '8JY', 'MYZ', 'ZU9', '4PC', '38E', 'VC4', 'HLP', 'DXU', '435', 'Q23', 'GU9', 'L8M', '9YE', '5GJ', '9WF', '90H', 'XV8', 'TYB', 'HVX', 'YM0', 'BMC', '7N7', '9DR', 'L4N', 'FME', '0FT', 'RTS', '9RT', 'VV7', 'MT0', 'NGN', 'PBU', 'FUZ', 'H97', '2ZW', 'UZ7', '5NP', '53T', '4H5', 'LZP', 'U75', '0EV', 'NAY', '75P', '6CJ', 'GQC', 'E7S', 'M7A', 'S78', '4BX', 'JN9', 'YCR', 'BHG', 'R9J', '8N2', '31C', 'SPB', '1NF', 'U91', '3GZ', '0K1', 'TNA', 'JSC', 'FSF', 'ZBP', 'J2A', '9NX', 'WZ1', 'HAC', '8DH', '5WZ', 'Q83', 'DDD', 'WML', 'Q8Y', 'EXQ', '5VG', '2JW', '08L', 'KEA', 'DPV', 'FPW', '9DZ', 'WRL', 'HY4', 'LBJ', 'U90', 'WUE', 'QH2', '1KD', 'BQS', '4LM', 'M9Y', '32X', '6WJ', 'EC5', 'TE1', 'XEL', 'S2G', '86U', 'LFU', '0GT', 'DS0', 'M3C', 'MKX', 'A0P', '1TS', 'KPQ', '8SM', 'PP6', 'Q9J', 'SQU', '3VC', '820', '1YN', 'MPN', 'JMM', '0WH', 'XCU', '19B', 'D1T', '83G', '7ZY', 'NU6', 'W40', 'LMB', '0Z0', '0LP', 'M8Q', 'L51', '2U2', 'YKQ', '6KE', '4J0', 'F66', 'KNU', '92T', '25W', 'CEW', '53R', 'BF8', 'GP2', '6J8', 'SWW', 'WPL', '09A', 'KWH', 'XYT', 'SZN', '191', '7Y7', 'WXU', 'WTT', 'RC3', '6XL', 'NKB', 'Z1J', '1UZ', 'SRV', 'RXV', 'QBZ', 'AVM', 'CKM', 'R03', 'Y10', '4TE', '8MT', 'HH0', 'T49', '1BT', 'KHG', 'MC7', '26T', '8K7', 'SZK', 'VNP', 'CZN', 'J9Z', 'FER', 'V8N', '4T8', 'MGK', '0YS', '51B', 'FCV', '3EX', '0XR', '81W', 'Z1W', '1P1', '0YL', 'FZE', 'SKF', '43N', 'MBG', '94N', 'JXE', 'J9P', 'Z4C', 'HDR', 'R0R', 'Q0E', 'H7V', '4C4', 'E05', 'M7P', '62N', '3AG', '2S1', 'PAD', '1QA', 'X2J', '1Q1', '5UB', 'QTF', '8X9', 'WFQ', 'F7H', 'JZ8', '6GH', 'AZ9', 'DES', '9RS', 'FL1', '7PQ', 'FPQ', 'V1A', 'HSY', '0QJ', 'J54', '8BH', '7ZC', '4AN', 'B7S', 'NBZ', '06U', 'SWS', 'YHF', 'NL1', '7FM', 'UE3', '55R', 'DCP', 'AD2', 'QC1', '4LE', '8BW', 'ZW9', '2LN', '9Q6', 'UGB', 'LJP', '888', '5VF', '6CT', '9ED', '553', 'FXJ', 'LBS', 'FSC', '730', 'LCB', 'ZSH', 'GPP', '0NE', 'DV3', '8LS', '0F8', 'D10', 'X2W', '4QE', 'A9M', '6JZ', 'T8T', '7FG', '5KS', 'LU8', '8HF', 'GUH', 'G8P', 'CKA', 'K6G', 'DS5', 'QKH', 'DGP', '9M1', '573', 'RDD', 'BFQ', '81H', '8QS', '55J', 'XZ8', 'THR', 'WZH', '3Q8', '1R9', '6NK', 'BLT', '6UX', 'J29', 'TGQ', '4YU', 'WMD', 'QVS', 'U2F', 'Y9K', 'T5T', 'VGS', '3EW', '7DR', 'S5A', 'PT8', 'Q62', '74L', '6LE', 'YLT', 'C40', 'ELR', 'JU8', 'UQ5', 'Z4M', '4P4', '6KM', 'L19', 'Y8Z', 'EA7', 'QKQ', 'KZA', 'L4G', '0U1', 'YUJ', 'Z9M', '3DG', 'EBZ', 'UZ3', '6BT', '930', 'WN1', '5SG', '1KC', '4MY', 'TQT', '4US', 'G7D', 'TBY', 'UX6', 'W1P', 'QAK', 'SZ5', 'HY3', 'Q79', 'GAH', '3QP', '14T', 'JP7', '7Z5', 'UF0', 'DRA', 'VQF', 'AQT', '67G', 'R38', 'CPV', 'V4U', 'U4N', 'QZB', '254', 'Z4F', '1DJ', '1GZ', 'Y6T', 'MZK', '36E', 'SX1', 'G1G', '0SC', 'GPB', '62Z', 'NXN', '74Z', 'H4J', '7JT', 'AEL', 'JBZ', 'TM8', 'FG2', 'QV3', '4GU', 'AVX', '2WS', '5QE', 'UYA', '4ZC', 'P0C', 'X1R', 'RKQ', 'J4P', '4Z3', 'W1X', 'CDH', 'UWC', 'ERQ', 'R9D', 'FH1', 'G3B', 'RJ0', 'RRW', 'W49', '564', '0QB', 'LDL', '4V4', '1S7', '7BV', '3AX', 'N3X', '92D', 'E40', 'TYC', 'YUK', 'C7C', 'H4P', 'J3M', 'U1V', 'PV7', '6ZE', '9UV', '6JH', 'QG4', '1N1', 'JTX', 'JE9', 'PVA', 'M61', 'LAX', 'FR6', '5KU', 'KBF', 'W18', 'PAG', 'Z08', '6K9', '210', '9JU', '6U1', 'UX7', 'UZB', 'K84', '1RU', '7JN', 'Z0M', 'PR2', 'L36', 'THX', 'KX9', '4HG', 'CUW', '7U7', '1NG', 'TA6', 'RBM', 'KTP', 'MBK', '674', 'DXZ', 'RCP', '7U6', '6GG', '45L', 'JD9', 'B3M', 'SDS', '6V3', 'A4R', 'GTE', 'E6D', '48M', '39Z', 'AAL', '44G', 'SFJ', 'W5L', '4GQ', 'VAC', 'SBW', '8CY', '63K', 'SYZ', 'SUR', 'NTM', 'UC6', '13D', 'YGF', 'D33', 'F78', 'UT0', '0TK', '960', 'CSC', 'M0X', 'ACB', '0W7', 'TJ9', 'DH7', 'FKZ', 'JQ7', 'KSE', 'PME', 'VFG', '2B3', 'TSL', '27S', 'HR6', '203', '47V', 'L1A', '65M', 'BBK', 'X6G', 'TMS', 'ARS', 'N8N', 'XPX', 'W8K', '9MS', 'D1S', '7EG', 'LQJ', 'P3H', 'U5C', 'U02', '5CT', '311', '357', '3RV', 'VW3', '4YJ', 'CPM', '800', 'AY2', '1RD', 'M5E', 'UVY', '8G3', '82Z', 'NJD', 'RFF', 'NP8', 'ABB', 'LLZ', '7WL', '91A', 'VM5', 'WGE', 'EDH', '4DX', '5EJ', 'Y6H', '4KA', 'X0P', '463', 'BTH', '5W9', '2ZA', 'GQK', '7NA', 'WD8', 'M7Y', '5AX', '0SS', '477', 'RJR', '3A2', 'W62', 'HHP', 'H8G', 'LXU', 'UFK', '3B8', '7QF', 'S8G', 'ABR', 'FJA', 'YFC', 'LJC', 'HWC', '4BD', 'KS8', 'Y3Y', '3D2', 'JVK', '2HC', 'N5X', 'DZV', 'RC1', 'HZT', 'RBU', '8F5', 'E55', 'K6Q', 'ALJ', 'TT5', '2VX', '0Y4', 'PZ6', 'C7T', 'GZE', 'TKL', '2YK', 'AC6', 'TXV', 'K2H', 'ZVJ', 'N4L', '1RL', '0JM', '6QX', '4J2', '269', 'J9R', '7F7', '69H', 'Z1B', 'GUD', 'A86', '1BQ', '5WL', '8Y7', 'BLA', 'FNQ', 'NUW', 'T97', 'GS7', 'WRD', 'K92', '3HG', '64C', '103', 'ZTM', '697', 'J2B', 'BW7', '2GB', '4ME', '5D7', 'MDQ', 'APR', 'CMH', 'A5Z', '17J', 'C6F', '2UM', '95Z', 'U7V', 'Z90', 'GRQ', '2NK', '9PZ', '3J0', 'JT8', '55W', 'HU1', 'V09', 'A0R', '8JN', 'L4K', 'A8P', '8YZ', '78U', '9BV', '69', '6Q5', 'Q81', 'ZKH', 'D1Y', 'ET5', '1XB', 'AN6', 'B9S', 'JBA', '6XK', 'BC6', 'HKD', '41D', 'KZG', '57C', 'LXD', 'NMU', '83T', 'MUA', 'DWT', '722', 'ZF6', 'MZY', 'PTG', 'PDD', '2MW', '0KK', '16Z', '7J3', 'QY5', 'GD9', '6VD', 'LP2', '27E', '11P', 'MV6', '688', '3DN', '9MU', 'TWQ', 'HNF', '2RD', 'A0M', 'EYA', 'VP9', 'RWK', '6UE', 'HZK', 'D1E', 'W93', '7NY', 'UXP', '8EN', 'C9S', 'QH3', 'MPJ', '69A', 'L3S', 'HCY', 'FJM', 'EBB', '75M', 'SXN', 'R4D', 'VXL', '221', 'KJQ', '6YM', 'FT8', 'A9B', '827', '90L', '270', '34P', '1LV', '7VB', 'N2V', '0CC', '7Z6', 'P2A', 'QFY', 'TMQ', 'YS5', 'FT1', 'V2H', 'GCY', '8RU', 'ERR', 'NUK', '8W3', 'SQR', 'S2Y', '4J7', '1V0', 'RQN', '7SW', 'YDB', 'R7K', 'Q34', 'HMU', 'K58', 'P7S', 'A54', '6DH', 'PSL', '7K8', '7Y9', 'G7H', 'LWA', '304', 'LSK', '350', '7PY', '53X', 'G8V', 'EZT', '8DM', 'UW1', '7GH', '0TQ', 'NT4', 'XXF', 'YES', 'Z1L', 'JSG', 'GXV', 'F3L', 'JN0', 'C6E', '63', '7PK', '1TL', 'LMA', 'LD7', '09B', 'E33', '6ZR', '1JY', '9XS', 'PGQ', '7ZJ', '1GJ', '2U4', 'ZG4', 'JXC', 'ZTS', 'FJE', 'D27', 'YEX', '2B0', 'G4V', 'LQ4', 'QY2', 'BJG', 'ZFM', 'EA2', 'F9V', '37U', 'EB1', 'EGS', 'QJU', '19M', '2S7', 'V2M', '5YU', '3NZ', 'DBJ', '0Z6', '68F', 'H68', 'HLV', '2S9', 'P71', 'AGU', 'KY6', '3K4', 'NJN', 'M1T', 'EVG', '2T2', 'FQ4', 'LB2', 'UAJ', '2XN', 'RC4', 'HNZ', 'EFP', 'ZYJ', 'M9J', 'UYF', '0K2', '3MX', '0SQ', '0FP', '0PM', 'GBS', 'BFE', '3W1', 'K9K', '44Q', 'LZ3', 'HLL', 'ACU', 'HB9', 'EU1', 'E6E', '9P5', '9F9', 'Q97', '7PV', '9EV', '53S', 'LVM', 'ZK4', 'BWD', '99T', 'P16', '43H', '6CP', 'YV1', 'RJH', 'ZJP', 'WLF', '6LL', 'LEF', 'G4G', 'NMR', 'R2S', 'J1Q', 'EYZ', 'G7J', 'XZW', 'ZUH', '0GX', 'CJP', 'GE3', 'UY2', 'ZAR', '3QT', '7QP', '1SL', '82H', 'E4S', 'XJH', 'T0T', 'NY0', 'D1Q', 'ZSP', '5HL', 'QWJ', 'QS6', '2PC', '0M7', 'RQY', '1XW', 'KG3', '4C5', 'ZBB', 'FPU', '6R7', '3V4', 'K08', 'SV2', 'W64', 'P6V', 'S7V', 'AVR', 'HL4', 'Z3H', 'Y9N', '5DL', 'QQ5', '32U', 'D1B', '838', 'X5S', '5FK', 'MG3', '3JR', 'R5U', 'ZBK', 'RQA', 'R85', 'ZTQ', 'TAS', 'QK5', '4ZW', 'R63', 'MUL', 'BQX', '80Z', 'ZZJ', 'KSB', 'JXU', 'T0S', 'KPX', '00M', '8MX', '5ZZ', '4UF', '87U', 'AZ8', '858', 'JBC', 'A0L', '326', '2XT', '750', 'N57', 'X45', '9RH', 'GYF', 'BK3', 'Y7L', 'SK8', 'DTA', '11Y', 'HJZ', '9W5', '39Y', 'GDV', 'BZR', '4SE', 'YFT', 'XZ2', 'CB2', 'QMZ', '11Q', 'C0W', 'S43', '9RB', 'PY8', 'BB7', '9HV', 'U4W', 'LP0', '2FR', 'XSP', '3HN', 'QAU', '3FG', 'JCF', '39C', '8JJ', 'SB5', 'PE9', 'GZW', 'QP6', 'T2X', '2R3', 'JQ1', 'HGV', '55T', 'SR3', 'SH5', 'WWM', 'JQ3', '17M', '612', 'MPL', 'YNZ', '852', 'XRA', '8CW', 'YK2', 'K89', 'Q2M', 'YGB', 'BQR', 'TPF', 'HSB', '4UY', '8FU', '3RU', '1SF', '5KF', 'YGV', 'CN1', 'VGN', 'ML8', 'LDV', 'UM6', 'S0D', 'EYF', 'CSY', 'TQM', 'LTK', 'SRL', 'DJ2', '536', 'B3J', '27W', 'Z9T', 'CWK', '7D6', 'XZF', 'T9Q', 'SJR', '4MA', '9S9', '0D9', 'MTD', '6RT', 'F2X', 'JKC', '56U', '2TC', 'GWV', '8JR', '4FF', 'E6V', 'XES', 'WZ7', 'LZ1', '0S8', 'HZ6', '9T6', 'XTP', 'W5F', 'L90', '66F', '47E', '8S3', 'B5T', 'HKB', 'K4Z', 'JPA', 'GP6', 'AXN', 'NWE', '7JJ', 'PU4', '5HM', 'E5F', 'QDF', '2W3', 'MEL', 'WHT', 'KRG', 'CTF', '2DN', 'Q7G', '3PN', 'VBK', '1QL', '8FH', 'ZYD', '814', 'Z5S', '37L', '1B4', '9CC', '5U5', 'G3L', 'SVN', 'HT9', 'ZW0', 'XND', 'ZPW', 'CYM', '4RA', 'Y37', 'FDQ', '5UQ', 'X84', '9KE', 'V3U', 'FGQ', 'D29', 'ZHR', 'DE4', 'MVR', 'WZB', 'GVU', '6FL', 'ZMN', '0WF', '70D', '1L2', '5D2', '6J6', 'U9G', 'VUS', '7FQ', 'KSK', '3F5', '0CA', 'UPT', 'JDR', 'HKY', 'WC7', 'F1X', '1DG', '508', 'APH', 'B57', 'HHB', 'AQ1', 'DS9', 'GZH', 'L58', 'MEU', '904', '14Z', 'XKV', 'W1B', '94H', 'J4J', 'PXD', 'LGK', 'Q3R', 'ZTX', 'G6U', 'MQ5', 'Z43', 'QMG', 'L20', 'G6L', '0XE', '7XZ', 'UH1', 'QLS', '6DR', 'MB4', 'GFH', 'XHJ', 'K5Y', 'JN3', 'FWA', 'LPW', 'QB3', '8NK', 'A2Z', 'Q4J', 'Q8H', 'HZ7', 'RG0', 'KL5', 'KHN', '9R7', '2D9', '0CH', '31N', 'NYD', 'K2X', 'F1M', 'H0K', 'XR4', 'LZU', '4S0', '4BL', 'NXZ', 'B33', '7LU', 'ULY', 'JUJ', 'RTV', 'GPC', '9B3', '63W', 'JK3', 'BXK', 'SYS', 'AMW', 'MSE', 'RG4', 'U3C', 'K31', '8DN', 'RY3', '4DN', 'X9T', 'RCA', 'F71', 'RCV', 'YEQ', 'JSJ', '3HM', '55', 'NEQ', 'EAQ', '91L', '4JB', '44J', 'T3S', '497', 'VK3', '920', '7VA', 'JV1', '0VN', 'F73', '6GV', '923', 'R5S', '6KY', 'MTU', 'CJG', 'Z0A', 'YS6', 'H7F', 'UDN', 'S8F', '8X8', 'DRU', 'EMZ', '2R1', 'G7M', 'F28', '2SL', 'WJR', 'CKL', 'Z57', '75', 'FSE', 'T6L', '90W', 'BAT', 'X36', 'P2F', '5X2', '6J0', '591', 'LGQ', 'AM4', '1KQ', '0NM', '0KB', '4EK', '6YU', 'Y3G', '1AR', '0PX', '2N7', 'TXH', 'S3C', '306', 'M0N', '2HU', '0UC', 'FK1', '5CC', 'XG1', 'VSH', 'Q71', 'UXA', 'VKU', '12K', 'AQ4', 'UTF', '5U1', '65A', 'QA5', '8TT', 'FB5', 'YVA', 'KF5', 'AAT', 'XCR', 'CW0', '6HA', 'M23', 'RTC', 'Y54', 'B7F', '8V1', '996', 'QHL', 'Z21', 'GSC', '3V8', 'TSG', 'UDX', '0GF', '1GT', 'DYU', 'PKE', 'JXR', 'W7N', 'Y1Q', 'CRQ', 'XWQ', 'KN0', 'H8F', 'XJR', 'QQM', '53Y', '3P5', '2XC', 'TM2', 'XHZ', 'G6B', '3V6', 'GBA', '7L0', 'Z6C', 'K14', 'D8G', '8UN', 'DYR', '4UL', 'XV4', '679', 'F8G', 'T22', 'YZT', '8N6', '0BS', '59T', '319', 'SUG', 'H5L', 'KKZ', '9PP', 'G1V', 'C8B', 'PGT', '1L1', '4KR', '79J', '4M8', 'DX9', 'P7A', 'Z0F', '2FJ', '802', '0SJ', '0M8', '7CJ', 'FDC', 'KC9', 'KLM', 'SXZ', '09S', '1MF', 'VB3', '57P', 'WD9', 'F6R', '0B0', '3S6', '4D2', 'DED', 'NEU', '112', '3N0', 'RHJ', '5K3', 'FXD', 'RF7', 'C0R', 'LKG', 'T5J', '79L', 'GAK', 'C8K', 'NE7', 'F6C', '4VZ', 'HJX', '4Y1', 'VJB', 'RY2', 'SRM', '6SL', '4BJ', '54L', 'EV9', '6A9', '4KZ', 'QGF', 'SQW', 'Q8D', '0MM', '1T3', '4U8', 'NW9', '4Y5', '0YK', 'JQW', 'AM9', '52S', '839', 'NZW', '0GK', 'M1Q', 'B5F', '3R4', '2G4', '2HS', '0N5', '28M', '42U', 'R9Q', 'LK4', 'ZDJ', 'K61', 'WCU', 'U1W', 'DUP', '6ZW', '57K', '1VH', 'JME', 'PH3', '181', 'KV0', 'Y2H', 'UX9', 'ZWA', 'A45', 'EGA', 'F5Y', 'AP1', 'LBN', '7UN', '0LK', 'XFM', 'C9W', '6W0', '3C2', '3XC', '2ZZ', 'AS7', 'BDV', '5C6', 'UGU', 'UAL', '6BG', '88K', '1XA', '3BM', 'R0C', 'F89', '4KH', 'AKE', 'GAJ', '66G', 'U8Y', '1F1', 'EGC', '5LK', 'X65', 'KW6', 'KD8', '8TV', '6PH', 'W27', 'ZGX', 'BX1', 'A5X', '7S4', 'SUP', 'FJ7', 'E6F', 'W34', 'BQB', 'W3L', 'K8N', 'TW9', 'S53', 'JC2', 'B59', '5CY', 'LT1', '4C3', 'GLB', 'WMY', 'PCU', '0F1', 'TUN', 'GWF', 'EW0', 'Q4F', 'TDY', '5CS', 'WNF', '5G8', 'BN9', 'WSW', 'E4L', '0L2', 'J5U', '5K7', 'HUY', 'UJA', 'REK', 'P9X', 'DVB', 'SWM', 'E8C', 'N95', 'Y82', '4G6', '2Q1', 'UAB', 'G6Z', 'XG0', '297', '6XX', '1KV', 'EJ5', 'MCC', 'WK6', 'XFG', '6S7', '329', 'GL6', 'V0N', 'FU6', 'VU9', 'SUU', '29N', 'DXR', 'LFQ', 'DKD', '641', 'L9G', 'SSA', 'M5Q', '6JF', 'R1T', '4FD', 'DSU', '4VQ', '396', '1BC', 'J0F', 'ZKF', '4XU', 'A20', '85M', '9M6', 'SEJ', 'Z01', 'RZV', '3J6', '43X', '41Q', 'E9G', '278', '8SC', '4QX', 'FYR', '6MS', '7VT', '19D', 'ASX', 'FHP', 'YGD', '0HH', 'YH3', 'RQ0', '2K0', 'WNN', '4QC', 'P08', 'YA2', '8XS', 'S6H', '12S', '9V3', '998', 'TNL', 'T4V', 'KC0', 'HMX', 'MMP', 'YEC', 'F7P', 'N28', 'W8A', '6Y4', 'ACJ', 'GD7', 'W0J', '55L', 'ZVD', 'MEB', '4FG', '0BE', 'L7P', 'LGT', 'FK2', '7C7', '84L', 'V4Y', 'PFM', 'T1B', '6BB', '1Y2', '8LM', '3TL', '1UW', 'PJP', 'VEH', '4SR', '86G', 'Q8V', 'W0Y', 'V1C', '55B', 'ECG', '15L', '67X', 'ALK', '3AN', 'U70', '42C', 'F9T', 'ZBQ', '4.00E+08', '7QM', '8ML', '3JU', 'HVD', '9QL', 'KDV', 'DPQ', 'SUZ', '742', 'U76', 'H4Y', '5XT', 'GR5', '6QV', '4N8', 'Q7D', 'S65', 'JKK', 'STJ', '3MW', 'C4G', '26S', '7A6', '5HT', '5TS', 'DEY', 'VPR', '7CA', 'DL3', 'DL5', 'UEE', 'GLT', '8ES', 'LX6', '77T', 'X2H', 'WB2', 'ERT', 'TS0', '9K3', 'UMZ', 'UB9', 'XS6', '1Z7', '5JR', 'JWX', 'ZLH', 'UZ0', 'BBG', '8M5', '4JD', '9CU', 'ZCN', 'LF7', '1ZT', '6FX', 'S69', '8Z1', '7T5', 'NCR', 'TC9', 'M66', 'YA6', 'EUH', 'N58', '1YT', 'FQ3', 'REV', 'VTT', '5AZ', '0UW', 'SVZ', '13K', '8D6', 'HC1', '1YA', 'B4Q', 'KDD', 'XCC', '42Y', 'PZ2', 'YC5', 'LNC', 'BY6', '3AK', '7HR', '8S2', 'F3W', '5W0', 'JWB', 'MPH', 'TRF', '5KN', 'NPB', '1CK', '9JY', 'MMC', '69R', 'X0Q', '7R4', '8ZQ', 'KH0', '3LS', 'HXB', '7WG', 'JDQ', 'DBZ', '0UN', 'RDC', 'YEW', 'K49', 'NNR', 'L04', '2XM', 'V6L', 'MKA', 'E6W', 'DX8', 'LGN', '3KK', 'L4F', 'MGE', 'GA8', 'Q54', '3ZF', '5HD', 'UML', 'UY8', 'K4E', 'P9K', 'CKB', 'LAW', 'F35', '9NZ', '49J', 'BS6', 'XM1', '6MY', '1MM', '3K3', 'KHR', '0XJ', '2VY', 'VTS', '1QB', '8.00E+09', '73C', '0ZV', '3VH', '8X2', '9M7', 'RTK', 'T20', '4H3', '7LL', '2LV', 'D7C', 'CPA', 'T72', '6M7', '90X', '1XX', '02U', 'WW8', '4UP', '3GJ', 'MQN', '38B', 'M19', '4GE', 'W6R', '1V7', '26', '0NY', 'VWR', '89F', 'XMA', 'T3M', 'H7N', 'V7H', 'V7Y', '6YH', 'RLL', 'E0J', '5S6', '19X', '09P', 'BQ3', 'GVP', '7YQ', 'RJD', 'XNG', '6AT', 'RYR', '6TG', '1TF', 'HMP', 'WKZ', 'YK0', 'E7K', '6PU', 'FN3', '851', 'Q4M', '5BA', 'DVN', '0ZC', '6JS', 'TX2', 'FC6', 'GKX', '49E', '38V', 'ZLV', 'EAU', 'WKY', 'RTU', '4NJ', '3EB', 'ZZG', '2R2', 'NHV', '8J5', 'QPE', 'FTZ', 'QXE', 'HX2', 'P15', 'WKP', '4KB', 'MK8', 'NMC', 'QW2', '4UR', 'X2U', 'QMQ', 'E1P', 'M9L', '412', '2BW', '54U', '1T9', '4HM', '9HJ', 'BS0', '1HJ', '7D5', 'M8L', 'ATV', 'GL9', 'Y4V', 'ASF', '9VE', '02K', '7QL', 'NMY', 'A6V', 'QTJ', 'YXQ', 'THN', '226', 'CF4', 'MWY', '0TZ', '9X7', 'Y5A', '6GM', 'WE4', '2JN', '0NF', 'MMA', 'AFE', 'GN5', 'Y46', '568', 'QSC', 'Q0A', '1F3', '1QV', 'LGY', '05T', 'UQ6', '65F', 'WDU', '48F', '5US', '7RG', '7G5', 'XNL', '2HV', '9M0', 'UMX', '1YM', '1Z2', 'B7G', 'JD7', 'AQL', '9UG', 'DP2', 'LXG', '0XS', 'V5Q', '55U', 'G4J', 'JC6', 'T1F', 'Z0B', '43V', '277', '2V1', 'Y4J', '47L', 'A4F', '8GG', 'EUR', 'N47', 'KKN', '13', '7KT', 'T6Q', 'LNB', '6LC', 'Y63', '0D4', '1EK', 'JVS', 'NZQ', 'Z2L', 'S45', 'H0C', 'BRC', 'XYA', 'V3S', 'KXH', 'AUN', 'T1A</text:p>
          </table:table-cell>
        </table:table-row>
        <table:table-row table:style-name="ro1">
          <table:table-cell table:style-name="ce1" office:value-type="string" calcext:value-type="string">
            <text:p>SERIALNUMBER</text:p>
          </table:table-cell>
          <table:table-cell table:style-name="ce1" office:value-type="float" office:value="65037" calcext:value-type="float">
            <text:p>65037</text:p>
          </table:table-cell>
          <table:table-cell office:value-type="string" calcext:value-type="string">
            <text:p>{'A6PV52U5CA6F', 'A8PV51CXCA6D', 'A39V5129CAM1', 'A39VZYZ8CFMD', 'A39V52GZCALT', 'F2LV5YCRCAM1', 'A8PV5YBDCA6D', 'A39V51FSCAM1', 'A39V5Z1TCALT', 'A7AV523ZCA6F', 'F2LV5Z89CAMY', 'F2LV55PMCAMZ', 'A39V56X9CAM1', 'A6PV5YHHCA6F', 'A39VZY2GCFMM', 'A39V5YZBCAMY', 'A39V5BRZCAMY', 'A39V5Z89CAMY', 'A39V521ECAM1', 'A8PV55YGCA6H', 'A39V518DCAM1', 'A8PV5279CA6D', 'A39V555SCALT', 'A39V5BTECAMY', 'F2LV515BCAMZ', 'F2LV52GNCAM1', 'A39V5YTPCAM3', 'A39V5Y3FCALR', 'A39V31H1CAM6', 'A39V5Y8NCAMZ', 'A6PV51RUCA6F', 'F2LV5YXHCAM6', 'A39V56T6CAMY', 'A7AVZY6HCA6F', 'A39V59RDCAM1', 'F2LV5ZHZCAMY', 'A6PV51V3CA6F', 'A8PV5598CA6H', 'FZGV52VVCA6Q', 'F2LV3Y9VCAMY', 'A39V55ZSCALT', 'A39V56CNCAMY', 'F2LV52B1CAM1', 'A39V5AL6CAM1', 'A7AV5YFYCA6F', 'F2LV52C8CAMY', 'F2LV5Y6MCAM6', 'A39V58RRCAMY', 'A39V5ELACAM1', 'A39V5982CAM1', 'A7AV529FCA6F', 'F2LV5272CAM1', 'A39V5YCVCAM1', 'A39VZY83CAMY', 'A39V55TRCALT', 'A39V5FPTCAM1', 'A7AV538XCA6F', 'A39V5ENSCAM1', 'A6PV5YMHCA6F', 'A39V5YBQCAMY', 'F2LV525SCAMZ', 'A8PV557PCA6H', 'A39V5DCDCAMY', 'A39V52X3CAM1', 'A6PV53SZCA6F', 'A39VZY2HCFMQ', 'F2LV55DMCAM1', 'F2LV5YGUCAMZ', 'A39V5ATDCAM1', 'A6PV5YD9CA6F', 'F2LV529XCAM1', 'A39V5B2QCAMY', 'A39V561GCALT', 'A39VZY3ECFMF', 'A39V581DCAMY', 'A39V5F8ECAMY', 'FZGV5YUHCA6Q', 'F2LV58DACAM1', 'A39V5EL2CAMY', 'A39V5BYTCAMY', 'FZGV55DFCA6Q', 'A39V532LCALT', 'F2LV52MFCAM1', 'A6PV53SUCA6F', 'A39V5DZ3CAM1', 'F2LV526BCAMZ', 'A7AV3YY1CDLL', 'A39V5Z7GCAMY', 'F2LV52EACAMZ', 'A39V51YACAM1', 'A39V5Y21CFN8', 'F2LV55RUCAM1', 'A8PV55YVCA6H', 'A8PV52ULCA6D', 'F2LV5YC8CAM6', 'A39V2YDQC9PV', 'A39V516ECAM1', 'A8PV5Y22CA6D', 'A8PV51ECCA6D', 'F2LV51C2CAM1', 'A7AV1Y1ZC8T5', 'F2LV5YXXCAMY', 'A7AV5YA9CDCD', 'A39V5YY5CFMN', 'F2LV3Y9ACAMY', 'A7AV5YA9CA6F', 'A39V55PVCAMY', 'A39V5YYHCFNC', 'A39V51QBCAM1', 'FZGV5YS3CA6Q', 'A8PV51TECA6D', 'A7AV52PZCA6F', 'A39V56H7CAM1', 'A39V5Z16CAM1', 'A39V51F7CAM3', 'A39V5GCZCAM1', 'F2LV53ZRCAMY', 'A39V5Z93CALT', 'A39V53A5CAMY', 'A8PV5Z2XCA6H', 'A39V57XQCAM1', 'A39V52QXCALT', 'A39V5YRECAMZ', 'A39V5YMUCALR', 'A39V57TRCALT', 'FZGV518QCA6Q', 'FZGV539PCA6Q', 'F2LV51C6CAM1', 'F2LV3Y91CAM1', 'F2LV51NYCAMY', 'A39V57GACAMY', 'A39V5A7DCAM1', 'A39V5Y28CALR', 'A39V56SPCAM1', 'A8PV5YBZCA6D', 'A8PV5ZVHCA6H', 'A7AVZYZ7CDPP', 'A39V55S7CALT', 'A39V5BQFCAMY', 'A8PV55VQCA6H', 'A6PV51B3CA6F', 'F2LV52HCCAM1', 'F2LV5YL7CAM6', 'A8PV52GDCA6D', 'F2LV566CCAM1', 'FZGV58XECA6Q', 'A39V5YNFCAMY', 'A39V5BGSCAMY', 'A39V53RDCALT', 'FZGV5Z9ZCA6Q', 'FZGV5Y9GCA6Q', 'A39V5637CALT', 'A39V56RBCAM1', 'F2LV5YE3CAMZ', 'A39V53DXCAM1', 'F2LV553FCAM1', 'A7AVZYZDCDLQ', 'A39V5YZDCFMC', 'A39V53DECAM1', 'A39V5BAYCAMY', 'A7ATXYMPC8T9', 'A39V57BSCAM1', 'A7AV525LCA6F', 'A39V5FALCAMY', 'A39V5AXXCAM1', 'A7AV51D5CA6F', 'F17V5YLYCAMZ', 'A39V323DCAM6', 'A39V56MBCALT', 'A8PV51DRCA6D', 'A39V5871CAMY', 'A39V52V5CAM1', 'A39V5ZFPCAMY', 'A8PV53LACA6H', 'F2LV52RBCAMZ', 'A8PV5396CA6H', 'A39V5BYNCAM1', 'A7AV51GRCA6F', 'A39V5BM2CAM1', 'A39V5Z8LCALT', 'F2LV57GMCAM1', 'F2LV522BCAM6', 'A39V5CXCCAMY', 'A6PV52HMCA6F', 'A39V567BCAM1', 'A8PV538SCA6H', 'F2LV52VACAM1', 'A39VZY5FCFMM', 'A39V5ZAECAM1', 'F2LV52FLCAM1', 'F2LV51A1CAM1', 'F2LV5YTFCAMZ', 'A39V51BYCAMY', 'A39V591SCAMY', 'A39V5Z21CALT', 'F2LV53CGCAM6', 'A39V3YX3CAM6', 'A39V52YGCAMY', 'A7AV3YZSCDCF', 'A6PV5YCUCA6F', 'A39V5D2BCAMY', 'A39V55AACAM1', 'F2LV57BLCAM1', 'A8PV51B5CA6D', 'A6PV5YDDCA6F', 'A39V53TVCAMY', 'A39V512CCAMY', 'A39V32BHCAM6', 'A39V588CCAM1', 'F2LV5ZTBCAM1', 'A39V5A8PCAM1', 'A39V55ZVCALT', 'A39V58YMCAMY', 'A39V32Y2CAM6', 'A8PV55L2CA6H', 'A39V58UHCAMY', 'A39V53PBCALT', 'A7AV52RDCA6F', 'A39V552GCAM1', 'F2LV56R5CAM1', 'F2LV51NBCAMY', 'A39V59U9CAMY', 'A39V5YMBCAM1', 'A39V5152CAM1', 'A39V58GBCAM1', 'A39V59UGCAMY', 'A39V5Z2ACAMY', 'A39V5FXLCAM1', 'F2LV3Y99CAMY', 'A8PV55H8CA6H', 'A39V59RBCAMY', 'F2LV5YZ7CAMZ', 'A39V56AYCAM1', 'A39V5AN6CAM1', 'A39V5YY8CFN9', 'A39V5Z8YCAM1', 'A39V586QCALT', 'A39V5EHBCAM1', 'A6PV5YHYCA6F', 'A8PV5Y9MCA6D', 'A39V58Y6CAMY', 'A39V55YQCALT', 'F2LV58Z2CAM1', 'A39V56F8CALT', 'A7AV5Y1ZCDL5', 'A39V5FEPCAMY', 'F2LV5153CAMZ', 'F2LV5YLUCAMZ', 'A39V5YUCCALR', 'F2LV526ECAM1', 'A39V5GR5CAM1', 'A8PV5Z2CCA6H', 'A7AV52EUCA6F', 'A39V53LVCAM1', 'A39V518MCALR', 'FZGV52TPCA6Q', 'A39V53NRCALT', 'A7AV51AUCA6F', 'FZGV5YHDCA6Q', 'A39V5E92CAMY', 'FZGV51SDCA6Q', 'F17V5YN6CAM3', 'A8PV5ZUNCA6H', 'A39V55EUCAMY', 'A39V58BECAMY', 'F2LV511ECAMZ', 'F2LV51NYCAMZ', 'F2LV526VCAM6', 'A39V5H7NCAMY', 'A39V56F1CAMY', 'A39V533FCALT', 'A39V5D5CCAM1', 'F2LV5266CAM6', 'F2LV56Q6CAMY', 'F2LV5YQSCAMY', 'A39V516PCAM3', 'A7AV5139CA6F', 'F2LV5ZLDCAMY', 'A39V53F3CAMY', 'A7AV5Y16CDC3', 'A8PV55G6CA6H', 'A39V5BAUCAMY', 'F2LV58X8CAM1', 'FZGV55D8CA6Q', 'A39V5Z3DCAM1', 'A39V5DHACAMY', 'A39V5YZDCFND', 'A39V5DEVCAMY', 'A39V5ZUGCALT', 'F2LV51QZCAMZ', 'FZGV55EQCA6Q', 'A39V55UUCALT', 'A39V5ZZACAM1', 'A39V51CRCAM1', 'FZGV52XPCA6Q', 'A7AV53B8CA6F', 'A39VZY67CAMY', 'A39V3Y53CAM6', 'A39V5Y73CFNF', 'A39V53S2CALT', 'A39V5ZVNCALT', 'A39V56L6CAMY', 'A8PV53C6CA6H', 'A39V5BCMCAMY', 'A8PV53PSCA6H', 'F2LV51Y7CAMZ', 'A6PV52YUCA6F', 'A39V59ZSCAM1', 'FZGV5522CA6Q', 'A7AVZY97CDCD', 'FZGV5377CA6Q', 'A8PV5ZDMCA6H', 'F2LV57DZCAM1', 'A8PV51FACA6D', 'A39V5YY7CFNF', 'A39V5GNTCAMY', 'A39V568TCALT', 'F2LV5YUACAM6', 'A39V5Z7XCAMY', 'FZGV527NCA6Q', 'A39V5ZSNCAM1', 'A39V55AYCAMY', 'A7AV52LMCA6F', 'F2LV5Y15CAM6', 'F2LV5YYYCAM1', 'A8PV51DSCA6D', 'A39V59YPCAMY', 'A39V5FEYCAM1', 'FZGV55AHCA6Q', 'A7AV5YD3CA6F', 'A39V5DUNCAM1', 'F2LV52SBCAM1', 'A39V5ERUCAMY', 'A39V5DZ2CAMY', 'A39V5YRECALR', 'A39V57LDCAMY', 'A39V5YZ9CAMZ', 'A39V5BLYCAM1', 'A39V55FRCALT', 'A39V5Z6YCALT', 'A39V5Y3GCAM3', 'A39V5AMECAM1', 'F17V5YARCAM3', 'FZGV5YZXCA6Q', 'A8PV5ZC3CA6H', 'A39V5GGCCAMY', 'A39V55PTCAMY', 'F17V5Y8TCAMZ', 'A39V2Y1EC9LP', 'FZGV55G1CA6Q', 'A39V51XBCAM1', 'F2LV5YQECAM1', 'A6PV51ERCA6F', 'A8PV5ZTECA6H', 'F17V5Y2GCAMZ', 'F2LV55RZCAMZ', 'A39V3YHACAM6', 'A39V571ACAMY', 'A39V52Y3CAMY', 'A39V5ZP2CAM1', 'A39V53LPCALT', 'A8PV5Z1ZCA6H', 'A39V5DQ9CAMY', 'A39V52CECAM1', 'F2LV516RCAM6', 'F2LV569MCAM1', 'F2LV5YZACAMY', 'F2LV5YNFCAM1', 'F2LV5136CAM1', 'A7AV53AACA6F', 'A39V56SNCAM1', 'A39V5YXECAMZ', 'F2LV567MCAM1', 'A6PV53ADCA6F', 'A39V5P1ACAMY', 'A8PV55QQCA6H', 'FZGV51H7CA6Q', 'F2LV56Z7CAM1', 'A39VZY3BCFMQ', 'A39V5Y6TCAMY', 'A8PV556CCA6H', 'A39V53ZGCAMY', 'A39V5ATPCAM1', 'A39V525TCALT', 'A39V5GCTCAMY', 'A39V59HTCAMY', 'F2LVZY7CCAMY', 'A8PV518BCA6D', 'A39V5GN7CAM1', 'A8PV5ZQ1CA6H', 'A39V577TCAMY', 'A39V53X2CAM1', 'A39V5322CAM1', 'FZGV5YUSCA6Q', 'FZGV58S2CA6Q', 'A39V51AZCAMZ', 'F2LV5YMPCAM6', 'A39V5FLVCAM1', 'A6PV5Z6SCA6F', 'A39V5ZNXCAMY', 'F2LV3YA8CAMY', 'A39V5GQSCAM1', 'FZGV5YXZCA6Q', 'FZGV51EACA6Q', 'A39V5D5PCAMY', 'A6PV5229CA6F', 'A39V5YTUCAMY', 'A39V53PCCAMY', 'A39V5ZYLCALT', 'A39V5G9HCAMY', 'A7AV5YA1CA6F', 'A39V55N8CALT', 'A39V536FCALT', 'A6PV5Y2YCA6F', 'A6PV51H5CA6F', 'A39V56R1CAMY', 'A8PV5ZRECA6H', 'FZGV5YLVCA6Q', 'A8PV55EZCA6H', 'FZGV595GCA6Q', 'F2LV5ZR1CAM1', 'F2LV579ZCAM1', 'A39V5ZEQCALT', 'A39V5EACCAM1', 'A6PV5YS7CA6F', 'A39V52HXCALT', 'A8PV52MGCA6D', 'A39V5A8YCAMY', 'A39V5EDCCAM1', 'FZGV51BBCA6Q', 'A7AV5YRDCA6F', 'FZGV51GBCA6Q', 'FZGV58ZHCA6Q', 'F2LV3YPVCAMY', 'A6PV51S1CA6F', 'A39V51FECAM3', 'A39V5Y1ECAM1', 'A39V57YFCAM1', 'A39V5YABCAMY', 'A7AV5YY6CDL9', 'A8PV51STCA6D', 'FZGV5Z3SCA6Q', 'A39V5YUUCAM3', 'A39V5BAPCAM1', 'A8PV5527CA6H', 'A39V52EPCAM1', 'F2LV5YHZCAM1', 'A39V5YRDCAM3', 'FZGV51PHCA6Q', 'A8PV53ULCA6H', 'A8PV5YMMCA6D', 'A39V5695CAMY', 'A39V5ALYCAMY', 'A8PV5YXQCA6D', 'A6PV52RHCA6F', 'A39V52U3CALT', 'A39V52TACAM1', 'A39V5B8RCAMY', 'A39V5Y22CFND', 'A39V5BR3CAMY', 'A39V5ZB6CALT', 'A39V3YSQC9PV', 'F2LV53SDCAM6', 'A39V566VCALT', 'FZGV5YT1CA6Q', 'F2LV53MRCAM6', 'A39V5677CAM1', 'FZGV53BACA6Q', 'F2LV5738CAM1', 'FZGV52DZCA6Q', 'F2LV5YF2CAMZ', 'A39V55ZRCAM1', 'A6PV51GDCA6F', 'A8PV52LYCA6D', 'A39V53LDCALT', 'F2LV52GCCAM1', 'A39V5712CAMY', 'A6PV5Z5CCA6F', 'F2LV56DCCAM1', 'F2LV5535CAM1', 'F17V5YBDCAM3', 'A39V51EVCAMY', 'A39V52BXCAM1', 'A39VZY7NCAM6', 'A39V5YYBCFNV', 'F2LV58TTCAM1', 'A39V57YECAMY', 'A39VZYEECAMY', 'A39V5765CAMY', 'A39V5ZTNCAMY', 'A6PV5YAQCA6F', 'A39V5YHLCALR', 'F2LV5YLECAM1', 'FZGV558RCA6Q', 'A39V581HCAM1', 'A39V565SCAM1', 'A39V53ZACAM1', 'A39V5EFSCAMY', 'A39V55U7CAMY', 'A39V598LCAM1', 'A39V5MTLCAM1', 'F2LV52VUCAM1', 'A39V5B1GCAM1', 'A39V57ZECAM1', 'A39V5DYTCAM1', 'A39V5Y3RCAM3', 'A8PV51E2CA6D', 'A39V5DBHCAMY', 'F2LV58NSCAM1', 'F2LV56N7CAM1', 'A39V3Y3UCAM7', 'A39V53H1CAM1', 'A6PV5Y8BCA6F', 'F2LV5YRVCAM6', 'F2LV56TQCAM1', 'A39V51TRCAMY', 'A39V5YAMCALR', 'A39V5AXSCAMY', 'A39V58CGCAM1', 'FZGV5Z9LCA6Q', 'A39V56UVCALT', 'A39V5A1CCAM1', 'A39V53NRCAM1', 'FZGV5Y53CA6Q', 'A39V576DCAMY', 'F2LV3YZ2CAMY', 'A8PV51HNCA6D', 'A39V59E1CAMY', 'A39V5DNLCAM1', 'FZGV58V1CA6Q', 'F2LV5YM5CAM1', 'A39V57TVCAMY', 'A39V52AHCAMY', 'A39V5B28CAM1', 'A39V5DXNCAMY', 'F2LV55DYCAM1', 'A39V5YAHCAMY', 'A39V51LFCAMY', 'A39V57VRCAMY', 'A39V56Q3CALT', 'A39V5FPGCAM1', 'A39V5FTACAM1', 'F2LV5825CAM1', 'A8PV5ZFPCA6H', 'F17V5Y91CAM3', 'A39V51TBCAMY', 'F2LV5Y6RCAMZ', 'A39V5Y2MCFMT', 'A39V56QCCAM1', 'A39V5GQTCAMY', 'A39V5H7FCAMY', 'A7AV52Y3CA6F', 'A6PV51T5CA6F', 'F2LV51NBCAM6', 'A39V5YP2CAMY', 'A39V5YD9CALR', 'FZGV53PSCA6Q', 'F2LV5YN7CAM1', 'A39V52Z8CAMY', 'A39V5YE2CAM1', 'A8PV522HCA6D', 'A8PV537TCA6H', 'A39V57PHCAMY', 'A6PV5YBVCA6F', 'F2LV51ARCAM1', 'F2LV513ZCAMY', 'A39V53RECALT', 'A39V5DMRCAM1', 'F2LV51C7CAMZ', 'FZGV53BPCA6Q', 'A39V5D1ZCAMY', 'F2LV5Y7ZCAM6', 'F2LV5ZZUCAMY', 'A6PV527FCA6F', 'A39V3Y65CAM6', 'A39V5YP8CAMZ', 'A39V5FX6CAMY', 'A39V52D5CAM1', 'A39V5ER8CAMY', 'A39V55PYCALT', 'A6PV51R1CA6F', 'A39V5899CAM1', 'A39V5813CAM1', 'A39V59NBCAMY', 'A39V1Y6FC9PV', 'A7AVZYZVCDCF', 'A6PV51EPCA6F', 'FZGV5Y7TCA6Q', 'FZGV53LUCA6Q', 'A39V2Y9ZC9L6', 'A39V5ZDNCAMY', 'A8PV557TCA6H', 'F2LV52S2CAM1', 'A39V597SCAM1', 'A8PV51GNCA6D', 'A8PV5Y33CA6D', 'A7AV5YGTCA6F', 'FZGV52ATCA6Q', 'A8PV5ZGVCA6H', 'A7AVZYN6CDCP', 'F2LV511BCAM1', 'F2LV3Y1FCAMY', 'F2LV538SCAM1', 'F2LV5179CAMY', 'A39V51ZUCAMY', 'F17V5Y3SCAMZ', 'A39V51GCCAM1', 'A6PV525CCA6F', 'A39V58E2CAMY', 'A39V5YHDCAM3', 'A39V5822CAM1', 'A39V5ET8CAM1', 'A39V5G5BCAMY', 'A8PV51LZCA6D', 'F2LV3YBNCAM1', 'A39V552LCAMY', 'A8PV53UTCA6H', 'A39V516GCALR', 'A8PV53EFCA6H', 'A39V55FECAMY', 'F2LV51P2CAMY', 'A39V5735CAM1', 'A39V5Y56CAM3', 'A39VZYZ6CFMM', 'A8PV5197CA6D', 'FZGV51A5CA6Q', 'A39V5DECCAM1', 'F2LV52MACAM6', 'A39V56PSCALT', 'A39V5F69CAMY', 'A39VZYZTCAMY', 'A39V5YCDCAM3', 'FZGV533ZCA6Q', 'A39V5YX6CAMZ', 'A8PV5ZHHCA6H', 'A39V55MACAMY', 'A7AV5Y68CDCD', 'A39V5ZPGCAM1', 'F2LV51CBCAM6', 'A39V5A65CAMY', 'A39V59VZCAM1', 'A7AV51TVCA6F', 'A39V5Y35CAMZ', 'A39V5A97CAM1', 'F2LV55T6CAM1', 'A39V567TCAM1', 'A39V565HCALT', 'A8PV5YC5CA6D', 'A8PV53R3CA6H', 'A39V3YY9CAM6', 'F2LV5YBBCAMZ', 'F2LV51X6CAM1', 'FZGV55ERCA6Q', 'FZGV59AACA6Q', 'A39VZYM9CAMY', 'F2LV5YL2CAM1', 'A39V579HCAMY', 'A39V5BUTCAMY', 'A39V59X1CAM1', 'A6PV5YQGCA6F', 'A39V2YT5C9PV', 'A39V5768CAM1', 'F2LV51TBCAM1', 'A39V59AYCAMY', 'A6PV5Z7UCA6F', 'FZGV53RECA6Q', 'A39V5ZZ2CALT', 'F2LV5YD2CAM6', 'A39V526CCAM1', 'F2LV55YQCAM1', 'A39V596RCAM1', 'A39V51BYCAM1', 'A39V5YGGCAM1', 'A39V5ECGCAM1', 'FZGV5YB5CA6Q', 'A6PV53NZCA6F', 'F2LV5672CAM1', 'F2LV3YDVCAMY', 'A39V5Z6UCAMY', 'A39V52XQCALT', 'A39V5G7ACAM1', 'A39V51G5CAM1', 'A8PV5YDACA6D', 'A39VZY1VCFMD', 'A7AV53PPCA6F', 'A39V5ZY9CAMY', 'A39V55S5CAM1', 'A39V56PFCAMY', 'A39V58LPCAM1', 'FZGV5595CA6Q', 'A39V5F2DCAM1', 'A39V5BX2CAMY', 'A39V55RTCAM1', 'FZGV5Z6ZCA6Q', 'F2LV521ACAM6', 'F2LV51MACAM6', 'F2LV5Z3SCAMY', 'A8PV517BCA6D', 'A39V2YAZC9LD', 'A39V57B6CAM1', 'A39V53PUCAMY', 'F2LV51FBCAMY', 'FZGV5YBGCA6Q', 'A39VZY3SCFMM', 'F2LV5ZPHCAMY', 'A39V5YASCAM3', 'A6PV51BACA6F', 'F2LV52HACAM1', 'F2LV55DZCAM1', 'A7AV53NBCA6F', 'F2LV3YPECAMY', 'A6PV52T2CA6F', 'A8PV5YXZCA6D', 'F2LV52AZCAM1', 'A39V5Y83CFMH', 'A39V585FCAMY', 'A39V5Y5YCAM3', 'A39V56PBCAMY', 'A6PV52Q3CA6F', 'F2LV536GCAM1', 'A7AVZYZHCDCF', 'A6PV5Z1ACA6F', 'A39V5ZL1CALT', 'A39V5DX1CAM1', 'A39V5BFLCAM1', 'A39VZYZVCAM6', 'A39V3YYMCAMZ', 'A39V5DNUCAM1', 'A39V5Y31CFMN', 'A6PV53Y7CA6F', 'A39V5G6ZCAM1', 'F2LV555ECAM1', 'F2LV52NDCAMZ', 'A7AV52AQCA6F', 'A39V5D7HCAMY', 'A7AVZYYVCDHY', 'A7AV53ALCA6F', 'A7AV51PFCA6F', 'F2LV57NGCAM1', 'A39V5YS9CAMZ', 'A39V5YT6CAM3', 'A6PV53MZCA6F', 'F2LV51YHCAMZ', 'A39V53A3CAM1', 'F2LV57UYCAM1', 'FZGV51ATCA6Q', 'F2LV551ZCAM1', 'F2LV3YMFCAMY', 'F2LV52Y7CAMY', 'A39VZY17CFMV', 'A39V539CCALT', 'A7AV537TCA6F', 'A39V5BXRCAM1', 'A8PV51GTCA6D', 'A39V5Z27CAMY', 'A39V5YD1CAM1', 'A39V5YQECALR', 'A39V53A6CAMY', 'A39V5B1FCAMY', 'F2LV57SACAM1', 'A8PV51XACA6D', 'A39V5837CAMY', 'A39V3YEFCAM7', 'A39V1YAQC9PV', 'A6PV5YLTCA6F', 'F2LV529ECAM6', 'A39V59XLCAM1', 'A39V5YABCAM1', 'A39V5PHFCAM1', 'A39V5DPECAM1', 'F2LV52BACAMZ', 'A39V513NCAM1', 'F2LV5151CAM1', 'A39V58L3CAM1', 'F2LV3Y88CAM1', 'A39V5ZCBCAM1', 'A39V5PPGCAM1', 'A39V585QCALT', 'A7AV5Y2BCDLL', 'F17V5YYQCAMZ', 'A39V58LFCAM1', 'A7AV3Y2TCDPP', 'A6PV5YRYCA6F', 'A39V5717CAMY', 'A39V5YZRCFND', 'A39V5YPDCALR', 'A39V5993CAM1', 'A39V5Y6RCAMY', 'A39V5Z85CAMY', 'FZGV5YEQCA6Q', 'A39V59Z8CAM1', 'A39V3Y3GCAM7', 'F2LV5YQ2CAM1', 'A39V55HQCALT', 'A39V56S6CALT', 'A8PV52D9CA6D', 'F2LVZYF5CAMY', 'A39V55FTCAMY', 'A39V5BH2CAM1', 'F2LV57FPCAM1', 'A39VZY1YCFMV', 'FZGV52X5CA6Q', 'A39V51DRCAMY', 'A39V5EBRCAM1', 'FZGV52AECA6Q', 'A8PV53B8CA6H', 'F17V5YFACAM3', 'FZGV59Y2CA6Q', 'A39V5YBXCFNF', 'A39V5671CAM1', 'A39V569QCALT', 'A39V56TNCAMY', 'A39V5Y1TCFNC', 'A39V5DPTCAM1', 'FZGV538BCA6Q', 'F2LV5YXSCAMY', 'A39V56VCCALT', 'A7AVZYESCDCP', 'A39V56GQCAMY', 'A39V51VVCAM1', 'F2LV5292CAM6', 'A39V5YATCFNF', 'F2LV52MECAMY', 'A39V5YPRCAMZ', 'A39V5YUXCAMZ', 'FZGV52RACA6Q', 'A8PV55YTCA6H', 'A39V5ZEECALT', 'F2LV55L5CAM1', 'A39V58V2CAMY', 'FZGV5123CA6Q', 'F2LV5Y5MCAMZ', 'F2LV52YVCAMZ', 'A39V5Y2YCFNC', 'A6PV51CQCA6F', 'A39V5G58CAMY', 'A39V5ZUMCALT', 'A6PV51PZCA6F', 'A39V5YSACAMY', 'A39V55Q3CALT', 'A39V58HTCAMY', 'A8PV5ZUHCA6H', 'A39V582HCAM1', 'A39V5AFYCAM1', 'A39V56HMCALT', 'A39V51DBCAM3', 'F2LV53YLCAM1', 'A8PV5ZTHCA6H', 'A39V5ZEPCAMY', 'F2LV51M8CAMZ', 'A39V5ZFGCAMY', 'A39V56TQCAMY', 'A7AV5YX8CA6F', 'A39V5Y32CAMZ', 'F2LV51GVCAM6', 'A39V5Y18CAM1', 'A39V5YUTCAMZ', 'A39V5596CALT', 'A39V5YUFCAMZ', 'A8PV5ZPCCA6H', 'A39V5YCMCAM3', 'F2LV58APCAM1', 'A39V5YQRCAMY', 'A6PV52YMCA6F', 'A39V53UTCAMY', 'A8PV55BSCA6H', 'A39V5ZPECAMY', 'A39V5ZH1CAM1', 'F2LV578ECAM1', 'F17V5Y13CAMZ', 'A39V58NUCAM1', 'A8PV53M2CA6H', 'F2LV517GCAM1', 'A39V58BDCAM1', 'A39V59GBCAM1', 'A39V557DCALT', 'A39V5GE6CAMY', 'F2LV562TCAM1', 'A39V5BQNCAM1', 'A6PV52BGCA6F', 'F2LV5ZYHCAM1', 'A39V5AE8CAMY', 'A39V56BPCALT', 'A39V3YAPCAM7', 'F2LV5177CAM6', 'A39V5BE5CAMY', 'A39V59RGCAM1', 'F2LV58ASCAM1', 'A39V55UGCAM1', 'A6PV5YCXCA6F', 'A8PV5ZULCA6H', 'F2LV51NGCAM1', 'A39V5238CALT', 'F2LV5Y1RCAMZ', 'A39V5GAGCAM1', 'A8PV55E9CA6H', 'FZGV58U9CA6Q', 'A39VZY38CFMV', 'A39V5B5ZCAMY', 'A39V5EAHCAM1', 'F2LV5YS8CAM1', 'A39V56XSCALT', 'A39V5YZTCAM3', 'A8PV5Y8SCA6D', 'A39V5D6VCAMY', 'A39V5GACCAMY', 'A8PV5Y9PCA6D', 'FZGV591GCA6Q', 'A8PV53B2CA6D', 'A39V5Y9HCAMZ', 'A39V5EB6CAM1', 'A6PV5ZYDCA6F', 'A39V59P5CAM1', 'A39V5ZSHCAMY', 'A39V5ZZ1CAM1', 'A8PV522UCA6D', 'F2LV55Q9CAMZ', 'F2LV51ZPCAMZ', 'A39V5736CAMY', 'A39V5YB3CAMY', 'A39V5BU1CAMY', 'A7AV52GLCA6F', 'A8PV55GQCA6H', 'A39V5Y2LCFNC', 'A39V5Y21CAM3', 'A39V5AV3CAMY', 'A39V58E6CAMY', 'F2LV51DCCAM1', 'A39V5EY9CAM1', 'F2LV5YUUCAM1', 'F2LV538BCAM1', 'F2LV57RLCAM1', 'A39V5YSTCAMZ', 'F2LV51P1CAM6', 'F2LV57VPCAM1', 'A8PV5339CA6D', 'A39V556BCAM1', 'A39V5Y8GCAMY', 'F2LV52LVCAM6', 'A39V515TCAMY', 'A39V526ACAM1', 'A39V55RMCAM1', 'A39V5D82CAM1', 'F2LV5YMQCAMZ', 'FZGV53CYCA6Q', 'A7AV5Y26CDC3', 'A6PV53MVCA6F', 'F2LV5YANCAM6', 'F2LV5YAHCAMZ', 'A39V5Z6YCAMY', 'A39V512LCAMY', 'A39V55MXCALT', 'A39V51VNCAMY', 'A39V511LCAMZ', 'A39V3YA1CAM6', 'A39V5YYFCFNC', 'A39VZY2QCFMD', 'A39V5DD1CAMY', 'A39V5B5DCAM1', 'A39V57PACAM1', 'A39V587YCAMY', 'A39V5B9PCAM1', 'F2LV3YBACAM1', 'A39V512UCAMY', 'F2LV5ZPBCAMY', 'A8PV5ZZUCA6H', 'FZGV5252CA6Q', 'F2LV52Q3CAM1', 'F2LV53SHCAM6', 'A39V5Y2ZCFNF', 'A8PV5YPZCA6D', 'FZGV51VNCA6Q', 'F17V5YMMCAMZ', 'A39V5381CAM1', 'F2LV5Y8GCAMZ', 'F17V5Y2ECAM3', 'F2LV52NRCAMZ', 'F2LV5BGYCAM1', 'A39V5YE9CAMY', 'A39V5952CAMY', 'A39V3YECCAM7', 'A8PV55AGCA6H', 'A39V56SECAMY', 'F2LV3YQRCAMY', 'A39V577PCAMY', 'FZGV552ECA6Q', 'A8PV51P2CA6D', 'A39VZY33CAMY', 'F2LV529MCAM1', 'A8PV5Z6HCA6H', 'A39V5231CAM1', 'A8PV55YRCA6H', 'F2LV5ZD6CAMY', 'A39V53Z2CAMY', 'A8PV536DCA6H', 'A39VZYZACFMQ', 'F2LV5ZNMCAMY', 'A6PV52SCCA6F', 'A39V56GCCAM1', 'A6PV5Y57CA6F', 'A39V58GLCAM1', 'A39V5BDACAMY', 'A7AV536FCA6F', 'A39V56MNCAM1', 'A39V51C3CAM3', 'A39V559GCAMY', 'A39V5A86CAM1', 'A39V5F9TCAMY', 'F2LV5Y8XCAM6', 'FZGV59BYCA6Q', 'F2LV56ZCCAM1', 'A39V596XCAM1', 'A6PV52EXCA6F', 'A39V5Y1SCAM3', 'F2LV567SCAM1', 'A39V5HA1CAMY', 'F2LV52PACAM1', 'A7AV529TCA6F', 'FZGV53C7CA6Q', 'A39V59QSCAM1', 'A39V528TCAMY', 'A39V5YY5CFND', 'A39V3YEQCAM6', 'A8PV521UCA6D', 'A39V5Y21CAMZ', 'A8PV526DCA6D', 'F17V5YL9CAM3', 'F2LV5YF1CAM6', 'A7AV5YM6CA6F', 'A6PV5YAZCA6F', 'F2LV563UCAM1', 'A8PV52BMCA6D', 'F2LV522BCAM1', 'A8PV5YSHCA6D', 'A39V3YY8C9PV', 'A39V5ELZCAMY', 'F2LV57FZCAM1', 'A39V5YDHCAM3', 'A39V5DT9CAM1', 'F2LV596CCAM1', 'FZGV5YDFCA6Q', 'A39V55UQCAMY', 'A6PV51XLCA6F', 'A39V53ERCAMY', 'A39V2Y7SC9LD', 'A39V56XTCAM1', 'A39VZY6QCAM6', 'A39V5YTNCAM3', 'F17V5YD1CAM3', 'A39V5Y7QCFMH', 'A8PV5Y59CA6D', 'FZGV5Z67CA6Q', 'A39V5AY5CAM1', 'A39V5AXLCAM1', 'FZGV516LCA6Q', 'A39V53T7CALT', 'A39V3Y2CCAM7', 'A39V5A93CAM1', 'FZGV55AECA6Q', 'A39V56HUCAM1', 'A39V58BNCAM1', 'A39V58PDCAM1', 'F2LV56T3CAM1', 'A39V51M9CAM1', 'FZGV521SCA6Q', 'A7AV5YYBCDL9', 'A8PV539ACA6H', 'F2LV51XQCAM1', 'A39V5DL8CAMY', 'A8PV5YPDCA6D', 'A39V5796CAM1', 'A7AV53AVCA6F', 'A6PV525MCA6F', 'F2LV5Y7ZCAMZ', 'A39V597QCAM1', 'FZGV52SPCA6Q', 'A39V5YF7CFNF', 'A7AV525QCA6F', 'A6PV53N3CA6F', 'F2LV51EDCAMY', 'F2LV52CSCAM1', 'FZGV552NCA6Q', 'A39V5ZC2CAM1', 'A39V5A82CAMY', 'A39V5YYPCAM1', 'F2LV5YMGCAM6', 'A39V558HCAMY', 'A39V5FRDCAMY', 'F2LV5YLDCAM6', 'A39V52BRCAMY', 'A39V59CECAMY', 'A39V3Y89CAM6', 'A39V58S5CAM1', 'F2LV551YCAM1', 'F2LV53Z8CAM1', 'A39V5EFHCAMY', 'F2LV51UACAM6', 'F2LV3YPHCAM1', 'F2LV51MYCAM1', 'A6PV51U3CA6F', 'A6PV52DECA6F', 'A7AV52F5CA6F', 'A8PV519VCA6D', 'FZGV5ZQ9CA6Q', 'A39V55TFCAM1', 'FZGV526FCA6Q', 'F2LV56YHCAMY', 'A7AV53DBCA6F', 'F17V5YHACAM3', 'A39V5BB8CAMY', 'A39V59Z3CAMY', 'A39V55ZUCAM1', 'A39V5DPCCAMY', 'A39V579CCAMY', 'A39V5ESYCAM1', 'A8PV51GRCA6D', 'F2LV52EZCAM6', 'A39V5AVVCAM1', 'A39V5YYXCFNL', 'A7AV5YDYCA6F', 'F2LV51ENCAM6', 'A39V5FDGCAMY', 'A39V53GLCAMY', 'A8PV557YCA6H', 'A39V5183CAM1', 'A39V57FBCAMY', 'A39V5GDACAMY', 'A39V5Y28CFMT', 'A39V5833CAM1', 'A39V5BF3CAM1', 'A6PV5Y6FCA6F', 'FZGV51UFCA6Q', 'F2LV52Z8CAM6', 'F2LV52YPCAM6', 'A39V5E8FCAMY', 'A39V5ANFCAM1', 'A8PV5581CA6H', 'A39V51AYCAM3', 'F17V5YAMCAMZ', 'A39V52ZHCAM1', 'A39V5EQXCAM1', 'A39V5YZSCAMZ', 'F2LV51AUCAMZ', 'A39V55Y9CAM1', 'FZGV53BMCA6Q', 'A39V57SGCAM1', 'A39V5Y5ZCFNF', 'A39V55CFCAM1', 'A39V58CTCAM1', 'A8PV5ZGSCA6H', 'F2LV55BSCAM1', 'F2LV5YYZCAMY', 'A39V572GCAMY', 'A39V31P7CAM6', 'A39V3YHYCAM6', 'A39V51PRCAM1', 'A39V51LSCAM1', 'F2LV5YE1CAMZ', 'F2LV5131CAM6', 'A39V5YFCCAM1', 'F2LV57XCCAM1', 'A8PV5ZTVCA6H', 'F2LV3Y5QCAMY', 'A39V58SDCAMY', 'A39V559MCAM1', 'A8PV53G5CA6H', 'F2LV52ENCAMZ', 'A39V55L2CAMY', 'A39V58QNCAM1', 'A6PV5YV1CA6F', 'A7AV5YN9CA6F', 'A6PV53NHCA6F', 'A39V31ZBCAM6', 'A39V57M3CAMY', 'A39V566ECAM1', 'A39V59FMCAMY', 'A39V56YDCALT', 'A8PV53Y1CA6H', 'F2LV5Z8ACAMY', 'A39V51U8CAMY', 'F17V5YFZCAMZ', 'F2LV511BCAMZ', 'A39V57ESCAMY', 'A39V5ABDCAM1', 'A39V5E8VCAMY', 'FZGV51T6CA6Q', 'A39V55Q7CALT', 'A39V5YZDCAM1', 'A39V5B7ACAM1', 'A39V5GH9CAMY', 'A8PV5YZFCA6D', 'A39V32BGCAM6', 'A39V5A89CAMY', 'F2LV57TSCAM1', 'A8PV53FZCA6D', 'FZGV5526CA6Q', 'F17V5YY2CAM3', 'A39V5B5ZCAM1', 'A8PV556QCA6H', 'A39V51GYCAM1', 'A39V585ZCAMY', 'A39V53GZCAM1', 'F2LV58DMCAM1', 'A39V56GTCAM1', 'A39V5ETVCAMY', 'F2LV51C2CAMZ', 'A6PV523ZCA6F', 'A39V55GZCAMY', 'A39V5Z28CAM1', 'A7AV5Y3TCDLL', 'A39V5EYRCAMY', 'A39V589UCAMY', 'A39V5Z2UCAMY', 'FZGV525VCA6Q', 'F2LV5Y5YCAMZ', 'A39VZYZRCFMM', 'F2LV559PCAM1', 'A39V56QTCAMY', 'FZGV518YCA6Q', 'A8PV53SYCA6H', 'A6PV53QVCA6F', 'FZGV5259CA6Q', 'F2LV5YZRCAMZ', 'A8PV52RXCA6D', 'A7AV53AMCA6F', 'A39V2Y9FC9L1', 'A39V5G5MCAMY', 'A8PV53MTCA6H', 'A39V5H9ECAMY', 'A39V5F9UCAM1', 'A39V5CP1CAMY', 'FZGV53R8CA6Q', 'A39V5Y75CFMD', 'A39V5YVNCAM1', 'A39V55Y3CAMY', 'A39V5318CALT', 'F2LV55Z2CAM1', 'A39V5BXXCAMY', 'A39V5DGDCAMY', 'A39V5Y3BCAMY', 'A39V5ZLTCALT', 'A39V56T3CAMY', 'F2LV51UNCAM6', 'A39V56T1CALT', 'A39V5ACRCAMY', 'A39V5YVVCAM1', 'FZGV52RYCA6Q', 'FZGV5Z39CA6Q', 'F2LV51Z5CAM1', 'F17V5YN9CAMZ', 'A7AV522ECA6F', 'A39V5DTYCAM1', 'A39V56F7CAM1', 'A39V5ZB8CAM1', 'A39V5DSXCAMY', 'A39V5FCCCAM1', 'A39V53F2CAM1', 'F2LV5YZ5CAM6', 'A39VZY2ZCAM1', 'A39V5ZZ6CALT', 'A8PV5185CA6D', 'A39V5ZCYCAM1', 'A6PV5YDXCA6F', 'A39V5YZPCFMN', 'A39V5Y7RCAM3', 'F2LV3Y9NCAM1', 'A8PV5ZLGCA6H', 'A39V575PCAM1', 'A39V53S2CAM1', 'A39V5Z7NCAMY', 'A39V593DCAMY', 'A39V5ZAPCAMY', 'F2LV537PCAM1', 'A39V57NZCAM1', 'A7AV51S9CA6F', 'A39V5YYMCFN9', 'A8PV53CZCA6D', 'A39V5GEZCAMY', 'A8PV51YZCA6D', 'A39V5F1MCAMY', 'FZGV5117CA6Q', 'A8PV53QCCA6H', 'A39V5YSZCAMY', 'A39V563FCALT', 'A39V5Y1LCAM1', 'A39V5E1BCAMY', 'F2LV556ACAM1', 'A39V55CPCAMY', 'FZGV5Z1VCA6Q', 'A39V5A2NCAM1', 'A39V57FTCAM1', 'A6PV51RBCA6F', 'A39V5YRYCAMZ', 'F2LV52CACAM6', 'F2LV51DQCAM1', 'F2LV51NSCAMZ', 'A39V5B31CAM1', 'A39V5Y8GCAM3', 'A8PV53ASCA6D', 'A39V5Y98CAM1', 'A39V539ZCAM1', 'A39V57RHCAM1', 'F2LV52QPCAMZ', 'A39V511SCAMY', 'A7AV51U7CA6F', 'A39V53VBCAM1', 'A7AVZY1PCDLP', 'F2LV51Z6CAMY', 'A39V5Y23CAMZ', 'F2LV57TQCAM1', 'F2LV51EMCAMY', 'A39V52CFCAM1', 'F2LV56XGCAM1', 'A39V5Z5ACAM1', 'A39V5855CAMY', 'A7AV52AFCA6F', 'A6PV5Y85CA6F', 'A39V5YYCCFMN', 'FZGV559FCA6Q', 'A39V573XCAM1', 'A39V56VLCAMY', 'F2LV585CCAM1', 'A39V5YZ3CFMN', 'A39V56AHCALT', 'F2LV51NFCAMY', 'A39V55X7CALT', 'A6PV5Z2YCA6F', 'F2LV5YSGCAMZ', 'A39V5YVCCAM1', 'A39V5Y82CAM3', 'A39V5D5ZCAMY', 'A39V56DTCAMY', 'A39V5YUUCALR', 'F2LV59Z9CAM1', 'A39V51CPCAMY', 'A39V58ZLCAM1', 'A8PV537QCA6H', 'A39V53SNCALT', 'F2LTXYZTC8A9', 'A39V5BBPCAMY', 'F2LV52CRCAM1', 'A39V51CXCAM3', 'A8PV5Z97CA6H', 'A39V5YNECAM1', 'A8PV5ZHMCA6H', 'A8PV5YZCCA6D', 'A39V3Y75CAM6', 'A39V5AHSCAMY', 'A39V52SYCALT', 'FZGV5YCRCA6Q', 'A39V55YTCAMY', 'A39V593VCAMY', 'A8PV52A3CA6D', 'A6PV5Z8ZCA6F', 'A39V3Y28CAM6', 'A8PV53CHCA6D', 'A39V59R3CAM1', 'A39V5M9TCAM1', 'A39V5EBBCAMY', 'FZGV52A5CA6Q', 'A39V5DF1CAM1', 'A7AV5Y67CA6F', 'A39V553XCAMY', 'A39V5ASLCAMY', 'A8PV53HHCA6D', 'F2LV55YYCAMY', 'A7AV51V9CA6F', 'F17V5YEYCAM3', 'F2LV57R3CAM1', 'A8PV53E8CA6H', 'A39V5239CAM1', 'A39V5BUECAM1', 'A7AVZYD7CDCD', 'A39V55RBCAMY', 'A39V55EYCAM1', 'A39V5AF3CAM1', 'A7AV51MDCA6F', 'A39V513YCAM3', 'A39V5ZQTCALT', 'F2LV52GVCAMY', 'F2LV51C5CAMZ', 'A39V5FHCCAMY', 'F2LV51M5CAM1', 'F2LV52TNCAM1', 'A39V52CUCAM1', 'A39V5AGPCAM1', 'A39V5YVPCALR', 'A39V5ZG3CALT', 'F2LV52PGCAM6', 'A6PV516YCA6F', 'A8PV55ZGCA6H', 'A39V587NCAM1', 'A7AV5YZ1CDLL', 'F2LV5689CAM1', 'A39V53S5CAM1', 'F2LV568ZCAM1', 'A39V5Y3MCFMN', 'A39V56FUCALT', 'A39V5BQ5CAM1', 'F2LV55SRCAM1', 'A39V5882CAM1', 'A39V59LHCAM1', 'A39V5YEECAMZ', 'A39V5ZLGCAMY', 'A39V59S5CAMY', 'A39V521RCAM1', 'A39V5Z7HCALT', 'A8PV55YLCA6H', 'FZGV51PGCA6Q', 'A39V31PSCAM6', 'A39V56YZCAM1', 'A39V56MECAM1', 'A39VZY5LCFMM', 'A39V51QNCAM1', 'A39V58TLCAMY', 'F2LV52PXCAM1', 'A39V5YCNCAM3', 'A39V56E6CAM1', 'A39V521BCAM1', 'A39V5836CAM1', 'A7AV5YR3CA6F', 'F2LV519DCAMZ', 'A39V52PGCALT', 'A39V53MNCAM1', 'F2LV51NMCAM6', 'A39V52RRCAM1', 'F2LV58ZSCAM1', 'A39V5ZZMCAM1', 'F2LV51RACAM1', 'A39V55ERCAM1', 'A39VZY5BCFMD', 'A6PV5Z8TCA6F', 'A7AV52BECA6F', 'F2LV55QNCAM1', 'F2LV51UGCAMY', 'A39V2YBTC9PT', 'A39V5YRTCALR', 'A39V5932CAM1', 'FZGV52VDCA6Q', 'A39V5EF3CAMY', 'A39V538PCAM1', 'A39V5Y8LCAM1', 'F2LV5YYQCAMZ', 'A39V5GBMCAMY', 'F2LV576QCAM1', 'F2LV5Y5RCAM6', 'A39V5EMFCAMY', 'FZGV52G5CA6Q', 'A39V1Y6FC9L6', 'A39V5Y3FCFMD', 'F2LV53EMCAM1', 'A39V5ZZECAMY', 'A39V53EPCALT', 'A39V5AP2CAMY', 'A8PV555GCA6H', 'A39V57DPCAMY', 'F2LV52HZCAMY', 'A39V5Y3NCAM3', 'A39V56LYCALT', 'A39V55R9CALT', 'A39V5ZFTCAMY', 'A39V5D9XCAM1', 'A6PV528YCA6F', 'F2LV57ESCAM1', 'A39V5B26CAM1', 'A39V5FPBCAM1', 'A6PV53HUCA6F', 'A39V5231CALT', 'A39V5A9ECAM1', 'FZGV53YUCA6Q', 'A7AVZYBCCDPT', 'F2LV5ZY2CAM1', 'A39V58H5CAMY', 'A39V5BTGCAM1', 'A39V56BYCAMY', 'A39V5YM7CAMZ', 'F2LV5556CAM1', 'A39V56D7CAMY', 'A39V55H9CALT', 'A39V5YZ2CFMN', 'A7AVZYZ8CDPP', 'A39V529SCALT', 'F2LV512HCAM6', 'F2LV5Y81CAMZ', 'F2LV5Y3ZCAM6', 'F2LV5Y56CAM6', 'F2LV522NCAM6', 'A39V561FCAMY', 'A39V5BTLCAM1', 'A39V5FV1CAMY', 'A39V32AGCAM6', 'A39V52C9CAM1', 'A39VZY1PCAMY', 'A39V5529CAMY', 'A39V51VGCAM1', 'FZGV5Z83CA6Q', 'A39V53S3CAM1', 'A39V53ZZCAM3', 'FZGV53Y6CA6Q', 'A39V5FFDCAMY', 'FZGV5YV3CA6Q', 'A39V51TNCAMY', 'F2LV52MLCAMY', 'A39V5ZC5CALT', 'F17V5YBPCAMZ', 'A7AV5YULCA6F', 'F2LVZYAXCAM1', 'F2LV5861CAM1', 'A39V5Y22CFNF', 'A39V526SCAM1', 'A39V5Y9PCAMZ', 'FZGV51AMCA6Q', 'A39V3YYRCAM6', 'A39V59NSCAMY', 'A6PV5YQ6CA6F', 'F2LV51ZCCAMZ', 'A39V5ZL8CAM1', 'A39V5GMMCAMY', 'A39V528PCAMY', 'A7AV51R6CA6F', 'A39V5A8BCAMY', 'A39V5F2DCAMY', 'FZGV5293CA6Q', 'A39V51GNCAM1', 'A39V5Z2QCAMY', 'A39V51LZCAMY', 'A39V5177CAMY', 'A7AVZYFBCDCD', 'A8PV519UCA6D', 'A8PV529FCA6D', 'A39VZY2YCFMD', 'A6PV516NCA6F', 'A39V5Z8ACAMY', 'A39V5B2DCAM1', 'F2LV52FNCAMZ', 'A39V56EMCAM1', 'F2LV527GCAMZ', 'A39V5Y78CAMZ', 'A6PV5Y8CCA6F', 'A8PV5YFPCA6D', 'A39V5YXFCAM1', 'A39V5YV7CAM1', 'A39V5Y3QCAM1', 'A8PV53SACA6D', 'F2LV52MZCAM1', 'A39V5YNPCAMZ', 'F2LV5ZZUCAM1', 'A7AV52R2CA6F', 'A39V5FHBCAM1', 'A39V5HCMCAMY', 'F2LV5Y3HCAMZ', 'A39V591TCAMY', 'A39VZY81CAM6', 'A39V593BCAMY', 'A39V5E6XCAM1', 'A39V588FCAM1', 'A39V56SNCAMY', 'A39V567YCALT', 'F2LV5182CAMY', 'F2LV51A9CAMY', 'A39V5DGLCAMY', 'A39V5ETACAMY', 'A39V5G6PCAMY', 'A39V5GYVCAMY', 'FZGV521CCA6Q', 'A39V5YSBCAMY', 'A8PV52XVCA6D', 'F2LV51TXCAM6', 'A8PV53P6CA6H', 'A39V55FACAMY', 'A39V5PN3CAM1', 'A7AV53C8CA6F', 'A39VZY76CAM6', 'A39V5Z2YCAM1', 'A39V5GMTCAMY', 'A39V56TMCAM1', 'A39V5HZRCAMY', 'A6PV51GUCA6F', 'A39V5BFCCAM1', 'A39V5E7NCAM1', 'A39V3YG2CAM7', 'A39V5B2GCAMY', 'FZGV52BQCA6Q', 'A7AV516FCA6F', 'F2LV5Z7SCAMY', 'A39V52ZGCAMY', 'F2LVZYAZCAM1', 'F2LV5YL3CAMZ', 'A8PV55EDCA6H', 'F2LV51ZQCAMZ', 'F2LV52PDCAMZ', 'F2LV512YCAMY', 'F2LV51DSCAMZ', 'F2LV521UCAM6', 'A39V5ZU6CAMY', 'F2LV5YM9CAM6', 'A39V53PACAM1', 'A39V55PRCALT', 'A39V55LGCALT', 'A39V51B3CAMY', 'A7AV5Y3VCA6F', 'A39V5YYPCFMN', 'A39V5EZ9CAMY', 'A39V5A9BCAMY', 'A8PV53YRCA6H', 'A39V55Q9CAMY', 'A39V5EQPCAM1', 'A39V5YY5CFNV', 'A39VZYA8CAMY', 'A39V529LCAM1', 'A39V55NQCALT', 'A39V5FBPCAMY', 'A39V56GSCAMY', 'F2LV51QNCAMY', 'A7AV51X6CA6F', 'A39V5DQ1CAMY', 'A39V5G2GCAM1', 'A39V5B6QCAM1', 'A39V5AQYCAMY', 'A39V5DDXCAMY', 'F2LV55Q1CAMZ', 'A39V5YDVCFNF', 'A39V5EG2CAMY', 'A39V58U7CAMY', 'A39V53LDCAMY', 'A39V533BCALT', 'F2LV57A9CAM1', 'F2LV5Y9LCAMZ', 'FZGV5Z3FCA6Q', 'F2LV53N8CAM6', 'A39VZYBSCAMY', 'A39V53AHCALT', 'F2LV56Q3CAM1', 'A39V5195CALR', 'A8PV5YHHCA6D', 'FZGV52Z8CA6Q', 'A39V529ECAM1', 'F2LV5281CAM1', 'FZGV53PPCA6Q', 'F2LV5YAUCAMZ', 'A39V53SPCAMY', 'A39VZY6XCAMY', 'A39V5E8VCAM1', 'A39V5E1ZCAM1', 'F2LV5Y2ZCAMZ', 'A8PV51X6CA6D', 'A39V51ATCALR', 'A6PV5ZYYCA6F', 'A39V5YTDCAMY', 'A39V5AV5CAMY', 'A7AV5Y59CA6F', 'A39V55C9CAM1', 'F2LV5YLLCAMZ', 'F2LV5ZPGCAMY', 'A39V5YRMCAM1', 'A6PV52CGCA6F', 'F2LV52UYCAM1', 'A6PV5Y11CA6F', 'A7AV5YUUCA6F', 'FZGV52NZCA6Q', 'A39V5YRNCAM1', 'A39V56C2CAM1', 'A39V5A7QCAMY', 'A39V5EYQCAMY', 'A39V5A6ECAM1', 'A39V5F23CAM1', 'A39V5CYZCAMY', 'A39VZYYPCFMF', 'A39V5736CALT', 'A39V5ATXCAMY', 'F2LV526LCAM1', 'A39V5ZANCAMY', 'F2LV52NACAM1', 'F2LV56YRCAMY', 'A39V5Y75CAMZ', 'F2LV3YBXCAM1', 'FZGV53VECA6Q', 'A39V5APFCAMY', 'A39V515HCAM3', 'A39V3Y13CAM6', 'A39V5FAYCAM1', 'A39V5125CAM1', 'A39V55UXCAM1', 'A7AV5YEFCA6F', 'A6PV53TECA6F', 'A39V5AM8CAM1', 'F2LTTY16C8A3', 'F2LV51NZCAMY', 'F17V5Y8ACAMZ', 'A39V52PVCAM1', 'F2LV53MACAM6', 'F2LV5YHQCAM1', 'FZGV536BCA6Q', 'A39V53A5CALT', 'A7AV5362CA6F', 'A39V5YX3CAM1', 'A39VZY1ECFMV', 'A39V55S6CALT', 'A39V5B3QCAMY', 'A39V5ESNCAM1', 'F2LV585TCAM1', 'FZGV52CSCA6Q', 'A39V55RGCAM1', 'A39V5ZHSCAM1', 'FZGV5ZDVCA6Q', 'F2LV5YXPCAM6', 'A39V5Y6XCAM1', 'A39V597SCAMY', 'A39V59QECAMY', 'A8PV5Z17CA6H', 'A8PV53VVCA6H', 'A39V5Z6BCAM1', 'FZGV53TFCA6Q', 'A39V53LSCAM1', 'F2LV51PLCAM1', 'F2LV5YXBCAMZ', 'A39V5EP8CAMY', 'FZGV5Z8ECA6Q', 'A39V5YSPCAMZ', 'A39V57SPCAM1', 'A39V53FECAM1', 'A39V5D23CAMY', 'A39V51N8CAMY', 'A39V527MCALT', 'F2LV51X3CAM6', 'A39V578YCAMY', 'A39V56XXCAM1', 'A39V589TCAM1', 'F2LV51TBCAM6', 'A39V5ZDCCAM1', 'A39V5ZBDCALT', 'F2LV5333CAM1', 'A6PV5292CA6F', 'A39V5YX7CAM1', 'F2LV5YXLCAMZ', 'F17V5Y3PCAMZ', 'A39V5Y5DCAM1', 'F2LV51SQCAMY', 'A39V5DLQCAM1', 'FZGV5Z5YCA6Q', 'A39V5YEACAMY', 'A39V5YR1CALR', 'A39V5B82CAMY', 'FZGV53TCCA6Q', 'F2LV55BZCAM1', 'A39V53FFCAM1', 'F2LV5197CAM1', 'A39V5YF1CAMZ', 'A39V59XRCAMY', 'A39V56QMCAM1', 'A8PV53TYCA6H', 'A39V5Z6TCAM1', 'A39V5YACCAM3', 'A39V5DSACAM1', 'F17V5Y7MCAMZ', 'F2LV518NCAMY', 'A39V5AE1CAM1', 'A39V5GP5CAM1', 'A39V5891CAMY', 'A39V51TUCAM1', 'A39V57G6CAM1', 'F2LV5YZ2CAMZ', 'A39VZY27CFMF', 'F2LV5YYZCAMZ', 'A39V51BHCAM1', 'F2LV518QCAMY', 'A39V5D55CAMY', 'A39V5ZSYCAMY', 'F2LV571VCAM1', 'F2LV517QCAM1', 'A39V553ECALT', 'A39V55GDCAM1', 'F2LV56QZCAM1', 'A6PV52ZSCA6F', 'A39V5Y5ACFNF', 'A7AV521XCA6F', 'A39V58L8CAMY', 'A39V52ECCALT', 'A39V5AG7CAM1', 'A39V5FFNCAMY', 'A6PV515YCA6F', 'A8PV55FLCA6H', 'A39V51YHCAM1', 'FZGV5YT8CA6Q', 'A39V5EZ1CAMY', 'A39V53MCCAM1', 'A8PV53RQCA6D', 'A39V5YY9CFN9', 'A39V5A7PCAM1', 'F2LV56HXCAM1', 'A39V56XECALT', 'A6PV5YZGCA6F', 'A39V5ZHCCALT', 'A39VZYAMCAMY', 'A8PV529HCA6D', 'F2LV5YF1CAMZ', 'A39V5BUACAM1', 'A39V5BV8CAM1', 'A39V56ZRCALT', 'F17V5YNUCAM3', 'A39V59LHCAMY', 'A39V55N1CALT', 'A39V5EDECAM1', 'A39V5ZAVCAMY', 'F2LV56DYCAM1', 'A39V5GZZCAM1', 'F2LV51AMCAM6', 'A39V5Y5PCAMZ', 'A39V5FMACAMY', 'F2LV525TCAMY', 'A8PV535NCA6H', 'F2LV52CNCAMZ', 'A39V2Y28C9LY', 'A7AV3Y2YCDL8', 'A39V3YBCCAM6', 'F2LV52AZCAM6', 'A39V5Y98CFNF', 'A39V519SCAM1', 'A39V5E7RCAMY', 'F2LV513VCAMZ', 'F2LV57S2CAM1', 'A8PV5YBRCA6D', 'F2LV5BA3CAM1', 'A39V56NNCAM1', 'A6PV5YL5CA6F', 'F17V5YNTCAMZ', 'A39VZY3DCAM6', 'A39V558QCAMY', 'A39V5BZACAMY', 'A39V573MCAM1', 'A39V57CSCAM1', 'F2LV5Y29CAM6', 'F2LV51F3CAMZ', 'A39V52SZCALT', 'A39V5DY3CAM1', 'A39V5AYGCAM1', 'A39V5Y6LCFMD', 'A6PV525ZCA6F', 'F2LV59YACAM1', 'A39V53ZYCALT', 'F2LV55CBCAM1', 'A39V5DBLCAM1', 'A8PV51SNCA6D', 'A39V5YYGCFMN', 'F2LV5YNVCAM6', 'A39V3YGPCAM6', 'A39V59DNCAMY', 'A7AVZY78CA6F', 'A39V5FQNCAM1', 'A39V5BDNCAMY', 'F2LV56LZCAM1', 'F2LV52Q2CAMZ', 'A39V5AFSCAM1', 'A39VZY15CFMD', 'A39V5DLECAM1', 'A39V55ZNCAM1', 'A39VZY2YCAM6', 'A39V5YFHCALR', 'A7AV52CTCA6F', 'A39VZYYLCAM6', 'F2LV5YU5CAM1', 'A8PV55YPCA6H', 'A7AV5YZLCA6F', 'A8PV533DCA6D', 'F2LV566YCAM1', 'A6PV5YUQCA6F', 'A39V56HPCAMY', 'A39V5YS1CAMZ', 'A39V55XUCAM1', 'A39V5BLHCAMY', 'A39V5EHFCAM1', 'A39V5DZCCAM1', 'A39V5ZMLCALT', 'FZGV535HCA6Q', 'A7AV5YM8CA6F', 'A39V3Y7BCAM6', 'A39V59D2CAM1', 'A39V5Y27CAM3', 'A39V5EM6CAMY', 'A39V5D5HCAMY', 'FZGV51SYCA6Q', 'F2LV53LTCAM6', 'A39V512HCAM3', 'A39V58ZVCAMY', 'A39V5A2VCAMY', 'A39V539ACAMY', 'F2LV5Y2XCAMZ', 'F2LV51P6CAM6', 'A39V5YFXCALR', 'F2LV3YLBCAMY', 'A39V53YACAM1', 'A39V53MFCAM1', 'A39V5FPTCAMY', 'A39V5BPYCAM1', 'A39V52DACAM1', 'F2LV515NCAM1', 'A39V56VQCAMY', 'A8PV5518CA6H', 'F2LV579TCAM1', 'A39V559XCALT', 'A39V57L1CAM1', 'A39V5577CAMY', 'A39V5FMNCAMY', 'F2LV53L2CAM6', 'A39V57X6CAMY', 'A39V57ADCAM1', 'F2LV567PCAM1', 'F2LV52GPCAMY', 'F2LV58EZCAM1', 'A39V58D8CAM1', 'A6PV51QBCA6F', 'A39V5Y61CAMZ', 'A39V5Y3ECFN8', 'A39V5AUBCAMY', 'F2LV56GNCAM1', 'A39V55G3CALT', 'A39V5Z9HCAMY', 'F2LV58BACAM1', 'A39V5BSGCAM1', 'A39V5BNBCAM1', 'F2LV5BA2CAM1', 'A39V56HGCALT', 'A39V5AQECAMY', 'A39V5F9QCAMY', 'F2LV567BCAM1', 'A7AV52G3CA6F', 'A39V526LCAM1', 'F2LV3YR6CAMY', 'F2LV51ADCAMY', 'A8PV53E3CA6H', 'A39V52C1CAM1', 'A7AV5YT7CA6F', 'A8PV5YE8CA6D', 'F2LV52PZCAM1', 'A6PV52YYCA6F', 'F2LV51QXCAMZ', 'A39V5ZZUCAMY', 'A39V556XCAMY', 'A39V53APCAM1', 'A39V3YLFCAM6', 'A39V58GRCAMY', 'A39V59VECAMY', 'A6PV522YCA6F', 'A39V53B6CALT', 'A39V55XLCAMY', 'A39V539ZCAMY', 'F2LVZYD8CAM1', 'A39V5299CAM1', 'A39V595TCAMY', 'A6PV5YQVCA6F', 'A39V5Y5RCAMZ', 'A39V5Y13CFNC', 'A8PV52QPCA6D', 'A7AVZYF8CDCF', 'F2LV586ACAM1', 'A39V53CGCAM1', 'A39V5ZDZCAM1', 'A39VZYZMCAMY', 'A7AV5372CA6F', 'F17V5YM9CAMZ', 'A39V5YNVCAMZ', 'A39V5DM9CAM1', 'A39V57DBCAM1', 'A39V5AQSCAMY', 'F2LV5Y65CAMZ', 'A8PV51QUCA6D', 'A8PV52GZCA6D', 'A7AV5Y1DCDL5', 'F2LV52BTCAM1', 'A39V5GZCCAMY', 'A39V5AGSCAM1', 'A39V588MCAMY', 'A39V5H85CAMY', 'F2LV52DQCAM1', 'A39V5D7NCAM1', 'A39V52ZVCAMY', 'F2LV521XCAMY', 'A8PV5ZDRCA6H', 'F2LV3YRECAMY', 'A39V5Y9GCFMH', 'A39V5Y2ECFMT', 'A39V5YY3CFNP', 'F2LV52F6CAM1', 'A6PV53E9CA6F', 'A39V5YSLCAM1', 'A39V56EVCALT', 'A8PV5ZC1CA6H', 'A39V561LCAM1', 'A7AV52LUCA6F', 'A39V5YAZCALR', 'A39V5A38CAM1', 'A39V537RCAM1', 'A8PV53MHCA6H', 'F2LV31YZCAMY', 'F2LV512XCAMZ', 'F2LV532VCAM1', 'F2LV5Y7MCAM6', 'A39V5YY3CFNH', 'A39V52Z6CAM1', 'A8PV55RYCA6H', 'A39V56B2CALT', 'A6PV5Y6BCA6F', 'FZGV5263CA6Q', 'A6PV5Z9TCA6F', 'F2LV52MYCAMZ', 'A39V512RCAM3', 'A39V5EY3CAMY', 'A7AV1Y5YC8T5', 'A39V59DRCAMY', 'FZGV53TDCA6Q', 'F2LV3Y7YCAMY', 'A6PV51VSCA6F', 'A39V5BDLCAMY', 'A39V5ALZCAM1', 'F2LV5YVFCAM6', 'A39V5FF2CAM1', 'F2LV52P8CAMY', 'A39V55RPCAMY', 'FZGV52ZTCA6Q', 'A39V57NHCAMY', 'FZGV5199CA6Q', 'F2LV55V8CAM1', 'A39V5YMZCAMY', 'FZGV591NCA6Q', 'A39V56XBCAMY', 'A39V5ZYCCAMY', 'F2LV52GQCAM1', 'A39V5D15CAM1', 'A39V591MCAM1', 'F2LV5227CAM1', 'F2LV521PCAM1', 'A39V5Y1ECAMZ', 'A6PV52MACA6F', 'A39V55YDCAM1', 'F2LV56D3CAM1', 'A39V5FDBCAM1', 'A39V5A8XCAMY', 'A7AV5YVNCA6F', 'F2LV528PCAMY', 'A7AV52GACA6F', 'F2LV56NZCAM1', 'A39V58AZCALT', 'FZGV5Y8VCA6Q', 'A39V5D6XCAMY', 'A7AVZY5PCDCF', 'A8PV53PBCA6D', 'A6PV53L9CA6F', 'F2LV52F1CAM1', 'A7AV526QCA6F', 'A39V5GHACAM1', 'F2LV56Q8CAM1', 'F2LV51GQCAM6', 'F2LV52GXCAMZ', 'A39V5M9LCAM1', 'A8PV51TSCA6D', 'A39V556DCAM1', 'A39V5AMMCAMY', 'A39V59TNCAM1', 'A8PV5265CA6D', 'A39V58SACAMY', 'A39V51AMCAMY', 'A39V55Q5CAMY', 'A39V5AFDCAM1', 'A39V5Y2RCFNC', 'A8PV51M7CA6D', 'A39V5Y5YCALR', 'A8PV53C7CA6H', 'F2LV57NRCAM1', 'A39V538XCAM1', 'A39V53LCCAM1', 'A39V5DT6CAM1', 'F2LV51YTCAMY', 'F2LV53HCCAM6', 'F17V5YM7CAMZ', 'A39V5YE1CAM3', 'A7AV3YYBCDL5', 'A39V5679CALT', 'A39V57SLCAM1', 'A39VZY2PCFMD', 'F2LV53EFCAM1', 'F2LV52G2CAM6', 'F2LV5Y82CAMZ', 'A39V51RZCAMY', 'A39V52YCCAM1', 'A39V53G7CALT', 'F2LV5Y23CAMZ', 'F2LV55RACAM1', 'A6PV51YLCA6F', 'A39V5ZNBCAMY', 'A39V56F3CAMY', 'A39V51EXCAM3', 'A39V5B5XCAM1', 'F2LV3YYFCAMY', 'A39V5Z1MCALT', 'FZGV52TFCA6Q', 'A39V3YA5C9L6', 'A39V31YACAM6', 'A39V2YAVC9PT', 'F2LV52PHCAMY', 'A7AV5YEQCA6F', 'FZGV5YSNCA6Q', 'A39V5GBUCAMY', 'A6PV525XCA6F', 'F2LV51GSCAM6', 'FZGV5Y9PCA6Q', 'A39V58H3CAM1', 'A7AV5YZ2CA6F', 'A39V5ZV3CALT', 'A7AV5Y2PCDPP', 'A7AVZY68CA6F', 'F2LV5YV2CAMZ', 'A7AV517QCA6F', 'F2LV58N3CAM1', 'A7AV513VCA6F', 'A39V5BPSCAM1', 'F2LV56ACCAM1', 'A39V5ZRBCAM1', 'A39V5G87CAMY', 'F2LV57N5CAM1', 'A39V5ZC9CAMY', 'A39V52TXCALT', 'F2LV57S6CAM1', 'FZGV512DCA6Q', 'F2LV52A1CAM1', 'A6PV5YG8CA6F', 'FZGV51BTCA6Q', 'F2LV5YPECAM1', 'A39V592XCAMY', 'A39V559YCALT', 'F2LV521DCAM1', 'F17V5YNQCAMZ', 'A39V52NTCALT', 'A39V55Y6CALT', 'A39V5Y98CALR', 'A39V59LBCAMY', 'A39V5DZBCAMY', 'A39V51X2CAMY', 'FZGV5YX7CA6Q', 'A39V57FCCAM1', 'A39V527FCAM1', 'FZGV51ZMCA6Q', 'F2LV573LCAM1', 'A39V52VACALT', 'A39V535BCALT', 'A39V5DE2CAMY', 'A6PV51RFCA6F', 'FZGV5YG8CA6Q', 'F2LV5ZG3CAMY', 'A39V32F3CAM6', 'A39V3YZNCAM7', 'A39V57PLCAM1', 'A8PV51XHCA6D', 'A39V5D1BCAMY', 'F2LV576BCAM1', 'A39V55SZCAMY', 'A39V3Y93CAM1', 'A39V531XCALT', 'A39V5ZRUCALT', 'A8PV5373CA6H', 'A39V57YPCAMY', 'F2LV3YHYCAMY', 'A7AV5YEACA6F', 'A7AV5226CA6F', 'F2LV51CXCAMY', 'A39V5ZB7CAM1', 'A39V329LCAM6', 'F2LV5Y19CAM6', 'A39V5MTHCAM1', 'A8PV52TRCA6D', 'A39V5ABBCAMY', 'FZGV52U2CA6Q', 'A39V51FXCAMY', 'F17V5YHZCAM3', 'A39V5FSYCAMY', 'A8PV51NVCA6D', 'F2LV5YCHCAM6', 'A7AV53E5CA6F', 'A39V5ZQ8CALT', 'A6PV5YY5CA6F', 'F2LV51UACAMZ', 'F2LV52DSCAM1', 'A39V3Y8NCAM1', 'A39V32BZCAM6', 'A39V589PCALT', 'A8PV5ZTZCA6H', 'A39V5AAQCAM1', 'FZGV5ZDACA6Q', 'A39V3Y8NCAM6', 'F2LV5YUXCAMZ', 'F2LV56MBCAM1', 'A39V5ZY9CAM1', 'F2LV5YYRCAM6', 'A39V5BS7CAMY', 'A8PV53UZCA6H', 'A39V55LHCAM1', 'A39V5B27CAM1', 'A39V53F8CAM1', 'A8PV553NCA6H', 'A6PV51XVCA6F', 'A39V56ELCAM1', 'A39V55L1CAM1', 'A39V55N8CAM1', 'F2LV5277CAM6', 'A39V5Y11CAMY', 'F2LV5887CAM1', 'A39V551YCAM1', 'A39V325ACAM6', 'A39V59GGCAM1', 'A7AVZY1BCDL9', 'FZGV5ZYMCA6Q', 'A39V527DCALT', 'F2LV52Y1CAMZ', 'F2LV52GHCAMY', 'F2LV511VCAMZ', 'F17V5YPUCAMZ', 'A8PV5YL6CA6D', 'A39V586QCAM1', 'A39V587LCAMY', 'A6PV5Z2ZCA6F', 'A39V5233CALT', 'FZGV5ZB8CA6Q', 'A7AV3Y3PCDPV', 'A7AV513TCA6F', 'A39V3Y5YCAM6', 'A39V52SDCAM1', 'F2LV5YPCCAMZ', 'FZGV52M3CA6Q', 'A39V579MCAMY', 'A39V53X6CALT', 'A39V562ZCALT', 'FZGV591BCA6Q', 'A8PV5ZFVCA6H', 'A39V5YYSCFN8', 'F2LV573RCAM1', 'A39V5ZSBCALT', 'F2LV52D1CAM6', 'A39V55D7CALT', 'A39V57U9CALT', 'A39V58RQCAMY', 'A39V5GL8CAMY', 'FZGV53RMCA6Q', 'A7AV5YQ6CA6F', 'F2LV5ZF8CAMY', 'A39V5GZGCAM1', 'A39V3YCTCAM7', 'A39V5YH7CAMZ', 'F2LV56XECAM1', 'A39V58V1CAMY', 'A39V5F7ACAMY', 'A8PV52RACA6D', 'F2LV55SBCAMZ', 'A39V52FACAM1', 'A8PV5ZR6CA6H', 'FZGV5ZT7CA6Q', 'A39V5EDNCAMY', 'A39V5FP1CAM1', 'A39V539XCAM1', 'F2LV515BCAM6', 'A39V3YFTCAM7', 'FZGV52QUCA6Q', 'A39V523NCAMY', 'A39V5BY1CAM1', 'A8PV53MGCA6D', 'A39V5A9LCAM1', 'F2LV5YVPCAMZ', 'A6PV5ZAXCA6F', 'A39V528DCALT', 'A39V5YSFCAMY', 'A8PV55ZMCA6H', 'A7AV5Y1ZCDC3', 'A39V5Y3LCAM3', 'A39V5F3ZCAMY', 'FZGV5YQECA6Q', 'F2LV5YL1CAM1', 'A39V53Z9CAMY', 'A39V5ZH9CAM1', 'A39V58BTCAMY', 'A39V5E1QCAMY', 'F2LV56TLCAM1', 'A39V5689CAM1', 'F2LV52D9CAMZ', 'A7AVZYH1CDCD', 'F2LV5162CAMY', 'A39V521MCAM1', 'A39V5YPGCAM1', 'A8PV52QACA6D', 'F2LV5BG9CAM1', 'F2LV52FCCAM1', 'A39V5YV8CAM1', 'A39V5Y3ZCAMY', 'A39V55QQCAMY', 'A39V5MA2CAM1', 'F2LV52DCCAM1', 'A7AV52L6CA6F', 'A39V567HCALT', 'A39V2YAVC9PV', 'A39V571SCAM1', 'A39V5E7VCAMY', 'A7AV5Y79CDCD', 'FZGV51CXCA6Q', 'F2LV56D5CAM1', 'A39V59Y2CAMY', 'A39V57Z1CAM1', 'A39V5ZUHCAMY', 'A39V52ENCAM1', 'A6PV53M1CA6F', 'FZGV58XHCA6Q', 'A39V5Y7UCAM1', 'A39V5GFPCAMY', 'A7AV5YFACA6F', 'A39V518BCAMY', 'A39V5FFMCAM1', 'A39V5YYYCFNC', 'F2LV5ZVPCAM1', 'A39V58LMCAMY', 'A39V55LXCALT', 'A39V5Y9FCAMY', 'F2LV5BDUCAM1', 'A39V52PLCAM1', 'A8PV55V8CA6H', 'A39V2YYDC9LR', 'A39V5B5YCAM1', 'A39V57QSCAMY', 'A39V5B9VCAM1', 'A39V5YAVCAM3', 'F2LV52FNCAM6', 'A6PV51AUCA6F', 'A39V5E8PCAMY', 'A39V55FTCALT', 'A7AV5YG9CA6F', 'F2LV5539CAM1', 'A39V51ETCAMY', 'A39V5E1DCAMY', 'A39V562GCAMY', 'A39V5167CAM1', 'F2LV5392CAM1', 'A39V5GM1CAM1', 'F2LV5YH1CAM6', 'A39V5PYQCAMY', 'A6PV519GCA6F', 'A8PV5ZRUCA6H', 'F2LV563MCAM1', 'A39V598VCAM1', 'A39V5F8QCAMY', 'A39V51A3CAMZ', 'A39V55YMCAM1', 'A39V5FC8CAM1', 'A39VZY25CFMM', 'A39V58VACAM1', 'A39V592GCAMY', 'A7AV5Y17CDPP', 'A39V58CHCAM1', 'FZGV5YMQCA6Q', 'A39V58ZUCAMY', 'A39V53MLCAM1', 'A39V58QLCAMY', 'A39V5Z6ZCALT', 'A8PV52A2CA6D', 'A39V5YAYCFNF', 'F2LV5217CAM1', 'A39V5DGHCAMY', 'FZGV51ZNCA6Q', 'A39V59BDCAMY', 'A39V57Y3CALT', 'A39V5BB1CAMY', 'A39V5YVDCAMZ', 'A8PV557VCA6H', 'A6PV51ZRCA6F', 'A39V57GMCAM1', 'F2LV57HZCAM1', 'F2LV593PCAM1', 'A39V5FYDCAMY', 'F2LV5358CAM1', 'F2LV5YV3CAM6', 'A39V5YNTCAMZ', 'A6PV5Z55CA6F', 'A39V3YY8CAM6', 'A39V5Y3YCFN8', 'A39V5EL9CAMY', 'A39V32DXCAM6', 'A39V5ZHGCAMY', 'A39V5YYMCFNC', 'A8PV5ZZBCA6H', 'A39V51P5CAM1', 'A39V5EBMCAMY', 'A7AV5YTBCA6F', 'A8PV55MCCA6H', 'F2LV5Y7BCAM6', 'A39V5HG6CAMY', 'A39V5HANCAMY', 'A39V53H8CAMY', 'F2LV5YMACAM6', 'A39V5YMQCALR', 'F2LV519HCAM6', 'FZGV5ZF6CA6Q', 'A39V51CDCAM1', 'A8PV53P9CA6H', 'A39V5D5GCAMY', 'F2LV511DCAMZ', 'F2LV5659CAM1', 'A39VZYY6CAM1', 'A39V51XCCAM1', 'A39V52A8CAMY', 'A39V3YLZC9PV', 'FZGV5Y73CA6Q', 'A39V529ACAM1', 'A39V5AS6CAM1', 'A8PV5YQPCA6D', 'FZGV516QCA6Q', 'A39V516SCAM3', 'F2LV5YY6CAMY', 'A39V3YYTCAM6', 'A39V52XDCALT', 'A39V53AFCALT', 'A39V5GMHCAMY', 'F2LV529MCAM6', 'F2LV51AGCAMZ', 'A39V58D3CAM1', 'A39V53SDCAM1', 'A39V53T9CALT', 'A39V5GA5CAMY', 'A7AV5YXCCA6F', 'A39VZY1PCFMD', 'A39V52VYCAM1', 'F2LV51U3CAM6', 'F2LV51AFCAM1', 'FZGV5ZBFCA6Q', 'F2LV51NVCAMZ', 'A7AV535TCA6F', 'A39V52HRCALT', 'A7AV51SACA6F', 'F2LV517SCAM1', 'A39V5YZBCFMD', 'A39V5BHPCAM1', 'A39V53VDCAM1', 'A6PV5YRLCA6F', 'F2LV53QQCAM6', 'A39V52R3CALT', 'A39V52TPCALT', 'A39V527ECAMY', 'A39V5Y7XCAMY', 'A39V58EMCAMY', 'A39V5D1PCAM1', 'A39V5ALBCAM1', 'F2LV5YTRCAM6', 'F2LV5YVMCAM6', 'F2LV578YCAM1', 'A39V5Y1BCAM1', 'A8PV53RTCA6D', 'A39V5YPZCAMY', 'A39V5YZRCFMN', 'A7AV5Y19CDPP', 'F2LV3YZSCAM1', 'A39V53C8CAM1', 'A39V55X7CAM1', 'FZGV515FCA6Q', 'F2LV51Q7CAM1', 'A39V5YFRCALR', 'A39VZYZTCFMV', 'F2LV5YBGCAM6', 'A39V5355CALT', 'FZGV5YZNCA6Q', 'A39V5YLQCAMZ', 'A39V5FDFCAM1', 'F2LV5YQHCAMY', 'F2LV5ZYFCAMY', 'A8PV51CZCA6D', 'F2LV51NSCAM6', 'F2LV5ZNDCAMY', 'A39V5ZQQCAM1', 'A39V5A5XCAM1', 'A39V56PHCALT', 'FZGV539QCA6Q', 'A8PV536MCA6D', 'A39V5Y63CFMD', 'F2LV52ZLCAM1', 'A39V57GGCAMY', 'A39V59BCCAM1', 'A39V58RRCAM1', 'F2LV5YHYCAM6', 'F2LV5YR7CAM1', 'A39V5PAQCAM1', 'A39V58T8CAMY', 'A8PV52Z7CA6D', 'A7AV5YHRCA6F', 'A8PV55DMCA6H', 'A39V5B6DCAMY', 'A6PV51ZQCA6F', 'A7AV51UHCA6F', 'A39V5Z1CCAM1', 'A39V5DAQCAMY', 'A39V5YRDCAMZ', 'A39V1Y1LC9PT', 'A39V5EEBCAM1', 'A39V562GCAM1', 'F17V5YLSCAMZ', 'A39V51BQCAM1', 'FZGV5YA5CA6Q', 'F2LV51NZCAM1', 'A8PV52XTCA6D', 'F2LV51QFCAM6', 'A39V59ZDCAM1', 'A8PV552UCA6H', 'A39V5Y62CAMY', 'A7AV51LYCA6F', 'A6PV53UGCA6F', 'A39V5YLFCAMZ', 'A7AV3Y2LCDHY', 'A7AV522XCA6F', 'F2LV56S7CAM1', 'FZGV59BVCA6Q', 'F2LV52RQCAMZ', 'FZGV58Y5CA6Q', 'F2LV5YYBCAM6', 'F2LV521CCAMZ', 'A39V5ZV9CAMY', 'A39V522VCAMY', 'A7AVZY18CA6F', 'A39V52ATCALT', 'A6PV52QACA6F', 'A39V5ZV6CAM1', 'A39V59X3CAM1', 'A39V523SCAM1', 'F2LV51F1CAMZ', 'A39V5E3NCAM1', 'A39VZY26CAMY', 'A39V581UCAMY', 'F2LV51S5CAMZ', 'A39V5YSHCAMZ', 'F2LV517NCAMY', 'A39V5ZEMCAMY', 'A39V5Y57CAMZ', 'A39V5YXFCAMZ', 'F2LV57VYCAM1', 'F2LV51QFCAMY', 'F2LV5618CAM1', 'A8PV5512CA6H', 'A39V5AXZCAM1', 'A7AV5Y7FCA6F', 'F2LV51SYCAMZ', 'A8PV51UNCA6D', 'A39V57PDCAM1', 'A6PV52FCCA6F', 'F2LV57D1CAM1', 'F2LV52F2CAM1', 'F2LV51H9CAMZ', 'A39V5ZCVCAM1', 'A6PV519ECA6F', 'A39V5ZA5CAMY', 'A39V5D3QCAM1', 'A39V525YCAMY', 'A39V5ZYACAMY', 'A39V5AZLCAM1', 'A39V5186CAM3', 'F17V5YFZCAM3', 'F2LV52GCCAMZ', 'A39V5A31CAM1', 'A39V5YZFCFMD', 'F2LV5ZV6CAM1', 'F2LV55TFCAM1', 'A39V5FGTCAM1', 'F2LV51HBCAMY', 'A39V57TGCAMY', 'A8PV5YGFCA6D', 'F2LV52LXCAM6', 'F2LV5YMVCAMZ', 'A39V56EQCAMY', 'A7AV5YYXCDC3', 'F2LV53TACAM6', 'A39V52Y1CAMY', 'A39V585LCALT', 'A8PV5ZHGCA6H', 'A39V5GBRCAM1', 'A39V52HLCALT', 'A39V5DPXCAMY', 'A7AV51GUCA6F', 'F2LV52N5CAM6', 'A39V53BECAM1', 'A39V2YDYC9PV', 'A6PV51CGCA6F', 'A39V5FNPCAMY', 'F2LV51PHCAMY', 'A39V59RMCAM1', 'A8PV5Y6TCA6D', 'A8PV539DCA6D', 'A7AV52Q5CA6F', 'A39V5YHDCALR', 'F2LV52P7CAM6', 'A39V5D13CAMY', 'A7AV51VVCA6F', 'F2LV56DNCAM1', 'A39V597PCAM1', 'A39V56YBCAM1', 'A39V569VCAM1', 'FZGV55ELCA6Q', 'A39V5Y1MCFN8', 'A39V5PYHCAMY', 'A39V5GR1CAMY', 'F2LV5277CAMY', 'A39V5FYLCAM1', 'A39V57MCCAMY', 'A7AV5YHZCA6F', 'F2LV5ZFFCAMY', 'A39V52ABCALT', 'A7AV53ZCCA6F', 'A8PV53DPCA6D', 'A39V51EFCAM3', 'A39V5PFVCAM1', 'A8PV53ELCA6D', 'A39V5E6FCAM1', 'A39V5Y1XCAMZ', 'A7AV5Y2LCDLL', 'A39V5886CAM1', 'F2LV567ACAM1', 'A39V5AT5CAMY', 'A8PV55CRCA6H', 'A6PV5YXVCA6F', 'A39V56TPCAMY', 'A39V56GMCAM1', 'A39V52UDCAM1', 'A39V56HSCAM1', 'F2LV5Y5UCAMZ', 'A39V5ZB1CALT', 'F2LV516MCAM1', 'A39V55PQCAM1', 'F2LV51CTCAMZ', 'A8PV53Q7CA6D', 'F2LV52FECAMZ', 'A39VZY1QCFMV', 'A7AV3Y1ECDPP', 'A7AV51UACA6F', 'A39V315PCAM6', 'A39V52H7CALT', 'A39V53LNCAM1', 'A39V573LCAM1', 'A8PV52ZDCA6D', 'A39V5EH9CAMY', 'A39V5GL3CAMY', 'A39V521QCAM1', 'A39V58A5CAMY', 'A39V562ACAMY', 'FZGV525GCA6Q', 'F2LV51D8CAM1', 'A39V51ZPCAMY', 'A39V5Y6BCALR', 'F2LV515TCAM1', 'FZGV55ABCA6Q', 'F2LV52ZUCAM1', 'A39V2YB6C9L1', 'A39V5ZUFCAM1', 'F2LV55SZCAM1', 'FZGV515ACA6Q', 'A7AVZYZRCDCP', 'A39V5Y28CFNC', 'FZGV51YDCA6Q', 'A6PV52GACA6F', 'F2LV5YLRCAM6', 'A39V5B2HCAM1', 'A39V5YXQCAMZ', 'A39V5EY2CAMY', 'A6PV51M1CA6F', 'A8PV5YNXCA6D', 'A39V5Z5RCAMY', 'FZGV52NVCA6Q', 'A39V52T2CALT', 'F2LV51D8CAMZ', 'A39V5E91CAM1', 'A8PV5Z3PCA6H', 'F2LV57LYCAM1', 'A39V51CHCAMY', 'A39V56VSCALT', 'F2LV5YV3CAM1', 'A8PV5YG1CA6D', 'A39V56DYCAMY', 'A6PV51EYCA6F', 'A39V32BXCAM6', 'A39V57M5CAMY', 'A39V5ZPUCALT', 'A39V59EGCAMY', 'A39V55AVCALT', 'A39V5F9PCAMY', 'A39V3Y1RCAM6', 'F2LV58PVCAM1', 'F2LV53HUCAM6', 'A7AV5Y86CA6F', 'A39V5AC5CAMY', 'F2LV5Y5GCAM6', 'A39V5938CAM1', 'F2LV53ZXCAMY', 'A7AV3YYRCDPV', 'A39V5Y6MCFNF', 'A39V51ZYCAM3', 'A6PV53RHCA6F', 'A8PV55F5CA6H', 'F17V5Y7LCAMZ', 'A39V5Z2GCALT', 'F2LV557QCAM1', 'A39V5EY8CAM1', 'FZGV58TTCA6Q', 'A39V518XCAMY', 'A39V5ZSFCAMY', 'F2LV52YYCAM1', 'F2LV511YCAMZ', 'A39V51FPCAM3', 'A39V58TUCAMY', 'F2LV5Y5XCAM6', 'A7AV51P3CA6F', 'F17V5YDGCAM3', 'A39V5A55CAMY', 'FZGV59BZCA6Q', 'F2LV56BXCAM1', 'A39V5Z76CALT', 'A8PV52TSCA6D', 'A39V5YMFCAMZ', 'F2LV51QLCAMY', 'A39V52D8CAM1', 'A39V5E53CAMY', 'A39V58N3CAM1', 'A39V5Y39CAM1', 'A7AV53GZCA6F', 'A39V5YDCCAMY', 'A7AV537ZCA6F', 'A8PV5122CA6D', 'A7AVZYANCDLP', 'A39V5YG9CAM1', 'FZGV555LCA6Q', 'A39V5YB5CAMZ', 'F2LV51U2CAM6', 'A39VZYZNCFMD', 'A8PV53BGCA6H', 'A39V3YHFCAM7', 'A39V5AYYCAM1', 'A39V5EHNCAMY', 'A8PV51F5CA6D', 'A8PV556MCA6H', 'A39V5AMRCAM1', 'A6PV52PPCA6F', 'F2LV571SCAM1', 'A39VZY3HCFMQ', 'F2LV52MVCAMZ', 'F2LV5126CAM1', 'A39V58Y1CAMY', 'FZGV5YCECA6Q', 'A39V53SXCALT', 'A39V52PZCAM1', 'A39VZY2TCFMV', 'A39V5YNXCAMZ', 'A39V5GDVCAM1', 'A39V55N9CAM1', 'FZGV55GBCA6Q', 'A39V56P2CAMY', 'A8PV51H2CA6D', 'F2LV51D6CAMY', 'A7AV5YANCA6F', 'A39V57VACAM1', 'FZGV51SUCA6Q', 'FZGV519HCA6Q', 'A39V56H1CAMY', 'A39V5186CAMY', 'A39V5Y3BCFNF', 'A8PV527GCA6D', 'A39V53N7CAMY', 'A7AV5Y22CA6F', 'A39V5ZRACALT', 'F2LV5Y5CCAM6', 'A39V5BGTCAMY', 'A39V53CPCALT', 'A39V5YTHCALR', 'A8PV52ZMCA6D', 'F2LV5752CAM1', 'A39V5Y8YCAMZ', 'A7AV5Y9ECDCD', 'A39V5ERXCAM1', 'FZGV51GXCA6Q', 'A39V5YS8CALR', 'F2LV576NCAM1', 'A39V5ZMGCAMY', 'F2LV5ZYNCAM1', 'A39V5FNNCAMY', 'FZGV58UPCA6Q', 'FZGV55FZCA6Q', 'A7AV512UCA6F', 'A39V5YEBCALR', 'A39V5A9RCAM1', 'A7AV5Y17CDL5', 'F2LV52Z9CAMY', 'A39V5AM2CAM1', 'A6PV517RCA6F', 'A39V5YZ1CFN8', 'A7AVZY2PCDCC', 'A39V55LECAMY', 'A39V56TVCAM1', 'A39V5B18CAMY', 'A39V56L7CAMY', 'A39V597VCAM1', 'A7AV51EZCA6F', 'A39VZY2SCFMF', 'A7AV52DBCA6F', 'A39V51VMCAM1', 'F2LV526ZCAMZ', 'A39V5YYZCALR', 'A39V59A5CAMY', 'F2LV51UACAM1', 'A39V586LCAMY', 'FZGV5YSUCA6Q', 'A39V57ALCAM1', 'A39V55R5CALT', 'A39V5BT5CAMY', 'FZGV5282CA6Q', 'A6PV5YTCCA6F', 'A39V55MZCAMY', 'A6PV5YYUCA6F', 'A39V57AUCAMY', 'F2LV52ZQCAMZ', 'A39V5A35CAM1', 'A39V5D5PCAM1', 'F2LV5Y9MCAM6', 'FZGV52XRCA6Q', 'A39V5GFLCAMY', 'A39V58SVCAM1', 'F2LV5YELCAM6', 'F2LV5232CAMY', 'A39V5ZU9CAMY', 'A39V5GLECAMY', 'F2LV51TLCAMZ', 'A7AV5Y8QCA6F', 'F2LV5YG3CAM6', 'A39V5531CAMY', 'F2LV51ATCAMY', 'F2LV52DTCAM6', 'A8PV51HGCA6D', 'A8PV539CCA6H', 'A39V571RCAMY', 'A39V5YNCCAM1', 'A39V5A51CAMY', 'A8PV53T1CA6D', 'A39V58QZCAM1', 'A39V55ZYCAM1', 'F2LV52Z3CAM1', 'F2LV565RCAM1', 'A39V5YCSCAM3', 'A39V5YZ5CAM1', 'A39V5YXYCAMZ', 'A8PV557NCA6H', 'A8PV5Z3XCA6H', 'A39V53HYCALT', 'A39V5YZXCFMD', 'A39V57UCCAMY', 'F2LV5YVCCAM1', 'A39V5666CAM1', 'A8PV5ZVRCA6H', 'A8PV5ZY1CA6H', 'A7AV5382CA6F', 'A39V572SCALT', 'A39V5YF8CAMY', 'A8PV55MZCA6H', 'A39VZY55CFMQ', 'A7AV5Y23CA6D', 'A39V521ACAMY', 'A39V52L3CALT', 'FZGV532YCA6Q', 'A39V59DLCAMY', 'A39V53M8CAM1', 'A39V52RLCAM1', 'A7AV52GVCA6F', 'A39V5YQNCAM3', 'A39V5FZ5CAM1', 'A39V56VACAMY', 'A7AVZY71CA6F', 'F2LV51FQCAM1', 'A39V5ZECCAMY', 'A39V3YGACAM6', 'A39V555NCAM1', 'A39V51FZCAM1', 'A39V3YG5CAM7', 'A39V5EU2CAM1', 'A6PV52CRCA6F', 'A39V5GECCAM1', 'A39V57E9CAMY', 'A39V51Z8CAM1', 'A39V55HMCALT', 'A39V59AACAM1', 'A39V5Y6GCFMD', 'A39V58FXCAMY', 'A39V58YHCAM1', 'F2LV5YMFCAMZ', 'A39V58S9CAM1', 'F2LV515VCAM6', 'A39V5Y7CCFMH', 'A8PV5YM8CA6D', 'A39TVYA6C89T', 'A39V5A73CAMY', 'A39V5F1XCAMY', 'A6PV5YBQCA6F', 'A7AV51CQCA6F', 'A7AV5Y2UCDPP', 'F2LV52H2CAM6', 'FZGV5Z38CA6Q', 'A39V535FCAM1', 'F2LV52R2CAM6', 'F2LV55F1CAM1', 'A8PV53A3CA6D', 'A39V58HYCAM1', 'A39V58GDCAM1', 'A7AV51PHCA6F', 'A39V55EHCALT', 'F2LV52NTCAMZ', 'F2LV52YMCAMZ', 'FZGV558PCA6Q', 'A39V5ZT7CALT', 'A39V5EGYCAMY', 'A39V5AFMCAM1', 'A8PV53R6CA6H', 'F2LV56VNCAM1', 'A39V527PCAMY', 'A39V52ZNCAM1', 'A39VZYZ2CFMV', 'A39V5ZB7CAMY', 'A39V5YUACALR', 'A7AV52LPCA6F', 'A39V5YYDCAM3', 'A39V5Y7QCALR', 'A39V5FQ7CAM1', 'A39V57R9CAM1', 'A39V57X3CAMY', 'A39V5YZLCAMZ', 'A7AV5YP9CA6F', 'FZGV58RRCA6Q', 'A39V53PZCALT', 'A8PV53VGCA6H', 'A7AV3YZACDCF', 'A6PV51XTCA6F', 'A39VZY62CAMY', 'A8PV536YCA6D', 'F2LV56N5CAMY', 'A39V5YQ6CALR', 'A39V5FCTCAM1', 'A39V3Y3HCAM6', 'A39V55BVCAM1', 'A39V55F7CALT', 'A39V5ADMCAM1', 'F2LV51P3CAM6', 'A39V56MNCAMY', 'A39V5BYNCAMY', 'A39V589DCAMY', 'A39V5Y7ECFMD', 'A39V5B9SCAMY', 'A7AVZY1HCDPT', 'A39V2YYTC9LP', 'A39V3YGPCAM1', 'A39V55H9CAM1', 'A39V591SCAM1', 'F2LV52AGCAM1', 'F2LV51DLCAM6', 'A39V5E59CAM1', 'A39V2YE3C9PV', 'A39V57YYCAM1', 'A39V5FSECAMY', 'A39V5F83CAM1', 'A39V5AZ1CAM1', 'A39V5872CALT', 'F2LV596PCAM1', 'F2LV52P5CAM6', 'F2LV518ECAM1', 'A39V56RUCAMY', 'F2LV51N9CAMZ', 'A8PV51PYCA6D', 'A39V56Z2CALT', 'F2LV55AUCAMZ', 'A39V53ZZCALT', 'A39V56EPCAM1', 'A39V557BCAMY', 'A6PV518NCA6F', 'A7AV5YYMCA6F', 'A7AV3Y2ACDL8', 'F2LV5573CAM1', 'A39VZY5VCAMY', 'A39V55HDCAM1', 'A39V5937CAM1', 'A39V5AHECAM1', 'A39VZYZ7CFMQ', 'A39V53X6CAMY', 'A39V5ZNYCALT', 'A39VZY28CFMD', 'A39V57A2CAMY', 'A39V5FC7CAM1', 'A8PV5Z1VCA6H', 'A8PV5ZDECA6H', 'A39V58XNCAMY', 'A39V5167CAM3', 'F2LV56A3CAM1', 'A39V5AY1CAM1', 'A6PV52RECA6F', 'F2LV51G3CAMY', 'A39V577ECAMY', 'A7AV5YY2CDLL', 'F2LV51C5CAMY', 'A39V57UCCAM1', 'A39V5Y9YCALR', 'A39V591PCAM1', 'F2LV588ZCAM1', 'A39V5YHFCAMZ', 'A39V5GUYCAM1', 'A39V5YHHCAMZ', 'A39V53UVCAM1', 'A39V5YYACFMN', 'A39V5Y1XCFMN', 'A39V3Y6AC9L6', 'F2LV57LPCAM1', 'A39V5BXVCAM1', 'A39V5271CAMY', 'A7AV529NCA6F', 'A39V5GG5CAM1', 'A39V57P9CAM1', 'A7AV5YF7CA6F', 'A39V56FNCAM1', 'A8PV51XLCA6D', 'A39V5YE1CAMY', 'A39V51EECAM3', 'F2LV523SCAM1', 'F2LV51G3CAM1', 'F2LV517CCAMY', 'A8PV5YDLCA6D', 'A39V59H9CAMY', 'A39V56PTCAM1', 'F2LV551XCAM1', 'A39VZY1CCFMM', 'A39V5B8ZCAM1', 'A39V58NVCAMY', 'A39V57ENCAM1', 'A39V5EP5CAMY', 'A39V5Y5BCFMN', 'A7AVZYZSCDPP', 'A39V59RGCAMY', 'A39V523NCAM1', 'FZGV5Y8FCA6Q', 'A8PV53BXCA6D', 'A39V57HBCAM1', 'A7AVZY51CDPP', 'F2LV58AGCAM1', 'F2LV5Y33CAM6', 'A39V5YZACALR', 'A39V5FMLCAMY', 'F2LV5Z28CAMY', 'FZGV5231CA6Q', 'A6PV513PCA6F', 'F2LV5YBNCAMZ', 'A7AV52D8CA6F', 'A8PV5YLVCA6D', 'F2LV5127CAMZ', 'A39V55UGCALT', 'A39V5ZVTCAMY', 'F2LV5ZRYCAM1', 'F17V5YD9CAM3', 'A39V31HQCAM6', 'A39V5PZ8CAMY', 'A39V5DXXCAMY', 'A39V5B36CAMY', 'A39V5Y3VCAMZ', 'F2LV52N7CAM1', 'A8PV5Z7FCA6H', 'F2LV51TVCAMZ', 'F2LV51CTCAM6', 'A39V52EVCAM1', 'A7AV53LECA6F', 'F2LV55X2CAM1', 'A39V56HECAMY', 'A7AV5Y3XCDPP', 'F2LV5263CAMZ', 'F2LV56CQCAM1', 'A39V51H9CAMY', 'A8PV5YDDCA6D', 'F2LV529NCAM1', 'A39V59L8CAM1', 'A39V31ZECAM6', 'A39V5Y6LCAM1', 'FZGV5ZX8CA6Q', 'F2LV5288CAMZ', 'F2LV5YHVCAM6', 'FZGV517CCA6Q', 'A8PV5YRUCA6D', 'F2LV55NMCAM1', 'A39V53LTCAMY', 'A8PV55N6CA6H', 'A39V5ZCHCAM1', 'A39V589VCAMY', 'F2LV5125CAM6', 'F2LV551RCAM1', 'A39V5YSQCAM1', 'A7AV51V7CA6F', 'A6PV5YF5CA6F', 'A8PV51HTCA6D', 'A8PV52AECA6D', 'A39V5ZP3CAM1', 'A39VZY8NCAMY', 'F2LV5YRBCAMY', 'A39V59C8CAMY', 'A8PV51Y8CA6D', 'A6PV516FCA6F', 'F2LV56GHCAM1', 'A39V59A6CAMY', 'A7AV53MXCA6F', 'F2LV57A9CAMY', 'A39V537ACALT', 'A7AV52MHCA6F', 'A39V53RECAM1', 'A39V58AMCAM1', 'A39V53MGCAM1', 'A8PV517UCA6D', 'A6PV52CSCA6F', 'A39V5DVBCAM1', 'A8PV5YVZCA6D', 'A39V578BCALT', 'A39V5663CALT', 'A39V5B17CAMY', 'A6PV53T5CA6F', 'A39V2Y18C9LD', 'A39V5Y79CFMD', 'F2LV55THCAM1', 'A39V58N7CAMY', 'A39V562BCAM1', 'A7AV51P5CA6F', 'F2LV5ZQ3CAMY', 'A39V585SCAMY', 'A39V5A7QCAM1', 'A39V5EF7CAM1', 'A39V58NDCAM1', 'A39V539PCAM1', 'A39V5YNPCAM3', 'A39V5Z7UCAM1', 'F2LV56UXCAM1', 'A39V5Z52CALT', 'A39V5YFZCAMZ', 'F2LV5B8PCAM1', 'A39V5D3RCAMY', 'A8PV513UCA6D', 'F2LV576RCAM1', 'A39V57ECCAMY', 'A39V578VCAMY', 'A39V57R8CAM1', 'A39V56TDCALT', 'FZGV52QSCA6Q', 'A8PV5YNGCA6D', 'F2LV52ATCAMZ', 'FZGV529MCA6Q', 'A6PV52ERCA6F', 'A7AV5268CA6F', 'FZGV53MYCA6Q', 'F2LV51TLCAM1', 'A39V55UHCALT', 'A39V5YB9CALR', 'F2LV535CCAM1', 'FZGV539DCA6Q', 'A7AV51LTCA6F', 'A39V5ZXHCALT', 'A39V5YGLCAM1', 'A7AV5Y15CDLL', 'A39V5DYGCAMY', 'F2LV5ZFRCAMY', 'A39V5ZF8CALT', 'A39V53BTCAMY', 'A39V5YZBCALR', 'A8PV5YL3CA6D', 'F2LV56DXCAM1', 'A8PV51ARCA6D', 'A39V51CGCAM1', 'A39V3YP9CAM7', 'F2LV55C1CAM1', 'A39V5BVCCAMY', 'A7AV5Y7QCDCD', 'A7AV51YZCA6F', 'A39VZY65CAM6', 'A39V5ASRCAM1', 'A39V5F6FCAM1', 'A8PV55UECA6H', 'A39V52FHCAM1', 'A39V2Y8GC9LD', 'A7AV52EBCA6F', 'FZGV5572CA6Q', 'F2LV55AFCAM1', 'A7AV5135CA6F', 'A39V55MBCALT', 'A39VZY6TCFMV', 'A39V5Y5ECFMN', 'FZGV5Y6SCA6Q', 'A39V55G2CAMY', 'F2LV52MDCAM6', 'A39V3YBZCAM7', 'F2LV527BCAM6', 'A39V53T2CALT', 'A39V59DPCAM1', 'F2LV5YYACAM6', 'A39V58QACAMY', 'A39V5CSCCAMY', 'A39V5YTVCAM1', 'F2LV5ZAECAMY', 'FZGV5YB3CA6Q', 'A7AV5YHTCA6F', 'F2LV57VSCAM1', 'A39V5YEBCAMY', 'A39V5D12CAM1', 'A7AV3Y28CDCC', 'A39V51TFCAMY', 'A39V5GQBCAM1', 'A8PV51C7CA6D', 'A39V51TDCAM1', 'A39V52NLCAM1', 'A39V5Y12CFND', 'F2LV52LZCAMZ', 'A39V2Y3VC9LP', 'FZGV55EMCA6Q', 'A39V5111CAMY', 'A7AV52NYCA6F', 'A8PV53QLCA6H', 'A39V53L3CALT', 'A39V55DFCALT', 'A8PV535FCA6H', 'A39V5ZS5CAM1', 'F2LV522PCAMZ', 'A39V5A7YCAMY', 'A39V5HE8CAMY', 'A7AV5Y36CA6F', 'F17V5YMNCAMZ', 'A39V51ZSCAM1', 'A39V553YCAM1', 'A6PV5YMGCA6F', 'F2LV5ZXFCAMY', 'F2LV56AUCAM1', 'A39V5YMPCAM1', 'A39V5D8VCAMY', 'A39V5G5PCAM1', 'F2LV51VACAM1', 'A6PV51R5CA6F', 'A39V5Y75CAMY', 'A39V5Z9MCAMY', 'F2LV51S8CAM6', 'A8PV556PCA6H', 'A39VZY2BCFMD', 'A39V5YDTCAMY', 'A39V58Z7CALT', 'A39V5BUZCAMY', 'A39V53VRCAM1', 'A39V59Y7CAMY', 'A7AV5YQXCA6F', 'A6PV5YRPCA6F', 'A39VZY2ZCAM6', 'A39V5NYACAM1', 'A39V55YZCAM1', 'F2LV52PXCAM6', 'A7AV5386CA6F', 'A39V56LECALT', 'A39V51X5CAMY', 'A8PV52YLCA6D', 'A39V5YRSCAMY', 'F2LV5YLGCAMZ', 'F2LV5YNZCAM1', 'A39V5AU1CAM1', 'A8PV52V2CA6D', 'A39V58PACAMY', 'A7AV51LDCA6F', 'A39V5YTFCAMZ', 'F2LV5YFUCAMZ', 'A39V56Q2CAM1', 'A8PV5ZCLCA6H', 'A39V5BX5CAMY', 'A8PV5YZ2CA6D', 'FZGV51HSCA6Q', 'F2LV52RBCAM1', 'FZGV533ACA6Q', 'A8PV53D2CA6H', 'A39V5YASCAMZ', 'F2LV5YXRCAM1', 'FZGV5YHLCA6Q', 'A7AV51RFCA6F', 'A39V57BDCAM1', 'A39V5YVPCAM3', 'A6PV51R3CA6F', 'FZGV51H3CA6Q', 'A39V5YYGCFNL', 'A39V5E9DCAMY', 'A8PV51RXCA6D', 'A6PV5YXPCA6F', 'F2LV56U8CAM1', 'A39V52BXCALT', 'A39V5G5ACAMY', 'A39V5F9BCAMY', 'A8PV5Y3UCA6D', 'FZGV5YM6CA6Q', 'F2LV51YRCAMY', 'A6PV5Y37CA6F', 'F2LV529HCAM1', 'F2LV5269CAMY', 'A39V5AZ9CAM1', 'A39V5F8YCAMY', 'A8PV53G2CA6H', 'A6PV52R3CA6F', 'FZGV52MLCA6Q', 'F2LV5ZYTCAMY', 'A39V557XCAM1', 'A39V5BGPCAM1', 'A39V5GP5CAMY', 'A8PV5YQ5CA6D', 'A39V5YBZCFNF', 'A39V5F1NCAM1', 'A39V5YN6CAMZ', 'A8PV53FMCA6H', 'A6PV5Y3UCA6F', 'A39V5DDHCAM1', 'A39V5Y8HCAM3', 'F2LV5Y9ZCAM6', 'A39V512GCAM3', 'A39V5G19CAMY', 'A39V53FVCAMY', 'A39V53XNCAM1', 'A39V3Y5VCAM7', 'A8PV53UXCA6H', 'A6PV52DRCA6F', 'A7AV5Y6HCA6F', 'A6PV5YUECA6F', 'F2LV3Y6NCAM1', 'FZGV5YTDCA6Q', 'A7AV52LRCA6F', 'A39V53LRCALT', 'FZGV5YL2CA6Q', 'A39V52G3CAM1', 'A39V5Y98CAMY', 'F2LV58MLCAM1', 'F2LV3Y3BCAMY', 'A39V52E1CAM1', 'A8PV536MCA6H', 'A39V587FCAM1', 'F2LV53SNCAM6', 'F2LV5YBDCAMZ', 'F2LV57QYCAM1', 'A39V31AYCAM6', 'A39V5ZHFCALT', 'A39V5A31CAMY', 'A39V53GCCAM1', 'F2LV3YB8CAM1', 'A7AV5Y17CDLL', 'A39V5G65CAMY', 'A7AV536ZCA6F', 'F2LV52YCCAMZ', 'FZGV52FTCA6Q', 'A7AV5Y21CDC3', 'F2LV52Y2CAM6', 'A39V5YHBCAMZ', 'A39V5EBHCAM1', 'A7AV51G6CA6F', 'F2LV52EDCAM1', 'A39V539VCAMY', 'F2LV5139CAM6', 'F2LV58XZCAM1', 'FZGV523QCA6Q', 'A39V55ALCAMY', 'A39V5ZRGCALT', 'A39V5GQ7CAM1', 'A39V5YQPCAMY', 'A39V5DB3CAMY', 'A39V5EVQCAMY', 'A8PV53NQCA6D', 'A39V53F8CALT', 'A39V5GQMCAM1', 'A39V5YH2CAMY', 'F2LV5YSTCAM6', 'A39V51HVCAMY', 'A39V58YACAM1', 'A39V51DQCAM1', 'F17V5YPGCAM3', 'F2LV52QACAMZ', 'A39V527MCAMY', 'A39V568TCAMY', 'F2LV5YRYCAM1', 'A8PV55Z7CA6H', 'A7AV5Y6FCDCD', 'A39V5YA1CAM1', 'A39V58H9CAM1', 'A39V53FRCAM1', 'A39V598NCAMY', 'A39V53B8CAMY', 'F2LV5YR1CAMY', 'F17V5YDZCAM3', 'A7AV5YYACA6D', 'A39V51BZCAM3', 'A39VZY3LCFMQ', 'A39V5BR9CAMY', 'A39V5DQGCAMY', 'A39V589PCAM1', 'F2LV518ECAM6', 'A7AV537ACA6F', 'A39V5AGZCAMY', 'A39V52LXCALT', 'A39V5A7ECAM1', 'FZGV52NBCA6Q', 'F2LV5369CAM1', 'A39V5YC8CALR', 'A39TXYYUC9L6', 'A7AV51Z2CA6F', 'F2LV515XCAMZ', 'A39V586CCAMY', 'F2LV51R7CAM6', 'F2LV56FSCAMY', 'A39V52P1CAM1', 'A39V5Z5PCAM1', 'A39V5YBRCAMZ', 'A39V523FCAM1', 'A39V53P6CAM1', 'A39V5HZ2CAMY', 'F2LV5YM8CAMZ', 'F2LV517ACAM6', 'A39VZYZ5CFMM', 'F2LV52STCAM1', 'A39V5Y26CALR', 'A39V582UCAMY', 'A39V5GP2CAMY', 'A39V521PCAMY', 'A39V5ADNCAMY', 'A39V56ECCAMY', 'A39V57X1CAM1', 'F17V5YY7CAMZ', 'F2LV58P1CAM1', 'A39V5Y8PCAM1', 'A39V5Y67CAM1', 'A8PV55QECA6H', 'A39V533TCALT', 'F2LV51GMCAMY', 'F2LV56C9CAM1', 'A39V578ECAM1', 'A39V52MCCALT', 'A8PV537QCA6D', 'A6PV5Z5XCA6F', 'A6PV51BDCA6F', 'A39V57VPCAM1', 'FZGV5YVQCA6Q', 'A7AV52E7CA6F', 'F2LV5YTRCAM1', 'F2LV5296CAM6', 'A39V58TRCAMY', 'F2LV55PMCAM1', 'A39VZYYCCFMV', 'A39VZY2VCFMF', 'F2LV55HRCAMZ', 'A7AVZY8HCDCD', 'A39V5G1ACAMY', 'F2LV57A1CAM1', 'F2LV52GLCAM1', 'A39V56VHCALT', 'A39V5GLECAM1', 'A39V5BRHCAMY', 'A39V32DDCAM6', 'A39V53LQCAMY', 'A39V517VCAM1', 'A39V5EZ7CAMY', 'A39V56V1CAMY', 'A39V5F1QCAMY', 'F2LV5YZ6CAMY', 'A39V565MCALT', 'A8PV511MCA6D', 'A39V5PT7CAM1', 'A39V5375CALT', 'FZGV5Y68CA6Q', 'A7AV5222CA6F', 'A39V5FZ2CAM1', 'F2LV56A1CAMY', 'F2LV529HCAMZ', 'A39V5GCACAM1', 'A39V55V2CAM1', 'A39V55F6CAM1', 'A39V5G7VCAM1', 'F2LV57QQCAM1', 'A39V5B79CAM1', 'F2LV52GRCAM1', 'A39V5GCSCAMY', 'A6PV5Y5DCA6F', 'A7AVZYA1CDCF', 'A39V5YMSCAM1', 'A39V56ATCALT', 'A39V5ANUCAMY', 'F2LV53RHCAM6', 'A39V5ZFHCAMY', 'A39V5Y9UCAMZ', 'A39V597ACAM1', 'A39V5DE9CAM1', 'A8PV5Z83CA6H', 'A39V53ZUCAMY', 'A7AV51QRCA6F', 'A39V5Y5ZCFMC', 'A39V55R1CAMY', 'A39V5DPMCAM1', 'A39V561GCAM1', 'F2LV513VCAM1', 'A39V5ZDECAM1', 'A39V53DQCALT', 'A8PV53S8CA6H', 'F2LV52FCCAMZ', 'F2LV5ZG7CAMY', 'A39V52VBCALT', 'A8PV53YNCA6H', 'A39V5YC6CAM3', 'A8PV55NBCA6H', 'A39V5FNUCAMY', 'A39V5YY8CAMY', 'F2LV3Y5ACAMY', 'F2LV52CDCAMZ', 'A39V5GG9CAM1', 'A39V5F9PCAM1', 'F2LV51XVCAM6', 'A39V5YZQCFMD', 'A7AV1Y1NC8T5', 'F2LV5138CAMY', 'FZGV5YBSCA6Q', 'F2LV5Y6XCAMZ', 'A39V5ACHCAMY', 'A39V5E3GCAM1', 'A7AV51NACA6F', 'A39V57F5CAMY', 'A39V55HLCAM1', 'A39V559SCALT', 'A39V5YQACAMY', 'FZGV532SCA6Q', 'F2LV5251CAMZ', 'F17V5YP6CAMZ', 'A39V5DHMCAM1', 'F2LV55PDCAMZ', 'A39V56Z9CAMY', 'A39V5BL9CAMY', 'A39V58ASCAM1', 'A39V5YZVCAMZ', 'A39V5YX9CALR', 'FZGV5599CA6Q', 'F2LV51HNCAMY', 'A39V5Y3QCFN8', 'A39V58SNCAMY', 'A39V5YFBCAM3', 'FZGV51CDCA6Q', 'A8PV52NDCA6D', 'A39V5YECCALR', 'A39V52E6CAM1', 'A39V5F17CAM1', 'FZGV5187CA6Q', 'A39V5Z98CAMY', 'FZGV53BNCA6Q', 'F2LV521YCAM6', 'A39V5Y6TCAMZ', 'A39V5ECZCAMY', 'A7AV5Y1UCA6D', 'A39V5ZA6CAMY', 'A39V52Q8CAM1', 'A39V5ZYZCALT', 'A7AV5YVGCA6F', 'F2LV5YFNCAM6', 'A39V5YVSCAMY', 'F2LV5BG5CAM1', 'A39V5B65CAMY', 'F2LV521GCAM6', 'F2LV51RACAMZ', 'A39V5GA8CAM1', 'A6PV53MRCA6F', 'A39V53NTCAM1', 'F2LV527TCAMZ', 'A8PV5ZM7CA6H', 'F2LV5732CAMY', 'FZGV5YU6CA6Q', 'F2LV516LCAM6', 'A7AV5YADCA6F', 'A39V51ANCAMY', 'A39V5Y1MCAMY', 'A8PV5ZE7CA6H', 'A39VZY6VCAMY', 'A39V5Z8FCALT', 'F2LV55L5CAMZ', 'A7AV5Y1SCDC3', 'A8PV52E3CA6D', 'A39V559ZCAMY', 'A39V5ZYCCAM1', 'A39V5225CAM1', 'A39V5YD2CAMY', 'A39VZY3XCFMV', 'A39V5517CAM1', 'A39V5BFVCAM1', 'A39V56VTCALT', 'A8PV515HCA6D', 'A6PV5ZZZCA6F', 'F2LV55L2CAM1', 'F2LV5Y5TCAM6', 'A39V59LXCAMY', 'A6PV512ACA6F', 'A7AV5Y15CA6D', 'F2LV3Y6LCAMY', 'A39V556SCAM1', 'F2LV56Q9CAM1', 'F2LV53FCCAM1', 'A39V2YYGC9LP', 'A39V51XACAM1', 'A8PV5ZFLCA6H', 'A39V5ZULCAM1', 'F17V5YZACAMZ', 'A39V5EM1CAM1', 'A8PV53LNCA6H', 'F2LV529SCAMY', 'A39V5YXRCAMY', 'A39VZY36CFMQ', 'A39V511XCAMY', 'A39V52QDCAM1', 'A39V57VYCAMY', 'A39V5YTUCAM3', 'A7AV52CMCA6F', 'A7AV5Y8TCDCD', 'A39VZYZVCFMQ', 'A39V551FCAMY', 'A7AV5YC5CA6F', 'A39V5G9MCAMY', 'A39V5YYNCALR', 'F2LV5YQ8CAM1', 'A7AV5371CA6F', 'F2LV5YRNCAMZ', 'A39VZY3FCAM6', 'A39V5ZBRCAMY', 'A39V5517CALT', 'F17V5Y1RCAMZ', 'F2LV52DQCAMZ', 'F2LV5YU1CAMY', 'A39V56BBCAM1', 'A39V5ADLCAMY', 'A39V588ACAMY', 'A39V5FY1CAMY', 'A39V5Y5YCFMD', 'A39V53HDCAM1', 'FZGV52F9CA6Q', 'A39V5DTBCAMY', 'A39V5ZQUCAM1', 'FZGV55GQCA6Q', 'F2LV5Y1MCAM6', 'A39V55HBCAM1', 'A6PV522QCA6F', 'FZGV552TCA6Q', 'A39V5Z79CAMY', 'A39V5Y9ZCALR', 'A39V525ACAM1', 'A39VZY1SCAM6', 'F2LV587UCAM1', 'A39V55Z3CAMY', 'F2LV51M3CAM6', 'F2LV5ZTACAM1', 'F2LV525VCAM1', 'A39V5BQ9CAMY', 'A39V5ZLYCAM1', 'A8PV52DBCA6D', 'FZGV52E1CA6Q', 'F2LV51RYCAM1', 'F2LV57EQCAM1', 'A39V55LDCAM1', 'A8PV5216CA6D', 'F2LV52ERCAMZ', 'A8PV5YGUCA6D', 'A8PV5Z7YCA6H', 'A8PV51SMCA6D', 'F2LV55MNCAM1', 'A39V3YN2CAM7', 'FZGV5YU5CA6Q', 'A39V5969CAM1', 'A39V5CYTCAMY', 'A8PV537PCA6D', 'A39V5AUVCAMY', 'F2LV5YVGCAMZ', 'F17V5YLVCAM3', 'A39V5Z1LCALT', 'A39V5DZDCAMY', 'A8PV51CRCA6D', 'A39V5BFBCAM1', 'A39V5AQPCAMY', 'A39V528GCALT', 'A39V5317CALT', 'F2LV579UCAM1', 'A6PV52RACA6F', 'F2LV53DLCAM1', 'A39V523PCAMY', 'A39V5Y39CFNC', 'A39V5GC9CAM1', 'A39V5Z5BCAM1', 'FZGV52XACA6Q', 'A8PV5Y3HCA6D', 'A7AV51BNCA6F', 'F17V5YG2CAM3', 'A39VZYCCCAMY', 'A39V5ZZUCALT', 'F2LV53NDCAM6', 'A6PV525NCA6F', 'F2LV5Y9ECAMZ', 'A39V5A5GCAMY', 'A8PV55AACA6H', 'A39V5YU9CAMZ', 'A7AV5YYHCDL9', 'F17V5YYMCAM3', 'A39V5BABCAMY', 'A39V5YRRCAM1', 'A39V56T8CALT', 'A6PV52SQCA6F', 'A8PV5YHSCA6D', 'F2LV51VXCAM1', 'F2LV538YCAM1', 'A8PV53AVCA6H', 'A8PV5YNBCA6D', 'F2LV52H2CAM1', 'A39V2YYVC9LD', 'A39V5ZT9CALT', 'A39V5F66CAMY', 'FZGV53PNCA6Q', 'A39V5FA6CAMY', 'A39V57RACAM1', 'F2LVZY8SCAM1', 'A39V5Y9ACAM3', 'F2LV5553CAM1', 'A39V575XCAMY', 'F2LV5YYGCAM1', 'F2LV53PZCAM6', 'A39V53DZCAM1', 'A39V58YPCAMY', 'A39V51EQCAM3', 'F2LV52ALCAMZ', 'F2LV55QUCAMZ', 'A39V52SECAM1', 'A39V2Y15C9LP', 'A39V3YPTCAM7', 'F2LV57PACAM1', 'A39V5BUXCAM1', 'A39V5ZB7CALT', 'A39V55GXCAM1', 'A39V5BZUCAMY', 'A39V5ESSCAM1', 'F2LV5198CAM6', 'F2LV52UPCAM1', 'F2LV5327CAM1', 'A39VZYPGCAMY', 'A39V53UGCAM1', 'A39V59NBCAM1', 'A39V5Y1BCFNF', 'A39V5B1XCAM1', 'A39V53RBCAM1', 'A39V5YY6CFNP', 'A6PV5YQFCA6F', 'A39V52DMCALT', 'A39V5G1ECAM1', 'F2LV51ZLCAMY', 'A39V5GU7CAM1', 'A7AVZY3PCDCC', 'A8PV5367CA6H', 'A7AV51VFCA6F', 'F2LV5761CAM1', 'A6PV5Z7QCA6F', 'A8PV5ZVDCA6H', 'F2LV55QHCAMZ', 'A39V5398CAMY', 'FZGV59ZXCA6Q', 'F2LV527QCAMZ', 'A39V53VSCALT', 'A39V5512CALT', 'A39V5Y23CAMY', 'A8PV53N5CA6H', 'FZGV5Y6XCA6Q', 'A39V5YQ8CALR', 'F2LV51F8CAMZ', 'A39V55E8CAM1', 'A6PV5YGMCA6F', 'F2LV51ARCAM6', 'A39V5336CAM1', 'A39V5633CAM1', 'A39V53C8CAMY', 'F2LV51LMCAM1', 'A39V5ZNDCAM1', 'A39V53CACALT', 'F2LV51SMCAMY', 'A39V52NDCAM1', 'A39V5YMBCAM3', 'A39V55MSCAM1', 'A39V5BCPCAM1', 'A8PV51GUCA6D', 'F2LV52LMCAM6', 'A39V53YPCALT', 'A7AV5YZ9CDLL', 'A39V5DDRCAM1', 'A39V5YSYCAMZ', 'A39V572HCAM1', 'A39V55CPCALT', 'A39V5YSZCAM1', 'F2LV51SUCAMY', 'A8PV5Z1UCA6D', 'A39V5YBXCAM3', 'F2LV52Y3CAM6', 'FZGV52ZCCA6Q', 'F2LV56ALCAM1', 'A39V5YNACAMY', 'A39V51LTCAMY', 'A6PV5YXACA6F', 'F2LV5ZVDCAM1', 'A39V58X5CAM1', 'A39V5ZDXCAMY', 'A39V55DQCAM1', 'A39V558FCAM1', 'A39V59M8CAMY', 'A39V5A98CAM1', 'F2LV5YN2CAM6', 'A39V5AQGCAMY', 'A39V5ZRGCAM1', 'F2LV5173CAM1', 'A39V58BUCAMY', 'A39V51XNCAMY', 'A39V51M7CAM1', 'A8PV51SYCA6D', 'A39V5YCGCAMY', 'A39V51CECAM1', 'A39V5DRHCAMY', 'A39V5EGDCAM1', 'A39V565YCAM1', 'A39V51YNCAM1', 'F2LV519VCAM6', 'A39V519TCAM1', 'A39V58EQCAMY', 'A7AV5Y8ECDCD', 'A39V51T9CAMY', 'A39V55BUCAMY', 'A39V55FBCAM1', 'A39V55TYCALT', 'F2LVZY9ZCAM1', 'A39V5B5TCAMY', 'A39V5DUPCAMY', 'A6PV5YU7CA6F', 'A39VZY1HCAM1', 'A39V53N9CALT', 'A7AV5YNCCA6F', 'FZGV52R7CA6Q', 'F2LV5B9DCAM1', 'A8PV5YBUCA6D', 'A39V5YZCCFND', 'A39V523QCAM1', 'A8PV53YYCA6D', 'A8PV5ZG8CA6H', 'F2LV526LCAM6', 'A39V589DCAM1', 'F2LV58DVCAM1', 'F2LV55NQCAM1', 'A39V59MXCAM1', 'A39V5265CAM1', 'A39V5D5NCAM1', 'A39V55TACAM1', 'F2LV53PSCAM6', 'A39V5YU5CAMY', 'A39V5P3YCAMY', 'FZGV5Z2QCA6Q', 'A39V52MNCALT', 'A39V52CTCALT', 'A39V53TMCALT', 'A39V5APGCAM1', 'F2LV52GRCAMY', 'A39V56ALCALT', 'A39V52D9CALT', 'A6PV5YZECA6F', 'A7AV5Z6QCA6F', 'A39V5BC3CAMY', 'A39V5Z8GCAM1', 'A39V5DS5CAMY', 'FZGV52VUCA6Q', 'F2LV592NCAM1', 'F17V5YH5CAMZ', 'A39V55D6CAM1', 'A8PV52D6CA6D', 'A39V57HXCAMY', 'F2LV52LXCAMZ', 'A39V5A2XCAM1', 'F2LV52FECAM6', 'F2LV55P3CAM1', 'A39V5YAPCALR', 'A8PV519SCA6D', 'A39V5Y11CAMZ', 'A8PV5ZU3CA6H', 'A8PV5ZN5CA6H', 'A39V58AYCAM1', 'A6PV53TLCA6F', 'A39V5YFVCAM3', 'A39V56E1CAM1', 'A8PV5YXHCA6D', 'A39V5ZP8CAMY', 'A39V5875CAM1', 'A39V5YG1CAMZ', 'A8PV551CCA6H', 'A39V5AT7CAM1', 'A39V51QBCAMY', 'A39V52LUCAM1', 'A39V51MRCAMY', 'A8PV5ZBUCA6H', 'FZGV5YXACA6Q', 'A8PV5368CA6D', 'A8PV5YU1CA6D', 'A8PV559CCA6H', 'F2LV593ACAM1', 'FZGV51QZCA6Q', 'F2LV52CTCAM1', 'A39V5YX2CAM1', 'A39V58SSCAMY', 'A39V5Y8NCAM3', 'A7AV512VCA6F', 'FZGV53MNCA6Q', 'A39V52YFCAMY', 'A39V58HSCAMY', 'A39V5YUSCAM1', 'A39V5EDNCAM1', 'A39V572SCAM1', 'F2LV52HSCAM6', 'F2LV51X9CAM1', 'A39V59MPCAM1', 'FZGV53YBCA6Q', 'A39V5Y2LCALR', 'A39V5YZZCAMZ', 'A8PV5ZADCA6H', 'A39V5Y3NCAMY', 'A6PV518ACA6F', 'A39V588RCAMY', 'A6PV53NPCA6F', 'A39V2Y5DC9L7', 'A39V5YAXCAM1', 'A6PV5Y6VCA6F', 'F2LV53AZCAM1', 'A8PV5ZUSCA6H', 'A39V5YU8CAM3', 'A39V5GNZCAMY', 'A39V5F68CAMY', 'A39VZYZ1CFMM', 'F2LV3Y3ZCAMY', 'A39V5BX5CAM1', 'F2LV571QCAM1', 'A39V5F7PCAM1', 'A39V5B2VCAMY', 'A39VZYPQCAMY', 'A39V5Y3ACAM3', 'A39V5Y2RCFNF', 'A7AV5YPXCA6F', 'FZGV5YQ2CA6Q', 'A39V5Z8XCAM1', 'A39V5EX1CAMY', 'F2LV52AZCAMY', 'A39V3YPYCAM6', 'A6PV53H6CA6F', 'F2LV579GCAMY', 'A39V5GSZCAM1', 'A39V527FCAMY', 'A39V573UCAM1', 'A39V5YNCCAMZ', 'A7AV5YMMCA6F', 'A39V56C1CAM1', 'F2LV52LYCAMY', 'A8PV55GVCA6H', 'A39V5BFTCAM1', 'A39V5AN8CAM1', 'F2LV52Z5CAMZ', 'F2LV51G7CAMZ', 'A39V56BECALT', 'A39V589LCALT', 'A39V59LVCAMY', 'A39V5DZ6CAM1', 'A39V5A12CAMY', 'F2LV53FZCAM1', 'A39V515ECAM3', 'A39V5ZD9CALT', 'A39V57NUCAMY', 'F2LV5ZZ9CAM1', 'F2LV3YAHCAMY', 'A39VZYZMCAM6', 'A39V5YT8CALR', 'A39V5YCUCAMY', 'A39V57U7CAMY', 'A39V52LECAM1', 'A39V3YGGCAM7', 'A39V31B3CAM6', 'FZGV5YGTCA6Q', 'A39V5122CAM1', 'A8PV5ZAECA6H', 'A8PV5ZHBCA6H', 'A6PV5291CA6F', 'A39V52M3CAM1', 'A39V5YPBCAM1', 'A7AV5Y27CDPP', 'A6PV51PSCA6F', 'A6PV516BCA6F', 'A39V512UCAM1', 'F2LV5BBPCAM1', 'A39V5DN1CAMY', 'A39V52ELCAM1', 'F2LV522YCAMZ', 'F2LV57N6CAM1', 'F2LV51RECAMY', 'F2LV515SCAM1', 'A39V588GCALT', 'A39VZY1DCFMV', 'A8PV53UECA6H', 'A39V57V3CAM1', 'F2LV522ECAM1', 'A8PV5Z8SCA6H', 'A39V5ZTCCAMY', 'A39V52V8CALT', 'FZGV5YGVCA6Q', 'F2LV556HCAM1', 'F2LV5ZQACAMY', 'A39V58ZACAMY', 'A39V539RCAMY', 'A8PV552TCA6H', 'A39V58Y5CAM1', 'A8PV53H2CA6D', 'A39V5198CAM3', 'A8PV52FHCA6D', 'A39V55T3CAMY', 'A7AV5YL2CA6F', 'F2LV527ZCAM6', 'A39V52NYCALT', 'A7AV5Y7SCA6F', 'FZGV52X8CA6Q', 'A39V5F2TCAMY', 'A39V5ELBCAMY', 'A6PV5Y5UCA6F', 'A7AV51N2CA6F', 'A8PV52NACA6D', 'A39V5ZEVCALT', 'F2LV565TCAM1', 'F2LV585PCAM1', 'A39V5539CAM1', 'A6PV5YZSCA6F', 'F2LV5Y69CAM6', 'A39V5Y9GCAMZ', 'A39V5EG7CAMY', 'FZGV51E7CA6Q', 'A8PV51GECA6D', 'F2LV53A3CAM1', 'A39V5ZYTCAMY', 'A39V57EVCAMY', 'A39V5E7YCAM1', 'A8PV537XCA6H', 'A39V56YXCAMY', 'A39V56Z9CALT', 'A6PV52RDCA6F', 'A39V5FU2CAMY', 'A39VZYYMCFMV', 'A7AV5YQ9CA6F', 'A39V51SBCAMY', 'A7AV5YFVCA6F', 'F2LV51Q6CAM1', 'F2LV55RPCAM1', 'A39V5ZCPCAMY', 'A8PV516SCA6D', 'A39V56G5CAMY', 'F2LV563NCAM1', 'F2LV55SXCAM1', 'A39V31QPCAM6', 'F2LV55FMCAM1', 'A39V55AECALT', 'F2LV52ZLCAM6', 'A39V58R2CAM1', 'A39V539RCAM1', 'A39V57AECAM1', 'F2LV55FSCAM1', 'FZGV559TCA6Q', 'A39V58S3CAM1', 'A39V515CCAM3', 'A39V5G6GCAMY', 'A39V52ZHCAMY', 'F2LV5Y61CAMZ', 'A39V53HYCAMY', 'A39V59QBCAMY', 'FZGV5Z2RCA6Q', 'A39V56BUCALT', 'A6PV5YDLCA6F', 'A39V52AZCALT', 'A39V55QACAMY', 'A39V57VLCALT', 'A39V5DVSCAM1', 'F2LV5215CAM1', 'A6PV5297CA6F', 'A39V52PCCALT', 'A39V5Y6PCAM1', 'A39V56ZNCAMY', 'A39V55DMCAM1', 'A39V55YPCALT', 'A39V5Z8PCAM1', 'F2LV597YCAM1', 'A39V3Y61C9L1', 'F2LV55FFCAM1', 'F2LV51XFCAMY', 'A39V526CCAMY', 'A39V583DCAMY', 'A39V58BYCAM1', 'A39V5BUUCAM1', 'A39V53EXCAM1', 'A39V5Z81CALT', 'A7AVZYD1CDCF', 'A39V576TCAMY', 'A8PV551HCA6H', 'A39VZYABCAMY', 'F2LV3YZQCAMY'</text:p>
          </table:table-cell>
        </table:table-row>
        <table:table-row table:style-name="ro1">
          <table:table-cell table:style-name="ce1" office:value-type="string" calcext:value-type="string">
            <text:p>MODULE1_SN</text:p>
          </table:table-cell>
          <table:table-cell table:style-name="ce1" office:value-type="float" office:value="83740" calcext:value-type="float">
            <text:p>83740</text:p>
          </table:table-cell>
          <table:table-cell office:value-type="string" calcext:value-type="string">
            <text:p>{'G927255YPSBHTQP7N', 'G927277Y3YXHTQP7S', 'G927257YZPGHTQP75', 'G927267YY5THTQP7H', 'G927276537AHTQP7Z', 'G927271YP7DHTQP77', 'G9272778ETGHTQP7A', 'G927257YC88HTQP7A', 'G92727Z6EGZHTQP7A', 'G92727669VLHTQP7P', 'G9272822SYTHTQP7Y', 'G92726Z188FHTQP7A', 'G9272731RLYHTQP76', 'G927256YSAAHTQP7V', 'G927277YVH3HTQP75', 'G9272661PXQHTQP7H', 'G9272721AA7HTQP71', 'G927272YHAVHTQP7H', 'G927275YP9XHTQP7D', 'G92726736P7HTQP7Y', 'G92727652LVHTQP7H', 'G927282276PHTQP72', 'G9272766AYRHTQP72', 'G9272711ZGTHTQP79', 'G9272765EBNHTQP75', 'G9272722GTYHTQP7Q', 'G9272721GGBHTQP7F', 'G927265YAZQHTQP7D', 'G927277YNAPHTQP7D', 'G927277ZF3FHTQP73', 'G9272711Z67HTQP7U', 'G9272736GUUHTQP7E', 'G9272661NYLHTQP7P', 'G9272755PNCHTQP76', 'G9272721SPZHTQP78', 'G9272762QGQHTQP7M', 'G9272773CBRHTQP73', 'G927275YCPUHTQP7M', 'G9272736PZTHTQP7T', 'G92727Z7V15HTQP7Z', 'G9272761PN8HTQP7P', 'G927277YZNCHTQP7Y', 'G927275ZYFCHTQP7H', 'G927255YP7CHTQP7Z', 'G9272762PVNHTQP7P', 'G927265YC25HTQP7T', 'G9272772ZT7HTQP7Q', 'G9272661TY2HTQP7V', 'G9272852PXEHTQP7P', 'G9272ZZY2P3HTQP7S', 'G92727111CTHTQP79', 'G927275YZQ6HTQP7D', 'G92727Z3YTPHTQP77', 'G9272Z7Y1YBHTQP7H', 'G927276ZYVHHTQP79', 'G9272761CZEHTQP78', 'G9272756YTYHTQP7T', 'G927275YL7THTQP7N', 'G9272852EY2HTQP7X', 'G92727566DNHTQP75', 'G927275151XHTQP7E', 'G92727529F7HTQP7P', 'G927276ZLQNHTQP7X', 'G927275YX2DHTQP76', 'G9272733VPGHTQP73', 'G927266YBCTHTQP7Y', 'G927266235CHTQP7G', 'G927265YY3THTQP7N', 'G92727638AEHTQP7U', 'G927255YBCDHTQP7C', 'G92726718ZZHTQP7G', 'G92727Z5YMVHTQP7L', 'G9272755AFDHTQP77', 'G927262Y16THTQP7D', 'G927266YYS7HTQP79', 'G927257YPCMHTQP7Y', 'G927271YP3NHTQP76', 'G927273Y1YTHTQP7T', 'G92727632QBHTQP7V', 'G9272722H2FHTQP7F', 'G92727Z8RRTHTQP78', 'G92727Z5YEPHTQP7D', 'G927251YNZ9HTQP7Z', 'G927265YUTMHTQP7X', 'G9272673EBUHTQP77', 'G92727552BPHTQP7M', 'G9272661PATHTQP7A', 'G92727553P5HTQP7A', 'G92726611GFHTQP7R', 'G92727Z7THPHTQP77', 'G9272765QTEHTQP7E', 'G9272773MPAHTQP7P', 'G92726737T1HTQP7C', 'G927277ZNB5HTQP7G', 'G927275Y1ELHTQP7T', 'G92727551VXHTQP7Q', 'G92728ZZY7GHTQP75', 'G927256Y66FHTQP7N', 'G9272722H1XHTQP72', 'G927275YAAGHTQP7Y', 'G92727Z87TPHTQP7F', 'G9272767ASPHTQP7T', 'G9272661NZDHTQP7P', 'G927275Y2ZPHTQP7P', 'G927261Y8CYHTQP71', 'G9272766VV6HTQP7H', 'G92727552PEHTQP7Q', 'G927283ZCC5HTQP7Y', 'G92727565S5HTQP7C', 'G92727Z7ZHSHTQP7P', 'G9272778EN3HTQP7F', 'G927277255PHTQP75', 'G92727726MTHTQP7L', 'G927271YRYYHTQP71', 'G92727733X8HTQP79', 'G9272811XLZHTQP7Y', 'G9272761DLTHTQP7L', 'G9272736Y9HHTQP7T', 'G92727Z6BR6HTQP7F', 'G9272772F59HTQP79', 'G927262YBD7HTQP5B', 'G92726619TAHTQP7P', 'G92727Z76SYHTQP7L', 'G9272661T88HTQP7T', 'G92727Z5MZZHTQP7L', 'G927257YPQSHTQP7B', 'G92728ZYHEXHTQP7Y', 'G9272761PNLHTQP7B', 'G9271Z3Y561HTQP3N', 'G92727653LHHTQP7U', 'G927255YG1XHTQP7A', 'G927283ZE5PHTQP7V', 'G927256YY6NHTQP7M', 'G927265Y1DEHTQP75', 'G9272651TSZHTQP7F', 'G92728ZZUVYHTQP7X', 'G92727Z83EVHTQP7T', 'G927266YYA1HTQP7V', 'G927256YBSAHTQP7U', 'G9272673LLZHTQP73', 'G92727665PRHTQP76', 'G9272755ZATHTQP75', 'G927257YYDPHTQP72', 'G927265YPDYHTQP71', 'G92728529ZLHTQP7M', 'G92728Z3LRFHTQP73', 'G92727Z6A3ZHTQP7P', 'G9272651ZY3HTQP7S', 'G92727Z8NTEHTQP7C', 'G92727Z71NDHTQP7Q', 'G9272711626HTQP75', 'G927272Y1SFHTQP7Z', 'G92726Z16CBHTQP7L', 'G927275Y1E8HTQP75', 'G927213Y1XPHTQP7X', 'G9272765AB8HTQP7P', 'G92726619MFHTQP72', 'G92728ZZ2HPHTQP7Z', 'G9272732NPAHTQP7P', 'G9272722LFMHTQP71', 'G9272821SS2HTQP7F', 'G9272673D51HTQP7P', 'G9272Z7Y253HTQP79', 'G9272755AGNHTQP7T', 'G9272753GH5HTQP79', 'G92727Z893ZHTQP7B', 'G927261Y3ARHTQP7Z', 'G927275Y2HMHTQP7G', 'G927265Y8VRHTQP77', 'G92726619CGHTQP7A', 'G9272773URMHTQP7P', 'G9272711A2MHTQP7C', 'G9272852CPXHTQP79', 'G9272661HYFHTQP7V', 'G9272767BZEHTQP7A', 'G9272721QZMHTQP7E', 'G9272822C73HTQP78', 'G92727589PEHTQP7L', 'G927265YD83HTQP7P', 'G92727675ZRHTQP7S', 'G9272661B9CHTQP7Z', 'G9272935YPGHTQP7L', 'G927277YB8PHTQP7Y', 'G927255YATUHTQP7Y', 'G927273YAVVHTQP7Y', 'G9272733AHUHTQP7S', 'G927267YQHFHTQP71', 'G927275ZNZXHTQP7U', 'G927276YDDBHTQP9L', 'G9272761HS7HTQP7C', 'G9272762R5THTQP7D', 'G927275536PHTQP71', 'G92726Z16E6HTQP73', 'G9272733BTYHTQP7R', 'G9272751Y6MHTQP7G', 'G927282YT5GHTQP7V', 'G927265YPEXHTQP71', 'G92727Z5PZGHTQP7A', 'G927277ZC2EHTQP7Z', 'G9272736P7MHTQP79', 'G9272751SE6HTQP7D', 'G92728ZYC5CHTQP73', 'G92727Z5PE5HTQP7A', 'G9272561YA6HTQP7N', 'G9272651Y1AHTQP7B', 'G927255YC2MHTQP7H', 'G927255YM2DHTQP7N', 'G927272YBNPHTQP7T', 'G927275Y1LQHTQP75', 'G92728ZZ2HXHTQP7S', 'G92727638PEHTQP71', 'G92727661VLHTQP7X', 'G927272YYXTHTQP7Z', 'G9272662MYMHTQP7G', 'G9272773L9YHTQP7Y', 'G92726623PFHTQP7Z', 'G92727118Y6HTQP79', 'G9272762LAAHTQP7H', 'G927271YXY1HTQP7U', 'G9272761UYFHTQP7F', 'G92727Z5CA2HTQP7L', 'G9272735UNSHTQP7R', 'G927261Y5ZYHTQP7E', 'G92727721FPHTQP7H', 'G9272761T8QHTQP7B', 'G927275ZNMGHTQP7B', 'G9272671MXFHTQP7T', 'G92727Z89Z6HTQP76', 'G9272821DP8HTQP7X', 'G92727211BXHTQP7R', 'G927272YBSZHTQP7Y', 'G9272877AFRHTQP7C', 'G92728Z3PEAHTQP78', 'G9272772AA1HTQP71', 'G92727537RLHTQP7D', 'G927265Y9D5HTQP76', 'G927275892CHTQP7Z', 'G927283ZSANHTQP7Z', 'G92727318TLHTQP7E', 'G927275YAXAHTQP7B', 'G927282YSTLHTQP7X', 'G92727Z6BRBHTQP7A', 'G9272755A2BHTQP7E', 'G927262Y7YHHTQP5G', 'G927275YYUPHTQP7H', 'G9272661PDBHTQP7L', 'G927265YZ1AHTQP7B', 'G927271YP1YHTQP72', 'G9272852P51HTQP78', 'G927277Y82YHTQP78', 'G927273236SHTQP75', 'G92727Z8QVTHTQP7X', 'G927275YDANHTQP7P', 'G927275YSZ3HTQP7F', 'G9272731R1PHTQP78', 'G92727552D1HTQP7Z', 'G927272Y2VFHTQP7P', 'G9272773NULHTQP7M', 'G927266YUBZHTQP7T', 'G9272852A5AHTQP7A', 'G9272767GT3HTQP72', 'G927257Y7XLHTQP78', 'G9272765DN9HTQP7L', 'G92727213YDHTQP7A', 'G9272771V5MHTQP7L', 'G92728Z3PXQHTQP7B', 'G927266YYGHHTQP7V', 'G9272731Z2RHTQP7R', 'G92727115ACHTQP7Z', 'G927281YPT1HTQP7B', 'G9272755ZQ9HTQP7Q', 'G927275Y3NVHTQP7S', 'G9272811T37HTQP78', 'G927231Y7DMHTQP5B', 'G9272821FLTHTQP7P', 'G927275ZMS3HTQP7A', 'G9272762E3XHTQP7V', 'G9272736QCUHTQP72', 'G927261Y5BSHTQP7Z', 'G927275YARQHTQP7D', 'G9272755AA7HTQP7U', 'G927277YE2YHTQP7Y', 'G9272852LXHHTQP7P', 'G9272662TPRHTQP78', 'G92727Z7VQDHTQP7Q', 'G9272773UDVHTQP7H', 'G927277YS8GHTQP7N', 'G92726737TDHTQP76', 'G927273YUABHTQP7H', 'G9272762ZF6HTQP7Z', 'G927217Y9LCHTQP7P', 'G9272811UFNHTQP7T', 'G92727Z6BRDHTQP78', 'G9272761Z26HTQP77', 'G9272772BE5HTQP7Q', 'G9272736QCPHTQP77', 'G92727Z7PXZHTQP7C', 'G9272721D3RHTQP79', 'G92727Z5ZUAHTQP7F', 'G9272765RDDHTQP7X', 'G9272765AAFHTQP7P', 'G927275YG2UHTQP76', 'G9272763FM3HTQP7Z', 'G927265YATAHTQP7S', 'G92727Z7YDYHTQP7Z', 'G9272733VPMHTQP7Y', 'G927272Y1DDHTQP76', 'G92727Z8NEPHTQP7E', 'G9272651TNZHTQP7V', 'G9272661M6THTQP7L', 'G927271YNFVHTQP7Y', 'G9272735ZHAHTQP7H', 'G9272756BRXHTQP7P', 'G9272755NPPHTQP77', 'G9272651X8XHTQP7Z', 'G92727Z7ZDUHTQP7Z', 'G927267YC3DHTQP7H', 'G927261Y5ZPHTQP7T', 'G927277YCUAHTQP7A', 'G927272YYXDHTQP7M', 'G927265YABPHTQP7T', 'G92727Z6A5ZHTQP7A', 'G927272YPXZHTQP7A', 'G92727569ZPHTQP79', 'G9272ZZY2SHHTQP73', 'G92727662FTHTQP7U', 'G927271YP82HTQP7F', 'G9272765FNPHTQP78', 'G927257YPHHHTQP77', 'G9272773VM2HTQP7P', 'G92727652YZHTQP76', 'G927267YNFFHTQP79', 'G927282YYTZHTQP7Y', 'G9272755MSFHTQP7V', 'G92726625ZGHTQP7Y', 'G927256YY5PHTQP7P', 'G92727Z7VGGHTQP7B', 'G9272731PPZHTQP7Y', 'G92726Z167CHTQP7A', 'G927255YLQCHTQP7L', 'G927275ZZ33HTQP7Z', 'G9272755ABSHTQP7Z', 'G9272711ZZGHTQP7R', 'G927271YXYYHTQP7V', 'G927217Y7LFHTQP7Q', 'G92727Z5CVVHTQP7A', 'G92726Z16A5HTQP7A', 'G9272765AACHTQP7G', 'G9272761QPXHTQP7T', 'G927272Y1A8HTQP7L', 'G92727Z86SYHTQP7H', 'G92727Z86QMHTQP72', 'G9272758937HTQP77', 'G9272822P8NHTQP7P', 'G9272673LQGHTQP78', 'G927266131LHTQP7V', 'G9272821GYCHTQP7R', 'G9272ZZY2REHTQP79', 'G9272852LHQHTQP7L', 'G92728Z3VAPHTQP7X', 'G9272661ZSFHTQP7S', 'G9272751TYTHTQP75', 'G927255YFBUHTQP7L', 'G927277ZN9HHTQP7A', 'G92728ZY93YHTQP7Z', 'G927273ZY5DHTQP7C', 'G92726ZYZLYHTQP73', 'G927277YBAMHTQP7L', 'G92726ZYB99HTQP7D', 'G927275ZZL1HTQP7C', 'G92727663LZHTQP7Z', 'G9272722BNHHTQP7T', 'G9272762BGLHTQP7Z', 'G92728223PAHTQP7E', 'G9272671Y83HTQP7T', 'G92726716A1HTQP7B', 'G927255Y8CCHTQP7G', 'G9272721PZUHTQP7A', 'G9272756T5QHTQP76', 'G927275YVABHTQP7L', 'G927282292PHTQP7G', 'G92727Z5CANHTQP76', 'G927277ZQP3HTQP7S', 'G927265YUTAHTQP76', 'G927275ZVHPHTQP7D', 'G9272753NXTHTQP77', 'G927217YFEYHTQP7F', 'G92727Z7ZCZHTQP78', 'G92727Z7853HTQP7A', 'G927217Y3XNHTQPZX', 'G92726Z11L2HTQP7U', 'G9272763N8RHTQP79', 'G9272753A2THTQP71', 'G927255YPAAHTQP71', 'G927265YAYTHTQP7P', 'G92727Z65MPHTQP7L', 'G9272733ET3HTQP7A', 'G9272763P8AHTQP7R', 'G927273YSVCHTQP7V', 'G927271YRTAHTQP73', 'G9272763N8HHTQP7H', 'G927282YH66HTQP7F', 'G927275ZVYAHTQP79', 'G9272766ZYBHTQP7U', 'G927257Y7Y7HTQP7C', 'G92727Z5NVCHTQP7H', 'G9272811VACHTQP75', 'G927267YC3SHTQP7Z', 'G9272661TPEHTQP7N', 'G92727Z5ZU9HTQP7C', 'G92727Z6BRAHTQP7B', 'G92728527PTHTQP79', 'G927277YZ86HTQP7L', 'G927277YLFUHTQP7V', 'G9272661U6AHTQP7Z', 'G9272822GMYHTQP75', 'G92728ZYLTCHTQP73', 'G9272761S6AHTQP7T', 'G9272853SYRHTQP7Z', 'G927272Y1PTHTQP78', 'G9272755XB3HTQP78', 'G927255YL8AHTQP78', 'G9272755VZZHTQP7G', 'G92727553FZHTQP7U', 'G927275ZBXTHTQP7F', 'G927261Y32BHTQP79', 'G92727638CZHTQP7P', 'G9272735ND6HTQP7A', 'G9272755AA1HTQP7S', 'G9272761CZXHTQP7R', 'G927255YGVGHTQP7B', 'G927275Z6T1HTQP7F', 'G9272853CLDHTQP7M', 'G927277287HHTQP72', 'G9272722AC7HTQP7E', 'G9272721RAAHTQP7P', 'G927262YCBMHTQP5T', 'G9272733EP8HTQP7Z', 'G9272721PVLHTQP7Y', 'G927255YAQUHTQP7L', 'G9272651TNEHTQP7E', 'G927227YYPBHTQP5V', 'G927251YPAVHTQP7N', 'G9272756RV8HTQP7L', 'G92726ZYY7LHTQP7M', 'G92726611FPHTQP7Q', 'G9272821TY7HTQP7P', 'G9272722HXYHTQP7B', 'G927271YLYAHTQP72', 'G9272763GLTHTQP7B', 'G927272Y5A8HTQP7G', 'G9272735TVLHTQP7B', 'G9272751Y1RHTQP7R', 'G9272756ANUHTQP72', 'G927276YELNHTQP9M', 'G927266YHDTHTQP79', 'G9272651ZB3HTQP7M', 'G9272761A35HTQP7S', 'G9272755PPBHTQP7C', 'G927272Y7C5HTQP7T', 'G9272766ZXSHTQP7G', 'G927213Y22CHTQP7G', 'G927275Y7L5HTQP7C', 'G927257YLQSHTQP7A', 'G927272Y9HSHTQP77', 'G927276ZQQPHTQP7T', 'G927257Y88EHTQP7E', 'G9272852G2SHTQP7Z', 'G9272766YU3HTQP7C', 'G9272732NQYHTQP7S', 'G927256YAQ6HTQP75', 'G927257Y2AQHTQP7Y', 'G9272711ALFHTQP76', 'G9272762A8EHTQP7Z', 'G92727527Q7HTQP7Y', 'G927256YYUYHTQP7F', 'G9272661PAZHTQP73', 'G9272851PU6HTQP75', 'G92727Z87G2HTQP7A', 'G92727Z5NTYHTQP79', 'G92726Z1Y8LHTQP7D', 'G9272661TMLHTQP7A', 'G92726616CBHTQP7C', 'G9272766HBFHTQP76', 'G92727Z8DATHTQP7U', 'G92727Z8QSXHTQP72', 'G92727318UAHTQP7P', 'G9272ZZY2MVHTQP76', 'G9272755GTYHTQP7A', 'G9272671YZ8HTQP7Y', 'G927275Y9YDHTQP76', 'G9272821T85HTQP7X', 'G9272811XMYHTQP7T', 'G92727562RMHTQP78', 'G927277676GHTQP7V', 'G927275YZTYHTQP73', 'G927276ZCF3HTQP7B', 'G927231Y6M6HTQP53', 'G927253Y91PHTQP51', 'G9272731EY2HTQP75', 'G927275YZRAHTQP76', 'G927266YUTSHTQP7R', 'G9272756TE7HTQP7T', 'G9272736AM5HTQP7T', 'G9272765EA2HTQP7U', 'G927265YAS3HTQP72', 'G9272Z7Y12DHTQP79', 'G9272773CBUHTQP7Y', 'G927261Y561HTQP75', 'G9272762BPRHTQP7Q', 'G92727Z7NTNHTQP7Z', 'G927277YXM2HTQP7S', 'G9272765SY6HTQP78', 'G9272853Y1HHTQP7Q', 'G9272756DZXHTQP7X', 'G927255YMAVHTQP7A', 'G9272661ZTVHTQP79', 'G9272762SQ5HTQP7E', 'G927283ZH85HTQP7X', 'G927281YA1THTQP7F', 'G9272755F5HHTQP7U', 'G92727655DAHTQP7L', 'G9272765PMNHTQP7Y', 'G927255YG8UHTQP7U', 'G927281Y9TTHTQP7T', 'G9272731ZBSHTQP7X', 'G9272852L8MHTQP7G', 'G9272755ZYZHTQP7Z', 'G9272761P7UHTQP7C', 'G927256Y2VZHTQP77', 'G927265YZNNHTQP76', 'G9272822FUMHTQP7Y', 'G92727Z2BDDHTQP7N', 'G927255YLPRHTQP7G', 'G9272772F6BHTQP7Z', 'G92727Z8RG8HTQP7L', 'G9272735RDNHTQP7R', 'G9272761NAZHTQP7T', 'G927272Y1H2HTQP75', 'G9272821DHDHTQP7A', 'G9272766A15HTQP7P', 'G92727Z7TH7HTQP7G', 'G927265YY9SHTQP78', 'G9272711A99HTQP79', 'G927255YBZ7HTQP7D', 'G927217YA9XHTQP7Z', 'G92727Z8PZTHTQP76', 'G92726ZYTZQHTQP7U', 'G9272751U8ZHTQP7X', 'G9272765PD7HTQP75', 'G9272762PV5HTQP72', 'G92727Z7VV8HTQP7E', 'G9272755CT2HTQP7Z', 'G9272755PPFHTQP7C', 'G927267YR8GHTQP7S', 'G927255YAXGHTQP79', 'G9272852Y6BHTQP7C', 'G9272762NFPHTQP7T', 'G9272731L2PHTQP7A', 'G9272822MBSHTQP7Z', 'G927273Y1YPHTQP7A', 'G927261Y2C9HTQP7Y', 'G92726Z17BZHTQP7D', 'G9272733PDUHTQP7T', 'G9272761BPEHTQP7S', 'G9272651TVMHTQP7P', 'G9272853CP5HTQP7Y', 'G9272822CH1HTQP7E', 'G927267YP1ZHTQP7X', 'G9272765APPHTQP76', 'G92727629XRHTQP7Q', 'G92728221UXHTQP72', 'G927275611ZHTQP71', 'G927273YTPYHTQP7V', 'G927255YMBMHTQP7M', 'G92727Z5YGBHTQP7P', 'G92727558ALHTQP7B', 'G9272751ZCYHTQP7Y', 'G92727Z89BTHTQP7Y', 'G9272661ABUHTQP7G', 'G927277YB86HTQP7D', 'G927277YA1XHTQP7A', 'G9272811XLXHTQP7Y', 'G9272671HPGHTQP7Y', 'G92727Z8QV7HTQP7H', 'G9272765F38HTQP78', 'G9272755QCBHTQP7L', 'G927275YCY5HTQP75', 'G927275YLV1HTQP7G', 'G9272651RZRHTQP7U', 'G927281Y8EYHTQP79', 'G9272721RHZHTQP7A', 'G9272662A1CHTQP7M', 'G927272Y19BHTQP7L', 'G927281YUYSHTQP73', 'G927276YEAZHTQP9Y', 'G9272761V8UHTQP75', 'G927277ZH1GHTQP76', 'G927251Y5TCHTQP52', 'G9272662MP7HTQP71', 'G927265YUTZHTQP75', 'G9272765VN9HTQP7Z', 'G927293YTZLHTQP7Q', 'G9272671HLUHTQP7H', 'G927251YP97HTQP7D', 'G927282YQ19HTQP7L', 'G927272YEGPHTQP7A', 'G9272722TUPHTQP7C', 'G927275Y2RDHTQP7Y', 'G92727Z6ZTBHTQP77', 'G9272751S2BHTQP7A', 'G927217YEXTHTQP76', 'G9272661ASHHTQP7G', 'G927275Z3SCHTQP5P', 'G927265YS7EHTQP7Y', 'G9272853YYHHTQP7T', 'G927275ZDESHTQP7X', 'G927283YSPUHTQP7Y', 'G92727Z2BEMHTQP7B', 'G9272755YTTHTQP7Y', 'G9272822Q6RHTQP7H', 'G927277YLREHTQP7D', 'G9272755M9VHTQP7Y', 'G9272762FPRHTQP78', 'G92727Z5LHHHTQP7N', 'G9272766SNUHTQP7P', 'G9272711A8CHTQP73', 'G92727568AQHTQP7A', 'G927281YPAGHTQP7N', 'G92727736S6HTQP7P', 'G9272771VZFHTQP7V', 'G92726616H7HTQP7R', 'G9272766ZLSHTQP7F', 'G9272751ZHUHTQP7Z', 'G9272852L9UHTQP76', 'G927272Y135HTQP7A', 'G9272671MZEHTQP7N', 'G927265219PHTQP76', 'G9272755APLHTQP7A', 'G9272762PB3HTQP7Q', 'G927266YDY9HTQP78', 'G92727537RXHTQP72', 'G927275ZX25HTQP72', 'G927265YDN8HTQP76', 'G927277YUDPHTQP7Y', 'G92727Z5P77HTQP7V', 'G927255YLVMHTQP72', 'G92727Z5CRDHTQP7Z', 'G9272651Z6PHTQP7F', 'G927271YPHFHTQP79', 'G927281YYAPHTQP78', 'G927277Z6SZHTQP7N', 'G9272721NA5HTQP7Z', 'G9272772AY7HTQP71', 'G9272772BENHTQP77', 'G9272821R1PHTQP72', 'G9272652YDTHTQP7C', 'G92727562ZPHTQP7L', 'G9272661UGBHTQP72', 'G9272752HVFHTQP7Z', 'G927271YP13HTQP71', 'G92727Z5XPVHTQP7T', 'G92728ZYT8THTQP7Z', 'G927266YEDZHTQP76', 'G9272661RN2HTQP7T', 'G927282YEEXHTQP73', 'G927276ZXPVHTQP7G', 'G9272662EE3HTQP7T', 'G9272853YCYHTQP7Q', 'G92727Z8Z1RHTQP71', 'G927267YPEAHTQP7L', 'G9272735SBYHTQP7L', 'G9272763GTGHTQP7S', 'G927283ZH87HTQP7V', 'G9272762HTTHTQP7S', 'G9272661P97HTQP72', 'G9272771T3THTQP7G', 'G9272662DSCHTQP7B', 'G9272651N8PHTQP7M', 'G927275YYLXHTQP7Z', 'G9272822DUZHTQP7N', 'G927277Y6EZHTQP72', 'G9272662XLLHTQP79', 'G927265YA6ZHTQP7T', 'G9272671ASCHTQP7E', 'G9272673MTPHTQP7G', 'G92727Z87VRHTQP7G', 'G927286Y7ZTHTQP73', 'G927256YAT5HTQP7Q', 'G92727213XPHTQP79', 'G927286Z2TRHTQP7Y', 'G92727722Q6HTQP72', 'G9272853QGDHTQP7T', 'G9272662CPBHTQP7Y', 'G92726Z17SUHTQP7A', 'G927277Z6U5HTQP7F', 'G927275YTLQHTQP7D', 'G9272732NQCHTQP78', 'G9272721CGAHTQP7A', 'G927275YAX1HTQP7L', 'G9272735QHSHTQP7A', 'G92727562GAHTQP7A', 'G927277YA1NHTQP7P', 'G9272853HY7HTQP7S', 'G92727117MYHTQP7M', 'G927271Y6TDHTQP7P', 'G9272761CGFHTQP75', 'G927255YCUFHTQP7D', 'G927277Y55THTQP77', 'G92726Z16DAHTQP72', 'G92727629CYHTQP7N', 'G9272731NTBHTQP7Y', 'G927283ZS8ZHTQP7U', 'G9272762EZ5HTQP7C', 'G92727315S9HTQP7X', 'G927271YFFCHTQP7G', 'G927262Y9FUHTQP5L', 'G92727Z6AEPHTQP7Y', 'G9272778DHZHTQP7T', 'G9272771Z79HTQP7N', 'G92726615TTHTQP7Y', 'G9272773UDTHTQP7P', 'G9272852VTCHTQP7A', 'G9272761F9VHTQP7F', 'G92727117MNHTQP7Z', 'G927273176PHTQP77', 'G927272Y1XNHTQP7B', 'G927282YF61HTQP7N', 'G9272755GYVHTQP72', 'G92727553DYHTQP71', 'G92727Z5LBAHTQP7B', 'G927275ZD7XHTQP7D', 'G927265Y8RHHTQP7T', 'G927277ZP1MHTQP7Z', 'G927281YTQ2HTQP7Q', 'G9272761EPUHTQP7M', 'G927275ZY61HTQP7T', 'G9272852A5SHTQP7U', 'G9272762R5FHTQP7U', 'G927277215ZHTQP7Z', 'G927277YYFXHTQP7A', 'G9272772FBZHTQP7T', 'G9272761N9PHTQP7E', 'G92728Z3Z83HTQP7P', 'G92727Z663MHTQP73', 'G9272662N2GHTQP78', 'G9272761PQ6HTQP7P', 'G9272773GPTHTQP7Y', 'G927257Y7QLHTQP7V', 'G92727Z8NY1HTQP7G', 'G927255YLQ6HTQP7Y', 'G9272661PD7HTQP7Q', 'G927256Y65THTQP7A', 'G92727511TVHTQP71', 'G92727Z6BDDHTQP7A', 'G9272778EMHHTQP7Z', 'G9272763FM7HTQP7V', 'G9272733ZTNHTQP7F', 'G9272762P3QHTQP7T', 'G927262Y7HTHTQP5E', 'G927266YHP3HTQP7F', 'G9272736Y9QHTQP7P', 'G9272822MRAHTQP7A', 'G92727Z5YMXHTQP7C', 'G9272852DYQHTQP7G', 'G927275YTRZHTQP7F', 'G9272731ZTLHTQP7P', 'G9272766SPSHTQP7C', 'G9272736Q13HTQP7A', 'G9272721ML2HTQP77', 'G927261Y7TDHTQP7T', 'G927272YLR6HTQP7S', 'G927275YY9XHTQP7Y', 'G9272735TZTHTQP78', 'G9272721EUBHTQP7F', 'G927277YNPRHTQP76', 'G927275893LHTQP7U', 'G9272651RNLHTQP7D', 'G9272773GYAHTQP7P', 'G9272822PGTHTQP7M', 'G9272762M6BHTQP7Z', 'G9272852ZM1HTQP7C', 'G9272761D38HTQP7N', 'G9272766DZEHTQP7Y', 'G9272762PZQHTQP7Q', 'G927262YA8YHTQP5Y', 'G92726625VQHTQP7Z', 'G92727727FZHTQP7X', 'G9272762AB3HTQP73', 'G927272YBX9HTQP7E', 'G92727Z663PHTQP75', 'G9272662XMSHTQP7Y', 'G9272721DDQHTQP7E', 'G9272853TP6HTQP7N', 'G9272761VZ2HTQP7Q', 'G9272811VCQHTQP7F', 'G92727553G5HTQP7P', 'G92727652CMHTQP7X', 'G9272761DVPHTQP7X', 'G9272852AUTHTQP7P', 'G927217Y8MZHTQP72', 'G9272756YPVHTQP7L', 'G9272661BZEHTQP7C', 'G9272812Y3PHTQP7P', 'G9272761NA2HTQP7Y', 'G92727Z87X1HTQP7Y', 'G9272662NATHTQP7Z', 'G927277Y5PPHTQP77', 'G9272835HL2HTQP7V', 'G92727Z8FM7HTQP7G', 'G9272651RXCHTQP7N', 'G9272733DFLHTQP75', 'G9272673VY3HTQP5N', 'G92728ZYGVDHTQP76', 'G927265YFYSHTQP7Q', 'G927275YT1EHTQP7A', 'G927277369AHTQP7Y', 'G92727Z7SQCHTQP7N', 'G9272761AA7HTQP73', 'G92726622GTHTQP76', 'G9272765ALVHTQP5D', 'G92727Z7V27HTQP7U', 'G92726619L2HTQP7C', 'G92726736NUHTQP7G', 'G927275ZNNNHTQP72', 'G927273YSB7HTQP7S', 'G927277Y2H9HTQP7S', 'G927256YTXZHTQP77', 'G927273YY8THTQP76', 'G927267YTGZHTQP7A', 'G927266YEDTHTQP7A', 'G927281YA1LHTQP7N', 'G9272721RY1HTQP7T', 'G9272732NQTHTQP7Z', 'G927255YZNGHTQP7A', 'G9272731APEHTQP7T', 'G92727Z5CALHTQP72', 'G927275ZTCXHTQP7X', 'G9272755SH3HTQP7V', 'G9272765ZUTHTQP7Q', 'G927275ZNM5HTQP7N', 'G927256Y29LHTQP7A', 'G927272Y28HHTQP7G', 'G927265117MHTQP7D', 'G9272771VZNHTQP7N', 'G9272736GTMHTQP7Q', 'G92726Z17YPHTQP73', 'G927255YPZAHTQP7M', 'G92727Z7XLBHTQP72', 'G927273692HHTQP78', 'G9272661NYNHTQP7H', 'G927276ZYVRHTQP71', 'G927276YDN8HTQP9T', 'G927272YQVMHTQP7V', 'G927231Y1AUHTQP5P', 'G9272721YYMHTQP71', 'G927265Y9EUHTQP7E', 'G92727317R5HTQP72', 'G927262YEDSHTQP5P', 'G9272651QZPHTQP7G', 'G9272853HGZHTQP7E', 'G927275Y552HTQP7Y', 'G9272762A7GHTQP7Y', 'G9272661TXLHTQP7E', 'G92726621Y6HTQP7H', 'G927275ZX13HTQP77', 'G927283YT6YHTQP7A', 'G9272822CGSHTQP7S', 'G927273176ZHTQP7X', 'G9272671HP7HTQP77', 'G927272YHB3HTQP76', 'G9272765PP7HTQP79', 'G927257Y92GHTQP7V', 'G927267YZEUHTQP7N', 'G9272771TZ8HTQP71', 'G9272733NNNHTQP77', 'G9272852ZMTHTQP7P', 'G927267YRLTHTQP7D', 'G927275ZA25HTQP7P', 'G927275Y77YHTQP7U', 'G927263Y2P9HTQP7T', 'G9272755AHYHTQP7E', 'G9272822EFNHTQP73', 'G9272662PTUHTQP7S', 'G927275YYP1HTQP7N', 'G9272735U2RHTQP7C', 'G927251YPARHTQP7L', 'G9272721FPTHTQP7A', 'G927276YDA7HTQP9T', 'G92727Z2D6SHTQP7U', 'G9272711BXVHTQP7S', 'G927262YFTYHTQP58', 'G9272671C2DHTQP7H', 'G92727Z862RHTQP7T', 'G9272722AP6HTQP7A', 'G9272762ZD7HTQP7Z', 'G927266YEMZHTQP7G', 'G927286ZEDFHTQP76', 'G927285572GHTQP79', 'G9272651YGMHTQP7M', 'G9272673PY5HTQP7L', 'G92727555Y6HTQP72', 'G9272761UYZHTQP7X', 'G9272ZZY2S6HTQP7E', 'G927276ZLZNHTQP7Z', 'G927275YX36HTQP7A', 'G9272663155HTQP7U', 'G927273132BHTQP71', 'G9272721FRRHTQP79', 'G9272661PA3HTQP7T', 'G9272733DF7HTQP7C', 'G927281YAM6HTQP7A', 'G9272651U35HTQP7E', 'G9272721DFYHTQP7Y', 'G9272822DPQHTQP7Q', 'G92727117MSHTQP7V', 'G9272721SD8HTQP7H', 'G927265YLE5HTQP7S', 'G927261Y7SZHTQP7D', 'G9272Z6Y1PQHTQP7G', 'G9272662C9UHTQP7D', 'G9272722NR6HTQP7C', 'G92727Z5Z1PHTQP7H', 'G927273YYURHTQP7H', 'G9272661RQEHTQP7A', 'G927275ZXPCHTQP76', 'G927267YZECHTQP7Y', 'G927255YLDXHTQP76', 'G927262Y7XGHTQP5L', 'G927275ZZQAHTQP7V', 'G92726ZYB9VHTQP7T', 'G927261Y3VAHTQP7X', 'G927276YFP2HTQP9X', 'G927266YFEGHTQP7P', 'G927276YE1VHTQP93', 'G92722ZYZNQHTQP5C', 'G92726Z17ZFHTQP7Z', 'G92727751BYHTQP75', 'G9272651YLQHTQP76', 'G927251YPBGHTQP7Y', 'G92727Z65M9HTQP7T', 'G9272766APFHTQP7P', 'G927227Y2AAHTQP5X', 'G927282YCBBHTQP7U', 'G9272736QRYHTQP7B', 'G927272Y2S6HTQP77', 'G927271YP7PHTQP7X', 'G92728229ASHTQP7P', 'G927255YQP8HTQP7V', 'G9272661ZTBHTQP7T', 'G927231Y7B6HTQP5Y', 'G9272ZZY3SYHTQP7M', 'G9272852LPFHTQP7B', 'G927255YP55HTQP7P', 'G92727Z6AH7HTQP75', 'G927267YMYMHTQP7M', 'G927272YM2EHTQP7C', 'G9272761PNVHTQP72', 'G9272761METHTQP7T', 'G927277YNLMHTQP7P', 'G927272YZUCHTQP7S', 'G927281YP9HHTQP7U', 'G92726513CPHTQP7A', 'G9272765PN7HTQP7G', 'G927255YLCPHTQP7Z', 'G92727622Q5HTQP7Z', 'G927266YFPXHTQP7B', 'G9272755SHRHTQP77', 'G92727Z5ZPVHTQP7R', 'G92727727GSHTQP71', 'G927285YQURHTQP7N', 'G927271YPVNHTQP7Y', 'G9272756ZZCHTQP7Z', 'G927261Y8ELHTQP7T', 'G92726622PTHTQP7P', 'G92727Z5CRYHTQP7P', 'G927255YE5QHTQP79', 'G9272651UGFHTQP7Z', 'G9272773CA1HTQP7Q', 'G927257YN99HTQP72', 'G9272762XDAHTQP71', 'G927267YP1VHTQP76', 'G9272ZZYZBEHTQP7F', 'G927282YET8HTQP7A', 'G9272852EYSHTQP77', 'G92727Z87TTHTQP7H', 'G9272773SHAHTQP7Q', 'G927276ZMT2HTQP7Y', 'G927275372GHTQP7C', 'G92726612E7HTQP7Z', 'G9272762BH5HTQP7G', 'G92728Z3TZ1HTQP7H', 'G927275YD26HTQP7X', 'G9272852D9NHTQP7P', 'G9272755BGYHTQP7C', 'G927255YHS5HTQP7T', 'G92727Z6BE6HTQP7E', 'G92726Z16NNHTQP7X', 'G9272766ZYNHTQP7H', 'G92727339GYHTQP7U', 'G9272721ZADHTQP79', 'G92726626MCHTQP7Z', 'G9272771XZAHTQP7D', 'G9272763MRQHTQP7U', 'G927261Y36THTQP7A', 'G927283YNL6HTQP71', 'G927251Y8ALHTQP5E', 'G927275Y2F8HTQP71', 'G927267YQCXHTQP7G', 'G9272721PDHHTQP7F', 'G9272673E6AHTQP7Z', 'G927282YGFZHTQP7T', 'G9272751U7CHTQP7L', 'G9272671XT2HTQP7Z', 'G92727Z5LY8HTQP7E', 'G927283YG62HTQP7P', 'G927256YTYMHTQP7G', 'G927272Y28XHTQP72', 'G92726718UAHTQP7C', 'G927256Y8S1HTQP78', 'G927262YBS7HTQP56', 'G927257YL25HTQP7V', 'G927257Y8XVHTQP7Y', 'G927266YGAZHTQP78', 'G9272763GXAHTQP7T', 'G9272765RE2HTQP75', 'G9272762R19HTQP7A', 'G9272771M33HTQP7C', 'G927255YLQZHTQP7Y', 'G9272822D7SHTQP7Q', 'G9272Z7YCH6HTQP7N', 'G9272662P35HTQP7F', 'G9272651XGYHTQP7D', 'G9272Z6YYE7HTQP7F', 'G9272661PP8HTQP7T', 'G92727Z6A2YHTQP7P', 'G9272765L81HTQP7V', 'G9272765QB2HTQP7F', 'G927281Y1D9HTQP78', 'G9272711ZU8HTQP7V', 'G92728Z3TYRHTQP7T', 'G927277YNM9HTQP7U', 'G9272661P9YHTQP7B', 'G92726739NXHTQP7A', 'G927272YYPDHTQP7P', 'G927275YVXYHTQP72', 'G927267YCMUHTQP7G', 'G927265YZ1THTQP7T', 'G9272662DSGHTQP7D', 'G927276ZMVPHTQP7C', 'G927266YU8THTQP7D', 'G92727352LGHTQP7Z', 'G9272761NE1HTQP7M', 'G92727317QAHTQP7Y', 'G9272721LT6HTQP78', 'G92722ZYZAZHTQP56', 'G927265YPZ7HTQP7M', 'G92727678P3HTQP7N', 'G927277Y7U9HTQP7N', 'G927271YPGTHTQP7Y', 'G9272735NFMHTQP7P', 'G927257YMG5HTQP7L', 'G9272661TFGHTQP7Y', 'G9272765PN9HTQP7E', 'G927275YZXTHTQP75', 'G9272733PGLHTQP7S', 'G92727635GCHTQP79', 'G9272722MEDHTQP7B', 'G927275YA97HTQP7A', 'G927283ZPYLHTQP7A', 'G92727Z6YDMHTQP7F', 'G927272YQT5HTQP78', 'G927281YSMZHTQP73', 'G9272821DZVHTQP7Z', 'G9272755G9PHTQP7D', 'G927267YC2RHTQP78', 'G927275599LHTQP7P', 'G92726611TDHTQP7U', 'G9272721XA9HTQP7L', 'G927265YANRHTQP7S', 'G927255YHVBHTQP7F', 'G927277ZQCTHTQP75', 'G927276755YHTQP7G', 'G9272651TTNHTQP7P', 'G9272731L37HTQP7P', 'G927277Y7ZBHTQP7Q', 'G92728Z3ZYYHTQP7A', 'G927277Y6E5HTQP71', 'G927275Y2RUHTQP7P', 'G92726ZYZFBHTQP75', 'G927271YM6ZHTQP7N', 'G9272765L7PHTQP7E', 'G9272661TMPHTQP7B', 'G927272335DHTQP7P', 'G9272755395HTQP76', 'G927273YZL8HTQP7R', 'G92727Z8926HTQP7A', 'G92727Z8GY3HTQP7L', 'G9272852G2VHTQP7T', 'G9272731BT1HTQP7T', 'G9272852BCRHTQP7R', 'G92727Z8371HTQP78', 'G927275ZFPUHTQP7Y', 'G9272671YGUHTQP7E', 'G927265YZ29HTQP7B', 'G9272721Z23HTQP79', 'G927277YVC1HTQP7Z', 'G927276ZM36HTQP77', 'G927281YP8VHTQP7P', 'G92727227BUHTQP7P', 'G9272733YH9HTQP7R', 'G9272722AGQHTQP73', 'G927283ZEE1HTQP7L', 'G92727Z5LAZHTQP7T', 'G927275ZBXHHTQP7R', 'G92728539UYHTQP7P', 'G9272865HLVHTQP7Z', 'G927272YQURHTQP7U', 'G92727Z7VR2HTQP7Y', 'G927273ZZ8MHTQP72', 'G9272736Q12HTQP7B', 'G92727369APHTQP7G', 'G92728Z3YAAHTQP71', 'G927272YAM5HTQP7D', 'G92729351NFHTQP7P', 'G927257YZMSHTQP71', 'G927281YSZCHTQP71', 'G9272652Z6NHTQP79', 'G9272762TNBHTQP7A', 'G9272Z7YCLMHTQP7Y', 'G9272852ATLHTQP7V', 'G9272762HVQHTQP7P', 'G9272661ZPTHTQP7U', 'G9272651TT6HTQP71', 'G927277Y56DHTQP7C', 'G92726612DVHTQP7P', 'G9272Z7YY26HTQP7H', 'G9272651Z5THTQP77', 'G927275Z5TQHTQP58', 'G927255Y8PDHTQP7C', 'G9272673GH3HTQP7A', 'G92727Z5LADHTQP77', 'G9272765EYYHTQP7S', 'G9272773NT8HTQP7T', 'G927272YYLMHTQP7A', 'G927283ZMQ7HTQP7B', 'G927272YBYPHTQP71', 'G927213Y1TAHTQP7C', 'G92727Z8GXLHTQP76', 'G92727Z7XPEHTQP72', 'G92727Z6AHXHTQP7F', 'G9272661AXYHTQP7N', 'G9272772ADFHTQP7C', 'G92727116VFHTQP7H', 'G9272853GAZHTQP7T', 'G927255YP5AHTQP7C', 'G9272673PAYHTQP5X', 'G927267YVYFHTQP7P', 'G927271Y7BSHTQP7U', 'G927273YNFDHTQP7A', 'G92728ZYCPRHTQP7N', 'G9272755LEUHTQP7P', 'G927275YP8FHTQP7Y', 'G9272755519HTQP7Q', 'G9272661S7ZHTQP79', 'G927275ZNZZHTQP7M', 'G92726615VZHTQP7Y', 'G9272661AQMHTQP7C', 'G927275ZDE5HTQP7C', 'G927255YHQHHTQP7Q', 'G9272763GPFHTQP7S', 'G92727Z8CB6HTQP7A', 'G927277YNL8HTQP7Y', 'G9272651XCFHTQP7Q', 'G927255YPADHTQP7Y', 'G9272755A1EHTQP7E', 'G927277YA6THTQP7U', 'G927275YDDLHTQP7C', 'G9272821RGDHTQP71', 'G927277YA2CHTQP7L', 'G927231Y7LTHTQP5F', 'G9272651VP9HTQP7V', 'G9272735NZXHTQP7T', 'G9272766YN8HTQP7Z', 'G9272773UERHTQP7C', 'G927265YXZSHTQP75', 'G927266223RHTQP7G', 'G9272763ZUMHTQP75', 'G927272Y1F8HTQP75', 'G927266YGUAHTQP7E', 'G92727Z8NLAHTQP79', 'G9272733YHCHTQP7G', 'G927276535QHTQP7Y', 'G92727Z377NHTQP7Y', 'G927262Y88SHTQP5A', 'G927283ZUR6HTQP72', 'G927265YZGTHTQP7G', 'G927265YGXVHTQP7P', 'G92726739MBHTQP7Z', 'G92726Z16P6HTQP7A', 'G9272766ZLTHTQP7B', 'G9272773L9AHTQP7N', 'G9272733ATBHTQP7D', 'G927255YPY5HTQP7A', 'G927262YG78HTQP5P', 'G927277ZMA5HTQP7L', 'G9272756ZV8HTQP77', 'G927282Y1PZHTQP7G', 'G927223YYNPHTQPZX', 'G9272711AE6HTQP7Z', 'G927275YZYFHTQP7E', 'G927283ZD28HTQP7G', 'G9272755YTRHTQP7T', 'G927281YPTYHTQP7E', 'G92727369BLHTQP7A', 'G927275YYZRHTQP72', 'G9272821SS7HTQP7A', 'G9272761BTSHTQP7T', 'G9272755L97HTQP7M', 'G9272751RCTHTQP7A', 'G927277YT91HTQP7T', 'G9272767B8RHTQP78', 'G9272821SPFHTQP7P', 'G927273YTAFHTQP7H', 'G927283ZUPAHTQP72', 'G92726611BUHTQP7T', 'G927255YPBNHTQP7N', 'G9272773VY2HTQP7E', 'G9272822C7ZHTQP77', 'G927257YMH6HTQP7G', 'G92727629GPHTQP77', 'G9272761P8THTQP7G', 'G9272736NPEHTQP73', 'G9272853HYLHTQP7D', 'G9272765AALHTQP7E', 'G927275ZAY9HTQP7R', 'G927282YTMXHTQP73', 'G9272661ARZHTQP7Y', 'G92727Z8RGFHTQP7D', 'G927275Y2Z2HTQP76', 'G9272811UEPHTQP7V', 'G927255YPRTHTQP79', 'G9272731SZTHTQP75', 'G9272736P7PHTQP7B', 'G927266131AHTQP75', 'G9272651VG1HTQP7A', 'G9272711DY1HTQP79', 'G927275ZATHHTQP7T', 'G9272821RFFHTQP72', 'G927277ZMV6HTQP7T', 'G9272822DHTHTQP7Q', 'G9272811TRYHTQP7H', 'G9272762EAVHTQP7Z', 'G92727Z378YHTQP7H', 'G92728Z3YA7HTQP7Z', 'G927277ZNBBHTQP7A', 'G9272722Q1VHTQP7X', 'G927256YDBCHTQP7X', 'G9272852TT9HTQP7Y', 'G927282YEEVHTQP75', 'G92726Z17EFHTQP7T', 'G9272651R2MHTQP7Z', 'G927217Y9YQHTQP7B', 'G92727Z65X1HTQP78', 'G9272755Z3LHTQP78', 'G927275ZXRNHTQP7C', 'G9272673ERLHTQP77', 'G927286ZEARHTQP7Z', 'G9272651TT1HTQP73', 'G9272763FRFHTQP79', 'G92727115APHTQP7T', 'G927272YP6PHTQP7Z', 'G92727715F7HTQP7U', 'G9272771XPUHTQP7R', 'G9272773GY1HTQP7U', 'G9272772EY5HTQP7V', 'G9272762PNPHTQP7D', 'G927275ZBXXHTQP7B', 'G927275ZN3YHTQP7D', 'G927257YP9YHTQP7E', 'G927282YHXSHTQP7N', 'G92727Z8BTZHTQP7T', 'G92728215UYHTQP7Y', 'G92728ZY93BHTQP7R', 'G92727Z6AQTHTQP7T', 'G927265Y9AQHTQP7Q', 'G927275ZBQHHTQP7A', 'G927281YSP1HTQP7V', 'G927256Y2A1HTQP7U', 'G9272ZZYY19HTQP7L', 'G927271YNC1HTQP7H', 'G92726Z16PAHTQP76', 'G927272Y2TZHTQP7X', 'G92726Z16PRHTQP73', 'G9272671NN8HTQP7S', 'G927282YQ2BHTQP7F', 'G9272722UXPHTQP7B', 'G9272766ZY3HTQP72', 'G9272721DPNHTQP7Y', 'G927283ZL68HTQP7X', 'G927272YHPPHTQP7Y', 'G9272662SRPHTQP7T', 'G927265YYZVHTQP7L', 'G9272735YT3HTQP7V', 'G9272761QPAHTQP7F', 'G9272772871HTQP7C', 'G9272733P5VHTQP7G', 'G9272661M77HTQP76', 'G927276YFP8HTQP9R', 'G9272Z7Y5ACHTQP7Z', 'G927285YPQGHTQP7A', 'G9272755FVEHTQP7T', 'G9272733DF9HTQP7G', 'G927255YQEMHTQP79', 'G9272671C1EHTQP7P', 'G927283ZTS2HTQP7Z', 'G92727Z875ZHTQP77', 'G9272763DTTHTQP7C', 'G92727567YSHTQP75', 'G927266YV8DHTQP7S', 'G927277Y6U8HTQP7Q', 'G927256YYUYHTQP7D', 'G92727556A7HTQP7Y', 'G927275Z5GEHTQP5H', 'G92727Z83GYHTQP7G', 'G9272736BT9HTQP77', 'G9272651UZMHTQP7A', 'G927271YT13HTQP7Q', 'G9272662S7AHTQP7T', 'G9272753PNSHTQP7Z', 'G927265YDLRHTQP7V', 'G9272822AVCHTQP73', 'G9272736NYCHTQP76', 'G927273YSATHTQP79', 'G9272671CB6HTQP7X', 'G927273YXEZHTQP7L', 'G92727317TEHTQP7A', 'G9272756ZTRHTQP7T', 'G9272761MTBHTQP77', 'G92727Z5LAAHTQP78', 'G927275ZDDYHTQP7U', 'G927277ZPBZHTQP7R', 'G9272763YV6HTQP7M', 'G92727Z2FAEHTQP7L', 'G9272766G9ZHTQP7Q', 'G92727Z5PMSHTQP72', 'G92727661UYHTQP7L', 'G9272Z6Y2ADHTQP7P', 'G927265YXHBHTQP7Y', 'G9272651ZSQHTQP7P', 'G92727Z89ANHTQP7Y', 'G9272765ZYMHTQP7F', 'G9272761BPGHTQP7Q', 'G927251Y8AMHTQP57', 'G92727Z8CNRHTQP7S', 'G92727366QVHTQP71', 'G927271161GHTQP7Y', 'G9272651ZS5HTQP78', 'G92727Z5XAYHTQP7B', 'G92728Z3XTRHTQP7A', 'G927256YYZ3HTQP7A', 'G9272731ZYEHTQP79', 'G9272721G1ZHTQP7Z', 'G927255YLRZHTQP7X', 'G927283ZL6YHTQP75', 'G927262Y3ZHHTQP7T', 'G927255YUACHTQP7L', 'G92727Z7Y7FHTQP72', 'G927266YBPHHTQP7V', 'G927251YNYAHTQP7Y', 'G92727Z8QCAHTQP7D', 'G927283ZURAHTQP7Y', 'G927272Y2U2HTQP75', 'G9272755EURHTQP7L', 'G9272722PNBHTQP7M', 'G92726617D3HTQP76', 'G9272821SZ5HTQP7R', 'G92726ZYZD2HTQP7L', 'G9272755V5YHTQP7X', 'G9272722D6MHTQP71', 'G927285Z1ZAHTQP7C', 'G92727638CZHTQP7E', 'G9272763CC7HTQP71', 'G927273YSA7HTQP7P', 'G92722ZY5PHHTQP5M', 'G92727Z8Q1RHTQP7F', 'G9272Z7YFMNHTQP7X', 'G92726626ETHTQP7B', 'G92727Z8CPGHTQP7Y', 'G9272756S5NHTQP79', 'G9272763CY6HTQP7U', 'G9272755T2LHTQP7N', 'G9272Z6Y3BXHTQP7X', 'G9272821QUPHTQP7Q', 'G9272673C8AHTQP7T', 'G92727Z7TTZHTQP7E', 'G927265YCZBHTQP7C', 'G927281YU8YHTQP75', 'G927273YS2EHTQP7A', 'G9272811UFLHTQP7V', 'G9272765DSTHTQP7Q', 'G9272661296HTQP7L', 'G9272755TYQHTQP7M', 'G927251YPBUHTQP7L', 'G9272756YZAHTQP7G', 'G9272721ET9HTQP7L', 'G9272772AZMHTQP73', 'G9272761ABXHTQP7A', 'G9272766ZZZHTQP73', 'G9272721AXPHTQP72', 'G92727Z8FMYHTQP7P', 'G9272661YX7HTQP7R', 'G9272771YY3HTQP7N', 'G9272761NFXHTQP7N', 'G92727Z85PYHTQP75', 'G927271YNFDHTQP7E', 'G927277Y953HTQP7T', 'G927272Y7QAHTQP72', 'G9272773CDMHTQP71', 'G927272YGRLHTQP7G', 'G92727Z6AZPHTQP7Y', 'G9272721DYYHTQP79', 'G9272662L6AHTQP72', 'G9272822PGYHTQP7P', 'G9272721FRDHTQP7M', 'G92727Z77ZPHTQP7Y', 'G92727Z65TVHTQP7H', 'G92727Z36S6HTQP7S', 'G9272671P1YHTQP7Y', 'G9272761UY5HTQP7R', 'G92727527RQHTQP7A', 'G927272YQ5XHTQP7P', 'G927265YAYTHTQP7N', 'G927257YY1YHTQP7R', 'G927265Y9Y3HTQP7D', 'G927273ZQHAHTQP7T', 'G9272811XMFHTQP7D', 'G927255YLZFHTQP7T', 'G927277271GHTQP7N', 'G9272652117HTQP78', 'G92727529EPHTQP7E', 'G9272822Q78HTQP7X', 'G9272651YVPHTQP7L', 'G927273YZPPHTQP7D', 'G92726ZYX88HTQP7X', 'G9272755GZ2HTQP7S', 'G927283YP3HHTQP7A', 'G927275Z2HEHTQP5H', 'G9272822PZAHTQP75', 'G9272773MPLHTQP7F', 'G9272651SATHTQP7Y', 'G9272661AAPHTQP7U', 'G92727Z7XLSHTQP7M', 'G9272773MCDHTQP7R', 'G92726718SZHTQP7Y', 'G927271152VHTQP7H', 'G9272821A72HTQP7C', 'G92727Z7YHMHTQP7Y', 'G9272766ZDZHTQP7Q', 'G927277YYZQHTQP7C', 'G9272721L7EHTQP71', 'G9272852ATMHTQP7U', 'G9272753ZVZHTQP7L', 'G9272662NPMHTQP7L', 'G9272711Z9NHTQP7Z', 'G927275ZL9LHTQP7B', 'G9272662FQ7HTQP7S', 'G927277YAN9HTQP73', 'G9272Z7YCLVHTQP7Q', 'G9272731L39HTQP7H', 'G9272852DF8HTQP7F', 'G927255YDQGHTQP7V', 'G927277YV3GHTQP7Y', 'G9272762GNYHTQP71', 'G92728353SLHTQP91', 'G9272731LC2HTQP7D', 'G92727666T6HTQP7A', 'G9272661TRMHTQP7X', 'G9272751RP1HTQP7Z', 'G9272756BSTHTQP7M', 'G9272733TE9HTQP72', 'G927257YNZRHTQP7G', 'G927272Y2TPHTQP7M', 'G927272YHESHTQP78', 'G9272761C5LHTQP7Z', 'G927275Y2NVHTQP7T', 'G9272651VP8HTQP7T', 'G9272731FECHTQP7E', 'G92727Z8G3DHTQP7V', 'G927272YPUYHTQP7S', 'G9272811UF2HTQP7D', 'G927276ZYTEHTQP79', 'G927275ZEFPHTQP7T', 'G9272751SEGHTQP73', 'G927286ZDNFHTQP7E', 'G927273YTG9HTQP75', 'G9272822GPCHTQP7F', 'G92727319DXHTQP7A', 'G927255YSMPHTQP7C', 'G927251YPAYHTQP79', 'G9272721Z1MHTQP7U', 'G927256YASRHTQP7G', 'G9272661AZAHTQP72', 'G9272761PVTHTQP7E', 'G9272766SA3HTQP76', 'G9272Z6Y3MVHTQP73', 'G92726Z12PGHTQP7G', 'G9272731APHHTQP7T', 'G9272Z7Y5ASHTQP7T', 'G9272673MQPHTQP7Y', 'G9272ZZY2LFHTQP7P', 'G92726618CYHTQP7V', 'G92727538X3HTQP7B', 'G9272733PSDHTQP73', 'G927272Y97YHTQP7X', 'G927282161RHTQP7P', 'G927282YEX1HTQP7G', 'G9272833F1BHTQP7H', 'G9272Z7YEQAHTQP71', 'G9272735TZ6HTQP7Y', 'G9272755RAUHTQP7S', 'G92727211A7HTQP7C', 'G9272662PL8HTQP7Z', 'G92727Z2D73HTQP7E', 'G92727Z6ECAHTQP7T', 'G927276ZFYGHTQP7A', 'G92728522U6HTQP7P', 'G9272722LGTHTQP7P', 'G9272821TY6HTQP7S', 'G9272755NY7HTQP7A', 'G927277YVGNHTQP7P', 'G92726736R6HTQP7V', 'G9272761UUAHTQP7T', 'G9272822P73HTQP77', 'G9272762H5XHTQP7L', 'G927256YPZGHTQP5G', 'G927277YVGCHTQP7T', 'G927277ZL7SHTQP79', 'G9272822F1THTQP75', 'G927275ZN3AHTQP73', 'G927281YS3BHTQP7B', 'G9272733E1MHTQP7B', 'G9272756QZVHTQP7N', 'G9272761T9QHTQP78', 'G92727557CPHTQP7V', 'G927275Y3QPHTQP7T', 'G927275YVLTHTQP75', 'G927277ZPCQHTQP7D', 'G92726618TTHTQP7Z', 'G927282YX2MHTQP7Y', 'G9272763LPSHTQP7Z', 'G92727Z6AFMHTQP7V', 'G927267YNEYHTQP7V', 'G92727ZYGTEHTQP75', 'G9272721DD3HTQP71', 'G9272773EZRHTQP7U', 'G9272661PARHTQP7F', 'G9272821A5PHTQP75', 'G927277YFA5HTQP7Z', 'G9272822Q65HTQP73', 'G927272YHAUHTQP7A', 'G927283ZVQ3HTQP77', 'G9272721CXZHTQP79', 'G92727317YBHTQP79', 'G92727516VPHTQP79', 'G9272651YTCHTQP7C', 'G927276ZR68HTQP7S', 'G927277YVHVHTQP7D', 'G92727553V5HTQP7E', 'G9272755VNMHTQP7T', 'G92727727FTHTQP7Y', 'G9272733VZGHTQP77', 'G9272755QNPHTQP7T', 'G9272673ESGHTQP78', 'G927257YLQ9HTQP7T', 'G927266161MHTQP7R', 'G927272YQ56HTQP7E', 'G92727552A3HTQP7Y', 'G9272731SSNHTQP7X', 'G9272822M53HTQP7B', 'G927281YUA7HTQP7S', 'G9272735TTTHTQP7V', 'G92728215XMHTQP72', 'G927265YZLZHTQP7T', 'G9272755ZF6HTQP7R', 'G927253YDEEHTQP51', 'G927255YEVXHTQP7Y', 'G927266Y6FPHTQP7C', 'G9272733ZTFHTQP7N', 'G9272755LCVHTQP76', 'G927261YGPPHTQP71', 'G927272YYPVHTQP77', 'G9272761BXCHTQP7Y', 'G9272731AE6HTQP7X', 'G9272662RQTHTQP7T', 'G9272773GC8HTQP71', 'G927272YR95HTQP72', 'G9272733T88HTQP7Q', 'G9272673PYPHTQP72', 'G927275YLPXHTQP7G', 'G927276315BHTQP7P', 'G927273Y1RAHTQP7Z', 'G927253YAVEHTQP5R', 'G9272821AZEHTQP7T', 'G9272731B7RHTQP7Y', 'G927281YABAHTQP7Y', 'G927267YR8HHTQP7R', 'G927267YQNZHTQP7X', 'G9272765QLPHTQP71', 'G927275YX2THTQP7S', 'G927272YDUFHTQP7F', 'G92726522VCHTQP7E', 'G9272761GZ5HTQP7P', 'G927275ZYTAHTQP7E', 'G927257Y2PZHTQP72', 'G9272721P5VHTQP7T', 'G927277YT9ZHTQP7Y', 'G927265Y8BAHTQP78', 'G9272852A5UHTQP7S', 'G927281YDFBHTQP7N', 'G9272762M31HTQP7C', 'G9272755Z2CHTQP7D', 'G92727558UTHTQP7M', 'G927277Z7SAHTQP7D', 'G92726Z15ZTHTQP7R', 'G92727339XFHTQP7Y', 'G9272773RTMHTQP7L', 'G927265YMPPHTQP7S', 'G927256YATHHTQP7M', 'G9272735TZPHTQP7F', 'G927267YRLZHTQP77', 'G9272763D53HTQP7F', 'G927277ZQLGHTQP7A', 'G927275YLVZHTQP7D', 'G9272755UZVHTQP76', 'G9272852A61HTQP7G', 'G927277YVGZHTQP7A', 'G927272Y2SQHTQP7P', 'G927267YUNCHTQP7D', 'G927266YSZAHTQP7A', 'G927283YRSZHTQP7M', 'G927275YZ3ZHTQP7A', 'G9272773LL2HTQP7X', 'G927276ZMQUHTQP7Q', 'G9272722TVBHTQP7T', 'G927273YAAYHTQP7A', 'G92727589LQHTQP77', 'G92727Z8QY2HTQP77', 'G9272762BT2HTQP7P', 'G92727Z5PCYHTQP75', 'G927281YS59HTQP77', 'G927266131ZHTQP7B', 'G9272822NUNHTQP7Q', 'G9272661VYVHTQP7X', 'G9272751663HTQP7S', 'G927286Z3NGHTQP7P', 'G9272736STZHTQP7T', 'G9272822PGRHTQP7S', 'G9272763GTZHTQP79', 'G9272662PYFHTQP7E', 'G9272711Z5PHTQP7F', 'G9272732M7NHTQP7N', 'G9272755PCCHTQP7E', 'G9272661YV6HTQP7Y', 'G92727Z75QPHTQP78', 'G92727318EXHTQP78', 'G9272735NYQHTQP73', 'G927277519HHTQP7U', 'G927263Y2P8HTQP7U', 'G9272761ABQHTQP7H', 'G9272861ZQAHTQP7V', 'G92727ZY2Z6HTQP73', 'G927275ZD8LHTQP7M', 'G927251YS2THTQP7Z', 'G9272651ZXFHTQP7H', 'G92727Z8PLUHTQP7Q', 'G92727Z853PHTQP7Y', 'G92727737DMHTQP7A', 'G92727Z76BMHTQP7A', 'G9272852A6DHTQP7Z', 'G9272661HX3HTQP7A', 'G9272821BPDHTQP76', 'G9272761FBZHTQP7Y', 'G92727Z2UZ1HTQP7R', 'G92728219YVHTQP7M', 'G927277YTTZHTQP77', 'G9272761MA3HTQP7Y', 'G9272751SZ7HTQP78', 'G9272752A39HTQP7L', 'G92727553TEHTQP72', 'G927255YEYPHTQP71', 'G927273YADZHTQP73', 'G9272731YUVHTQP7A', 'G9272822PHTHTQP7C', 'G92727567E7HTQP7G', 'G9272761BTMHTQP7Y', 'G9272755CFAHTQP7Y', 'G9272755EUQHTQP7M', 'G927265YZNBHTQP7H', 'G9272772D3ZHTQP7T', 'G92727233RDHTQP7T', 'G927272Y2TCHTQP7H', 'G927266YBGUHTQP75', 'G9272733A27HTQP7S', 'G927272Y8CYHTQP7X', 'G92726526UNHTQP79', 'G927262YGQ5HTQP59', 'G9272ZZYY1ZHTQP7R', 'G9272852LC8HTQP7Z', 'G927275ZPY6HTQP7F', 'G927277ZL6SHTQP7A', 'G9272731LCPHTQP7T', 'G9272755LEAHTQP73', 'G92727551HPHTQP7Z', 'G927256Y28DHTQP7N', 'G92727715HAHTQP7H', 'G9272731MCZHTQP7F', 'G927275YB9AHTQP78', 'G927273YUCNHTQP7N', 'G92727Z5LGMHTQP7M', 'G9272722EDLHTQP7E', 'G927272YLB7HTQP7Z', 'G927266YYZRHTQP72', 'G9272822E3PHTQP78', 'G9272765ZTZHTQP7Q', 'G92728221U9HTQP7Q', 'G9272751Z8YHTQP7T', 'G9272661BPTHTQP7U', 'G92727Z6T5VHTQP7Z', 'G9272736A71HTQP78', 'G927266YBASHTQP7P', 'G92727Z5CZVHTQP7Y', 'G9272671C3DHTQP7E', 'G927265YY11HTQP7P', 'G927281YP9XHTQP7A', 'G927281YTZ6HTQP7T', 'G9272673NYTHTQP7T', 'G9272822MRRHTQP7X', 'G92727556LTHTQP7G', 'G9272762ABEHTQP7S', 'G9272755ZUPHTQP7Y', 'G9272755LVYHTQP72', 'G9272673CE1HTQP7M', 'G9272751Y1YHTQP7C', 'G9272711515HTQP7A', 'G927272YEANHTQP7M', 'G9272761T8THTQP78', 'G927255YM8AHTQP77', 'G927262YD2BHTQP5Z', 'G92727562UDHTQP77', 'G927256Y2RAHTQP78', 'G927275ZMQNHTQP7X', 'G9272661Y7MHTQP7F', 'G92727728YRHTQP7M', 'G92727Z3YTAHTQP7G', 'G927273YSTHHTQP7T', 'G92726622QZHTQP78', 'G927275YYA8HTQP7C', 'G92727726A9HTQP73', 'G927257Y6AUHTQP7Q', 'G927272Y8PPHTQP79', 'G9272771MT7HTQP71', 'G9272772B5CHTQP7Z', 'G927271YLZPHTQP75', 'G927251YRCEHTQP77', 'G927282YGEUHTQP7Z', 'G927272Y127HTQP7B', 'G9272765ZY5HTQP7X', 'G9272673P1QHTQP7Y', 'G92726ZYYD1HTQP7N', 'G9272763LRNHTQP7X', 'G9272Z6Y1V2HTQP78', 'G9272661YBXHTQP7R', 'G9272735U36HTQP7Y', 'G927266YV2RHTQP7Y', 'G9272662TZYHTQP7R', 'G9272736A89HTQP7X', 'G9272852LP6HTQP7L', 'G927266YDVFHTQP7B', 'G92727Z6ZXTHTQP7N', 'G927265YYE6HTQP7D', 'G9272661MPYHTQP7B', 'G927255YLGTHTQP71', 'G92728ZZUTSHTQP7Y', 'G927282YEVZHTQP7Q', 'G9272853VQGHTQP7V', 'G9272651R39HTQP7D', 'G927267YNLMHTQP7N', 'G92727632RQHTQP7D', 'G927277YYLFHTQP7D', 'G927265Y91HHTQP7T', 'G927277YF5CHTQP76', 'G927275YY3YHTQP7F', 'G927275Y1XSHTQP7Z', 'G927272Y2N9HTQP7G', 'G927275ZXQZHTQP75', 'G9272852AFNHTQP7Z', 'G9272761RNZHTQP7R', 'G9272651UBEHTQP7F', 'G9272755QX9HTQP7H', 'G927273YC3PHTQP78', 'G927255YPT1HTQP7L', 'G9272755NYEHTQP75', 'G9272755MZQHTQP7Z', 'G9272733ZPRHTQP7Q', 'G9272756YZBHTQP7F', 'G9272773L78HTQP7T', 'G9272773MCVHTQP79', 'G9272651Z62HTQP73', 'G9272765Z28HTQP7N', 'G9272651ZZSHTQP7P', 'G92726Z169LHTQP7Z', 'G9272761BX8HTQP78', 'G92727Z35Q1HTQP7Z', 'G927267YNPVHTQP7H', 'G9272755N9HHTQP79', 'G927267YGCDHTQP78', 'G9272Z7YAXAHTQP7E', 'G9272755T23HTQP72', 'G9272771T31HTQP7B', 'G927231YZ69HTQP5D', 'G92728526ZXHTQP7D', 'G927261Y33GHTQP71', 'G92727569LTHTQP77', 'G927275YSZRHTQP78', 'G9272661YEPHTQP7U', 'G927273YNFYHTQP7T', 'G927257YSP9HTQP7Q', 'G927283ZLN5HTQP7L', 'G927273YSBAHTQP7P', 'G9272821DLQHTQP7Q', 'G9272765PMMHTQP75', 'G927256Y1H8HTQP71', 'G92727655AAHTQP7M', 'G927272YE2DHTQP7S', 'G92727527R6HTQP7T', 'G9272773NUVHTQP7A', 'G9272731MPGHTQP7V', 'G92727655ZAHTQP7D', 'G927283ZMZMHTQP7P', 'G9272662PRZHTQP7T', 'G9272722LFTHTQP7V', 'G9272755AE8HTQP7D', 'G9272732QX1HTQP72', 'G927275ZA5PHTQP7Y', 'G927256YB5CHTQP7H', 'G92726622HGHTQP7H', 'G9272762APVHTQP79', 'G92727Z5LFGHTQP7V', 'G927275YUNNHTQP78', 'G92727567GZHTQP7D', 'G9272722Q2DHTQP7A', 'G927265YUUPHTQP7T', 'G927255YMZUHTQP71', 'G9272765QLUHTQP7T', 'G927273YS2BHTQP7F', 'G927275ZDSUHTQP7T', 'G927265YTZFHTQP72', 'G9272651ZAPHTQP7Y', 'G92727111QRHTQP7T', 'G9272772AXTHTQP7F', 'G927275ZXM9HTQP79', 'G9272762PZAHTQP7P', 'G927277YNP6HTQP7R', 'G92727Z6S71HTQP7R', 'G92727652GTHTQP7U', 'G9272822PT3HTQP72', 'G92727211BNHTQP7Y', 'G927257YNDGHTQP7H', 'G927277ZHQ2HTQP7P', 'G9272761P8HHTQP7S', 'G927271YM7EHTQP7Z', 'G9272722T7NHTQP7E', 'G9272822DT8HTQP7G', 'G927275Y21GHTQP71', 'G92726716DTHTQP7G', 'G9272755USBHTQP7S', 'G92727Z6SV6HTQP7N', 'G92727Z6ATMHTQP7L', 'G9272673EP7HTQP7Z', 'G92727Z6EH3HTQP75', 'G927255YA2HHTQP7T', 'G92727Z8615HTQP7P', 'G9272711FNFHTQP7V', 'G927271YXLNHTQP7F', 'G927276YDMPHTQP9N', 'G9272755Q62HTQP7X', 'G9272822DLYHTQP7B', 'G927275YTQMHTQP71', 'G927282277EHTQP78', 'G9272761FCBHTQP76', 'G9272821AFEHTQP7C', 'G9272773SCEHTQP7P', 'G9272671ZGZHTQP7Y', 'G92728615NBHTQP71', 'G9272821AFQHTQP78', 'G92727551ZNHTQP7M', 'G9272651YPLHTQP73', 'G9272771T3ZHTQP7D', 'G9272736RCUHTQP71', 'G9272661HXEHTQP7Z', 'G9272735ZZ8HTQP7Q', 'G9272721GRGHTQP7H', 'G927265YASSHTQP7D', 'G9272673C8EHTQP7S', 'G927277YGAEHTQP7N', 'G9272671ZFUHTQP7B', 'G927266YHHGHTQP78', 'G92727Z6S8RHTQP7Y', 'G9272661U5AHTQP7Y', 'G9272661U6HHTQP7S', 'G927257YA7FHTQP7A', 'G92726612DNHTQP7S', 'G9272755QYBHTQP7A', 'G9272721GA1HTQP73', 'G927282YPE7HTQP7N', 'G9272762ZECHTQP7P', 'G92727553TXHTQP7P', 'G927281YP8NHTQP7S', 'G9272772ZS8HTQP7S', 'G92727ZYDXPHTQP7T', 'G927272YNPHHTQP7X', 'G927273691BHTQP7H', 'G9272736P72HTQP7U', 'G9272651TXGHTQP7N', 'G92727569MCHTQP7G', 'G927265Y92SHTQP7C', 'G9272661PYZHTQP7Y', 'G9272753PNFHTQP7F', 'G9272821R2BHTQP7B', 'G92728529XAHTQP71', 'G92726611GPHTQP7M', 'G9272721DETHTQP78', 'G9272763ZTZHTQP7T', 'G9272671ARZHTQP7X', 'G92727317VPHTQP76', 'G92727Z7S56HTQP7P', 'G927267YLFGHTQP7A', 'G927255YPQTHTQP7A', 'G927266Y23PHTQP7U', 'G927265YU1NHTQP76', 'G927277Y6HYHTQP7X', 'G927277YAM1HTQP7E', 'G92727555XQHTQP7M', 'G9272772PZ1HTQP7T', 'G9272763N7LHTQP7H', 'G92727Z7Z1XHTQP7Y', 'G927255YLUZHTQP7N', 'G9272661L7YHTQP7E', 'G9272673LZZHTQP7Y', 'G927261YZRTHTQP7R', 'G92728ZYYEUHTQP7C', 'G927266YUTYHTQP7P', 'G927275ZZP8HTQP7E', 'G927281YU9THTQP76', 'G92727553YYHTQP7A', 'G927275371PHTQP7E', 'G92726617E1HTQP75', 'G92727Z5CZGHTQP7B', 'G927217Y9EVHTQP7S', 'G92727Z5PFXHTQP7F', 'G927272Y28MHTQP7A', 'G92727653PSHTQP7N', 'G9272773VAPHTQP7X', 'G927272YYB2HTQP7Q', 'G927267YCGEHTQP7B', 'G927275ZU91HTQP7N', 'G9272662PC1HTQP78', 'G92727116PEHTQP72', 'G92727552DFHTQP7P', 'G9272762MAPHTQP73', 'G92728Z3ZUZHTQP7S', 'G92727527XQHTQP7U', 'G9272766CZGHTQP76', 'G927275ZRN1HTQP7L', 'G9272753A1ZHTQP71', 'G92726716DMHTQP7N', 'G92727Z8CNHHTQP7Y', 'G927261YA8CHTQP7B', 'G9272731LS5HTQP7L', 'G927277YY5GHTQP7P', 'G927277Y6RYHTQP79', 'G927275YPA7HTQP7Y', 'G9272763PG6HTQP73', 'G927257Y8Y7HTQP7H', 'G927277YPQYHTQP7T', 'G9272735ZVGHTQP79', 'G9272Z6Y1T2HTQP7E', 'G9272722Y3AHTQP72', 'G92727Z6S7PHTQP77', 'G927272Y6ZNHTQP7P', 'G927283ZA5THTQP7P', 'G927266YGB1HTQP78', 'G9272761DLSHTQP7M', 'G9272811X3EHTQP7Y', 'G927282YT8GHTQP7P', 'G9272822CY7HTQP7X', 'G9272651Z5DHTQP7Q', 'G9272822E3DHTQP7E', 'G9272736BDTHTQP7U', 'G9272755AX1HTQP75', 'G927275Z8CPHTQP7X', 'G92727629FDHTQP7G', 'G9272731MY9HTQP7X', 'G927277Z7D9HTQP7M', 'G9272711BY3HTQP7F', 'G92727312YYHTQP7P', 'G927275569UHTQP7E', 'G9272762QMAHTQP7C', 'G9272661BC2HTQP7N', 'G92726623N8HTQP79', 'G9272721SDSHTQP7Z', 'G927257YEZGHTQP7Z', 'G9272Z7YCPSHTQP7T', 'G927277YHQFHTQP7C', 'G9272762PATHTQP73', 'G92727Z738MHTQP7N', 'G927261Y559HTQP7Y', 'G92727Z85HZHTQP7A', 'G92727728Z9HTQP7Y', 'G92727Z6APSHTQP7Y', 'G92727559RPHTQP72', 'G9272762PM7HTQP7U', 'G92727555PLHTQP7T', 'G927272Y28CHTQP7F', 'G92728221P6HTQP7L', 'G927275Y1MUHTQP7Y', 'G927275YZU3HTQP7Z', 'G9272811ULQHTQP7A', 'G9272822F2GHTQP7D', 'G9272762BTZHTQP7S', 'G9272852LX7HTQP7V', 'G927272Y25ZHTQP79', 'G92727555X5HTQP76', 'G9272721L7THTQP7N', 'G9272821Y21HTQP7E', 'G9272733PAMHTQP73', 'G927275ZBPLHTQP7A', 'G927277YBATHTQP7B', 'G9272853Y1UHTQP7D', 'G9272761DCTHTQP7S', 'G9272761FA3HTQP7Z', 'G927257YAASHTQP7L', 'G927276YDEBHTQP9H', 'G9272765PNTHTQP7T', 'G92727Z7SNZHTQP7D', 'G927281YA2XHTQP78', 'G927256Y9ZBHTQP7A', 'G92727ZYGXTHTQP7L', 'G927271YFXFHTQP75', 'G92727652HBHTQP7A', 'G927277Y839HTQP7U', 'G9272722PS1HTQP7P', 'G9272721PBAHTQP7U', 'G9272822QCPHTQP7M', 'G9272822EF7HTQP7C', 'G927256YY69HTQP7Y', 'G927277Y7EAHTQP7V', 'G9272673MPRHTQP71', 'G92727661A3HTQP7X', 'G9272731AZPHTQP78', 'G92727Z8DZ8HTQP7F', 'G927255YM8MHTQP7T', 'G927257Y99BHTQP7D', 'G92727Z6AEQHTQP7V', 'G927285288LHTQP7V', 'G9272822EZAHTQP7E', 'G9272822PUGHTQP7V', 'G927277Y6UBHTQP7M', 'G9272761C5SHTQP7T', 'G92727666V8HTQP7Z', 'G927285272ZHTQP71', 'G927275ZRYPHTQP7T', 'G9272766ZDHHTQP7B', 'G92727Z7FT8HTQP7R', 'G9272651XAXHTQP7Y', 'G92727Z5PYUHTQP71', 'G927275YTM2HTQP7Y', 'G9272721ZCPHTQP7E', 'G927261YZZGHTQP7A', 'G9272822C6UHTQP7L', 'G9272732M8BHTQP7T', 'G9272736GSTHTQP7C', 'G927275Z3TTHTQP57', 'G9272755LCDHTQP7N', 'G9272721NAPHTQP7P', 'G927285Z12XHTQP73', 'G927276ZHPEHTQP7P', 'G92728Z5SMTHTQP7N', 'G927281YU6QHTQP7M', 'G92726622BQHTQP7T', 'G9272755RYQHTQP7Y', 'G9272761HSDHTQP7A', 'G92728ZYGZDHTQP7U', 'G9272766Z1ZHTQP7S', 'G9272763MRXHTQP7M', 'G9272733PD8HTQP7D', 'G927257Y7MAHTQP7E', 'G92726619SBHTQP7R', 'G9272762XEQHTQP7L', 'G9272756T8ZHTQP7H', 'G927275517VHTQP7Q', 'G92727Z88GZHTQP77', 'G927272YH9YHTQP7H', 'G927283YRFHHTQP72', 'G92727Z8R6LHTQP7Z', 'G9272763LQYHTQP7Q', 'G92726ZYATQHTQP7D', 'G927283ZUPVHTQP7P', 'G9272762R7BHTQP7S', 'G9272853QUVHTQP79', 'G92727Z8GXUHTQP7Y', 'G927265Y927HTQP73', 'G9272753PGNHTQP7N', 'G9272852PTZHTQP72', 'G92726619SEHTQP7N', 'G927282292CHTQP7H', 'G927253YD2RHTQP5S', 'G92726525LYHTQP7Q', 'G92727118AMHTQP7S', 'G9272772YXAHTQP7D', 'G9272852ANZHTQP71', 'G9272766SB6HTQP76', 'G927256Y27VHTQP79', 'G9272853H7PHTQP7H', 'G92726ZYBZLHTQP7H', 'G9272761GUYHTQP7N', 'G9272755BH6HTQP77', 'G927272YYPPHTQP71', 'G9272778EMEHTQP77', 'G92727Z65N3HTQP7Z', 'G927261Y977HTQP7S', 'G9272755T9XHTQP7Q', 'G927265YAQUHTQP7H', 'G9272773VX1HTQP7Q', 'G927256YYPEHTQP7E', 'G9272755PMHHTQP7A', 'G9272762AYPHTQP7Q', 'G9272661ZSCHTQP7P', 'G9272755VZZHTQP7T', 'G9272763N8AHTQP7Q', 'G927271YX78HTQP7Y', 'G92726619NCHTQP7T', 'G927273695EHTQP72', 'G92727115VPHTQP7E', 'G92727565XVHTQP7D', 'G92726615TQHTQP7D', 'G92727527PTHTQP7A', 'G927277YGLBHTQP71', 'G9272661TG1HTQP7A', 'G927283ZTRTHTQP7G', 'G9272651YGTHTQP7A', 'G927275YTY8HTQP7M', 'G9272673NZYHTQP7V', 'G9272762TZVHTQP7T', 'G92727Z8ZHCHTQP7U', 'G927265YUX1HTQP75', 'G92726521A9HTQP7D', 'G92727Z5M5NHTQP7C', 'G927275Y8D9HTQP7Y', 'G92728215UNHTQP7A', 'G9272661TG9HTQP72', 'G9272735YTUHTQP7Z', 'G927255YP38HTQP7S', 'G9272765DS9HTQP78', 'G9272811VA6HTQP7H', 'G9272661MSAHTQP7A', 'G927271Y92ZHTQP77', 'G927257Y7AAHTQP7D', 'G9272662DSSHTQP73', 'G927271YRBTHTQP76', 'G9272761CG5HTQP7F', 'G927265YVZPHTQP7A', 'G9272765ARLHTQP73', 'G9272852ALQHTQP7P', 'G9272811XY8HTQP7M', 'G9272855FZTHTQP7F', 'G9272731GPCHTQP7L', 'G927277YYPRHTQP7U', 'G9272761QFBHTQP76', 'G9272733APXHTQP7H', 'G927261YANDHTQP78', 'G92727Z5ZTSHTQP7Z', 'G927281YVDNHTQP71', 'G92727Z7RE8HTQP7V', 'G9272722BUTHTQP7Z', 'G9272661SLYHTQP73', 'G92727Z5CR8HTQP79', 'G9272722NQVHTQP7Y', 'G9272821D33HTQP7U', 'G927217YAVZHTQP75', 'G92727369ABHTQP7C', 'G9272671Y5QHTQP7F', 'G9272761ELAHTQP72', 'G92726716S5HTQP7Z', 'G9272821R2MHTQP71', 'G92726611PUHTQP73', 'G9272821TTNHTQP7R', 'G92727Z5HH8HTQP7Y', 'G9272763FMMHTQP7F', 'G927277Y9ZRHTQP78', 'G92727316DXHTQP7D', 'G92727Z2FALHTQP7E', 'G927267YN57HTQP7D', 'G927273Y119HTQP7B', 'G9272852BCGHTQP7Y', 'G9272Z7YA5UHTQP7A', 'G9272762BFQHTQP73', 'G927266YU8BHTQP7V', 'G9272772BASHTQP7F', 'G92727555CSHTQP7Q', 'G9272852L8PHTQP7C', 'G9272765DEGHTQP73', 'G927266YGUDHTQP7D', 'G92727558QNHTQP77', 'G92726736PYHTQP77', 'G92727Z7TGTHTQP72', 'G92728ZYYFGHTQP7T', 'G927266YEZ1HTQP7A', 'G927265Y8SGHTQP7R', 'G92727Z5NUPHTQP7P', 'G9272733UHVHTQP79', 'G927265YG5ZHTQP7Q', 'G927262YEXAHTQP5P', 'G9272766BM1HTQP7T', 'G927272YL7EHTQP7Z', 'G92726ZYTYMHTQP79', 'G9272761FBMHTQP7H', 'G927275YYPSHTQP7V', 'G92727Z8PD6HTQP7Z', 'G92727Z5P3CHTQP7T', 'G9272721D2ZHTQP7Z', 'G92727Z6AE7HTQP7A', 'G927273YYQ9HTQP7D', 'G9272853986HTQP75', 'G9272731TY8HTQP7L', 'G9272773VLRHTQP7Z', 'G9272765QXAHTQP7D', 'G927265YZP8HTQP7H', 'G9272772APYHTQP73', 'G92727336QGHTQP7P', 'G9272736PCHHTQP7E', 'G9272771629HTQP7T', 'G92727Z5NY5HTQP7F', 'G9272755PTZHTQP7S', 'G9272733VZAHTQP7D', 'G9272751S3DHTQP75', 'G927272Y2TEHTQP7M', 'G9272756E53HTQP76', 'G927275ZTGRHTQP7A', 'G927277YZFAHTQP7Y', 'G9272755V6THTQP7Y', 'G927283ZNN9HTQP7E', 'G92727Z85CVHTQP7D', 'G927275YL7DHTQP72', 'G927272YQ6CHTQP7Z', 'G927283YNPSHTQP7C', 'G9272731ZZRHTQP7E', 'G927272Y2SBHTQP72', 'G927275ZPNGHTQP77', 'G9272765DF2HTQP7E', 'G9272711FTVHTQP7Y', 'G927276ZHPBHTQP7S', 'G927217Y7RVHTQP7V', 'G92728Z3B1UHTQP73', 'G9272761P9MHTQP7P', 'G9272662NC6HTQP7Z', 'G9272751ZSPHTQP7G', 'G9272661TPNHTQP7E', 'G9272853QV2HTQP7Z', 'G9272673P8AHTQP7V', 'G927265YMPNHTQP7F', 'G92727318EZHTQP76', 'G927275YB81HTQP7L', 'G927275ZPDMHTQP7V', 'G927267151XHTQP7F', 'G927266YSZBHTQP79', 'G927262Y8ARHTQP55', 'G9272671MYFHTQP7Q', 'G927277YEUPHTQP75', 'G9272766AYNHTQP75', 'G9272765F2CHTQP71', 'G9272763MR7HTQP7B', 'G92727Z2D6LHTQP7Y', 'G927277YEVFHTQP76', 'G927255Y3NDHTQP7E', 'G927261YZSXHTQP7C', 'G92727Z5LVEHTQP7P', 'G9272773UF3HTQP73', 'G92727627ZNHTQP7P', 'G927281YU65HTQP76', 'G927267YQ3THTQP7U', 'G9272773VAZHTQP7M', 'G927277ZL7ZHTQP72', 'G92727312GNHTQP7H', 'G927261YATAHTQP7P', 'G9272756YPAHTQP73', 'G927265YVR5HTQP7C', 'G92727Z6ZYTHTQP7E', 'G92727Z87H7HTQP72', 'G92727211HAHTQP7S', 'G9272771TAGHTQP7A', 'G9272772N6EHTQP7U', 'G927277YE23HTQP7X', 'G9272771MYMHTQP7F', 'G927186Y6A2HTQPZQ', 'G927272Y1EBHTQP75', 'G9272651RMPHTQP7H', 'G9272811VAFHTQP78', 'G92727Z75PCHTQP7A', 'G9272755HBPHTQP72', 'G9272762ED7HTQP7P', 'G92728316PYHTQP7D', 'G9272852BCYHTQP7G', 'G9272761N9XHTQP76', 'G92727339DBHTQP7Q', 'G927283ZGPPHTQP7F', 'G92727589P3HTQP7X', 'G9272733CP2HTQP76', 'G9272855ASGHTQP72', 'G9272733869HTQP7E', 'G9272822E3BHTQP7G', 'G9272651R12HTQP7S', 'G92726618YYHTQP7F', 'G9272671HALHTQP7F', 'G927265Y8HMHTQP7D', 'G9272673E5LHTQP7Z', 'G9272662NYHHTQP7D', 'G92726ZYATYHTQP73', 'G927281YV2EHTQP78', 'G9272673F26HTQP7M', 'G92726521N8HTQP7A', 'G9272Z7Y5XDHTQP7L', 'G9272755ZT1HTQP7E', 'G9272765ZY6HTQP7T', 'G9272721F8NHTQP7V', 'G927261Y32QHTQP7T', 'G9272651ZE5HTQP7A', 'G9272762NVUHTQP7E', 'G9272766ZZXHTQP75', 'G9272721DY3HTQP76', 'G92728ZYC1PHTQP7E', 'G927265Y9Z5HTQP7E', 'G927271YM69HTQP7A', 'G92727319LMHTQP7Z', 'G9272755RZPHTQP7Y', 'G92726716TGHTQP7A', 'G9272662NV6HTQP75', 'G9272721CXCHTQP7V', 'G927257Y7TSHTQP7E', 'G92727673QMHTQP76', 'G9272733ZNBHTQP77', 'G9272721CGSHTQP7Y', 'G9272773GR1HTQP7M', 'G92727Z7FTYHTQP71', 'G927257YBUYHTQP71', 'G927277YNGDHTQP75', 'G9272661RS2HTQP7C', 'G9272721NVFHTQP7Y', 'G927283ZV1AHTQP7Z', 'G927261YZS5HTQP7A', 'G9272765ERCHTQP71', 'G92726615TAHTQP7C', 'G927255YUA9HTQP7P', 'G927267YNFEHTQP7A', 'G9272662TN2HTQP7R', 'G927277Y1U3HTQP7Y', 'G9272772A5UHTQP7T', 'G927266YD59HTQP7M', 'G9272755QEXHTQP7A', 'G927217YAZ2HTQP7V', 'G92728528Z7HTQP71', 'G9272731PBZHTQP7Z', 'G9272733PDZHTQP7N', 'G9272755PPTHTQP76', 'G92727652HYHTQP7M', 'G927275Y8ARHTQP7M', 'G927255YL8RHTQP7T', 'G92726622FDHTQP7S', 'G9272762R5VHTQP7E', 'G9272673PYRHTQP7Y', 'G9272773UDGHTQP7T', 'G9272661PAYHTQP7Y', 'G9272756BAMHTQP7A', 'G92726ZYYRYHTQP7M', 'G927266289RHTQP7S', 'G9272751YXFHTQP7F', 'G92727Z8R3DHTQP7L', 'G92727Z851GHTQP79', 'G92726Z18AAHTQP79', 'G927267YVTYHTQP76', 'G9272661ZAAHTQP78', 'G92727Z81TCHTQP7S', 'G927272YM1SHTQP79', 'G927261Y5ZNHTQP7Q', 'G92727Z6B63HTQP77', 'G9272755LPVHTQP7R', 'G92726619T9HTQP7Q', 'G9272821527HTQP71', 'G9272852PXLHTQP7H', 'G9272671AQVHTQP79', 'G9272811XYYHTQP7V', 'G927277YQZSHTQP77', 'G927266YVG3HTQP7A', 'G9272733MQ6HTQP7C', 'G927267YQHGHTQP7Y', 'G927276ZYTZHTQP7Q', 'G927271YCLRHTQP7R', 'G9272812Y9NHTQP72', 'G927272YDDAHTQP7X', 'G92727628GQHTQP73', 'G9272761DQYHTQP71', 'G92727738PVHTQP7P', 'G9272673LRBHTQP7A', 'G9272732MVCHTQP7U', 'G9272776LMGHTQP75', 'G9272852AX5HTQP75', 'G92726622GPHTQP7H', 'G9272731652HTQP7Y', 'G9272761SPYHTQP7T', 'G9272833DZPHTQP7D', 'G927266YHHFHTQP79', 'G92727Z893SHTQP7P', 'G9272755TB6HTQP76', 'G927275Z3SZHTQP5Z', 'G927255Y8AXHTQP7M', 'G927277675VHTQP7P', 'G9272673ULUHTQP56', 'G9272762BGTHTQP7U', 'G9272852BLVHTQP7F', 'G9272755MRHHTQP7T', 'G92727Z5ZVFHTQP79', 'G9272761DLCHTQP7V', 'G9272735YHQHTQP7Z', 'G92727736N7HTQP7Y', 'G927283ZPZFHTQP7X', 'G9272721AAAHTQP7Z', 'G927276YEB5HTQP9X', 'G9272661HCGHTQP72', 'G927272YDT5HTQP7U', 'G927276298HHTQP7Z', 'G927262YE6UHTQP58', 'G9272662GA3HTQP73', 'G9272721ZATHTQP7S', 'G9272671LA9HTQP7P', 'G9272755APSHTQP7G', 'G9272852DXPHTQP7Q', 'G927277YMPAHTQP7N', 'G9272763Q72HTQP7Z', 'G92727Z5MPZHTQP7G', 'G9272761DCCHTQP71', 'G92727Z5CVNHTQP7H', 'G92727ZYGT8HTQP7B', 'G92726612F3HTQP75', 'G9272761P9QHTQP7A', 'G9272763LS2HTQP7E', 'G92727Z2D6XHTQP7P', 'G9272767HEBHTQP7Y', 'G92727Z8FLCHTQP78', 'G927276ZXQ9HTQP7Z', 'G927276ZYTVHTQP7U', 'G927265YFYPHTQP7T', 'G927266Y6GMHTQP7H', 'G9272673F2LHTQP77', 'G92727629Z7HTQP72', 'G927267YUMFHTQP7P', 'G9272853BGZHTQP7F', 'G92727568Y9HTQP7M', 'G9272711FSCHTQP7E', 'G927275Z5UYHTQP5V', 'G9272661FM7HTQP7Z', 'G927255YBAPHTQP72', 'G927275YLL3HTQP77', 'G9272755RAGHTQP7Y', 'G927272YE2MHTQP7C', 'G927283ZVB8HTQP77', 'G9272661PNRHTQP7D', 'G92726713PQHTQP7S', 'G927275Y22VHTQP7P', 'G927267YYZRHTQP7N', 'G927256YP1AHTQP5X', 'G92728Z3YA3HTQP78', 'G9272761NY5HTQP7X', 'G92727339EHHTQP7F', 'G9272Z6Y3ZYHTQP7Y', 'G92727Z7NTGHTQP7A', 'G9272662CNZHTQP73', 'G9272671PS9HTQP7A', 'G9272772YV8HTQP7M', 'G92727729UPHTQP7Z', 'G9272755LAZHTQP7F', 'G92727569LVHTQP78', 'G92726Z131ZHTQP7D', 'G927273YH68HTQP7F', 'G9272773FQZHTQP7T', 'G92727551ZPHTQP79', 'G927266YBGRHTQP78', 'G927272Y2SMHTQP7S', 'G9272753PX7HTQP7T', 'G9272662CAZHTQP7Y', 'G9272772ZGXHTQP7Z', 'G9272761PMGHTQP7N', 'G927265YDTGHTQP7H', 'G927277ZPCYHTQP75', 'G9272767ZA9HTQP7P', 'G927217Y9T6HTQP7A', 'G9272756ZUCHTQP7Y', 'G92728Z3PT1HTQP7A', 'G927261Y79GHTQP7D', 'G9272722YZCHTQP7R', 'G927282YX3MHTQP7V', 'G927255YPLUHTQP7P', 'G9272761N8YHTQP78', 'G927217YA23HTQP7P', 'G92727529NTHTQP7G', 'G9272673DXXHTQP7D', 'G927271Y9YPHTQP7U', 'G927265YVZYHTQP7L', 'G927275YUPLHTQP77', 'G9272721FUFHTQP7A', 'G9272765ZVSHTQP7R', 'G92727652C6HTQP7A', 'G9272711AM8HTQP7A', 'G9272852PZTHTQP7G', 'G927253YDASHTQP51', 'G9272852BCHHTQP7Z', 'G9272751TZSHTQP73', 'G927277ZCEZHTQP7H', 'G9272661HXZHTQP7E', 'G9272662CHSHTQP7R', 'G927273376BHTQP7D', 'G9272651YTVHTQP7G', 'G92727553ADHTQP7P', 'G927267YP9YHTQP7D', 'G9272722H7YHTQP7H', 'G927256YZY7HTQP7N', 'G9272755NPUHTQP72', 'G927266YFDBHTQP7T', 'G927256YPSSHTQP58', 'G927272YP63HTQP7P', 'G927267YHUZHTQP7L', 'G9272763GXMHTQP7C', 'G9272811ZMLHTQP76', 'G92727Z83FFHTQP7Z', 'G927271YTSTHTQP7Q', 'G9272861QGLHTQP7R', 'G927277YBSSHTQP77', 'G9272765L6PHTQP7H', 'G9272778LY3HTQP7D', 'G9272721DTPHTQP7B', 'G92728Z3YZCHTQP7Y', 'G9272756C1AHTQP75', 'G92727Z7Z1AHTQP7H', 'G927285Z7MLHTQP7P', 'G9272Z7YET5HTQP7N', 'G927262YFYUHTQP5R', 'G9272662SSTHTQP7P', 'G92727553X6HTQP77', 'G927282YQDFHTQP7A', 'G92727Z5YFPHTQP7A', 'G927275Y3UYHTQP75', 'G9272661GZPHTQP7P', 'G9272763GVLHTQP7R', 'G927267YQ2YHTQP7V', 'G92727Z6ZY3HTQP7Z', 'G9272772DTPHTQP73', 'G927271YC9EHTQP71', 'G927277YRZZHTQP7Z', 'G927266YGT3HTQP7H', 'G927262Y7UDHTQP5Y', 'G927275Z2QNHTQP5N', 'G92727362PAHTQP7T', 'G927277YNPMHTQP7A', 'G9272852D8HHTQP7T', 'G927281YSZPHTQP7Y', 'G92727Z8AGZHTQP78', 'G92727Z5P2YHTQP7P', 'G9272822DPYHTQP7G', 'G92727Z6AZMHTQP7T', 'G927265YZMRHTQP76', 'G9272755BCAHTQP7Y', 'G927253YAT1HTQP51', 'G927281YU5QHTQP7Q', 'G9272651Z6FHTQP7Q', 'G9272755T8PHTQP75', 'G927272YMRDHTQP7C', 'G9272756ATPHTQP7H', 'G92727558AQHTQP77', 'G9272661B8YHTQP7N', 'G927256Y1T5HTQP78', 'G9272722BN8HTQP72', 'G927272YYCYHTQP77', 'G927275Z3UBHTQP5L', 'G927277ZMACHTQP77', 'G9272651QXHHTQP7Q', 'G9272765APVHTQP7Y', 'G92727Z7ZD2HTQP7T', 'G9272755PPFHTQP76', 'G9272735TVVHTQP72', 'G927271YM7THTQP7N', 'G9272733PSFHTQP71', 'G9272811TQ5HTQP7F', 'G927275ZR3ZHTQP76', 'G9272773QCZHTQP7X', 'G92727369AFHTQP7E', 'G9272853P8THTQP7Z', 'G927267YCZEHTQP7D', 'G927256YAP5HTQP79', 'G927276ZMRLHTQP7V', 'G927267YTA8HTQP7P', 'G9272821USHHTQP7Y', 'G9272711A8UHTQP7T', 'G9272755MZZHTQP7Q', 'G92727Z75PUHTQP72', 'G9272765AQQHTQP72', 'G92728358G2HTQP7G', 'G927275YARAHTQP7R', 'G927275ZC3EHTQP73', 'G9272772AANHTQP7E', 'G927263Y2PPHTQP7D', 'G92726622HBHTQP7N', 'G927272YM2FHTQP7H', 'G92728229ABHTQP7Y', 'G927267YPCMHTQP7X', 'G9272673GNXHTQP73', 'G927277Y8BVHTQP7C', 'G9272662N3AHTQP7B', 'G9272671T9YHTQP7Y', 'G9272711BX5HTQP7G', 'G927217YEM6HTQP7P', 'G927281Y9YBHTQP79', 'G9272761G5NHTQP7Z', 'G927277YNBAHTQP7P', 'G927275Y78YHTQP7T', 'G927277YBTUHTQP72', 'G9272721YY2HTQP7L', 'G927277YT8PHTQP7B', 'G92727318GEHTQP7P', 'G927261YYUMHTQP7S', 'G9272731BYLHTQP7T', 'G92726619CXHTQP7V', 'G9272652YX9HTQP7P', 'G9272Z7Y899HTQP7P', 'G927257Y92THTQP7C', 'G927255YLGPHTQP75', 'G9272756ZU5HTQP7D', 'G9272661PDHHTQP7E', 'G9272661STTHTQP7P', 'G9272852TSAHTQP7Y', 'G92727369ATHTQP78', 'G927273YY9THTQP76', 'G927257YMQZHTQP7X', 'G9272763LRYHTQP7P', 'G927255YE93HTQP7C', 'G927277Y1V2HTQP7Y', 'G92726626YVHTQP7H', 'G92727211CZHTQP72', 'G92727362Q2HTQP7Y', 'G927277YYERHTQP7M', 'G927281YACQHTQP73', 'G927265YDYVHTQP7H', 'G9272671Q5PHTQP7T', 'G92727551TUHTQP7Q', 'G927272YPVTHTQP7R', 'G9272761N9THTQP77', 'G92727Z7TVTHTQP7R', 'G9272761AAMHTQP7P', 'G9272735SY9HTQP78', 'G9272722F2RHTQP77', 'G9272766AQYHTQP7M', 'G927277YLPZHTQP7Y', 'G9272761CSYHTQP7S', 'G927256YATAHTQP7H', 'G9272661QCEHTQP7X', 'G9272673GNPHTQP7F', 'G927275ZQGAHTQP7T', 'G927265YYZTHTQP7N', 'G927271YPAYHTQP77', 'G92727665PXHTQP7Y', 'G927277YPVTHTQP7G', 'G927277YVHGHTQP7S', 'G927272YYANHTQP77', 'G9272661B5HHTQP7A', 'G927265YN9VHTQP7F', 'G9272671392HTQP7N', 'G9272673P1NHTQP7Y', 'G9272755AAXHTQP7Z', 'G9272711Y9MHTQP79', 'G9272756691HTQP7Z', 'G9272821SDUHTQP7U', 'G92727Z5CSNHTQP7S', 'G927267YZPPHTQP7Y', 'G927255YMAHHTQP7N', 'G927262Y92PHTQP5T', 'G927275ZC2AHTQP78', 'G9272765EU6HTQP7Z', 'G9272732NE2HTQP7L', 'G927275ZU8RHTQP71', 'G9272661PXDHTQP7Y', 'G9272765PAVHTQP7S', 'G927213Y1XVHTQP7M', 'G927283ZT6MHTQP7B', 'G9272822D9VHTQP7F', 'G9272661MPAHTQP7Z', 'G9272767ZATHTQP7Y', 'G92727Z7ZTUHTQP7G', 'G92727227URHTQP75', 'G92726626NVHTQP7P', 'G927251Y8TYHTQP5P', 'G92727627P3HTQP7Z', 'G9272661TR6HTQP7A', 'G9272661PNTHTQP78', 'G927272YL8AHTQP73', 'G927272Y12YHTQP7C', 'G927283ZM2THTQP7L', 'G927271YTSPHTQP7X', 'G92727Z5MMAHTQP7G', 'G9272651UELHTQP7Y', 'G92727Z5YMTHTQP7N', 'G9272811VC8HTQP7X', 'G927275YVNVHTQP7Y', 'G92726626NFHTQP7Z', 'G9272771VZBHTQP7Z', 'G927251Y5NPHTQP5A', 'G92727Z5NY9HTQP7B', 'G927251YPAGHTQP7V', 'G9272765FMTHTQP7Y', 'G9272755TYXHTQP7E', 'G927272Y81ZHTQP7F', 'G927273YC3MHTQP7A', 'G927283ZUGUHTQP77', 'G9272662ZRLHTQP7M', 'G927271YLYFHTQP7X', 'G9272763GU7HTQP77', 'G92727Z6TH5HTQP7Q', 'G9272755PP2HTQP7P', 'G9272661TQGHTQP75', 'G92727Z8SZQHTQP75', 'G92726718RAHTQP7T', 'G9272822ETTHTQP7T', 'G92727Z2BDVHTQP76', 'G92727628Y2HTQP75', 'G927276YFPZHTQP9Y', 'G927256YX2YHTQP7S', 'G92726Z12YGHTQP75', 'G927281YU9BHTQP7R', 'G9272767GSRHTQP7H', 'G927255YEP6HTQP77', 'G9272852AE7HTQP7N', 'G9272755RY7HTQP7F', 'G9272736ANNHTQP7A', 'G927255Y8CNHTQP7A', 'G9272733YCDHTQP7C', 'G9272662PLAHTQP7X', 'G9272755N19HTQP77', 'G927275ZD6NHTQP7R', 'G927277YNFGHTQP75', 'G9272762GN1HTQP7Y', 'G92728Z3TGEHTQP7M', 'G927267YZFEHTQP7Z', 'G927283ZHYXHTQP71', 'G927256Y2GRHTQP7L', 'G92727313YUHTQP7Q', 'G927276ZY7THTQP7U', 'G92727711ZQHTQP7V', 'G92727Z8CNZHTQP7C', 'G927277ZPC2HTQP71', 'G9272735YBXHTQP7F', 'G927275ZA1ZHTQP7Y', 'G92727211B9HTQP7D', 'G9272755ZPFHTQP7S', 'G9272758AP6HTQP7T', 'G9272762PT5HTQP7Z', 'G92726Z18ZYHTQP75', 'G927275ZZL3HTQP7G', 'G9272733RDZHTQP7L', 'G927265YASPHTQP7L', 'G9272822E37HTQP7L', 'G927276ZYTTHTQP7T', 'G9272661TPNHTQP75', 'G9272762BCPHTQP7Z', 'G927281YP8THTQP7C', 'G9272771QYYHTQP7Z', 'G9272822EZ3HTQP7M', 'G9272673CTMHTQP7T', 'G9272671MX9HTQP7Z', 'G927257Y7AZHTQP7Q', 'G927275ZDTLHTQP7P', 'G92726619RZHTQP71', 'G927275YCXQHTQP7P', 'G92727212YYHTQP7N', 'G927277Y1BUHTQP7S', 'G9272721DGYHTQP7V', 'G9272721AU7HTQP7P', 'G92727Z85S7HTQP7B', 'G927277ZES7HTQP7B', 'G9272771QURHTQP7L', 'G9272661NZMHTQP7F', 'G927277YRDTHTQP7X', 'G9272752HUQHTQP7T', 'G9272661VNFHTQP7D', 'G927275YYUSHTQP7E', 'G9272721ABCHTQP7T', 'G927281Y8D5HTQP75', 'G927257Y7P8HTQP7A', 'G9272762DPRHTQP7A', 'G927277395XHTQP7Q', 'G9272755QXSHTQP7Y', 'G9272822C61HTQP7D', 'G92726Z183THTQP7D', 'G927257YMTUHTQP7P', 'G9272762Q55HTQP75', 'G927266YYT9HTQP7Z', 'G9272761H9YHTQP7A', 'G92727Z7Z2FHTQP7B', 'G927251Y7H9HTQP55', 'G9272761DVAHTQP7A', 'G927186Y69UHTQPZ1', 'G9272811T3QHTQP7R', 'G9272Z6Y2TPHTQP7M', 'G927272Y25THTQP7A', 'G9272761F9QHTQP7L', 'G92727369YZHTQP7Z', 'G9272773VACHTQP72', 'G92727715GYHTQP7Y', 'G927227Y2A3HTQP5Y', 'G927217Y9AZHTQP7U', 'G927275Y22AHTQP7Z', 'G9272755LPPHTQP71', 'G9272753727HTQP7T', 'G927255YQPXHTQP76', 'G92726736NRHTQP7P', 'G927255YA8CHTQP78', 'G927231Y7VYHTQP5C', 'G92728Z3YV2HTQP7S', 'G92727211BTHTQP7S', 'G9272671APTHTQP7R', 'G92727629P7HTQP7A', 'G9272673V3YHTQP5G', 'G927277YZN2HTQP7G', 'G9272711D8UHTQP7S', 'G9272661TLZHTQP7V', 'G92727Z76BLHTQP7B', 'G9272661PPAHTQP7P', 'G927267YSQNHTQP75', 'G927276ZF19HTQP7G', 'G9272Z7YZASHTQP73', 'G927271YTYYHTQP7Z', 'G927272Y1TCHTQP7C', 'G92727737AHHTQP7P', 'G9272755U3ZHTQP7Y', 'G927267YV8PHTQP7P', 'G9272762MXNHTQP7F', 'G9272671SVCHTQP7R', 'G9272821ZX6HTQP7P', 'G92727638X1HTQP7A', 'G9272661TZQHTQP7S', 'G927275YCX7HTQP76', 'G9272755BAYHTQP7U', 'G9272Z7YYEZHTQP7N', 'G9272721PR1HTQP7V', 'G9272671CAZHTQP71', 'G9272822EZZHTQP7L', 'G9272767G2PHTQP7P', 'G927255YTPQHTQP7A', 'G927272115ZHTQP72', 'G927261Y55GHTQP7T', 'G927272YQUUHTQP7R', 'G927262YGFLHTQP5M', 'G9272731P5DHTQP78', 'G9272662PA3HTQP7T', 'G92727Z8326HTQP7C', 'G927281YTYQHTQP7A', 'G9272821R1GHTQP79', 'G92727Z8CMMHTQP7Z', 'G9272765V1ZHTQP79', 'G9272821ZYZHTQP7N', 'G927276ZMVSHTQP7B', 'G9272762D5AHTQP7B', 'G9272711Z6RHTQP7A', 'G92727569R2HTQP7L', 'G9272661PBAHTQP7P', 'G9272765DTAHTQP7Z', 'G92728529YPHTQP7M', 'G927277YMPTHTQP75', 'G92727Z75QQHTQP73', 'G9272765FMHHTQP7D', 'G927272YHBDHTQP7T', 'G9272822PCZHTQP77', 'G92727557THHTQP7Z', 'G927217Y9U1HTQP7A', 'G9272852ANAHTQP7T', 'G927255YLTAHTQP7A', 'G9272Z6Y3STHTQP7M', 'G927272Y1Z2HTQP7R', 'G9272662P9YHTQP78', 'G9272772692HTQP7D', 'G92727Z5LT2HTQP7Y', 'G927262Y7XDHTQP5P', 'G927255YHPQHTQP7L', 'G9272763ZUSHTQP7Y', 'G927266YHERHTQP78', 'G9272671NAYHTQP72', 'G9272736R7FHTQP7D', 'G927272YH9YHTQP7F', 'G927271YPGUHTQP7Z', 'G92727312C7HTQP7S', 'G927273Y1YZHTQP7Q', 'G9272735NYYHTQP7V', 'G927267YZNRHTQP71', 'G92728353SRHTQP9T', 'G927277YT9BHTQP7L', 'G92728527V9HTQP7A', 'G927265YZ1PHTQP7Z', 'G92727562T8HTQP7F', 'G9272722BPQHTQP7H', 'G927265YTNFHTQP7G', 'G9272673LQXHTQP7T', 'G927267YPPMHTQP7U', 'G92728ZYF2THTQP76', 'G92726ZYAY6HTQP7G', 'G9272661L72HTQP7A', 'G927283ZHAHHTQP7D', 'G927275ZXLMHTQP7Y', 'G9272852P68HTQP7Y', 'G927261Y5AQHTQP7Z', 'G927255YPSRHTQP78', 'G9272772FG3HTQP7G', 'G927283ZGAGHTQP79', 'G9272722Q2THTQP7T', 'G92726623P5HTQP79', 'G9272723366HTQP7P', 'G927255YDQYHTQP7D', 'G92727529ESHTQP77', 'G927275ZUBHHTQP7Y', 'G9272767BR9HTQP77', 'G9272762NFXHTQP7P', 'G92728Z3PP8HTQP7H', 'G927256YDA9HTQP79', 'G9272853BT9HTQP7B', 'G927251YPALHTQP7X', 'G92726Z17GBHTQP7R', 'G927281YAAZHTQP7G', 'G9272736PYDHTQP7Z', 'G9272821VAYHTQP7Q', 'G9272755PPUHTQP7T', 'G927255YLTMHTQP78', 'G9272771YZGHTQP76', 'G9272651Z7CHTQP7D', 'G9272736HM6HTQP7N', 'G92727629G5HTQP7M', 'G927217YBF5HTQP7B', 'G92728223TAHTQP7D', 'G9272852L9GHTQP7C', 'G927256Y1RPHTQP7T', 'G9272765PPDHTQP73', 'G927261Y32RHTQP7V', 'G9272662NHLHTQP7T', 'G927262Y252HTQP79', 'G927275ZCPPHTQP72', 'G9272852BHAHTQP79', 'G92727652G1HTQP7P', 'G92728539T2HTQP7B', 'G927266YS3HHTQP76', 'G927277Y296HTQP7P', 'G9272661PMQHTQP7H', 'G9272852BMAHTQP7X', 'G9272661ZR5HTQP7A', 'G9272732M9CHTQP7L', 'G927232Y12RHTQP5B', 'G9272765PMPHTQP7Z', 'G9272735ZHPHTQP7Z', 'G927267YPZQHTQP7D', 'G92727666GNHTQP7V', 'G9272651U3PHTQP7Y', 'G927271YPGBHTQP7G', 'G9272762Y5PHTQP7H', 'G9272722D6YHTQP7Q', 'G927282YEE2HTQP7Y', 'G927251YPD6HTQP7Y', 'G927275YLPZHTQP7E', 'G9272762MTNHTQP7C', 'G9272755T1RHTQP7H', 'G9272853PUAHTQP7V', 'G9272771ZNFHTQP75', 'G927267YCHEHTQP78', 'G9272651RSRHTQP7T', 'G9272755NMHHTQP77', 'G9272765DZTHTQP7Y', 'G927267YR8DHTQP7V', 'G927282YTZ9HTQP75', 'G927271YTRYHTQP7R', 'G9272673XBRHTQP5Z', 'G9272735TUCHTQP7G', 'G92727Z82THHTQP71', 'G9272762BP2HTQP7D', 'G9272761CVGHTQP7Z', 'G927275ZVGHHTQP7C', 'G9272852DAGHTQP7N', 'G9272731PF7HTQP7C', 'G9272651VTMHTQP7C', 'G9272651VYZHTQP7U', 'G92727559EEHTQP7A', 'G9272Z7YYFUHTQP7Q', 'G9272765ZV2HTQP7F', 'G9272Z7YEXTHTQP7X', 'G92727Z8P53HTQP7T', 'G92727Z5PNHHTQP78', 'G9272771XY2HTQP7C', 'G927281YYA2HTQP7R', 'G9272651UT5HTQP71', 'G92726Z16HDHTQP7M', 'G927265YTMFHTQP7P', 'G92727567ACHTQP7B', 'G9272761VYYHTQP7X', 'G927272Y2Y5HTQP7C', 'G927282YCARHTQP7H', 'G9272761CT9HTQP7A', 'G927277161NHTQP7L', 'G927257Y7P6HTQP7A', 'G9272755935HTQP7C', 'G92728229BQHTQP7C', 'G9272821A63HTQP7N', 'G9272661VM3HTQP7U', 'G927275YLT6HTQP78', 'G9272751ZHBHTQP7S', 'G927283ZUQVHTQP7G', 'G9272811V3BHTQP75', 'G9272761ABBHTQP7T', 'G927282152AHTQP7Y', 'G927273YYQGHTQP76', 'G9272671HPDHTQP71', 'G9272822N7XHTQP7A', 'G9272762P9NHTQP7B', 'G927277YNN8HTQP7S', 'G9272733UGFHTQP7S', 'G92727Z861VHTQP7V', 'G927277Z7T2HTQP7L', 'G927273YNFGHTQP79', 'G927275ZYECHTQP7L', 'G92727Z87VEHTQP7T', 'G9272852AYYHTQP75', 'G927282YEXTHTQP7M', 'G9272721NB1HTQP7Y', 'G9272765L7CHTQP7F', 'G92727Z6F7BHTQP7S', 'G9272Z6Y1Y3HTQP7S', 'G9272661CC3HTQP7E', 'G92727Z8F8LHTQP78', 'G9272772BAZHTQP7X', 'G9272773SPYHTQP7T', 'G9272852CAMHTQP76', 'G92726ZYX1YHTQP7S', 'G92726623PMHTQP7T', 'G927257YDSQHTQP7D', 'G9272822P3DHTQP75', 'G92726Z172BHTQP7Z', 'G9272671MGZHTQP7F', 'G927256YSAPHTQP7L', 'G92727738N5HTQP7Y', 'G927277YZ9YHTQP7P', 'G9272761H9PHTQP7P', 'G9272651ZVAHTQP7M', 'G92727589HBHTQP7V', 'G9272852AN5HTQP7Y', 'G9272821Y2THTQP7N', 'G92727Z8Z8ZHTQP76', 'G927277Y7VPHTQP79', 'G927286ZDYAHTQP7F', 'G9272755RNGHTQP72', 'G9272731GP5HTQP7Z', 'G927283ZEEFHTQP76', 'G927265211YHTQP7H', 'G9272731RLEHTQP7Q', 'G92727553TYHTQP7T', 'G927267YTRZHTQP7G', 'G9272821SZ8HTQP7N', 'G927275ZPNDHTQP7A', 'G927262YHG2HTQP51', 'G9272661TXPHTQP7F', 'G927266YUTTHTQP7Q', 'G9272765DRGHTQP7Z', 'G9272673EAVHTQP73', 'G9272852TPZHTQP7Y', 'G92728527T9HTQP79', 'G92727339DMHTQP7E', 'G927277287PHTQP7T', 'G92727115AMHTQP7V', 'G927275Y38VHTQP7Y', 'G9272735T9NHTQP7Y', 'G927271YS3DHTQP7A', 'G927265YG3THTQP7Z', 'G9272755EC5HTQP72', 'G92727319YTHTQP7R', 'G92728Z3PTZHTQP75', 'G92727Z88TMHTQP7R', 'G9272751T5RHTQP7L', 'G9272661VNBHTQP7H', 'G92727Z87UTHTQP7H', 'G9272772D1EHTQP7C', 'G927277ZNZ7HTQP7G', 'G9272Z6YYR9HTQP7E', 'G927275Z6TZHTQP7S', 'G92727652LHHTQP7V', 'G92727Z8QZ7HTQP75', 'G9272721PAPHTQP7N', 'G9272731SXGHTQP7N', 'G927277YEAMHTQP7H', 'G927277ZDCVHTQP7E', 'G9272732NPUHTQP71', 'G9272822D8DHTQP7Y', 'G9272652Z6MHTQP7A', 'G927275ZPAYHTQP7M', 'G927217Y7TAHTQP7X', 'G927272Y1Z5HTQP7N', 'G92727Z5LYEHTQP78', 'G92727Z6ZZUHTQP7A', 'G9272772DV7HTQP79', 'G92727Z8PHPHTQP7Z', 'G927275Y3PTHTQP7N', 'G9272755HP7HT</text:p>
          </table:table-cell>
        </table:table-row>
        <table:table-row table:style-name="ro1">
          <table:table-cell table:style-name="ce1" office:value-type="string" calcext:value-type="string">
            <text:p>MODULE3_SN</text:p>
          </table:table-cell>
          <table:table-cell table:style-name="ce1" office:value-type="float" office:value="83816" calcext:value-type="float">
            <text:p>83816</text:p>
          </table:table-cell>
          <table:table-cell office:value-type="string" calcext:value-type="string">
            <text:p>{'FVQ7285D1N7HNCLSU', 'A117292PZX9HLP2SR', 'A117277UZEPHLP2SC', 'A117282U2MLHLP2SY', 'A117293U59XHLP2SC', 'A117292PYAFHLP2SA', 'A117286UYPBHLP2SD', 'A117292PYNHHLP2SE', 'A11729ZUA2BHLP2SP', 'A117283U6TVHLP2ST', 'A3F729ZPY1THLP78S', 'A117293P5ZQHLP2S2', 'A11729ZPZMXHLP2AB', 'A117295PY8EHLP2A2', 'FVQ728ZA33EHNCLSA', 'A117295U3SHHLP2SF', 'FVQ7286D1U6HNCLAQ', 'A117285P7T1HLP2SZ', 'A117286P7N3HLP2SL', 'A117283P1TYHLP2S8', 'A117292UZS7HLP2ST', 'A117285UAA9HLP2SZ', 'A117276U7AZHLP2SE', 'A117276U265HLP2SR', 'FVQ7287A69GHNCLAY', 'A11729ZUBZ5HLP2SZ', 'A117295P2Y2HLP2SU', 'A117291P5NHHLP2SA', 'FVQ7291A3M5HNCLAF', 'A117292PZGGHLP2SV', 'A117297UAG5HLP2SE', 'A117291PYRPHLP2SY', 'A117277U1ZXHLP2SL', 'A117287U3XYHLP2SC', 'A117287P6PMHLP2SB', 'A117277U66YHLP2ST', 'FVQ7287DZUQHNCLSN', 'A117287P2LHHLP2SG', 'A117276U277HLP2SL', 'FVQ7291D653HNCLAR', 'FVQ7285A32EHNCLSE', 'A117296P2MGHLP2SA', 'A117277U3CSHLP2SY', 'A117285P82YHLP2SF', 'FVQ7293D5UFHNCLAB', 'A117287PZH7HLP2SZ', 'A117296UZ5UHLP2SX', 'A117285U2QSHLP2SG', 'FVQ7287A1QZHNCLAB', 'A117291PY1VHLP2SY', 'A117285U1MAHLP2S8', 'A117277U28THLP2ST', 'A117292U1RAHLP2SU', 'A117293P6RAHLP2S5', 'A11729ZPAHQHLP2S8', 'A117287UZBMHLP2SN', 'A117291PZGZHLP2S8', 'A117287P5EVHLP2SP', 'A3F7276QZ63HLP7AS', 'A117277UYA2HLP2SH', 'A117286U2F7HLP2ST', 'A11728ZU9MYHLP2SD', 'A117291Q3VEHLP2SR', 'A11728ZU17FHLP2SA', 'A117292U83NHLP2S9', 'A117276U2PDHLP2SY', 'FVQ7293D5X3HNCLAE', 'A117255YYM5HLP27Y', 'A117287U5YHHLP2ST', 'FVQ7285A1GTHNCLSV', 'A11729ZPAZTHLP2SA', 'A117293U2Q6HLP2S1', 'A117277U7ZEHLP2SG', 'A117276U363HLP2SS', 'A117285U7ARHLP2SL', 'FVQ7285A35GHNCLS3', 'A117286P7T9HLP2SZ', 'A117292PZTPHLP2SE', 'A11728ZU9B8HLP2SZ', 'FVQ7285D2CYHNCLSA', 'A117277U8R5HLP2SV', 'A117293PA1ZHLP2S9', 'A117285UZMTHLP2SP', 'A1173Y1U3HBHLP2SA', 'A117286P867HLP2SV', 'A117285U9RHHLP2SF', 'A117255YYP9HLP27Q', 'A3F7293C7TPHNCRA6', 'A11728ZU3GMHLP2SB', 'A117283P321HLP2SM', 'A117287U88YHLP2SG', 'A117295P32PHLP2SU', 'A117285U2E5HLP2SZ', 'A117291PZL7HLP2ST', 'FVQ7286EZE7HNCLAR', 'A117276UYGTHLP2S6', 'A117282U2MPHLP2SX', 'F7A73Y7E1DLHNCLAG', 'A11729ZPAZSHLP2SU', 'A117277U8S3HLP2SU', 'A117293UAAXHLP2SZ', 'A11729ZP8MHHLP2S7', 'A11728ZUBAXHLP2SB', 'A117295P2P7HLP2SU', 'FVQ7281HYN7HNCL7A', 'FVQ7293G5MNHNCLAG', 'A117293P3ZBHLP2SH', 'A117293U9YZHLP2SB', 'A117276UYNRHLP2ST', 'FVQ728ZA1LYHNCLSB', 'A117287PZFPHLP2ST', 'A117277U71XHLP2S8', 'A11729ZU9AZHLP2S8', 'A117291P5YVHLP2S2', 'A1173Y1UZ7THLP2SP', 'A117283P5PHHLP2S8', 'A11728ZP273HLP2SZ', 'A11728ZUYTZHLP2SY', 'A117286UYZ5HLP2ST', 'A117293U2L5HLP2SE', 'DPH73Y5FYADHNCY8M', 'A117285U2LEHLP2S6', 'FVQ7293AYHUHNCLA5', 'A11729ZUAFCHLP2S7', 'A117285U556HLP2SN', 'A1173Y2S5DDHLP2SP', 'A117293U1S1HLP2S1', 'A117276U7FPHLP2SD', 'A117295UYD9HLP2SX', 'A117291Q1TZHLP2SE', 'A117295PZG2HLP2S6', 'A117295P123HLP2AT', 'A117287P9GCHLP2SL', 'A117285U21UHLP2SF', 'A117292P11MHLP2SZ', 'FVQ7285A3VBHNCLSZ', 'A117275U5ZTHLP2SZ', 'A117292PZFAHLP2S2', 'FVQ7285A1V5HNCLSA', 'A117292U33EHLP2SN', 'A11727ZU1NXHLP2SN', 'A117295UDMXHLP2S6', 'A117293P25AHLP2S1', 'A117276U77EHLP2S8', 'A117285UYF3HLP2SY', 'A117285P7RHHLP2SY', 'A117287UY1AHLP2SX', 'FVQ7285D2GEHNCLSZ', 'A117277U6AMHLP2SL', 'A11728ZPYLPHLP2SP', 'A117293U9BNHLP2SH', 'FVQ7285A25AHNCLSA', 'A117292PZNTHLP2SY', 'A11728ZUYC7HLP2SN', 'A117295UBRZHLP2SP', 'A117293U2ERHLP2SA', 'A11729ZU7BAHLP2ST', 'A11728ZPYXMHLP2SC', 'A117277U136HLP2SZ', 'FVQ7287E3BCHNCLAP', 'A11728ZU9NPHLP2SP', 'A117285P21RHLP2SZ', 'A117277U2PMHLP2S3', 'A117277UY1MHLP2SR', 'A117283P5NYHLP2SU', 'A117293P3TRHLP2SA', 'FVQ7287D11YHNCLA8', 'FVQ7293A15YHNCLAY', 'A3F7285C6GZHNCRAS', 'A117277U6AQHLP2SP', 'A117291U2BXHLP2SH', 'A3F73Y5DY1AHNCR7G', 'A117293PA6THLP2S7', 'FVQ7287H6YCHNCLAA', 'A117285UYVSHLP2S3', 'FVQ7283D39HHNCLSP', 'A117283P3L7HLP2SV', 'A3F7293P1T5HLP78V', 'FVQ7283DYZYHNCLS7', 'A117285U12YHLP2S9', 'A117285P8HBHLP2ST', 'A117292QY66HLP2S2', 'A117286U5MTHLP2SH', 'FVQ728ZDYQCHNCLSD', 'FVQ7285D5SLHNCLSZ', 'FVQ7286A3N5HNCLAA', 'A117291U2D6HLP2S2', 'A117295P65UHLP2SB', 'A117296U6XHHLP2ST', 'A117293UDRPHLP2S8', 'A3F7255PYHMHLP761', 'FVQ7285D2A1HNCLS1', 'A117292P56UHLP2SA', 'A117287UY8XHLP2SR', 'A117287P7EPHLP2SP', 'FVQ728ZA2MUHNCLSD', 'FVQ7285DYPTHNCLSC', 'A117285P72FHLP2S1', 'A117283U9DNHLP2SE', 'A117296U8YSHLP2SA', 'FVQ7285A3YLHNCLSE', 'A117286P67ZHLP2SX', 'A117277U8ULHLP2S5', 'A117293UAM5HLP2S3', 'A117293P9GUHLP2SB', 'A117285U3PCHLP2SS', 'A117276U637HLP2SU', 'FVQ7285A1NAHNCLSU', 'A117277U268HLP2SM', 'FVQ7285D177HNCLS5', 'A117285P8Z8HLP2S1', 'FVQ728ZGYY8HNCLSC', 'A117291P1LHHLP2SL', 'FVQ7283DYZ6HNCLSZ', 'A11729ZPZDAHLP2AN', 'A117277U88XHLP2SL', 'A117286U7YBHLP2SV', 'FVQ7287A3T1HNCLAY', 'A11729ZU656HLP2SP', 'A117287P6VRHLP2SB', 'A11728ZU9NXHLP2SB', 'A3F7293PYPTHLP78Z', 'FVQ7285D1VXHNCLSH', 'FVQ7287AYPEHNCLAY', 'A117285UYEAHLP2ST', 'A117297S18RHLP2SZ', 'A11728ZU9AZHLP2S5', 'A117292U6XBHLP2S6', 'A117293U3FPHLP2SA', 'A11729ZU7TAHLP2SG', 'A117277U66YHLP2SR', 'FVQ7283D1EYHNCLSV', 'FVQ7285D1M2HNCLS2', 'A1173Y1P7ATHLP2SP', 'A117287UZPVHLP2SQ', 'A117283P57CHLP2SM', 'A117291P759HLP2SZ', 'A117275UYP2HLP2SE', 'FVQ7285A5TPHNCLSM', 'A11729ZUA5CHLP2S1', 'FVQ7287E1HCHNCLA7', 'A3F7293P1TUHLP786', 'A117292U1QFHLP2SU', 'A117283U6AUHLP2SL', 'A117285U6EZHLP2S1', 'FVQ7283D52MHNCLSZ', 'A117291PZ39HLP2S8', 'FVQ7287D2ZPHNCLAQ', 'A11728ZP2ZTHLP2SP', 'A117287U8FLHLP2S7', 'A117296P2QNHLP2SX', 'A117277U886HLP2SB', 'A117283U6NMHLP2SR', 'A117277UY2DHLP2ST', 'A117295P13EHLP2AG', 'FVQ7286AZ2PHNCLS7', 'FVQ7283DZPNHNCLS9', 'FVQ7285DYVBHNCLSZ', 'A117293U31EHLP2ST', 'FVQ7286E1P2HNCLA6', 'A11727ZU21FHLP2SY', 'A117285P1ATHLP2S5', 'A1173Y2S13VHLP2S7', 'FVQ7285E1ZGHNCLS2', 'A117277U5CAHLP2SE', 'FVQ7283D5Q6HNCLSM', 'A11728ZU7YTHLP2SC', 'A117295PAANHLP2SY', 'A117286P7XPHLP2S7', 'FVQ7283AYT9HNCLSH', 'FVQ7285A2XYHNCLSA', 'A3F7293PY52HLP786', 'A1173Y1S2Y7HLP2SZ', 'A117276UZ78HLP2SH', 'FVQ7283D39XHNCLS9', 'A117293UZFYHLP2SY', 'A117293U37NHLP2S1', 'A117285P8PHHLP2SF', 'A117282UYY1HLP2SN', 'A117293P66AHLP2SS', 'A117293P5DCHLP2SY', 'FVQ729ZE16BHNCLAD', 'A117287UZXGHLP2S1', 'A117275UYAVHLP2SL', 'A117291PY58HLP2S7', 'A117283P2HYHLP2SE', 'A117276U2TXHLP2SV', 'A117292U5HRHLP2S1', 'A117287P86RHLP2SA', 'A117285U5TZHLP2SS', 'A117293P3CAHLP2SV', 'FVQ7283D1PGHNCLSC', 'A11728ZPY6HHLP2SV', 'FVQ7283D2ZZHNCLSZ', 'A3F7277Q1N9HLP7A8', 'A117293PBAEHLP2S1', 'A11728ZUACMHLP2SY', 'FVQ7287E2PUHNCLAA', 'A11729ZU5Y1HLP2S6', 'A117292PZMVHLP2S1', 'A11729ZU2QTHLP2SD', 'A117277U3N9HLP2S5', 'A117292U3A1HLP2SE', 'A117277U28QHLP2SZ', 'A117275U3UHHLP2SF', 'A117297U1A5HLP2S1', 'A11729ZPZPHHLP2AX', 'A117276UYYQHLP2SY', 'A117283P3EVHLP2SR', 'A117293PBGNHLP2SF', 'A117287U6LEHLP2SY', 'A117292U5RBHLP2SR', 'FVQ7285A2ASHNCLS7', 'A117291PZBZHLP2SU', 'A117295UBNEHLP2SN', 'A1173Y2RY1EHLP2SY', 'A117296UYL6HLP2SA', 'A117291P21DHLP2SA', 'FVQ7287D79CHNCLAU', 'A117285P7Z7HLP2SC', 'A117293P9CHHLP2SG', 'A117287P61PHLP2SZ', 'A1173Y1SYD9HLP2SZ', 'A117285U5MNHLP2SS', 'A117293U2QDHLP2SU', 'A117287UYPEHLP2S9', 'A117295P6T6HLP2SS', 'FVQ7287E3D8HNCLAT', 'FVQ7285DZQPHNCLS3', 'A117292U81GHLP2SM', 'FVQ7287D7VZHNCLAG', 'A117287UZZGHLP2SE', 'FVQ7283D1C7HNCLS8', 'A117293U13VHLP2S8', 'A117277U36YHLP2SU', 'A117295P7LRHLP2S2', 'FVQ7287D71XHNCLA5', 'A117277U1EGHLP2SQ', 'FVQ7293D2QPHNCLAN', 'FVQ7283D1ATHNCLS9', 'A117286P5TGHLP2SU', 'A117283U3V7HLP2SM', 'A117296UZ6FHLP2S7', 'A117285U3R8HLP2ST', 'A117276U1QRHLP2SL', 'A117291U295HLP2SF', 'A11729ZQZ6SHLP2AQ', 'A1173Y2RYYZHLP2SH', 'A11728ZU7S9HLP2SP', 'A117277U2YZHLP2SE', 'A117291P3STHLP2SM', 'A11729ZPAVZHLP2SU', 'FVQ7287E2PHHNCLAP', 'A117291U23XHLP2S7', 'FVQ7285A2V1HNCLSF', 'FVQ7285D2ZRHNCLSA', 'A117287U5NLHLP2SP', 'A3F73Y2P2Y9HLP78B', 'A11729ZP2TTHLP2SP', 'A117287P2S5HLP2SA', 'A11728ZP3MTHLP2S5', 'A117285UAT8HLP2SH', 'FVQ7286D6H9HNCLAF', 'A117285U5EPHLP2SG', 'A117297P1TNHLP2SD', 'A117276U2HLHLP2SB', 'A3F7293CBX3HNCRAA', 'A117277U8APHLP2SS', 'A117283U9SLHLP2SB', 'A117285U1N7HLP2S8', 'DPH728ZFYXXHNCY7P', 'A117285P8VAHLP2SQ', 'FVQ728ZA1FCHNCLS8', 'A117293UD9XHLP2SA', 'A117285U7XYHLP2SC', 'A11728ZU9L5HLP2S9', 'FVQ7285A15LHNCLS1', 'A11728ZU93NHLP2S9', 'A117277U9HTHLP2ST', 'A1173Y1P6YFHLP2S7', 'A3F7293PYPZHLP78T', 'FVQ7286D1VAHNCLAH', 'A117285U7AHHLP2SU', 'A117295P12YHLP2AZ', 'A117277UZ99HLP2S9', 'A117293U1ZTHLP2SN', 'FVQ7283D37XHNCLSF', 'A117291Q1P7HLP2ST', 'A3F7293PYXXHLP781', 'FVQ7285DYB6HNCLSV', 'A117283UZ66HLP2SN', 'A11729ZUBMHHLP2SP', 'A117285P6MAHLP2SG', 'A117277U2XPHLP2S3', 'A11728ZU1GBHLP2SP', 'A117286UYVEHLP2SE', 'A11728ZP13GHLP2SZ', 'A117276UY9CHLP2S5', 'A117275U3ZEHLP2SN', 'A117286P6DGHLP2S1', 'FVQ7285AYYVHNCLSE', 'A117277U3YQHLP2SU', 'A117291PZTAHLP2S3', 'FVQ7285DYEAHNCLSG', 'FVQ7286FZZFHNCLAR', 'A117292U2H8HLP2SM', 'A117287PZMFHLP2SD', 'A117283PYZUHLP2S6', 'FVQ728ZGY6YHNCLSA', 'A117276U1TVHLP2S7', 'FVQ7283DYAUHNCLSA', 'A11729ZP3A2HLP2SL', 'A117277U2L2HLP2SP', 'A1173Y2U2DHHLP2SG', 'FVQ7283D12THNCLSZ', 'FVQ7286D18RHNCLSH', 'A117286U1VQHLP2S3', 'A117291U2YVHLP2SC', 'A117297S2TRHLP2S9', 'A117293PZPZHLP2S2', 'A117292U3CPHLP2S6', 'FVQ7285A3THHNCLSZ', 'FVQ7293D1A5HNCLA5', 'A117285UAVPHLP2SY', 'A117286UYFTHLP2S6', 'FVQ7287D51THNCLA8', 'DPH73Y5FY6PHNCY8T', 'A11729ZP6D9HLP2S7', 'FVQ7285EYG1HNCLSG', 'A3F7285D15XHNCR35', 'A117287P1ZDHLP2S1', 'A117287PYQ1HLP2SN', 'A117293U6YPHLP2SC', 'A117276U3RGHLP2SQ', 'A1173Y3P3XNHLP2SZ', 'A3F73Y2P382HLP78M', 'A117291Q3TEHLP2SN', 'A117287U8NSHLP2SE', 'A117276U1LYHLP2SR', 'A117282U3YPHLP2SR', 'A11728ZU2NVHLP2SL', 'FVQ7285D1UVHNCLSN', 'A117286P3Q2HLP2SP', 'A117286U7DCHLP2SH', 'A117287P677HLP2ST', 'A117276U2UCHLP2SE', 'A11728ZU7RXHLP2SZ', 'A117281UYATHLP2SP', 'FVQ7291AZR6HNCLA1', 'A117293P3E9HLP2S8', 'A117277U6GTHLP2SZ', 'A1173Y2P2HSHLP2SA', 'A117293U9Y3HLP2S1', 'A11728ZUZDBHLP2SV', 'FVQ7285GYZQHNCLSP', 'A117276U69THLP2SQ', 'A117293U3BTHLP2SC', 'A117292P5LRHLP2S7', 'A117291P6ZTHLP2SG', 'A117291UY8PHLP2S6', 'A117282P1AYHLP2SV', 'FVQ7285A3T1HNCLSB', 'A117277U1ZZHLP2S3', 'A11729ZUD6FHLP2SY', 'A117285UYTEHLP2SM', 'A117292U6L7HLP2S9', 'A11728ZU7MPHLP2SQ', 'A1173Y1P3BSHLP2SU', 'A117291PZTEHLP2SQ', 'A117292UZRAHLP2ST', 'A117282UYD5HLP2S7', 'A117281UY3YHLP2S9', 'A117283U53MHLP2SF', 'A117277U6YAHLP2S3', 'A11728ZU37XHLP2SU', 'A117295P7QVHLP2SL', 'FVQ7287AZATHNCLAP', 'FVQ7291AZBAHNCLA3', 'A117283U1SAHLP2ST', 'A117276UZP8HLP2S3', 'A117293P9Z2HLP2SL', 'A11728ZU9VLHLP2S1', 'A117277U7R7HLP2SU', 'A117293UA5ZHLP2SG', 'FVQ728ZA1L2HNCLS9', 'A11729ZU3ZPHLP2SP', 'A117285P257HLP2S5', 'A117277U5ZUHLP2SZ', 'FVQ7283D5E1HNCLSN', 'FVQ7286E3S5HNCLAS', 'FVQ728ZD1BNHNCLSD', 'A117277U9Y6HLP2S6', 'A117292UZZVHLP2S3', 'A1173Y1U21THLP2S6', 'A11729ZU193HLP2SF', 'A117275UZMDHLP2S5', 'A117287UZN8HLP2S2', 'A117286U5P6HLP2SD', 'FVQ7285D2TGHNCLS3', 'A3F7293P1ZAHLP78Y', 'A117285U3RVHLP2S9', 'A117275UZHQHLP2S6', 'A117285U7PEHLP2SS', 'FVQ7287B7YXHNCLAE', 'A117292QY69HLP2SZ', 'A117285U199HLP2SB', 'A117292U3SPHLP2SA', 'A117287U7MYHLP2SA', 'A117277U7YLHLP2SU', 'A117286P6LPHLP2SB', 'FVQ7291E2D6HNCLAZ', 'FVQ7292EYN9HNCLAZ', 'A117295U33UHLP2S5', 'A117285UZLQHLP2SU', 'FVQ7292E1VBHNCLAE', 'A117295P2XGHLP2SH', 'A117292U3TYHLP2SP', 'A117292U1PQHLP2SN', 'A11729ZUA2GHLP2SE', 'FVQ7287D5L3HNCLAA', 'A3F7293P1U7HLP78Z', 'A117293UYC1HLP2SS', 'FVQ7285D5UTHNCLSH', 'A117277U6MZHLP2SA', 'FVQ7283DZBGHNCLSH', 'A117276U7DZHLP2S5', 'A117283U5A6HLP2S9', 'FVQ7292E2AUHNCLAD', 'FVQ7293AZDYHNCLA9', 'A11728ZUYUEHLP2SP', 'A117285UB6NHLP2SX', 'A117296P6P3HLP2ST', 'A117287U1ACHLP2SX', 'A117275UYPRHLP2SR', 'A117295UY7THLP2SX', 'FVQ728ZD1EFHNCLSB', 'A117287U1LEHLP2S5', 'A117287P2XQHLP2SA', 'A117292P1BSHLP2S3', 'A117286U5P9HLP2SA', 'A117297UA7MHLP2SP', 'FVQ7292D2M1HNCLAG', 'FVQ7293A1YXHNCLAQ', 'A117292QYPAHLP2SR', 'A117293PZP9HLP2SE', 'A117292U19BHLP2S9', 'FVQ7291A3T8HNCLAU', 'A3F73Y2P2TCHLP78H', 'FVQ7285D1NAHNCLSR', 'A117292U3PVHLP2SF', 'A117291P6TBHLP2SR', 'A117285U6VYHLP2SR', 'A117285U9YGHLP2SP', 'A117295U25SHLP2S2', 'FVQ7287E2M8HNCLAZ', 'FVQ7292F5DEHNCLAC', 'A117281U1UCHLP2SH', 'A117293P5S3HLP2SA', 'FVQ7285E2DVHNCLSV', 'A3F7293P125HLP78B', 'A117285U1A7HLP2SZ', 'FVQ7291D1ZVHNCLAN', 'A117287P8TAHLP2SP', 'A117277U79SHLP2SP', 'FVQ7285A5ZSHNCLSU', 'A117286U1R3HLP2S2', 'A11728ZP3QVHLP2SU', 'A117283UZVHHLP2SA', 'A117292QYZ1HLP2SD', 'A11728ZU5TUHLP2SU', 'FVQ7293D1HYHNCLAV', 'FVQ7287DYDAHNCLAX', 'F7A7292E7YTHNCL7Z', 'FVQ7283AZLZHNCLS5', 'A117275U316HLP2S5', 'A117287P87DHLP2SP', 'A117286P7MMHLP2S5', 'A117277U13THLP2S9', 'A11727ZU1P6HLP2SA', 'A117281U3C7HLP2SN', 'A3F73Y2P2YCHLP782', 'A117292UYRPHLP2SN', 'FVQ7287DY83HNCLAP', 'A117296P56PHLP2SH', 'A117291QZHYHLP2S6', 'A11729ZPZQGHLP2AH', 'A1172Z7YYAFHLP27C', 'A117287P2VDHLP2ST', 'A117291P3TNHLP2SH', 'DPH73Y5FY3AHNCY89', 'FVQ7287A2FYHNCLAZ', 'A11729ZUBL1HLP2S8', 'A117285P7Z5HLP2S5', 'A117293P5PHHLP2S5', 'A117277UY22HLP2S7', 'FVQ7283A2GLHNCLS3', 'A11729ZP8FXHLP2SB', 'A117287PYTFHLP2SQ', 'FVQ7287A3VUHNCLAZ', 'FVQ7287AYDAHNCLSL', 'A117296UYPZHLP2S5', 'A117287PAT3HLP2S1', 'FVQ7286E32PHNCLAG', 'FVQ7286EZ8XHNCLAP', 'A11729ZPYNTHLP2SZ', 'FVQ7286A1YPHNCLSA', 'A117293P2Y2HLP2ST', 'FVQ7283D2FDHNCLSA', 'FVQ7285D1HPHNCLST', 'A117275U16THLP2S5', 'A11729ZP8HRHLP2SB', 'FVQ7285A1P5HNCLS8', 'A117287U5QPHLP2SC', 'A117286U35GHLP2SD', 'A11728ZU9DTHLP2S5', 'A11729ZP9HXHLP2SZ', 'A117293U77CHLP2S1', 'A11729ZUANHHLP2SP', 'A117292U78GHLP2S1', 'A11728ZU1MDHLP2S6', 'A11729ZP6E3HLP2SA', 'A117285U7ABHLP2SY', 'A11729ZU359HLP2SP', 'A11729ZUAQZHLP2SS', 'FVQ7285A1EXHNCLSX', 'A117282PYBAHLP2SM', 'A117287UYD7HLP2SY', 'A1173Y2S3Z9HLP2SN', 'A117277UZZSHLP2SN', 'FVQ7292D1AYHNCLAB', 'A117285U2M5HLP2SA', 'A117286P3XAHLP2SQ', 'A117293QBSPHLP2SF', 'FVQ7275HYL3HNCL7P', 'A3F7293C9LNHNCRAS', 'A1173Y1P6TAHLP2SC', 'A117277U721HLP2S1', 'FVQ7285A2ZCHNCLS5', 'A117285U63NHLP2SB', 'A117277U5VZHLP2SS', 'A117277U7EXHLP2S3', 'A117277U3XEHLP2S7', 'A117276U21CHLP2ST', 'FVQ728ZD191HNCLS6', 'A117277U8HUHLP2ST', 'A117292U6ZBHLP2SP', 'A117295P2ZZHLP2SP', 'A117283U3DAHLP2SY', 'A117291Q1AHHLP2SD', 'A117292UY5AHLP2SM', 'A117295P3RMHLP2SV', 'A117285UZZ9HLP2SZ', 'A117287PYZSHLP2SZ', 'A1173Y1SY95HLP2SF', 'FVQ728ZDYFAHNCLSA', 'A11729ZP2PHHLP2SP', 'A117287P2MXHLP2SZ', 'A11728ZU1Z1HLP2SG', 'A117291P6ZCHLP2SU', 'A117286PZYVHLP2SV', 'A117285UZCAHLP2SE', 'A117276UZGLHLP2SA', 'FVQ728ZAYM8HNCLS1', 'FVQ7293E3QYHNCLA5', 'A117286U6G5HLP2SN', 'A3F7293PYD3HLP78F', 'A117285U9VAHLP2S8', 'FVQ7285A3FYHNCLSP', 'A117275U1TLHLP2SH', 'A117285U5P7HLP2SD', 'A117287P71LHLP2SX', 'A117293P59ZHLP2SS', 'A117292U3LZHLP2SL', 'A117285UADVHLP2SZ', 'A117282U2RVHLP2SD', 'A117293U3HTHLP2SY', 'FVQ7283D1RHHNCLSB', 'A117293UALHHLP2SS', 'A117283UZ5THLP2SZ', 'A117276U6HHHLP2SA', 'FVQ7291E2ALHNCLAN', 'FVQ7283DYTMHNCLS2', 'A117283P3BZHLP2SR', 'FVQ7291D2XPHNCLA3', 'A117277U1DNHLP2SM', 'A117292P2PTHLP2SZ', 'A117295U7X2HLP2SB', 'A11727ZPYA8HLP2SP', 'FVQ7285DZAUHNCLSY', 'FVQ729ZD3ZAHNCLAP', 'A117275UZP7HLP2SH', 'A117287U5YTHLP2SH', 'A117282U3PTHLP2SL', 'A11728ZU3HYHLP2SV', 'FVQ728ZD16AHNCLSZ', 'A11729ZU5ANHLP2SH', 'FVQ7283D61ZHNCLSP', 'A117293U8X5HLP2S9', 'FVQ7285A55AHNCLS7', 'A3F728ZDYDSHNCR3N', 'A3F729ZCEBVHNCRA6', 'A117287PAQ8HLP2S5', 'A117286U5ZEHLP2SX', 'A3F7257DY7THNCY31', 'A11729ZU1ZXHLP2S2', 'FVQ7287D7BAHNCLAT', 'A117287U6Q5HLP2SX', 'A117285U1AYHLP2SD', 'A117293U79HHLP2ST', 'FVQ728ZDYLSHNCLSH', 'A11728ZU8BYHLP2SA', 'A117297UZXTHLP2SM', 'A117283P1MTHLP2S8', 'A11729ZU3TPHLP2S2', 'FVQ7293A53PHNCLAH', 'A117292U2HAHLP2SH', 'A117295U5UVHLP2SV', 'A11729ZPACVHLP2SY', 'F7A73Y7E1GCHNCLA9', 'A117283P6ZYHLP2SD', 'A117295UYXZHLP2SM', 'A117275UYP1HLP2SF', 'A117286P6ENHLP2SS', 'FVQ7293A56YHNCLAT', 'FVQ7283DY5SHNCLSV', 'A117293P8H2HLP2S1', 'FVQ7287A3TQHNCLA9', 'A11729ZUAZ3HLP2SP', 'FVQ7293A1VSHNCLAZ', 'A3F7295CYLAHNCRAB', 'FVQ7283DYTAHNCLSD', 'FVQ7287A3VZHNCLAU', 'A117277U18YHLP2SS', 'A117293UYAAHLP2S5', 'A117287U3EAHLP2SP', 'A3F729ZCDPDHNCRAM', 'A117293P3BXHLP2SV', 'FVQ7293E1S7HNCLAS', 'A117277U293HLP2SH', 'A117293UYBYHLP2SE', 'A117277U1ALHLP2SS', 'A117286PZXTHLP2S3', 'A117285U1U5HLP2SS', 'FVQ7285AY23HNCLSU', 'FVQ7283D133HNCLSP', 'FVQ7286FYZCHNCLSX', 'FVQ7285E2D5HNCLSP', 'A117275U2AYHLP2SF', 'A117287P2PYHLP2SZ', 'FVQ7285A2ARHNCLS8', 'A117286U6ZYHLP2SA', 'FVQ728ZA23YHNCLST', 'DPH7285FYV8HNCY7H', 'A117285P821HLP2SE', 'A117275U1CHHLP2SD', 'A117291PYZXHLP2SM', 'A1173YZSZ12HLP2AF', 'A117295UDDBHLP2SG', 'FVQ7287DYZBHNCLAP', 'A117285U1FPHLP2SH', 'A117285U169HLP2SL', 'A117276U361HLP2SU', 'A117276U2NZHLP2SA', 'A117287UZTLHLP2SY', 'A11729ZP2FAHLP2SZ', 'A11727ZPY52HLP2SG', 'FVQ728ZAY5BHNCLSA', 'A117287U5BCHLP2SQ', 'FVQ7285D2GAHNCLS6', 'A11728ZU8Y3HLP2SA', 'FVQ7283D6LLHNCLSC', 'A11729ZPAVTHLP2S2', 'A11728ZU5TZHLP2SP', 'A117292QYAYHLP2SY', 'A117292U1UDHLP2SC', 'A117285P7YFHLP2S7', 'A117276U5V8HLP2SC', 'A117296PYRYHLP2SL', 'A117285U2GPHLP2S9', 'A117295UYYRHLP2SS', 'A117293U9CMHLP2SX', 'A117295PYH9HLP2AE', 'FVQ728ZAYC8HNCLSA', 'FVQ728ZD1D1HNCLSU', 'A117287P657HLP2SZ', 'A117292UYZTHLP2S9', 'A117286U6NQHLP2SP', 'FVQ728ZD1HYHNCLSH', 'A3F729ZPY35HLP788', 'A3F7293CATTHNCRAQ', 'FVQ7287D119HNCLAZ', 'A117276U6X8HLP2SB', 'A11729ZP2RZHLP2SP', 'A117286P58CHLP2SF', 'A117286U5CAHLP2SA', 'A117287U8UZHLP2SC', 'A117286P59RHLP2S5', 'A117291P3MPHLP2SD', 'A117292UYU3HLP2SV', 'FVQ728ZA1H9HNCLSB', 'A117287U1PHHLP2ST', 'A117277U9M2HLP2S9', 'A117277U82MHLP2SE', 'A117295U261HLP2SQ', 'A117295PY6PHLP2AZ', 'A117283P3VAHLP2SX', 'A117292UY8CHLP2S6', 'A117295UAZNHLP2SZ', 'A11728ZU38MHLP2S1', 'A117293U3GVHLP2S1', 'FVQ7287A2U1HNCLAT', 'FVQ728ZA1FSHNCLSY', 'A117277U1CNHLP2S6', 'A117293PA3YHLP2S7', 'A3F7286DY3BHNCR3X', 'A117287U3BPHLP2SM', 'A117292U1YSHLP2SM', 'A117293PYAZHLP2SZ', 'A117297S1PPHLP2SU', 'FVQ7285D5U3HNCLSA', 'FVQ7285AYPDHNCLS1', 'A117286P3MGHLP2SE', 'A117296P6P5HLP2SR', 'A117287U777HLP2SB', 'A1173Y2RY3THLP2SA', 'A117287P2DTHLP2ST', 'A117276U5PPHLP2S3', 'A11729ZPZP6HLP2A8', 'A117291P1AGHLP2SH', 'A117276U291HLP2SL', 'FVQ7286D1VPHNCLA8', 'A117286UYP7HLP2SH', 'A1173Y1UZLVHLP2SG', 'A117276UYHVHLP2SZ', 'FVQ7292G3AAHNCLAQ', 'A117276U3ZNHLP2SU', 'A117281U1PAHLP2S6', 'A117281U1TPHLP2SP', 'A117287P7MUHLP2SX', 'A117291U1UBHLP2SM', 'A117285U1D9HLP2SZ', 'A117277U3UXHLP2SZ', 'A117286U6ZQHLP2S5', 'A117276U1PHHLP2S9', 'A11729ZUAPNHLP2SD', 'FVQ7283D1TZHNCLSE', 'A117287P528HLP2S8', 'A117283UYC9HLP2SM', 'A117276UZTUHLP2S5', 'FVQ7285DYR8HNCLSP', 'A117292U83QHLP2S7', 'A117293UBEEHLP2SE', 'FVQ7286AYR5HNCLSQ', 'A117286U3TRHLP2S6', 'FVQ7293E3TAHNCLAG', 'A1173Y1U3AQHLP2SC', 'A117285P1BLHLP2S9', 'A117293P56MHLP2SC', 'A117287P5QBHLP2S7', 'A117293PYANHLP2SZ', 'FVQ7283D1VSHNCLSQ', 'A117291PZ27HLP2SD', 'A11728ZUYGLHLP2SF', 'A117277U56AHLP2SG', 'A11728ZU2FLHLP2SG', 'A117275U3FFHLP2SN', 'A117292PZL5HLP2SU', 'FVQ7292A1QNHNCLAQ', 'A117287UZ3YHLP2SZ', 'A117285UZT3HLP2SP', 'FVQ728ZA1SYHNCLST', 'A11729ZUY7NHLP2S3', 'A117295P28DHLP2SM', 'A117285U61GHLP2SP', 'FVQ7286A6ABHNCLAX', 'A117287P6QGHLP2S1', 'A117287U3RYHLP2S2', 'A117287U6GYHLP2SU', 'A117295P81MHLP2SU', 'A117285U9DMHLP2SD', 'FVQ7286E2RMHNCLSY', 'A117277U8A5HLP2S6', 'A11728ZU8XTHLP2SP', 'A117286UYGTHLP2S6', 'A11728ZU8TAHLP2SC', 'A117291QYGXHLP2SG', 'A11729ZU3HCHLP2S8', 'FVQ729ZE1R7HNCLAU', 'A117293P8MCHLP2S7', 'FVQ7285D1PYHNCLSY', 'FVQ7285A18ZHNCLSD', 'A117291QYNZHLP2ST', 'FVQ7292G3AGHNCLAC', 'FVQ7285D1RPHNCLS3', 'A117296UAY2HLP2SZ', 'FVQ7293A51THNCLAF', 'A117292P1B6HLP2SP', 'A117286U12DHLP2ST', 'A11727ZU1XAHLP2SG', 'A117277U27CHLP2S8', 'A11729ZPZPTHLP2AC', 'A117291Q23FHLP2S1', 'A11728ZP3YAHLP2SF', 'FVQ7287D1HCHNCLAA', 'A117293U3CBHLP2SD', 'A117282U2P9HLP2S5', 'A117292P5EBHLP2S5', 'FVQ7287AZ9XHNCLAM', 'A117292UYN8HLP2S8', 'FVQ7285H1F1HNCLS9', 'A1173Y1U2PLHLP2ST', 'A117287U1EVHLP2S8', 'A117286U3CHHLP2S7', 'FVQ7285D2L7HNCLSZ', 'A117281U135HLP2S3', 'A117292UZAMHLP2ST', 'FVQ7282AY7EHNCLS5', 'A117283P5MPHLP2SA', 'A117285U5FNHLP2SA', 'FVQ7293AZHHHNCLAA', 'FVQ7285DZSTHNCLST', 'A117293P63ZHLP2S9', 'A117281U1Y9HLP2S8', 'A117291PYPZHLP2S8', 'A11728ZUB6FHLP2S5', 'A11729ZPZHAHLP2A8', 'FVQ7285H1EZHNCLSE', 'A117297P1CHHLP2SL', 'A117277U5T9HLP2SD', 'A117276UYC9HLP2SM', 'FVQ7285DZRXHNCLSS', 'A117297P7VZHLP2SZ', 'A3F7257P1EAHLP76G', 'A3F728ZDY8QHNCR35', 'DPH73Y7FYHNHNCY8P', 'A11729ZPZALHLP2AF', 'A117285U6TFHLP2S5', 'A1173Y2RY6UHLP2S3', 'FVQ7283D1M3HNCLS3', 'A3F7293P15RHLP78G', 'FVQ7283D2BZHNCLSX', 'A117277UY9YHLP2SQ', 'A117291PZ7FHLP2SQ', 'FVQ7285A2P3HNCLSX', 'A117276U3Z5HLP2SB', 'FVQ7287FYBBHNCLAT', 'A3F7277Q581HLP7AL', 'FVQ7283DZD1HNCLSS', 'A117276U27AHLP2SH', 'A117287PY52HLP2SA', 'A117287P15SHLP2SP', 'A117293UB2MHLP2S9', 'A117295U3GQHLP2SZ', 'A3F729ZPY1XHLP78N', 'A117281UY7AHLP2SM', 'A117283U9S7HLP2SQ', 'FVQ7283D2CUHNCLSL', 'A117285P6E6HLP2S9', 'A117293P3RXHLP2SM', 'A117292P1G9HLP2S5', 'FVQ729ZAYA9HNCLAZ', 'A3F7293P1FPHLP78N', 'A117285U9LFHLP2SY', 'FVQ7285D255HNCLSA', 'A117276U6NRHLP2SM', 'A117291P6HDHLP2SU', 'A117295U112HLP2S5', 'A117283P3PSHLP2S1', 'A117287P66XHLP2S6', 'A117285U8FPHLP2SA', 'A117283U2ZQHLP2ST', 'A11728ZUZ66HLP2SM', 'FVQ7285DYGGHNCLSZ', 'FVQ7285D31UHNCLSY', 'FVQ7283A31PHNCLSA', 'A1173Y1U3HZHLP2SH', 'A117287U9R8HLP2SN', 'A117295P2Y8HLP2SN', 'A117296U3EZHLP2SV', 'A117295UDABHLP2SP', 'A117287U6RRHLP2S8', 'A1173Y1P18ZHLP2ST', 'A117282PY65HLP2S9', 'A117275U38RHLP2SZ', 'A117286P65DHLP2SU', 'FVQ7291D65AHNCLAC', 'FVQ7286DZTCHNCLSP', 'A11729ZP2SSHLP2SP', 'FVQ7285A1AAHNCLSQ', 'A117296P2Z6HLP2SL', 'FVQ729ZE2YUHNCLAP', 'FVQ728ZD2MPHNCLSF', 'FVQ7287A2AQHNCLAT', 'A117287U5LPHLP2SS', 'A117277U7GAHLP2SG', 'A117291PYS5HLP2SF', 'FVQ7285D5TVHNCLSM', 'A117292UYYGHLP2SZ', 'A117291P3U1HLP2SA', 'A11728ZP3D8HLP2SE', 'A117292UY5LHLP2SD', 'A117291P2QLHLP2SZ', 'A117293U5SQHLP2S8', 'FVQ7283A1PLHNCLSV', 'FVQ728ZGY8AHNCLSQ', 'A117292QYATHLP2SY', 'A117287PYYNHLP2SB', 'A11728ZU3AUHLP2SN', 'A117285U6ZLHLP2SA', 'A117285U25FHLP2SG', 'A117291Q1YPHLP2SD', 'A117293P5APHLP2S8', 'FVQ7287EZXUHNCLAL', 'A117295UADVHLP2SZ', 'A1173Y1P7EBHLP2ST', 'FVQ7285A2ZDHNCLSA', 'A117287PZ97HLP2SP', 'A11729ZPY37HLP2SB', 'A11728ZU9YTHLP2SA', 'A117293U1ZYHLP2SF', 'FVQ7285A3T8HNCLSD', 'A117286PZ7VHLP2S8', 'FVQ7293D5TPHNCLAA', 'A117283UYLUHLP2ST', 'A11728ZP3XAHLP2SQ', 'A117292U2QEHLP2SU', 'A117285UZ96HLP2SB', 'A117285UYNAHLP2S6', 'A117285U3ZHHLP2SG', 'A117292U3FHHLP2SH', 'A3F7293CAY7HNCRA2', 'A117286U7H3HLP2SL', 'A117286PZZDHLP2SE', 'FVQ7291D1ZCHNCLAC', 'FVQ728ZDY5EHNCLS6', 'A117275UZAAHLP2S1', 'A117281U1PVHLP2SZ', 'A11729ZU5ZAHLP2SY', 'A117293UD2YHLP2SU', 'A117277U9Y5HLP2S7', 'FVQ7283D3URHNCLSS', 'A117286UY12HLP2S8', 'A117277UY8FHLP2SA', 'A117293P15PHLP2SP', 'A117286U1ERHLP2SD', 'A117276UZHQHLP2S5', 'A117285U5HGHLP2SA', 'FVQ7291A19QHNCLAY', 'FVQ7293D5TBHNCLA9', 'A117293P1T6HLP2SZ', 'A1173Y1P5MYHLP2SQ', 'A117293PYYXHLP2SX', 'FVQ7287E2PMHNCLAP', 'A117293U5DRHLP2SA', 'A117293P9TEHLP2SH', 'A117293UYYRHLP2SN', 'A3F7293CE7DHNCRA1', 'A117287P77GHLP2SH', 'A117292P13PHLP2ST', 'A11729ZP1T5HLP2SZ', 'FVQ7286E3FNHNCLSU', 'A117257Y1V3HLP279', 'A117277UZQLHLP2SM', 'A11729ZU1Z8HLP2SR', 'A117292QY77HLP2SY', 'FVQ728ZA1D9HNCLSP', 'A11729ZU9B9HLP2SV', 'A11729ZP9MRHLP2SY', 'A117293U1P8HLP2S3', 'A117297U7SZHLP2ST', 'A117293UZPNHLP2SL', 'FVQ7287A3TZHNCLAL', 'A11729ZP8Q7HLP2S8', 'FVQ7283D1GVHNCLSS', 'FVQ728ZA2Y1HNCLS7', 'FVQ7285DZR7HNCLSG', 'A1173Y2P15ZHLP2S6', 'A117275U32BHLP2SX', 'A11729ZPZQ9HLP2AQ', 'A117283U1LGHLP2S7', 'A117287U196HLP2SA', 'A117285P19NHLP2SD', 'FVQ7283AZLGHNCLST', 'A117276U6QXHLP2S9', 'FVQ7285D22ZHNCLST', 'A117295UDBNHLP2SB', 'A117295PYZSHLP2AH', 'A11728ZU8P8HLP2SY', 'FVQ728ZA2HRHNCLSU', 'A117291Q26SHLP2SF', 'A117276UZTYHLP2SQ', 'FVQ7292D3BDHNCLAZ', 'A117282U2QQHLP2SM', 'A117292UY6GHLP2SE', 'A117287U58GHLP2S1', 'FVQ7285D1REHNCLSA', 'FVQ7285D5TUHNCLSN', 'A117285U7Y3HLP2SZ', 'A117292QY2QHLP2ST', 'FVQ7285D5AYHNCLST', 'A117286UZFTHLP2S2', 'A117287UZDLHLP2SH', 'A117287U17DHLP2SB', 'A117295P26SHLP2SE', 'A117276U6PCHLP2SR', 'A117286U63ZHLP2SU', 'A117285P6SHHLP2ST', 'FVQ7286E2STHNCLSN', 'A3F729ZCDB7HNCRAV', 'A11728ZU3UZHLP2SX', 'A11728ZU22YHLP2S7', 'F7A73Y7EYTPHNCLAX', 'A117283P53NHLP2SV', 'A117277UZRZHLP2SY', 'A117286U6AAHLP2SV', 'A11728ZU5ZTHLP2S2', 'FVQ7291E1ASHNCLAH', 'A3F73Y5DY5HHNCR7X', 'A3F7197PY7ZHLP86Y', 'A117287U5RLHLP2SE', 'A117286U2A1HLP2S8', 'A117295UA53HLP2SF', 'A117291UYVUHLP2S2', 'A117293P2BXHLP2ST', 'A117293UAQCHLP2SD', 'A11729ZU9G1HLP2SN', 'A117282U2C3HLP2SS', 'FVQ729ZE22VHNCLA6', 'A117295U85MHLP2S1', 'A117293UZ85HLP2SE', 'A117291P5XSHLP2S8', 'FVQ7293DZTZHNCLAS', 'A117292UYB9HLP2S6', 'A11729ZPATBHLP2SC', 'A3F7293PYAEHLP78D', 'A117287U6YXHLP2S9', 'A117295P2MNHLP2S7', 'A117297S5V9HLP2SG', 'FVQ7283DY6GHNCLS2', 'A11729ZUY63HLP2SR', 'A117276U3VLHLP2S8', 'A117276U6S9HLP2SR', 'FVQ7286D35PHNCLSS', 'A117293P9NYHLP2SP', 'A117287P2CFHLP2SQ', 'A117295U5T9HLP2S9', 'A117276U79GHLP2SY', 'A117277U8A7HLP2SZ', 'A117287U6FRHLP2SZ', 'FVQ7285D2YRHNCLSD', 'A117295UEALHLP2S9', 'A117286P7M3HLP2SP', 'A117276U7D6HLP2SY', 'FVQ7293D5X5HNCLAA', 'A11729ZU7CYHLP2SP', 'A117292U3S5HLP2ST', 'A117276UZBNHLP2SR', 'FVQ7283A1EZHNCLSX', 'FVQ7293A1VFHNCLAF', 'A11729ZUAYAHLP2SN', 'FVQ7285A3V5HNCLSA', 'A117276U6DFHLP2SQ', 'A117292U75LHLP2S6', 'A117276U5AYHLP2SF', 'A117285U11RHLP2SP', 'A117291P6F7HLP2S6', 'A11729ZU9CMHLP2ST', 'A117282U1VMHLP2SA', 'A117286U7EQHLP2S8', 'A117287PYZYHLP2SF', 'A117275U3AAHLP2S8', 'A117277U3ZYHLP2SF', 'A117276U2ZEHLP2S3', 'A1173Y2SYNDHLP2S1', 'A117286U3Y8HLP2S2', 'FVQ728ZD1GMHNCLSZ', 'A117295UBP3HLP2ST', 'A117277UY32HLP2SZ', 'A117293PZELHLP2ST', 'A117277UZ5BHLP2SP', 'A117291Q1M5HLP2SS', 'A117277U7FQHLP2S7', 'A117292P3ETHLP2SR', 'FVQ729ZD5Q2HNCLA1', 'A3F7293CBFYHNCRAV', 'A117293P71AHLP2S8', 'A117277UYDSHLP2SC', 'A117297U9VAHLP2S3', 'FVQ7283A1GGHNCLS8', 'FVQ7293AZTMHNCLAA', 'A117255YY59HLP27A', 'A117282PYZBHLP2S9', 'FVQ7291E17THNCLAU', 'FVQ729ZE3T8HNCLAA', 'A117276UZ2PHLP2SM', 'A117287U9RGHLP2SE', 'FVQ728ZA1X8HNCLSZ', 'FVQ7286EZFBHNCLAC', 'A117291Q1MSHLP2S5', 'A117277U7S9HLP2SP', 'FVQ7283D17SHNCLSN', 'F7A73Y7E1EZHNCLAY', 'A11729ZU3HYHLP2SS', 'A117293QBSPHLP2SP', 'A117287PZMGHLP2SA', 'A117283U2Z1HLP2SG', 'A11729ZU9ESHLP2S3', 'A117276U6AAHLP2ST', 'A117277U8T7HLP2SM', 'A117293U5ZZHLP2SA', 'A117291U1GGHLP2SC', 'A117287P6TPHLP2SE', 'A1173Y1QZGNHLP2SD', 'A117296P53YHLP2SB', 'A117276UYCCHLP2SA', 'FVQ728ZD1VPHNCLSS', 'A117286U5Y8HLP2S6', 'A117285P6DRHLP2ST', 'A117292P5FCHLP2SV', 'FVQ7292A3MCHNCLA1', 'A3F7293PYTEHLP78M', 'FVQ7285A5DFHNCLSA', 'A117293PADNHLP2SP', 'A117275UZVTHLP2SY', 'A117286P5TNHLP2SN', 'A117291P5SZHLP2SB', 'A117285PYV8HLP2S2', 'A11728ZP2MMHLP2SA', 'A117277U9MTHLP2SF', 'A117277U116HLP2S5', 'FVQ7283D2BBHNCLSQ', 'A117285U7DYHLP2SZ', 'A1173Y1P2GTHLP2SD', 'A117275UY6CHLP2SF', 'A117276U782HLP2SH', 'A117277U1NUHLP2SN', 'A117287PAALHLP2S1', 'A117283U529HLP2ST', 'FVQ728ZD1F3HNCLSL', 'A117295U1YXHLP2SD', 'A117296P2LMHLP2SA', 'A117276UZVYHLP2SV', 'A117286P6GNHLP2SL', 'FVQ7287A1UPHNCLAD', 'A117277U2VYHLP2SU', 'A117283U1AVHLP2SQ', 'A117281UYZNHLP2SC', 'FVQ7293D2PQHNCLAL', 'A117286U2NFHLP2SY', 'FVQ7286A5UXHNCLAY', 'A117295UDM7HLP2ST', 'A117286P5LQHLP2S7', 'A117292P23ZHLP2SE', 'A11728ZU9CZHLP2SG', 'A11728ZU1TMHLP2S5', 'A3F7293P1TTHLP78Z', 'A117283UZ8PHLP2S3', 'F7A73Y7EYXQHNCLAT', 'A117293U2SYHLP2S1', 'A117287U6NGHLP2SS', 'FVQ7287AZPEHNCLAT', 'A117295PYYYHLP2SU', 'FVQ7285A32XHNCLSX', 'FVQ7283DYZAHNCLSA', 'A1173Y1P69LHLP2S3', 'A117287PZP8HLP2SE', 'FVQ7287D3G3HNCLAS', 'FVQ7283A3AMHNCLSD', 'A11729ZU12RHLP2SE', 'FVQ728ZD22DHNCLSE', 'A117286U3PUHLP2ST', 'A117287U6RPHLP2SE', 'FVQ7283A2LPHNCLSN', 'FVQ7283A12PHNCLS9', 'FVQ7287A3XAHNCLA9', 'FVQ7285A177HNCLS8', 'A117277U8STHLP2S1', 'A11728ZP3GGHLP2SX', 'FVQ7292EZZAHNCLAH', 'A117282U2PFHLP2SZ', 'A117277U25UHLP2SZ', 'FVQ7287FY9UHNCLAP', 'A117297P3TPHLP2SP', 'FVQ728ZD1RTHNCLSX', 'A117292P1F1HLP2SG', 'A1173Y1S2YYHLP2SH', 'A117285UAP5HLP2SY', 'A117277U673HLP2SP', 'A11728ZU9DPHLP2SG', 'FVQ7285A3YZHNCLST', 'A117277U29DHLP2S7', 'FVQ7285A2BBHNCLSR', 'A117275U1B9HLP2S8', 'A117283U32ZHLP2S3', 'A117277U66GHLP2S9', 'A117293P2AAHLP2SL', 'FVQ7287D77PHNCLAV', 'A117286P6SZHLP2SD', 'A1173Y1U2URHLP2SY', 'A117282U2SYHLP2S5', 'A117296PA2ZHLP2S3', 'A117296UYM1HLP2SE', 'A117293U3TRHLP2SX', 'A117292U7CMHLP2SY', 'A117297S2YPHLP2SU', 'A3F7293C1TZHNCRAT', 'A117293PYFFHLP2S2', 'A117293P2T1HLP2S3', 'A11728ZU2T8HLP2SS', 'A117292U5FFHLP2SH', 'FVQ7292FZAMHNCLAF', 'A117282U2VQHLP2S6', 'FVQ7283D3BAHNCLSQ', 'A117292U35AHLP2SC', 'A117286P8YTHLP2ST', 'A117277U6CDHLP2SA', 'FVQ7286E3T1HNCLAT', 'A117297P83HHLP2SQ', 'A117292U3GDHLP2SC', 'FVQ7285A5AUHNCLS2', 'A117283U659HLP2SL', 'A117283U2E7HLP2SZ', 'FVQ7286D1V8HNCLAP', 'A117293PYTTHLP2SP', 'FVQ7293F1AQHNCLAE', 'A117292UZ2FHLP2SP', 'A117277U78LHLP2SY', 'A117292U6ZZHLP2S7', 'FVQ729ZE1NZHNCLA6', 'A117276UZVTHLP2SX', 'A117295U5APHLP2SP', 'FVQ7286E3YHHNCLAT', 'A11729ZUD2PHLP2S8', 'A117277U1AXHLP2SM', 'A117285U3VZHLP2ST', 'FVQ7283D2EZHNCLSN', 'A117291P3HQHLP2SL', 'A11727ZPYQLHLP2S9', 'A117283U1A5HLP2S8', 'FVQ7292EYGFHNCLAG', 'A117283U6T7HLP2SQ', 'A117285U6EDHLP2SM', 'A11729ZU5AMHLP2SQ', 'A117287P99ZHLP2SS', 'A117295UYBQHLP2SN', 'A117296P8ZVHLP2SA', 'A117282U3MTHLP2SS', 'A117287P3Z1HLP2SS', 'A117293PAZ9HLP2SX', 'A117277U2A3HLP2SE', 'A117293P1V2HLP2S6', 'A117292PYAAHLP2SH', 'A117293P3D6HLP2SE', 'A117277U1RUHLP2SD', 'A117296U89BHLP2SY', 'A117277U5SNHLP2SA', 'A117276UZC2HLP2SQ', 'A1173Y1P3E6HLP2S5', 'A11729ZP3Y2HLP2SU', 'A117283P3F5HLP2SA', 'A117277UZ2FHLP2SQ', 'A117285UZZ3HLP2SV', 'FVQ729ZE1V7HNCLAG', 'A117283P3LMHLP2SF', 'A3F7276PAAZHLP7AR', 'FVQ729ZE1PTHNCLAS', 'A117276U1S7HLP2SY', 'A117283U6VBHLP2SE', 'A3F7285D178HNCR3N', 'A117277U8YTHLP2SE', 'A117285UYYZHLP2SM', 'A117286U1X9HLP2SA', 'A117287U6BEHLP2ST', 'FVQ729ZAY91HNCLAM', 'A117291P1T3HLP2SD', 'FVQ7286E31EHNCLAQ', 'FVQ7286AZMDHNCLAZ', 'FVQ7285A5SAHNCLSA', 'A117291PYU7HLP2S7', 'A117276U5UTHLP2SZ', 'FVQ7285AYDAHNCLSL', 'A3F7293C9ECHNCRAE', 'A117276U5GXHLP2SY', 'A117276U3NRHLP2SQ', 'A117275UZDCHLP2SQ', 'A117283U38UHLP2SV', 'A117277U81THLP2SB', 'FVQ7287D11ZHNCLAZ', 'A117276U769HLP2SG', 'A117286U3TCHLP2SD', 'A117285U6ZPHLP2SB', 'A117276U5YRHLP2SS', 'A117287P7ZFHLP2ST', 'A117277U3Y8HLP2SZ', 'A117286U5QTHLP2SB', 'A11728ZP3AYHLP2SZ', 'FVQ7287D37PHNCLA3', 'A117287UYPXHLP2SS', 'A117287UZD3HLP2SY', 'A117257YY1THLP27Z', 'A11729ZUAN5HLP2SZ', 'FVQ7283DY56HNCLSF', 'A117291P6CTHLP2SB', 'FVQ7287E2EFHNCLAC', 'FVQ729ZE29AHNCLAZ', 'A117292UZEPHLP2SH', 'FVQ7287B7ADHNCLAT', 'A117292P1P5HLP2SY', 'A117283U31FHLP2SV', 'A11729ZP9EEHLP2ST', 'FVQ7283D12VHNCLSY', 'FVQ7286AZSSHNCLST', 'A117275U1DGHLP2SV', 'A11729ZP1Z1HLP2SU', 'A117286PZ2QHLP2SU', 'A117285P651HLP2S7', 'A117285P6T8HLP2ST', 'A117281U12MHLP2SQ', 'A117293P6YAHLP2SA', 'A117285U7DZHLP2SY', 'A117293U69EHLP2SY', 'A3F729ZPY9VHLP78Y', 'A117293UA79HLP2S5', 'FVQ7285D57SHNCLSG', 'A3F729ZC9EXHNCRAY', 'A117277U3HAHLP2SP', 'A117295U17ZHLP2SQ', 'A117291Q1B6HLP2SM', 'A117293P593HLP2ST', 'A117287P3LLHLP2SA', 'A11728ZU8VPHLP2SZ', 'A117277UZ6YHLP2SV', 'A117287PA3SHLP2SG', 'FVQ7283DYAAHNCLSU', 'A117277U5H8HLP2SP', 'A117287P2BPHLP2S3', 'A117287P6RTHLP2SC', 'A117287U5DAHLP2SS', 'A117287P85PHLP2SP', 'FVQ7285AZY8HNCLSR', 'A117287U3F3HLP2SV', 'FVQ7291A3CGHNCLAD', 'A117287P3Y2HLP2SN', 'A3F7293P1GMHLP78M', 'A117276U6YPHLP2SR', 'A117293U2P9HLP2S1', 'A117275U1RAHLP2SX', 'FVQ7285A3Z6HNCLSG', 'FVQ7287D5U6HNCLAP', 'A117287PZQAHLP2S9', 'FVQ729ZE2XCHNCLAY', 'A117286U3ABHLP2S3', 'F7A7292E752HNCL76', 'A117283UYH7HLP2SS', 'FVQ7286D5AZHNCLSZ', 'FVQ7285D1ZSHNCLSA', 'A117285U3A2HLP2S7', 'A117276U5ZPHLP2SV', 'FVQ7285A3U6HNCLSA', 'A3F7293P1ZSHLP78Z', 'A117293P3DLHLP2SY', 'A11729ZUAT6HLP2SH', 'A117277U1BUHLP2SM', 'FVQ7293D5VGHNCLA7', 'A117276U2ZVHLP2S7', 'A117286U51QHLP2SF', 'A117287PYZAHLP2SC', 'A117276U2TAHLP2SG', 'A117293UZ5VHLP2SZ', 'A117293UD23HLP2SR', 'A117287P56ZHLP2S5', 'A3F7293PY66HLP78Z', 'A3F7272PY1QHLP769', 'A117276U1TPHLP2SZ', 'A117291P2PQHLP2SF', 'A117293U6YYHLP2S7', 'A117285P62RHLP2SS', 'A117292PYEAHLP2SB', 'FVQ7287E3DFHNCLAL', 'FVQ728ZD1BFHNCLSL', 'A117276U2C5HLP2SP', 'A117276UY1SHLP2SM', 'A11728ZU853HLP2SP', 'FVQ7286EZD2HNCLAZ', 'A3F7293P1VAHLP78R', 'A117286UZ57HLP2SM', 'A117293PBEAHLP2SZ', 'A117291P23YHLP2SM', 'A117297UZXUHLP2SL', 'FVQ7286A365HNCLSA', 'A117292P1H6HLP2S5', 'A117295P5CBHLP2SQ', 'A117287P6CYHLP2S1', 'A117276U7ZMHLP2SA', 'FVQ7293E3R3HNCLAX', 'A117293UBREHLP2SF', 'A117293U3PPHLP2SQ', 'A117287P7UQHLP2SE', 'A117283U1VDHLP2SH', 'A117293U66GHLP2S7', 'A11728ZU9YPHLP2SP', 'FVQ7286A27DHNCLSY', 'A117295P1YLHLP2AP', 'A117277U131HLP2SZ', 'A3F7295C1PCHNCRAT', 'FVQ728ZDY8ZHNCLS7', 'A117285U5U3HLP2SQ', 'A117276U3H3HLP2ST', 'A3F729ZC8HEHNCRA9', 'A117277U86YHLP2SP', 'A117291QZF1HLP2SB', 'A1173Y1U2MNHLP2SN', 'A117286U3GTHLP2S3', 'FVQ7287E2LVHNCLAL', 'A117286P3YTHLP2S1', 'A117285UADBHLP2SN', 'FVQ7283D1GDHNCLS8', 'A11728ZUZ8NHLP2SZ', 'A117277U6ZHHLP2SE', 'A117293P7C9HLP2SS', 'FVQ7285DYV1HNCLSE', 'A117285U13PHLP2SF', 'A3F7285C6QNHNCRAC', 'A117285U8E1HLP2SX', 'A117276U1MCHLP2S2', 'FVQ7291E2F2HNCLAX', 'A117293P3ETHLP2SQ', 'A117277UZAAHLP2SX', 'A117275U2C6HLP2SP', 'A117287PA9DHLP2SB', 'A117286U22HHLP2SN', 'FVQ7285AYU8HNCLSD', 'A117296UZXTHLP2SN', 'A117277U7LSHLP2SQ', 'A3F7295C1AVHNCRAM', 'A117275UYPSHLP2S2', 'FVQ729ZD5T2HNCLAH', 'A11729ZPZNCHLP2AM', 'A117287PAUUHLP2S7', 'A117292UZ99HLP2S8', 'FVQ7283AYA8HNCLSV', 'A117276U3HZHLP2SS', 'A117295U7TTHLP2SP', 'A11728ZUYFTHLP2SB', 'A117287UYCCHLP2S8', 'A117285P7YRHLP2SX', 'A117276U2YUHLP2SS', 'FVQ7285A32YHNCLSU', 'FVQ7285DYGPHNCLSX', 'FVQ728ZA352HNCLSC', 'A117277U2SMHLP2SG', 'A117295PZ3ZHLP2S9', 'A117276U1Z7HLP2SB', 'A117291QZYMHLP2S2', 'A11729ZP6AGHLP2S9', 'FVQ7285A5PHHNCLSE', 'A117285U5NYHLP2SD', 'A117293U6S3HLP2SU', 'A117282U3BPHLP2SS', 'A11729ZPZDUHLP2AZ', 'A117276U6BBHLP2SY', 'FVQ7285DZRGHNCLS7', 'A117283U6GFHLP2SF', 'FVQ7287E1PEHNCLAT', 'A117295P5TLHLP2SN', 'A117292U1D2HLP2S6', 'A3F73Y5DYCVHNCR7E', 'FVQ7285A3TVHNCLSS', 'A117291P27QHLP2SH', 'A117277U3DPHLP2SN', 'FVQ7287A2AQHNCLAM', 'A117276U1E9HLP2SY', 'A117277U6PDHLP2S7', 'A117291QZEZHLP2SG', 'FVQ7292FZ9XHNCLAE', 'A117277U3LPHLP2S1', 'A117286P5EXHLP2SC', 'A117293U1ZZHLP2SG', 'A117297U61YHLP2S2', 'A11728ZUZ9HHLP2S1', 'A117283U5T2HLP2SM', 'A3F7293CG5MHNCRAX', 'A117283U2FEHLP2SP', 'A117283UZZVHLP2S5', 'A117275UZ25HLP2S2', 'A117285P66EHLP2SR', 'A117291P1R2HLP2SL', 'A117257Y118HLP27L', 'A117286P5PTHLP2SZ', 'A117285P1ENHLP2SY', 'A117293UA7YHLP2SG', 'FVQ7285A328HNCLSL', 'A117285U3YUHLP2SP', 'A117293P2YEHLP2SA', 'A1173Y1U2BZHLP2S7', 'A117292U6GPHLP2S9', 'A117293PA6DHLP2SM', 'A117297UD99HLP2SU', 'A117293U1S6HLP2ST', 'A117293U3V9HLP2SG', 'A1173Y1QZHZHLP2SZ', 'A117295PZ32HLP2SB', 'A117292UZN6HLP2S6', 'A117276UYLYHLP2SS', 'A117296P2HMHLP2SP', 'A117287U8UBHLP2SB', 'FVQ728ZA2CHHNCLSZ', 'A3F7293CDTHHNCRAX', 'A117277U7PGHLP2SR', 'A3F73Y2P385HLP78C', 'A117285U2LZHLP2SG', 'A117286U6XVHLP2SM', 'FVQ7283A2AAHNCLSP', 'A1173Y2S5B6HLP2S2', 'FVQ7287D6EEHNCLSZ', 'FVQ729ZAYCTHNCLA2', 'FVQ7283A1QDHNCLSM', 'A117287P3ZHHLP2SV', 'A117291U22YHLP2S9', 'A117277U5HFHLP2SA', 'A117293PY78HLP2SZ', 'A117285UYXRHLP2SY', 'FVQ7287D1F9HNCLAR', 'A117275U3C5HLP2SP', 'A117275U51PHLP2SQ', 'A117277U5EMHLP2SF', 'A117285U219HLP2SY', 'A11727ZPYANHLP2S9', 'DPH73Y7FY9LHNCY8F', 'A117293P2ABHLP2SD', 'A117285U2RRHLP2SE', 'A117275UYHSHLP2S8', 'A1172Z7YYBFHLP27M', 'A117286UYN9HLP2S6', 'A117286P3L1HLP2SY', 'A117285P6RRHLP2SR', 'A11729ZPZ36HLP2S8', 'A117292UY5DHLP2SL', 'FVQ7287DZAYHNCLA8', 'A117283U3NCHLP2SX', 'FVQ7285D58CHNCLSM', 'A117293PYTYHLP2S6', 'A117285UZEVHLP2S7', 'A117285U7T2HLP2SS', 'FVQ7283DYMVHNCLSA', 'A117293P8M6HLP2SP', 'A117276U7A7HLP2S6', 'A117287P1PFHLP2SN', 'FVQ728ZA1NAHNCLSV', 'FVQ7287E2M5HNCLA7', 'A117285U132HLP2S2', 'A117293P77GHLP2SC', 'A117285U99DHLP2SZ', 'A1173Y1U11XHLP2S6', 'A117283PZG3HLP2SA', 'FVQ7285A25RHNCLSV', 'A117286P6VBHLP2SS', 'A117285P85ZHLP2S2', 'A3F729ZC6Y6HNCRA8', 'FVQ7293E1PTHNCLAF', 'FVQ7285AY1LHNCLSE', 'A117285P8BYHLP2SQ', 'A117291PYHZHLP2SE', 'FVQ7291D5ETHNCLA6', 'FVQ7285DZSXHNCLSP', 'A117293U1QPHLP2SP', 'FVQ729ZE1TVHNCLAY', 'FVQ7285D59SHNCLSA', 'A3F7293PY5GHLP78S', 'A117277U3QYHLP2SA', 'A117292UY73HLP2SQ', 'A117285P1PLHLP2SP', 'A117291U17ZHLP2SP', 'A11729ZP3ETHLP2SP', 'A11729ZUZYUHLP2SL', 'A11729ZP2MPHLP2SB', 'A3F7293PYZEHLP78X', 'A117285U39SHLP2SS', 'A1173Y2P353HLP2SY', 'FVQ7287E3Y1HNCLA5', 'A3F7293PY1GHLP78Z', 'A117291QYRQHLP2ST', 'A117285U95PHLP2S1', 'A117293P27HHLP2SN', 'A117287PYCYHLP2S9', 'FVQ729ZAY52HNCLAY', 'A117287U1SXHLP2SZ', 'A117276U2DTHLP2SG', 'FVQ7285E13THNCLSU', 'A117285P8R6HLP2S8', 'A117296U1AXHLP2SA', 'FVQ7283DYAAHNCLSN', 'A3F7293CFX3HNCRA6', 'A117293PZ96HLP2SR', 'A117293PB8CHLP2S9', 'A117287P5HYHLP2S5', 'A117292P31AHLP2SD', 'A117287U3LPHLP2SY', 'A117292PYLZHLP2SZ', 'A117293U2TDHLP2SA', 'DPH73Y5FYCRHNCY8P', 'A117287U5EYHLP2SZ', 'FVQ7287AY1GHNCLAT', 'A117277U8ZEHLP2SF', 'A117286P7YTHLP2SU', 'A117277U8AXHLP2SE', 'A117291U1GFHLP2SP', 'FVQ7283D1H1HNCLSH', 'A117293UAQ7HLP2SS', 'A11728ZUAE1HLP2ST', 'A117287PZTXHLP2SZ', 'A11729ZPZQSHLP2A7', 'A117287U1Y7HLP2SZ', 'A11728ZUA5DHLP2SB', 'A117285U96THLP2SR', 'A117293P2TTHLP2SH', 'A117277U139HLP2ST', 'A117285P98ZHLP2SS', 'A117293PA7RHLP2SZ', 'A117285P7CVHLP2S7', 'A117295PY5BHLP2SY', 'A117293U5CVHLP2ST', 'A117277U21NHLP2SN', 'A117277U1Z3HLP2SE', 'A117292U29YHLP2SP', 'A117275U58PHLP2S3', 'A117295P6XEHLP2SF', 'FVQ7293E3TEHNCLAE', 'A117275UZYGHLP2SX', 'A117293UZ7NHLP2SY', 'A117276U3T9HLP2SG', 'A117291P2A3HLP2SP', 'A117295U3CAHLP2SA', 'FVQ7292F3TRHNCLAS', 'A1173Y2S1S8HLP2ST', 'A117283U9FDHLP2SH', 'A117287U7XSHLP2SN', 'A117293P9TZHLP2ST', 'A117276U2YYHLP2SG', 'A117293P25VHLP2SG', 'FVQ7293AZGZHNCLAU', 'A117293U7VZHLP2SH', 'A3F7293PYV1HLP783', 'FVQ7283DYTSHNCLSX', 'A117293P1SSHLP2SR', 'A117277UYB5HLP2SB', 'A117293UYV3HLP2SR', 'FVQ7285D2PRHNCLSC', 'A117285UYZZHLP2SD', 'A11729ZQ3XBHLP2AZ', 'FVQ7287A2FSHNCLAA', 'A117276U32XHLP2SA', 'A1173Y1PZ1VHLP2SL', 'A117292U17XHLP2SV', 'A117287PYGZHLP2SE', 'A117297UZZTHLP2SF', 'FVQ7283DZR9HNCLSG', 'A117286UY1YHLP2SA', 'A117295P183HLP2AA', 'FVQ7285A1PQHNCLSP', 'FVQ7283DZZPHNCLSG', 'DPH73Y7FYQSHNCY8Y', 'A117293U8MMHLP2SP', 'FVQ729ZE1SZHNCLAU', 'A117285U7YVHLP2SC', 'FVQ7285A23GHNCLSA', 'A117293P9H3HLP2SZ', 'FVQ7285DZRQHNCLSZ', 'A117295UZ2AHLP2SP', 'A3F729ZCAY9HNCRA1', 'A117293U7L1HLP2SD', 'A117293U3LRHLP2ST', 'FVQ728ZD1ZRHNCLSX', 'A117292P3NEHLP2SE', 'A3F73Y2P3ZUHLP787', 'A117285P61THLP2SQ', 'FVQ728ZAYNTHNCLSD', 'A117295P17SHLP2AS', 'A11728ZUA6AHLP2SB', 'FVQ728ZA368HNCLS9', 'A117287P5YYHLP2SN', 'A1173YZP5NLHLP2AA', 'A1173YZUYPHHLP2AY', 'A11729ZU351HLP2ST', 'A11728ZPYVHHLP2SU', 'FVQ7286A3BXHNCLAH', 'A117295UA9RHLP2SF', 'A117292P288HLP2SV', 'A117277U2SSHLP2SB', 'A117276U6FMHLP2SA', 'FVQ7293E2PYHNCLA7', 'A117293U7CTHLP2SQ', 'A117277U8A6HLP2S5', 'A117281UYSZHLP2SZ', 'A117285U1MUHLP2SQ', 'A117291P1XQHLP2SE', 'FVQ729ZAYPAHNCLAE', 'A117285U7PDHLP2S5', 'A117291U2A2HLP2S9', 'A11728ZP2GEHLP2SY', 'FVQ7287A2GTHNCLA3', 'A117275U1XXHLP2SU', 'A11729ZU2FTHLP2S6', 'A3F7293PYAFHLP78A', 'A117285UZ3AHLP2SP', 'FVQ7286D16VHNCLSP', 'FVQ7285A3G1HNCLSP', 'FVQ728ZD2AQHNCLS7', 'A3F7282D1AAHNCR3A', 'FVQ7287D76ZHNCLAN', 'FVQ7283D16QHNCLST', 'A117277U28AHLP2SD', 'FVQ7285E11QHNCLS3', 'A117293UAPLHLP2SG', 'A117285P86MHLP2SG', 'A117287PZDQHLP2SU', 'A117283UZ23HLP2S3', 'A117291P7ZTHLP2SF', 'A117287UZYEHLP2SY', 'A117291PZ81HLP2S1', 'A117291P3D6HLP2SG', 'FVQ728ZA2A5HNCLS1', 'A117291P6L6HLP2SS', 'A1173Y1U312HLP2SZ', 'FVQ7292FZAVHNCLAD', 'FVQ7285AYYPHNCLSQ', 'A117287P3PCHLP2S5', 'A117285P81QHLP2SU', 'FVQ7285E2DZHNCLSL', 'A117286U6UTHLP2SY', 'A1173Y3P2GXHLP2S7', 'A117277U8UUHLP2SX', 'A117283U57YHLP2SS', 'A117295P65DHLP2SS', 'A117293UD8DHLP2SX', 'A117297UDD7HLP2SC', 'A117276UY2LHLP2SQ', 'A117292P3NHHLP2SB', 'A117277U29SHLP2SU', 'FVQ7293D3BGHNCLAV', 'FVQ7285A3YAHNCLSN', 'A117283P5Z9HLP2SL', 'FVQ7283DYHZHNCLSL', 'A11729ZPB18HLP2S5', 'A117287PZSFHLP2SY', 'A117293P5UNHLP2SP', 'A117291P6LAHLP2SL', 'A117293U1S9HLP2ST', 'A117292P1BYHLP2SV', 'A11728ZU6ZQHLP2S7', 'A117276U2NVHLP2SM', 'FVQ7285A3RDHNCLSE', 'A117292U781HLP2SG', 'A117287P7YCHLP2S8', 'A1173Y2UYZSHLP2SH', 'A11729ZU35PHLP2S9', 'A117287U5FTHLP2S3', 'A117276UYQ7HLP2S5', 'A117295P92CHLP2ST', 'A117295PY6BHLP2AB', 'A1173Y1P3YAHLP2SD', 'A11728ZUATAHLP2S5', 'A117291UYAAHLP2S9', 'A117292PZD7HLP2SD', 'A3F7293C1VUHNCRA1', 'A3F729ZCZ7ZHNCRAP', 'A117277U8PHHLP2S1', 'A117292UYZDHLP2SP', 'A117285U9GPHLP2S2', 'A11729ZU5CAHLP2S9', 'A11729ZU51UHLP2SA', 'F7A73Y7E1HTHNCLAX', 'A117277U5YVHLP2SF', 'FVQ7286E33PHNCLA9', 'A117281U2ZYHLP2SZ', 'A117295P9YZHLP2SQ', 'A117283U1FZHLP2SY', 'A117283U9LMHLP2SU', 'A3F7293PYGFHLP78U', 'FVQ7286A27AHNCLS1', 'A11729ZP8GZHLP2S6', 'A117287P9P9HLP2SL', 'A117275UZYLHLP2SZ', 'A117283U1FEHLP2SQ', 'A11729ZP6AXHLP2SN', 'A11729ZP1BYHLP2SV', 'FVQ7285A53ZHNCLSQ', 'FVQ7286F5A9HNCLAR', 'A117292PZD9HLP2SB', 'A117295UYYDHLP2SZ', 'A117285U9XXHLP2SH', 'A11729ZQZ1UHLP2A3', 'DPH73Y7FYQ2HNCY8N', 'A117285P77DHLP2SN', 'A117295P11DHLP2AP', 'A1173Y2S5EYHLP2SZ', 'A117283P1PCHLP2SB', 'A11729ZU3XZHLP2SE', 'FVQ7287AY3VHNCLAB', 'A117292P3DPHLP2S2', 'A117293U3FYHLP2S1', 'A117275U38VHLP2SV', 'FVQ729ZG33ZHNCLAS', 'A117287P11VHLP2SU', 'FVQ7283DZESHNCLSY', 'FVQ728ZD1TGHNCLS5', 'A11729ZP9HPHLP2SA', 'A117285PYXMHLP2SH', 'A3F729ZPYA9HLP78H', 'A117285U1DDHLP2SV', 'A117287PADYHLP2SE', 'FVQ729ZE1AZHNCLA2', 'FVQ7287A2BCHNCLAT', 'A117276UZ5AHLP2SM', 'FVQ7285A22UHNCLS1', 'A117296P6CUHLP2S5', 'A3F7293PY6ZHLP786', 'A117287P9MTHLP2ST', 'A3F729ZCEACHNCRAL', 'A117295U18HHLP2S3', 'A117291P65THLP2SD', 'FVQ7286D18MHNCLSM', 'A11729ZU9H9HLP2SB', 'A11729ZUZMUHLP2SP', 'FVQ7286FYC6HNCLAF', 'A1173Y1QZTYHLP2SZ', 'A117286U5VNHLP2S1', 'FVQ7283AZARHNCLS8', 'A117291QYF5HLP2SB', 'A117296S1FXHLP2S7', 'A3F729ZCE8BHNCRAZ', 'A117295U7A7HLP2S1', 'A117293P2YZHLP2SU', 'A117293UAA8HLP2SX', 'A11729ZP9P7HLP2SN', 'A117293P8ADHLP2SB', 'A117291P2A8HLP2SQ', 'FVQ7286E338HNCLAQ', 'A117287P7FHHLP2SS', 'A11729ZP2T9HLP2S3', 'A117276U2MGHLP2S3', 'FVQ7293D398HNCLA9', 'FVQ7283D25PHNCLST', 'A11729ZUAQPHLP2SD', 'A1173YZP1E5HLP2AP', 'FVQ728ZD17YHNCLSD', 'A117277UYSEHLP2SR', 'A11728ZU5RUHLP2S9', 'A117286P7GMHLP2SL', 'FVQ7285D1L1HNCLS6', 'A117275UZR2HLP2SZ', 'A1173Y1P5PSHLP2S2', 'A117277UZL1HLP2SC', 'A117277U8CCHLP2S3', 'A117277UZZAHLP2SP', 'FVQ7285A569HNCLS5', 'A117285P783HLP2SV', 'A11729ZPY1THLP2SX', 'A117283U6B8HLP2S3', 'A11729ZPAQZHLP2SE', 'A11729ZUBTBHLP2SB', 'A11728ZU98YHLP2SG', 'A117285UAUUHLP2SU', 'A117283U9R9HLP2SR', 'A3F7293CDRAHNCRAP', 'A117293PYDRHLP2SY', 'FVQ7283D2LCHNCLSQ', 'A1173Y1P6VRHLP2S6', 'FVQ7292F2YPHNCLAP', 'A117285U925HLP2SU', 'A117291P65QHLP2SP', 'FVQ7286A2YCHNCLSN', 'FVQ7291A3PZHNCLAN', 'A117293P5RHHLP2SZ', 'FVQ728ZAYCEHNCLSZ', 'FVQ7285D2T5HNCLS5', 'A117293UAZ7HLP2SX', 'A117281U3GTHLP2S5', 'A117287U3FHHLP2SF', 'FVQ728ZGY5SHNCLSP', 'FVQ7283D1NMHNCLSG', 'A11729ZPAEUHLP2SF', 'A117287U6TTHLP2SR', 'A117286UY1GHLP2SU', 'A117296U8C6HLP2SA', 'FVQ7291EYLZHNCLAM', 'A117276U3TAHLP2SF', 'A1173Y1P5YGHLP2S1', 'FVQ7285D2RDHNCLSA', 'A117276U2A8HLP2SA', 'A3F7293PYC8HLP78V', 'A11728ZPYM1HLP2SY', 'A1173Y2P1TYHLP2S9', 'A117277U3SVHLP2S7', 'A117282UYMHHLP2S5', 'A1173YZP1ACHLP2AA', 'A117293UBDRHLP2S6', 'A11729ZU3AFHLP2SS', 'A117285U7SBHLP2SL', 'FVQ728ZA1HUHNCLSS', 'A117287P17EHLP2SR', 'A117277U8FVHLP2S1', 'A117293U35DHLP2SG', 'FVQ7287A2DPHNCLAP', 'A117286PZEFHLP2S1', 'A11729ZPBVSHLP2S5', 'A117286UZHBHLP2SF', 'A117287U8PHHLP2SL', 'FVQ7286FZQFHNCLAC', 'A117291U1HLHLP2SB', 'FVQ7285D2GQHNCLSU', 'A117293P66EHLP2SQ', 'A117287U1A6HLP2S3', 'FVQ7285A1Y9HNCLST', 'A11729ZUAHLHLP2SX', 'FVQ7293AZVRHNCLA2', 'FVQ728ZD153HNCLSG', 'A117285U8CQHLP2ST', 'FVQ7292EZ2AHNCLAR', 'FVQ7287EZGVHNCLAT', 'A11728ZUYASHLP2SM', 'A117282U22EHLP2SV', 'A117285P1HZHLP2SA', 'FVQ7285E1R9HNCLSE', 'A1173Y1P1V6HLP2ST', 'FVQ7285EYFPHNCLSX', 'A117285UYC6HLP2SN', 'FVQ7283D1TEHNCLSZ', 'FVQ7291A17YHNCLAT', 'A117293PZC5HLP2SZ', 'A117275U3ZVHLP2S7', 'A117293QACCHLP2S9', 'A117282PYA6HLP2ST', 'A11729ZP8MAHLP2SA', 'A117287U2YSHLP2SC', 'A11728ZUAAAHLP2ST', 'A11729ZUBUNHLP2SX', 'FVQ729ZD31ZHNCLA2', 'A117285U9VTHLP2SQ', 'A11728ZU3FTHLP2S5', 'FVQ7285D1BRHNCLS9', 'A117276U6NYHLP2SE', 'A117293P5D3HLP2SF', 'A117286P5N3HLP2SN', 'A11727ZPYQPHLP2SA', 'A117285U2NBHLP2S3', 'FVQ7293AZFAHNCLAP', 'A117275UYQEHLP2SZ', 'A117291PYNPHLP2SD', 'A1173Y1P3TQHLP2S7', 'A117292U8CTHLP2SQ', 'A117287UZA7HLP2S5', 'A117287P7YPHLP2S1', 'A3F7257DYP9HNCY3L', 'A117293P9HVHLP2S7', 'A117276U5G7HLP2SQ', 'A117292UZD8HLP2SX', 'A117276U5PFHLP2S7', 'A117287U1PCHLP2SZ', 'A117285U196HLP2SE', 'A117285U3TMHLP2SB', 'A117296P29XHLP2SZ', 'A117292UYACHLP2SU', 'A117277U1MBHLP2S8', 'A117287U8SRHLP2S3', 'A117285U7AQHLP2SF', 'A11729ZP7VZHLP2SX', 'A117293P9MGHLP2S8', 'A11729ZU5LAHLP2S3', 'A117293U2HPHLP2S9', 'A117282UYPXHLP2SP', 'FVQ7286AZLDHNCLA7', 'A117277U15NHLP2SB', 'A11728ZP1HYHLP2SE', 'A117287U8ZEHLP2SA', 'A3F7277Q1QTHLP7AF', 'A117277U6BFHLP2SV', 'A117285P2BFHLP2SD', 'A117295UZASHLP2SD', 'A3F73Y2P2T2HLP78Q', 'A11728ZU7U1HLP2SR', 'FVQ7293D5UYHNCLAS', 'A11729ZP87VHLP2S3', 'A11729ZUAUUHLP2SS', 'A117297S29GHLP2SZ', 'FVQ7287D2YFHNCLA1', 'A11728ZUZ7NHLP2S2', 'A117276U3G2HLP2SX', 'A117277U7XNHLP2SV', 'A11729ZPZDSHLP2A6', 'A117295P7NFHLP2S6', 'A117287P7FSHLP2SH', 'A117295P2FFHLP2SY', 'FVQ7283D1ARHNCLSE', 'FVQ7285D26GHNCLSY', 'A117292P3TLHLP2SC', 'FVQ7285DYP9HNCLS2', 'FVQ7286A2HZHNCLAT', 'FVQ728ZD1GTHNCLST', 'FVQ728ZGY8UHNCLS8', 'A117287U9ZPHLP2S2', 'A11729ZPBX9HLP2SG', 'A117277U3AEHLP2ST', 'A11729ZUYAHHLP2SZ', 'FVQ7285A28PHNCLSS', 'A11728ZUABUHLP2SA', 'A117291P16AHLP2S1', 'A11728ZU93DHLP2SC', 'FVQ7286A36THNCLSP', 'FVQ7293DZQGHNCLAP', 'A11729ZP1ZEHLP2SF', 'A117292U2Q8HLP2SY', 'A1173Y2UYBMHLP2SL', 'A117286U3GUHLP2S2', 'A117291QZAGHLP2S5', 'A117287P8XPHLP2S9', 'FVQ7287E1PSHNCLAT', 'FVQ7287D58ZHNCLAC', 'A117287P595HLP2SQ', 'A3F7292CAPQHNCRAF', 'FVQ7293D39SHNCLAR', 'A117276U79MHLP2SV', 'A11728ZU56EHLP2SA', 'A11729ZUY7LHLP2S5', 'FVQ7291D11DHNCLAY', 'A3F7293CAFYHNCRAT', 'FVQ7283D2D6HNCLSP', 'A117287PZQHHLP2S2', 'FVQ7285AYRXHNCLSZ', 'A117293P2PZHLP2SM', 'A117285UY76HLP2SM', 'FVQ7285D1MQHNCLSE', 'A3F7293P1DTHLP78M', 'FVQ7286EYZAHNCLS8', 'FVQ7292EZ2UHNCLA7', 'FVQ7285D2R2HNCLSP', 'A3F73Y5DYE2HNCR7P', 'FVQ7283DYZCHNCLSM', 'FVQ7286E1N9HNCLA2', 'A3F7255PYTZHLP76T', 'A3F73Y2P33HHLP78M', 'A117293PZA1HLP2SM', 'FVQ7283D33PHNCLS1', 'A117283U6DBHLP2SU', 'A117295P1XNHLP2SA', 'A117283U2QTHLP2SH', 'A117277UYP1HLP2SR', 'FVQ7293D2SQHNCLAB', 'A117283U3GXHLP2S2', 'A11728ZU1NYHLP2SC', 'A117285UYY6HLP2S8', 'A117277U8XTHLP2SL', 'FVQ7283AYHAHNCLSA', 'A117277U6A6HLP2S7', 'A117292UZTMHLP2SA', 'FVQ7283D1PXHNCLSF', 'FVQ7291AY56HNCLAX', 'A11728ZU5MMHLP2SU', 'A117293P5Z5HLP2SM', 'A117281UYNHHLP2S3', 'A117286P58ZHLP2SY', 'A3F73Y2P2MRHLP78U', 'A117295P3YMHLP2S8', 'A117292U3ASHLP2SP', 'A117283P232HLP2SC', 'A117293UATNHLP2SY', 'A117287PZMPHLP2S9', 'A117286U5FVHLP2S2', 'A117295PZ8DHLP2SP', 'FVQ7293HYT2HNCLAL', 'A117275UYEZHLP2SA', 'A117275UYEPHLP2SQ', 'A117285PYUZHLP2SE', 'A117285U7AFHLP2SQ', 'FVQ728ZDYDSHNCLSZ', 'A117296P95LHLP2SF', 'A117291Q2BPHLP2S7', 'A117292U7TCHLP2S1', 'A117287U5P5HLP2SD', 'A1173Y1PYD5HLP2SA', 'A117275U2DAHLP2SY', 'A117293UDRDHLP2SE', 'FVQ7292D3A2HNCLAD', 'FVQ728ZA1CPHNCLSY', 'A117285U5YRHLP2SC', 'FVQ7285D1TMHNCLSZ', 'A117291Q1BPHLP2S8', 'A117286U2PNHLP2SY', 'A117295P155HLP2AP', 'A117276U1ZZHLP2SZ', 'FVQ7285H1GAHNCLSV', 'A1173Y1U3GRHLP2SZ', 'A117277UZUCHLP2SB', 'FVQ7285D3G1HNCLSG', 'A117283U1M1HLP2SP', 'A117277UYVVHLP2S1', 'A117296U1G6HLP2SP', 'FVQ7283AZG1HNCLSL', 'A117277U7G6HLP2SN', 'A117293U32YHLP2S6', 'DPH73Y5FYQ5HNCY8M', 'A117292PZUTHLP2SD', 'A117291P26VHLP2SF', 'A117293U5BPHLP2SL', 'A11729ZPZDEHLP2AC', 'FVQ729ZE1T9HNCLAL', 'FVQ7282DYAPHNCLSA', 'A11729ZPASLHLP2SM', 'A117277U2UYHLP2SZ', 'A117285U2CBHLP2SF', 'FVQ7291A16CHNCLAF', 'FVQ7287A2FFHNCLAM', 'FVQ7285D2P2HNCLS7', 'A1173Y3PYGEHLP2SS', 'A117276U166HLP2SR', 'A117287P99NHLP2S3', 'FVQ7286E357HNCLAP', 'A117276UYT7HLP2SM', 'FVQ729ZE2BGHNCLAS', 'FVQ7285E2ALHNCLS7', 'A117277U1P1HLP2SA', 'A1173Y1QZDGHLP2SU', 'A117276U11RHLP2SM', 'A11729ZPAZDHLP2S7', 'A117285P1PXHLP2ST', 'A11729ZPAZ6HLP2SX', 'A117282UY6NHLP2SB', 'A117287P5REHLP2S1', 'A117292P1NGHLP2SE', 'FVQ7283D2DFHNCLSE', 'A117293P517HLP2SD', 'FVQ7283D11ZHNCLSZ', 'FVQ7291A3P9HNCLAH', 'A117291UYEZHLP2S8', 'A117232Y12LHLP26P', 'A117286U7BPHLP2SN', 'A117277U5AAHLP2S2', 'A11727ZU1UAHLP2SP', 'A117293U5A7HLP2SZ', 'A117293PAL9HLP2SH', 'A11728ZUYE1HLP2S6', 'A117285P6QZHLP2SL', 'A117285U2AUHLP2SN', 'A117292UYT8HLP2SC', 'A1173Y1P3GGHLP2SP', 'FVQ7285D2EMHNCLS3', 'FVQ7286AYSSHNCLSY', 'FVQ7285D59XHNCLS5', 'A3F7293PY29HLP788?', 'A117283U2RAHLP2SV', 'A117287U16PHLP2S8', 'A117286U12THLP2SD', 'FVQ7285D1YFHNCLSC', 'A117287P2ZUHLP2SY', 'A11728ZU5XZHLP2SF', 'A11727ZPYL2HLP2S5', 'A117286P6SXHLP2SF', 'A117292P5Y8HLP2SG', 'A117286U1TPHLP2SA', 'A117285P8L3HLP2SS', 'A117287P2QTHLP2SR', 'A117276U75YHLP2SU', 'FVQ7283DYABHNCLSV', 'A117293U2C2HLP2SP', 'A117297S213HLP2S7', 'A11729ZPAHAHLP2SN', 'A117293P6QAHLP2S6', 'A117277UY7CHLP2SA', 'A3F729ZCFMYHNCRA6', 'A117285UY8FHLP2S9', 'A117277UZURHLP2SZ', 'A117285U9A6HLP2S3', 'A117295UYYTHLP2SM', 'A117291PZEUHLP2SQ', 'A3F7293P22BHLP78Z', 'A117291P6B2HLP2SP', 'FVQ7285D3PDHNCLSV', 'A117285P6Y5HLP2SQ', 'FVQ7283A3Q2HNCLST', 'A117282PYT3HLP2S7', 'A117275U58SHLP2ST', 'A117275U555HLP2SS', 'FVQ729ZE21BHNCLAT', 'FVQ7285A335HNCLSL', 'A1173Y1P5NAHLP2S7', 'FVQ7283DZFYHNCLSP', 'A117283UYQ6HLP2S6', 'A117296P2GBHLP2SY', 'A117285P19THLP2S5', 'FVQ7286D2CAHNCLAD', 'A117293P59XHLP2SZ', 'FVQ7283A2FDHNCLSD', 'A117285U7C5HLP2SG', 'FVQ7285D1NZHNCLS2', 'A3F729ZCEA6HNCRAS', 'A117282U1STHLP2SA', 'A3F7293P1GSHLP78G', 'A117291P5LRHLP2S8', 'A117287P3SPHLP2SR', 'A117285P8Y3HLP2SQ', 'FVQ7285D2HAHNCLS3', 'A11728ZP199HLP2ST', 'A117276U3DYHLP2SA', 'A117292PYT3HLP2SD', 'A11729ZPZU6HLP2AF', 'FVQ7286D1EAHNCLAS', 'FVQ7285E129HNCLSF', 'A117277U8SZHLP2SY', 'FVQ7285A1AEHNCLSL', 'A3F729ZC1U5HNCRAS', 'A117293U9GQHLP2SY', 'F7A73Y7E1H1HNCLAP', 'A117285U16QHLP2S5', 'A117291PZYTHLP2S2', 'A117286UYDMHLP2SM', 'A117277U3XAHLP2SB', 'A117293UZM8HLP2S6', 'FVQ7283AY2BHNCLSN', 'A117277U1PVHLP2SC', 'A117282U1PHHLP2SY', 'A117293PZYPHLP2S5', 'A117281UYP3HLP2SS', 'A117293UDAYHLP2S6', 'A117277U6TDHLP2S8', 'A117277U3EHHLP2SM', 'FVQ7283D377HNCLS5', 'A117285P79PHLP2S6', 'FVQ7285D1VZHNCLSF', 'A11729ZU1P6HLP2SZ', 'FVQ729ZFYT9HNCLA9', 'FVQ7283D2YQHNCLSA', 'A3F729ZCFU3HNCRAE', 'A1173Y1PZD2HLP2SB', 'A117297S588HLP2SA', 'A11728ZP31AHLP2SA', 'A117286U2Z5HLP2S9', 'A117292U7X9HLP2S7', 'A3F7285D155HNCR3X', 'A117296PA67HLP2SN', 'A117291U2AAHLP2S5', 'A117295P3BSHLP2SY', 'A117286PZRLHLP2SX', 'A117277U66FHLP2SA', 'FVQ7285A5ZFHNCLSL', 'A117286PZVEHLP2SR', 'A117286UY9QHLP2ST', 'A117277UYUSHLP2S7', 'A11729ZUA3BHLP2SE', 'FVQ7283A388HNCLSZ', 'A117297UA6YHLP2SF', 'A117291Q1TCHLP2SV', 'A117286U7D8HLP2ST', 'A117285U5N7HLP2SZ', 'A117285UBYVHLP2S8', 'A11729ZPZ6PHLP2SG', 'FVQ7283D1QNHNCLS9', 'FVQ7287DZRSHNCLSV', 'A117292U6YRHLP2SP', 'A117276U695HLP2SA', 'FVQ7285GY6CHNCLSP', 'A1173Y2P3PEHLP2SF', 'A117277U8QAHLP2SR', 'FVQ7283D2FFHNCLS8', 'A117275U3NYHLP2SG', 'FVQ7286DZTXHNCLSA', 'A117295P9Y3HLP2SL', 'A117296P2GLHLP2SP', 'A117287P85AHLP2SU', 'A117295P5A5HLP2SL', 'A117277UZS1HLP2SY', 'A3F7277P8ZYHLP7AS', 'A117285U53AHLP2SQ', 'A117276U6PBHLP2SY', 'DPH73Y5FYSAHNCY88', 'FVQ729ZE1A5HNCLA1', 'A3F7293C7UGHNCRAA', 'A117293UAH1HLP2SH', 'FVQ7285A387HNCLS3', 'A11729ZPAEZHLP2S8', 'A117277UYCMHLP2S8', 'A117293U5ACHLP2SU', 'A117283UYXPHLP2S2', 'A117286P62XHLP2SP', 'FVQ7285AYGHHNCLS6', 'A117277U1HMHLP2SA', 'FVQ7285E1TDHNCLSV', 'A11729ZP1XAHLP2SP', 'A117276U59PHLP2SV', 'FVQ7285A2AVHNCLSA', 'A117283PYF3HLP2SH', 'A117295PZHYHLP2S5', 'A1172Z3YY1AHLP27Q', 'FVQ7285A2ALHNCLSD', 'FVQ7285E2AMHNCLS6', 'A3F7285D15PHNCR3D', 'A117286P5V9HLP2SV', 'FVQ7285D1PLHNCLSQ', 'A3F729ZCEPHHNCRAG', 'FVQ7287D5D1HNCLA1', 'A117291P1SMHLP2SY', 'FVQ7285A15AHNCLSB', 'A117285U97CHLP2SY', 'A117286P6E7HLP2S7', 'A117277U2AGHLP2S1', 'FVQ7292D2CMHNCLA5', 'A11728ZU2VXHLP2SX', 'A117292P5E3HLP2SD', 'A11729ZPZ9THLP2SY', 'A1173Y2P2G7HLP2SY', 'FVQ7292A3LTHNCLAS', 'A117291P668HLP2SY', 'A117287PYZQHLP2SR', 'A117277U1DVHLP2SE', 'A117297P5N3HLP2SC', 'A117295U9AMHLP2SP', 'A117291Q3QZHLP2SG', 'A3F7293P1XAHLP78M', 'A1173YZPZLNHLP2AF', 'A117285P1Z2HLP2SV', 'A11728ZUZ6ZHLP2SP', 'A117281U11UHLP2SL', 'A11728ZU1AYHLP2SL', 'A117295P2GAHLP2SY', 'A117285U1PBHLP2S1', 'A117283PYFPHLP2S1', 'A117287UZAPHLP2SP', 'A117287U736HLP2SQ', 'FVQ7285D2CEHNCLSY', 'FVQ7285D5AVHNCLSY', 'A11729ZP3ZCHLP2SU', 'A11728ZU1AYHLP2SA', 'A117296U6YGHLP2SN', 'A117291P3NAHLP2SH', 'FVQ7285D1QDHNCLSG', 'A117276UZR1HLP2SZ', 'A117277UYYQHLP2SR', 'A117292U7PPHLP2SZ', 'A117281U2NZHLP2SP', 'A117293P9VZHLP2S1', 'A117283U5V3HLP2SP', 'A117293U7VGHLP2S5', 'A117291P1PYHLP2S8', 'A117292PYFVHLP2SP', 'A117287P6PCHLP2SE', 'A11729ZUYVAHLP2SF', 'FVQ7292AZSMHNCLAG', 'FVQ7285A5A5HNCLSR', 'A117291UYT8HLP2SP', 'A117285P1YFHLP2SD', 'FVQ7287D5YHHNCLAT', 'A117277U68LHLP2SZ', 'A117283P3N1HLP2SV', 'FVQ728ZA1S5HNCLSN', 'A117291QZBDHLP2SB', 'A117287U6VXHLP2SQ', 'A11729ZUA67HLP2S9', 'A117277U3RFHLP2SQ', 'A11728ZU1GVHLP2S5', 'A1173Y1P78NHLP2S3', 'FVQ7285D1TRHNCLSV', 'A117276U3TSHLP2S8', 'A117293P9ATHLP2ST', 'A11727ZU1TAHLP2SP', 'A11729ZPYTHHLP2SX', 'A117293PAYTHLP2SP', 'A117285UB3VHLP2SZ', 'A117292P1TPHLP2ST', 'A11729ZP9F9HLP2SY', 'A117277U5TMHLP2S1', 'FVQ7286AZMPHNCLAU', 'FVQ7287D6E6HNCLSA', 'FVQ7292D2XZHNCLAH', 'FVQ728ZAYAEHNCLSU', 'A11729ZU6TSHLP2SS', 'FVQ7283D12ZHNCLST', 'A117285UA6DHLP2S7', 'A117286UYF8HLP2SU', 'A117292U2YMHLP2SX', 'A117287U623HLP2SX', 'A117277U6NHHLP2SU', 'FVQ7293E3TQHNCLAZ', 'FVQ7283D1ULHNCLSZ', 'A11728ZP3XZHLP2S3', 'FVQ7285D17THNCLSP', 'FVQ728ZA1Y1HNCLS2', 'A117283U6ATHLP2SM', 'A3F7293P16CHLP78L', 'A117293UAYPHLP2SC', 'A11729ZPAUMHLP2SE', 'FVQ7285A3X3HNCLS6', 'FVQ7286EYYXHNCLSZ', 'A11729ZUZ88HLP2SA', 'A117286UYPEHLP2SA', 'FVQ7283D1YYHNCLS1', 'A117291U25ZHLP2SZ', 'A117283U1ETHLP2SB', 'A117285U6ZTHLP2SC', 'FVQ7293H1TPHNCLA2', 'A117293UZHNHLP2SZ', 'FVQ7283D135HNCLSM', 'A117287PY59HLP2S3', 'A11729ZU3AMHLP2SS', 'A117285U9AHHLP2SS', 'A117293P7QHHLP2SY', 'A117293PYT6HLP2S9', 'A117276UYLVHLP2SV', 'A117286UYZAHLP2S6', 'A117293P2ZQHLP2SQ', 'FVQ728ZA2REHNCLSF', 'FVQ7293EZ9FHNCLAY', 'A117291QYMEHLP2SC', 'A11728ZUZ7AHLP2SE', 'FVQ7283A1CNHNCLST', 'FVQ7283D1XTHNCLSE', 'A117277U6RPHLP2SD', 'A117293U5YSHLP2SN', 'A117287PYYLHLP2S7', 'FVQ7283A1PCHNCLSX', 'FVQ7285DYFFHNCLS8', 'A117287U9ZMHLP2SZ', 'FVQ7285A1GSHNCLST', 'A117286U5YAHLP2S2', 'A117292U7LPHLP2ST', 'A117287P28EHLP2SM', 'A117283PYHMHLP2ST', 'A117287P3UDHLP2SV', 'A117287U7TXHLP2SV', 'A117283U5VGHLP2SA', 'A117285P71EHLP2S5', 'A117297P6SEHLP2SU', 'FVQ7287A5RGHNCLAM', 'A3F7293CAYYHNCRA9', 'A117287P3VZHLP2S6', 'A117295P2E2HLP2SE', 'A117275U3E7HLP2SZ', 'FVQ7286D6DSHNCLAA', 'A11728ZUB9DHLP2SY', 'FVQ7287AYPTHNCLAC', 'A117293PA2QHLP2SL', 'A117276U3YZHLP2SE', 'FVQ7292EYRAHNCLAU', 'FVQ7285A2ZAHNCLSS', 'A117292U7ZQHLP2SL', 'A117291U28HHLP2S6', 'A117277U2PUHLP2SC', 'A117293U1FYHLP2S3', 'A117285UZCMHLP2S3', 'A3F729ZC98PHNCRAT', 'FVQ7285D1ZGHNCLS5', 'A11729ZPYYTHLP2SX', 'FVQ728ZAYQ6HNCLSU', 'FVQ729ZEYPVHNCLAD', 'A117287U6PEHLP2SR', 'A117287P7QFHLP2S1', 'FVQ7262HY58HNCL7X', 'A117291U26EHLP2SF', 'A11729ZU79NHLP2SQ', 'A117277U1QQHLP2SL', 'FVQ728ZA2Y6HNCLST', 'A117277U8SEHLP2SH', 'A117281UYA2HLP2SE', 'A3F7293CZFHHNCRAH', 'A117293UA9CHLP2SQ', 'A117293U59ZHLP2SG', 'A117287UYUGHLP2SE', 'A117295PZ65HLP2SZ', 'FVQ7287D1DHHNCLAP', 'FVQ7293DYB2HNCLAA', 'A117285U9UHHLP2S6', 'A117292UZYEHLP2ST', 'FVQ7293D2SRHNCLAA', 'FVQ728ZA1E8HNCLSM', 'A117287P71VHLP2SN', 'A117287U59DHLP2S1', 'A117287P5TSHLP2S8', 'A117287P26DHLP2SU', 'A117283U3TYHLP2SR', 'A3F73Y2P2YNHLP78Y', 'A117283P2YMHLP2S8', 'A117293UYDCHLP2SQ', 'A117293U6D6HLP2ST', 'A117293U61SHLP2SA', 'A117277U5XAHLP2S9', 'A117286P7APHLP2S2', 'A117287PAYNHLP2S1', 'FVQ7287A1TZHNCLAX', 'FVQ7285DYN3HNCLSZ', 'FVQ728ZA27THNCLSP', 'FVQ7285AZFBHNCLSB', 'FVQ7283D6YPHNCLSB', 'A117286U5LDHLP2S3', 'A117292P2TDHLP2S1', 'F7A73Y7E13FHNCLAH', 'A1173Y1S2ZEHLP2SP', 'A117283PZFFHLP2S1', 'A117291P2PAHLP2ST', 'A117277U8FPHLP2SB', 'FVQ7292AYZTHNCLAQ', 'FVQ7283DZAAHNCLSC', 'FVQ7283D1AAHNCLST', 'A117285UZYTHLP2SE', 'A117277U3HTHLP2S2', 'FVQ7283D1GYHNCLSM', 'A117277U2XCHLP2SZ', 'A117277U5ZPHLP2SU', 'A117277UYY5HLP2SG', 'A117296P2GTHLP2SG', 'A117291QZ85HLP2SU', 'A117293P7PEHLP2S6', 'A3F73Y2P2PAHLP781', 'A117296P97BHLP2SC', 'A117283PZPEHLP2SA', 'A117286U5MUHLP2SP', 'A3F7293CFZEHNCRAP', 'A117293P97QHLP2S8', 'A117283U1TQHLP2S3', 'A117285U191HLP2SP', 'A117285U5RNHLP2SE', 'A117277U6AVHLP2SC', 'A117291P71THLP2ST', 'A117293P9Z7HLP2SF', 'A1173Y1S2YEHLP2S3', 'A117295UY89HLP2SA', 'A117287UZA3HLP2S3', 'A117285U32FHLP2SQ', 'A117296U9P7HLP2ST', 'A117281UYA9HLP2S7', 'A117292UZP5HLP2SZ', 'A117291U1GNHLP2SA', 'FVQ7285A3T3HNCLS9', 'A11728ZU1EBHLP2SV', 'A117293P9YUHLP2SX', 'FVQ7292D2ZCHNCLAX', 'A117293U8PFHLP2SP', 'A117277UY29HLP2SY', 'A117277U1E9HLP2SX', 'A3F7293P1N1HLP78P', 'FVQ7283DYAVHNCLS5', 'A117275U3HZHLP2ST', 'A117293PZYZHLP2SR', 'FVQ7286A119HNCLSP', 'A11728ZP3MDHLP2SP', 'A117291P5U3HLP2S6', 'A117286PZA6HLP2SG', 'A117276U6Z3HLP2SA', 'A117285U9G3HLP2SN', 'A117291P6HBHLP2ST', 'FVQ7292E2CYHNCLAP', 'A117281UYZ9HLP2SA', 'A117292U63XHLP2S2', 'A3F7293PY82HLP78X', 'A117292QYZFHLP2SZ', 'A117285U3FRHLP2S9', 'A117285U1NDHLP2S2', 'FVQ7283AZCDHNCLS2', 'A1173Y2P1VLHLP2SF', 'FVQ7287A63SHNCLA8', 'A3F7297CAPDHNCRAZ', 'FVQ7286D16DHNCLS1', 'A117283P26BHLP2SY', 'A117292P3ZEHLP2SY', 'FVQ7286EZ5EHNCLAB', 'FVQ7286D3DPHNCLAG', 'FVQ7285AY2AHNCLSM', 'A117283U38XHLP2SS', 'A117292UYVRHLP2SZ', 'A117291U1YTHLP2SM', 'A117283P1CPHLP2SR', 'A117293U8MSHLP2SC', 'A3F7277P8SQHLP7AP', 'A117291Q166HLP2S2', 'A117293U2GZHLP2ST', 'A11729ZU3R9HLP2ST', 'FVQ7285A21PHNCLS9', 'A117295PZTTHLP2SD', 'A117293P637HLP2S6', 'A3F7293P18VHLP783', 'A117287P87YHLP2SY', 'A11728ZPY5EHLP2S1', 'A117291PZNEHLP2SE', 'FVQ7292D3A1HNCLAE', 'A117285P22BHLP2SA', 'A117287U6HQHLP2SZ', 'A117293PBZZHLP2SG', 'FVQ7283A1PTHNCLSP', 'A11729ZP9D1HLP2SA', 'A11729ZQZ6MHLP2AV', 'FVQ728ZDYNRHNCLSA', 'A117277U3PSHLP2SP', 'FVQ728ZA1AAHNCLSR', 'A117285P9ZQHLP2SC', 'A117292U1RZHLP2S7', 'A117293U7XAHLP2S5', 'A117276U2HCHLP2SD', 'A117287PZN2HLP2SP', 'FVQ7285DZ5LHNCLSV', 'FVQ7293E3QGHNCLAM', 'A117275U1TCHLP2SP', 'A3F7293PYBSHLP78Y', 'A117295UDA3HLP2ST', 'FVQ7286E1MYHNCLAE', 'A117276U1GPHLP2SA', 'A3F7277P6AZHLP7AP', 'FVQ7293AZVHHNCLAA', 'A117277U866HLP2SH', 'A117293UYSAHLP2SR', 'A11727ZPY73HLP2S9', 'A117282UYAQHLP2SR', 'A117282U15NHLP2SD', 'A117281U1AZHLP2SH', 'A117277U3X5HLP2SG', 'A11729ZPZYYHLP2SP', 'A117285U65SHLP2S1', 'A117292U1LXHLP2SQ', 'FVQ7291E1GFHNCLAG', 'A117276UY6UHLP2SZ', 'A117291Q1AVHLP2S1', 'FVQ7286AZTNHNCLSN', 'FVQ7283DYAGHNCLSC', 'A117275U39HHLP2SZ', 'FVQ7283D2HTHNCLSM', 'A117283U9CYHLP2SP', 'A117293U9DXHLP2S2', 'A3F7293C9CVHNCRAR', 'A117283P21EHLP2SA', 'FVQ7285D1YVHNCLSA', 'DPH73Y7FYNMHNCY89', 'A117292QYGZHLP2SD', 'FVQ7283A2SRHNCLS2', 'FVQ7293G5MCHNCLAL', 'A117283UZSPHLP2SD', 'A117296U88VHLP2SH', 'FVQ7293D59RHNCLAQ', 'A117291P6GTHLP2SE', 'A117192YYFGHLP262', 'A117283P11FHLP2SA', 'A117287UYT3HLP2SM', 'A117295PZMXHLP2ST', 'A117293U56LHLP2SZ', 'A117285UYU5HLP2ST', 'A117283P3HYHLP2SD', 'A117192YYR9HLP26D', 'A117293P881HLP2SV', 'FVQ7287D77AHNCLA8', 'FVQ7285A1LYHNCLSA', 'A117287P5L1HLP2SV', 'FVQ7285A1G1HNCLSM', 'A117291P67XHLP2S6', 'A11729ZPZSCHLP2A9', 'FVQ7293A2USHNCLA6', 'A117285P8ANHLP2SX', 'A117286U6FHHLP2SD', 'A117286U5V7HLP2SG', 'FVQ7283D1U2HNCLSH', 'A117285P7MUHLP2SZ', 'A117293P3MUHLP2S2', 'FVQ728ZD137HNCLSC', 'A3F7272PYZSHLP76D', 'A117293U8F9HLP2SP', 'A117287UZZTHLP2S3', 'A117287PAC6HLP2SR', 'FVQ7291E2F6HNCLAT', 'A11729ZUAM7HLP2SY', 'A117293P5HTHLP2SA', 'FVQ7286F5A3HNCLA3', 'FVQ728ZD1YAHNCLSQ', 'A117286U67YHLP2SL', 'A117285P758HLP2SZ', 'FVQ7287AYPZHNCLAA', 'A117293UD9QHLP2SH', 'FVQ7293E3TRHNCLA3', 'A117275U21NHLP2SQ', 'A117287P9EZHLP2SB', 'A117292U7CGHLP2S5', 'FVQ7292D1EYHNCLA7', 'A11729ZP95CHLP2SP', 'FVQ7285A1BAHNCLSR', 'FVQ728ZDYABHNCLSN', 'A3F7295C1PEHNCRA9', 'A117285U15QHLP2S8', 'A117283UZMFHLP2S2', 'A11729ZU5ARHLP2SE', 'FVQ7283A1SZHNCLSV', 'A117292U7Z3HLP2S7', 'FVQ7285D22UHNCLSY', 'A117292P5QYHLP2SL', 'A117293UBLPHLP2SR', 'A117286UYTEHLP2SB', 'A117276U1P3HLP2SP', 'A117283U3C5HLP2SN', 'A1173Y1P6DYHLP2SD', 'A117276U2HZHLP2SY', 'A11729ZUDL3HLP2SZ', 'A117287UYLVHLP2SR', 'A117291U1ZUHLP2SP', 'A3F7293P17UHLP787', 'FVQ7283D2DRHNCLSZ', 'A117291P6TUHLP2S8', 'A117285U9BEHLP2SS', 'A117287U3X6HLP2SA', 'A117293P9GRHLP2SE', 'A117277UY5NHLP2SA', 'A117295U2YNHLP2ST', 'A117282U2AAHLP2S1', 'A117277U9RNHLP2SB', 'A117292U2ZAHLP2SQ', 'A117287U7G8HLP2SH', 'A117276U5EPHLP2SC', 'FVQ7286EY5YHNCLSF', 'FVQ7283D66MHNCLSR', 'FVQ7285D26DHNCLS1', 'A117277U9THHLP2S1', 'A117287U1YBHLP2S6', 'A117282U1YSHLP2ST', 'A117276U6YQHLP2SL', 'A117276U5CPHLP2S6', 'A117286P6MRHLP2S2', 'FVQ7285A17PHNCLST', 'A117293P1ZDHLP2SH', 'FVQ7291A3TZHNCLA3', 'A117287P838HLP2S2', 'A117277U6TSHLP2SV', 'A117293P8L1HLP2ST', 'A1173Y1P3PUHLP2SQ', 'F7A73Y7E1ZXHNCLAY', 'A117285U2C8HLP2SC', 'A117285UB5BHLP2SB', 'A117285U2HAHLP2SH', 'A117296U9PZHLP2S1', 'FVQ7287D53HHNCLAF', 'A3F7265P1NDHLP76Q', 'A117285P7A6HLP2SL', 'FVQ7293AZHSHNCLA3', 'A117293U1G8HLP2SQ', 'A1173Y2S29CHLP2SZ', 'A117285U3PCHLP2SZ', 'A3F7293PY5MHLP78M', 'A117285UYREHLP2ST', 'A117291Q2BHHLP2S9', 'A11728ZU27YHLP2SU', 'A117282U2AHHLP2ST', 'A117283U5B2HLP2SA', 'FVQ7287D5AGHNCLAV', 'A117285P922HLP2SA', 'A117277U12VHLP2SD', 'A117295P19RHLP2AM', 'A117293UZT6HLP2SQ', 'A117292UYR9HLP2SY', 'A11729ZUAYZHLP2ST', 'FVQ728ZA2H5HNCLSE', 'A117275U56UHLP2SY', 'A117287U6TTHLP2SY', 'A117296U6L3HLP2S9', 'A117285P931HLP2SA', 'A117293U19FHLP2SZ', 'A117277UY8ZHLP2SS', 'FVQ7287D7YUHNCLAB', 'A117282U16VHLP2S3', 'A117283P3UVHLP2SH', 'A117291PZQ9HLP2SD', 'A117277U2XNHLP2SY', 'FVQ7291D5CAHNCLAE', 'A117295P1VVHLP2SB', 'A117277U3ACHLP2SY', 'A117287PY12HLP2SN', 'A11728ZUA21HLP2SY', 'FVQ728ZA2T2HNCLSM', 'A11728ZP1PAHLP2SG', 'A117295U3VQHLP2SZ', 'A117286U38CHLP2S2', 'FVQ7286FZRQHNCLA6', 'FVQ7292D2MAHNCLA5', 'A11728ZU9PZHLP2S6', 'A117287U8U3HLP2SP', 'A117293U3YSHLP2SC', 'A11728ZU83ZHLP2SZ', 'FVQ7285D2E3HNCLSM', 'A117283U2T2HLP2SZ', 'A117277U3XXHLP2SQ', 'A117283P3GYHLP2SE', 'A117293P69AHLP2SH', 'A117286U3RAHLP2SR', 'A3F7277P9ABHLP7A9', 'A117276UZ88HLP2SE', 'A117295UYZEHLP2SP', 'FVQ7285DZAXHNCLS3', 'A117297U1XYHLP2SH', 'A117283U27AHLP2SH', 'A117296PYTEHLP2SY', 'A11729ZU9DEHLP2SC', 'A1173YZP2YAHLP2AP', 'A117291P3HEHLP2ST', 'A117277U3H3HLP2SS', 'A11729ZPA3UHLP2SA', 'FVQ7293EY16HNCLA1', 'A117295P81YHLP2SF', 'FVQ7292EYR7HNCLAX', 'A117277U1U9HLP2SP', 'A117293U9EMHLP2S9', 'FVQ7283D39PHNCLSM', 'A1173YZUYQYHLP2AG', 'A117276U7HGHLP2SA', 'A1173Y1QZS3HLP2S2', 'A117286U3A3HLP2SB', 'A11728ZUAP5HLP2SB', 'FVQ7286D5BBHNCLSC', 'FVQ7287D5QUHNCLA9', 'A3F7266PY3VHLP76X', 'A117276U1DUHLP2SG', 'A11729ZPZTZHLP2AL', 'FVQ7283D33ZHNCLSR', 'A117277UYSZHLP2S1', 'A117293U3XZHLP2SL', 'A117277UZYGHLP2SV', 'FVQ7286D1BYHNCLSZ', 'A117286PZUCHLP2SQ', 'FVQ7285AYYGHNCLSM', 'A117296S1PQHLP2SQ', 'FVQ7285A3BNHNCLSD', 'A117286P5U1HLP2S6', 'A117287U5A1HLP2SA', 'FVQ7283A2PQHNCLSQ', 'A117285UZFMHLP2SA', 'A11728ZUB2XHLP2S1', 'A117293UA8EHLP2SZ', 'A117277U8ZMHLP2SP', 'A117276U6AEHLP2SY', 'A117285UY7MHLP2S6', 'A117282U35DHLP2SL', 'A11729ZP6RPHLP2SR', 'A117292QY1ZHLP2SP', 'A117296UYMGHLP2SZ', 'A117275U1MVHLP2SS', 'A117285UA81HLP2SD', 'FVQ7286FY9SHNCLS8', 'A117276U27THLP2SX', 'A117295U3CVHLP2ST', 'FVQ729ZE1S1HNCLAX', 'A117283PYEXHLP2SS', 'DPH73Y7FYAYHNCY8Y', 'A11727ZU1ZXHLP2SP', 'A117287U5AVHLP2SA', 'A117283P3LYHLP2S2', 'A117275U1SGHLP2SQ', 'A117277UZZXHLP2S2', 'A117296P3HYHLP2S5', 'A117293U82THLP2S3', 'FVQ7283D3A5HNCLSS', 'A117287P6SEHLP2SX', 'A1173Y3S1E9HLP2ST', 'A117275U2PCHLP2S8', 'A117277U6GVHLP2SY', 'FVQ7285A2Y7HNCLSY', 'A3F7265P17ZHLP76F', 'FVQ7283D33UHNCLST', 'A117276U5BDHLP2SZ', 'A117276U6P3HLP2SC', 'A117276U3DUHLP2SE', 'A117287PZZAHLP2S1', 'FVQ7285DZXAHNCLSV', 'A117292P2UAHLP2SZ', 'FVQ7283DYUNHNCLSY', 'A117292P36GHLP2SS', 'A117287PZ78HLP2SU', 'A117287U3STHLP2S6', 'A117287P37CHLP2SP', 'FVQ7292D21RHNCLAC', 'FVQ728ZA36PHNCLSY', 'A11728ZU56FHLP2SB', 'A3F7293PY18HLP78A', 'A117287P89NHLP2SZ', 'FVQ7285A56DHNCLS1', 'A117285P717HLP2SA', 'A117287P3YAHLP2SA', 'FVQ7283D2LQHNCLSC', 'A117291QYHLHLP2SQ', 'A3F7257PYB3HLP761', 'FVQ7285A3RYHNCLST', 'A117292U3YDHLP2SZ', 'A117292UYYVHLP2SR', 'A3F7293CAQ3HNCRAY', 'A117297P5TFHLP2SG', 'A11729ZU9BZHLP2SY', 'A117277U1R1HLP2S6', 'A117283P2TLHLP2ST', 'A11729ZU38THLP2SS', 'A117282U1EBHLP2SX', 'A117291U11AHLP2S1', 'FVQ7283D1NAHNCLST', 'A117286P687HLP2SR', 'FVQ7285E2DYHNCLSS', 'A117291Q2N3HLP2SQ', 'A3F7295CYC2HNCRAR', 'A11728ZU29RHLP2SV', 'A117283U9LYHLP2SH', 'A117293U5F6HLP2SR', 'A117283UYQTHLP2SG', 'FVQ728ZDYEAHNCLSF', 'A11728ZU1UFHLP2SH', 'A117286U6Y3HLP2SA', 'FVQ7283D3DYHNCLST', 'A117287U8YHHLP2SM', 'A117283U6DHHLP2SN', 'A117276U5Y8HLP2S9', 'FVQ729ZD33PHNCLAB', 'A117295P72FHLP2SY', 'A117285P7P1HLP2SY', 'F7A7292E7B8HNCL7G', 'A117287U7A6HLP2S3', 'A3F7255PYUYHLP76R', 'A117276U1GAHLP2SP', 'A117291P73EHLP2SY', 'A117295P6E7HLP2S5', 'A117292UZ95HLP2SA', 'A117275UZDZHLP2S9', 'A117286UY36HLP2SY', 'A117287U113HLP2S5', 'A117293U2A9HLP2S6', 'A117287P5Q2HLP2SG', 'A11727ZPYYFHLP2SC', 'A1173Y1P6A8HLP2SA', 'A117287P855HLP2SZ', 'A117286U3UUHLP2SY', 'FVQ7285EYCLHNCLSR', 'A11729ZP8Y8HLP2SB', 'A117282U2ABHLP2S2', 'A117281U19PHLP2S1', 'FVQ7283DZDPHNCLSZ', 'A117287PZE2HLP2SD', 'A117287UZS7HLP2SR', 'A117276U279HLP2SC', 'A3F7293CAH6HNCRAG', 'A117291QYSCHLP2SZ', 'FVQ7283DYEHHNCLSB', 'A1173Y1U38THLP2SM', 'A117291PZ8UHLP2S8', 'FVQ7287D5CPHNCLAY', 'A117293P3D2HLP2SC', 'A117291PZCTHLP2SA', 'A117276U3ZEHLP2S2', 'A117276U2QBHLP2SZ', 'A117292P3MGHLP2SF', 'FVQ7285DYUQHNCLSU', 'A117287P5VQHLP2SD', 'FVQ7292D178HNCLAC', 'A117287U7T5HLP2SM', 'A117292P35BHLP2SY', 'A117286P5GYHLP2SB', 'A117293UDYTHLP2S7', 'A11727ZPYA2HLP2SV', 'FVQ7285AYG8HNCLSF', 'A117293U2G8HLP2SP', 'A117283P1VFHLP2ST', 'A117285P15YHLP2SF', 'A117287PZEZHLP2SB', 'A117297P3TAHLP2ST', 'A117277U2LPHLP2SY', 'A117293P2UPHLP2SM', 'A117292U7T5HLP2SE', 'A117292P2ASHLP2S5', 'A117283U6TYHLP2SX', 'A117283U1FZHLP2S5', 'A117292P3HZHLP2SA', 'A117291P6TMHLP2SQ', 'FVQ7285DYH2HNCLSF', 'FVQ7292EYQDHNCLAU', 'A117293UB5THLP2SR', 'A117287U5B7HLP2S1', 'A3F7276PDDNHLP7AS', 'A117295UYBVHLP2SH', 'FVQ7293D5UGHNCLAA', 'A117287U8YUHLP2SA', 'A117277U3PBHLP2SY', 'A11728ZPYZFHLP2SC', 'A117287P3DSHLP2ST', 'FVQ7285D3S5HNCLSG', 'A117277U37QHLP2S1', 'A117286P57DHLP2SP', 'FVQ7285E1X7HNCLSY', 'A11729ZUA9CHLP2SP', 'FVQ7285A1X6HNCLS5', 'A11728ZU3EVHLP2S9', 'FVQ7283D55NHNCLSU', 'A117291U23UHLP2SA', 'A117291PYUHHLP2SX', 'A117287P1S6HLP2SA', 'A11729ZUBSNHLP2S3', 'FVQ7287D6EAHNCLS6', 'A117296P1VFHLP2SQ', 'A117286P5PYHLP2S2', 'A117283U29NHLP2SZ', 'A117292U2F6HLP2SV', 'A117276U19YHLP2SN', 'A117276U2DPHLP2SL', 'A117285U1LFHLP2S6', 'A3F73YZD98RHNCR76', 'FVQ729ZE15QHNCLA3', 'A117286P7Z5HLP2SP', 'A117295P6VMHLP2SE', 'FVQ7285DYL6HNCLS2', 'FVQ728ZA2VRHNCLSS', 'FVQ728ZAYLZHNCLSD', 'FVQ728ZGY52HNCLS9', 'A117293PB15HLP2S9', 'A117286PZVNHLP2SH', 'A117291P296HLP2SV', 'A11728ZU9AAHLP2SS', 'A11729ZP77AHLP2SM', 'A117283U6GPHLP2SB', 'A117292U1SZHLP2SZ', 'A117281U2GTHLP2S6', 'FVQ7283D5Y8HNCLSP', 'FVQ7292D1EVHNCLAA', 'A3F729ZPY8AHLP78N', 'A117287PAZQHLP2ST', 'A117283U9R1HLP2SZ', 'A11728ZP2L7HLP2SV', 'A117285U5X6HLP2SA', 'A11728ZUY3HHLP2SP', 'FVQ7285DYPVHNCLSG', 'A117291P1TAH</text:p>
          </table:table-cell>
        </table:table-row>
        <table:table-row table:style-name="ro1">
          <table:table-cell table:style-name="ce1" office:value-type="string" calcext:value-type="string">
            <text:p>MODULE2_SN</text:p>
          </table:table-cell>
          <table:table-cell table:style-name="ce1" office:value-type="float" office:value="83989" calcext:value-type="float">
            <text:p>83989</text:p>
          </table:table-cell>
          <table:table-cell office:value-type="string" calcext:value-type="string">
            <text:p>{'FXA72133ZTTHTF99Z', 'FX97157ZM8YHTF99Z', 'FXR72111TADHTF997', 'FXR721351TTHTF99U', 'FXR72Z51YT3HTF99R', 'FX972Y56TMYHL3C9T', 'FXT717Z37VHHTF99F', 'FXR71523YYBHTF99P', 'FXR72Z329EAHTF99B', 'FXT716731QYHTF99M', 'FXV71911PVTHL3C9Q', 'FXT7165ZLH2HTF99C', 'FXN7217YAYUHL3C9A', 'FXT72133ZUYHTF99Q', 'FXR721ZZ5A9HTF99T', 'FXD72138TQNHTF99N', 'FXN7227YTEPHL3C9V', 'FXR721356M7HTF99T', 'FXR715131TYHTF99M', 'FXT71972VB5HTF99P', 'FXR72Z3YZBNHTF99Q', 'FXA72Y7ZAUEHTF99B', 'FXT71623AT5HTF991', 'FXN7193YURDHL3C9P', 'FXT72Y61G1PHTF996', 'FXR7216Z185HTF998', 'FXN71952E75HL3C9P', 'FXT72221DSSHTF99X', 'FXV722Z26LSHL3C9F', 'FXD72Y55Y8SHTF991', 'FXT72Y73SESHTF99F', 'FXV717122D9HL3C9A', 'FX971515XHSHTF995', 'FXR717379B5HTF992', 'FXT71913VFBHTF99Z', 'FXT72122Q2ZHTF99H', 'FXT72Y13SBZHTF99C', 'FXT72111BVZHTF99M', 'FXT721213LYHTF99L', 'FX9717Z3ZPNHTF99F', 'FXD71Z6E929HTF99N', 'FXT721212R6HTF99Y', 'FXD72Y2798EHL3C91', 'FXT72123TDFHTF99T', 'FXN71952REEHL3C9A', 'FXR7226YUSTHTF99G', 'FXD721ZA1TPHTF99N', 'FX9722Z6Y3PHL3C9M', 'FXT71562TNUHTF99A', 'FXT717531NHHTF997', 'FXD72217AAPHL3C96', 'FXT7213ZF1BHTF99A', 'FXT72133UDRHTF99C', 'FXT71763TYAHTF99P', 'FXR72121QGMHTF99S', 'FXV72221PAUHL3C9R', 'FXT72151GP5HTF99Q', 'FXR71522YYBHTF99U', 'FXR72Z77C7HHTF99X', 'FXR72315V65HTF99G', 'FXR718585QAHTF99L', 'FXT72122YZAHTF995', 'FXA72Y3A1YBHL3C9Z', 'FXN719Z1TARHL3C99', 'FXA72Z339FVHTF99Z', 'FX971517EYTHTF99Y', 'FXT717738FHHTF99P', 'FXR72Z1ZECUHTF996', 'FXD72ZZZPQPHTF99X', 'FXV71855ADCHL3C9B', 'FXD7225ZRYZHTF99T', 'FXT721Z3XZGHTF99G', 'FXA72Y399DNHTF996', 'FXR72Y71QHXHTF99B', 'FXR72Y73MZEHTF99T', 'FXA72ZZZ3FTHTF99Y', 'FXV71772RHBHL3C93', 'FXR719Z82H5HTF99F', 'FXR72Z61F6CHTF99M', 'FXV71917C3PHL3C9V', 'FX972315SA2HTF99S', 'FXT716Z331THTF99U', 'FX972376AZAHL3C99', 'FXR717Z7EYQHTF99A', 'FXT721Z2PTZHTF99Z', 'FXR72Y71TS7HTF992', 'FXT7213ZEX6HTF99U', 'FXN71972QY9HL3C9Q', 'FXT72Y312EXHTF99A', 'FX9719752YFHL3C9G', 'FXR72ZZ2YT1HTF99G', 'FXA723737YYHTF99A', 'FXD72Y75FYQHTF99G', 'FXN72Y32RFLHL3C9X', 'FXN72321ZEDHL3C9U', 'FXR723166SBHTF99Z', 'FXD718757UGHTF99M', 'FXT7172Z8YNHTF99T', 'FXR72Y2Z37YHTF99P', 'FXA72Y35FPPHTF99T', 'FX9721371T3HL3C9N', 'FXR71758TAUHTF99Q', 'FXR72332Z6FHTF99Z', 'FXR72ZZ5LUAHTF99E', 'FXR7212Z2ZCHTF99A', 'FXR72115GDVHTF99Q', 'FXT72YZZB1AHTF99F', 'FXR72Y5YTAYHL3C9Z', 'FXT71752Y87HTF99X', 'FXR722Z8TPRHTF996', 'FXT72152QZTHTF99B', 'FXT72152PC2HTF99Y', 'FXT71923UYRHTF997', 'FXR72Z28TPYHTF99Q', 'FXR72225MZXHTF996', 'FXN72311Q7RHL3C9D', 'FXR723Z639YHTF99Y', 'FXD719532X5HTF99Z', 'FXT71763AP5HTF996', 'FXN71872A8ZHL3C9T', 'FXT7197313YHTF997', 'FXT721Z198RHTF99P', 'FXT72Y73Y5BHTF99F', 'FXT72133TXYHTF99S', 'FXV72316GL8HL3C9B', 'FXR72Y21NYZHTF99Y', 'FX9721Z7YXDHL3C99', 'FXT72113TT7HTF99P', 'FXT721ZZE9BHTF99L', 'FXN72Y2YL88HL3C98', 'FXR72Y61QZEHTF99F', 'FXT72112X5PHTF99G', 'FXA71512BDYHL3C93', 'FXR722Z1P95HTF99R', 'FXA7232A2TSHTF99Q', 'FXR72Y5ZAA5HL3C9R', 'FXT721ZZDA9HTF99E', 'FXR72135G1ZHTF99L', 'FXR72Y33F5PHTF99Y', 'FXT72211A6YHTF99H', 'FXN72272HT2HL3C92', 'FXR72Z351S1HTF99H', 'FXN7196Y3U9HL3C92', 'FXT72Y53E5QHTF99Q', 'FXT71753Q5THTF99R', 'FXD71Z73X9ZHTF99G', 'FXN72152CH8HL3C95', 'FXA721Z158LHTF99D', 'FXR72133AZQHTF99Y', 'FXT721Z17CAHTF99A', 'FXT72Y61HTHHTF991', 'FXR7226ZYTUHTF99U', 'FXT721Z2XTMHTF99Z', 'FXR721Z1XHCHTF99H', 'FXT717739Z3HTF99A', 'FXT71753XZ6HTF998', 'FXT7165ZT3THTF99R', 'FXT72112RA6HTF99L', 'FXR721529NSHTF99A', 'FXN7217Y5Z8HL3C98', 'FXT72Y71ARZHTF99V', 'FXT722Z2Q52HTF99Y', 'FXT719Z2QSEHTF997', 'FXR723Z1THSHTF99Z', 'FXR71732ZALHTF99F', 'FXT717731LEHTF99E', 'FXR717Z52SYHTF99A', 'FXR72125AVYHTF99A', 'FXR72121ZHYHTF991', 'FXR722Z52ZGHTF99Z', 'FXN72Y1YYFSHL3C9S', 'FXT72122YPTHTF99H', 'FXA72YZ1ZU9HTF997', 'FXT721ZZ5CZHTF99E', 'FXR722Z51NUHTF997', 'FXR7225Z65HHTF99Y', 'FXT721Z3VTBHTF99N', 'FXT72Y333BZHTF995', 'FXN72271BQ6HL3C9R', 'FXA71Z62PGHHL3C9V', 'GZL718Z22GRHTF978', 'FXV718512GVHL3C9D', 'FXR72131NXRHTF99A', 'FXR72351S8GHTF99A', 'FXD719ZZNUZHTF99M', 'FXR7212ZY79HTF99A', 'FXR72Z5263ZHTF99H', 'FXD721322E2HTF99D', 'FXR72128SBTHTF99A', 'FXT71633A3VHTF99A', 'FXR71926YV2HTF99S', 'FXR72113BM6HTF99Y', 'FXD72Y65FSZHTF99M', 'FXR72311PX9HTF99P', 'FX9725237G2HTF99S', 'FXR72Y77H2THTF99A', 'FXR72Z3Z2MSHTF999', 'FXR72Z3Z8R5HTF99A', 'FXR72ZZ1NHLHTF99F', 'FXA72272VT1HTF99A', 'FXR72Y71R5YHTF99B', 'FXR72121VHZHTF996', 'FXT72133RQYHTF99D', 'FXD7196Y3D3HL3C9U', 'FXR721256TLHTF99Y', 'FXR721Z27ZPHTF99Z', 'FXR72113LYPHTF99D', 'FXR72ZZZ1XUHTF99B', 'FXT721512PBHTF99Y', 'FXR72Y35PZXHTF99U', 'FXR72225X5LHTF99Z', 'FXR7216256PHTF992', 'FXR721226TFHTF995', 'FXT72133AGFHTF991', 'FXR721136GYHTF99S', 'FXA72Y5361QHTF99R', 'FXV71713UAAHL3C9R', 'FXA7193966BHL3C7M', 'FXR72135E71HTF992', 'FXR722621NSHTF99G', 'FXR723126ZZHTF992', 'FXV72226GZ7HL3C9U', 'FXR72125BHGHTF99V', 'FX972126B8GHL3C91', 'FXT7213ZAHZHTF99D', 'FXD7216152NHL3C9S', 'FXD72Z21ZAZHTF99M', 'FXR72111XAXHTF99U', 'FXD721ZZMT2HTF99G', 'FXR72Z3ZD32HTF998', 'FXA723Z7SFUHTF997', 'FXR721252MYHTF99A', 'FXT7213Z9SSHTF99U', 'FXR72Y61TA9HTF999', 'FXT72Y13Z2EHTF99P', 'FXT721ZZYTPHTF99T', 'FXR7231Z5VBHTF992', 'FXV721713AYHL3C9B', 'FXR72Y72Y2PHTF99H', 'FXR72Z633HHHTF99V', 'FXA72559PQQHTF998', 'FXD719Z7BFCHL3C9E', 'FXV72361QTNHL3C93', 'FXT71563E23HTF995', 'FXR72Y528N7HTF991', 'FXR721Z5FT5HTF99Z', 'FXV72217L6YHL3C9R', 'FXD72353666HL3C9C', 'FXR71755TGZHTF99A', 'FXD72ZZ1YYHHTF993', 'FXT721Z3TY8HTF993', 'FXR7227ZZTXHTF99L', 'FXR721329S1HTF99T', 'FXD72Y721H5HTF991', 'FXR72123F2NHTF992', 'FXD71937D6SHL3C9Y', 'FXD72171Z6BHTF99T', 'FXD7215Y1X3HL3C9Y', 'FXD71657APMHTF99U', 'FXR72Y6YTRUHTF99N', 'FXR72ZZZ2Y2HTF99Z', 'FXR72117FPTHTF99Y', 'FXA72ZZZAF9HL3C9E', 'FXN72311QZDHL3C9Y', 'FXT716Z2UAYHTF99Y', 'FXR71613QAAHL3C9U', 'FXR72Y75R7THTF99Y', 'FXA721116F9HTF995', 'FXR722Z6Z7MHTF99P', 'FXT72Y52UPUHTF991', 'FXR723Z2Z3PHTF998', 'FXR72Z6YTG7HTF99T', 'FXR72155ULAHTF99Z', 'FXR72Y63HLGHTF99P', 'FXV72311AR2HL3C9M', 'FXN7196Y6YPHL3C95', 'FXT721ZZZSPHTF995', 'FX9716136VNHTF991', 'FXR72225XDLHTF99E', 'FXR721237ZSHTF99F', 'FXN72Y1YZVAHL3C9S', 'FXR715276AMHTF99T', 'FXR72Y71M72HTF995', 'FXT719238X8HTF99D', 'FXD71872Y6AHTF997', 'FXV71855AQ2HL3C9T', 'FXV72121XAPHL3C91', 'FXT71922Z2PHTF99Z', 'FXA725Z2Y2UHTF99D', 'FXT71655ADAHTF99T', 'FXD72167QBTHTF99R', 'FXR72Y17ZQMHTF99D', 'FXV722213RGHL3C9C', 'FX971Z37BT9HTF997', 'FXT71963E16HTF99T', 'FXT71673BLPHTF99Y', 'FXT71713ZNYHTF99R', 'FXR72Y25ACPHTF99P', 'FXN7196YMC9HL3C9E', 'FXN72Y115HYHL3C92', 'FXT72Y61GAZHTF99X', 'FXD7212YFY9HTF998', 'FXR72Y65AN1HTF99T', 'FXA72271SAMHTF997', 'FXR72Y68TGEHTF998', 'FXR72Y55BPPHTF99L', 'FXT72153SGDHTF99M', 'FXR72111LBAHTF99P', 'FXR72ZZ55V1HTF993', 'FXT72253VRTHTF995', 'FXR72Y63F7LHTF99N', 'FXN72Y113ARHL3C9Y', 'FXT721Z3TM8HTF998', 'FXR71927CQ8HTF99E', 'FXR72121XB6HTF99F', 'FXR71873GYTHTF99B', 'FXA71975APLHTF99R', 'FX9715179Y6HTF99T', 'FXR72117H6AHTF99M', 'FXA71538U8RHTF99N', 'FXR72Z32ZXTHTF99M', 'FXT721Z1GBTHTF992', 'FXD72Y3791YHL3C93', 'FX972Z73HE2HTF99L', 'FXT716Z2RPZHTF995', 'FXD72Y715SBHL3C91', 'FXA7225AZNFHTF99E', 'FXT71762YMVHTF993', 'FXD72Y37AEFHL3C9E', 'FXN72Y22AFBHL3C9L', 'FXN72Y2YE6EHL3C9E', 'FXR71668ZBAHTF99Z', 'FXR719283EHHTF99D', 'FX972215TY6HTF99L', 'FXT71763Q7THTF99C', 'FXT717739TNHTF99B', 'FXT715539YFHTF995', 'FXR72155XAQHTF99D', 'FXT71763VHPHTF99R', 'FXD72272ZXRHTF99Y', 'FXR72Y51LE6HTF99H', 'FXR72322ZMAHTF99X', 'FXV72216GTDHL3C9D', 'FXT721233TFHTF993', 'FXT717731M5HTF99L', 'FXT72123923HTF99R', 'FXR723127RMHTF998', 'FXR72133ZC3HTF99N', 'GZM7193DYLPHL3C72', 'FXT72153RXAHTF99E', 'FXT71771FS5HTF99X', 'FXR717378RRHTF999', 'FXR71921ELAHTF99A', 'FXR71861EA9HL3C98', 'FXR723ZZ1FLHTF992', 'FXT71763373HTF99V', 'FXT71872YCYHTF993', 'FXT71572YE7HTF99H', 'FXR72125F2THTF99N', 'FXR72273YRFHTF99F', 'FXR72138RPPHTF99E', 'FXR7192859THTF99G', 'FXR71927F7XHTF99B', 'FXR72315LTVHTF996', 'FXR72Z62AYRHTF99Y', 'FXR71Z777NTHTF99N', 'FXD7232225ZHTF99Z', 'FX971975ZNPHL3C96', 'FXV72213BURHL3C9M', 'FXT72Y22QTYHTF99A', 'FXR723ZZ92LHTF99Z', 'FXR71Z73YY8HTF99Q', 'FXR717Z77YFHTF99Y', 'FXR72YZZL6YHTF995', 'FXT7225ZADQHTF99T', 'FXN721312AZHL3C9B', 'FXR721Z2Y8AHTF99A', 'FXR72Y73PLBHTF99M', 'FXR72ZZ5D7FHTF99D', 'FXR717Z786HHTF995', 'FXR72113M9AHTF99N', 'FXA72Y59Q6ZHTF99U', 'FXR71751Q37HTF99R', 'FXR71668VFYHTF996', 'FXR72125E3GHTF99Y', 'FXT721Z2XGZHTF99Y', 'FXR71651ZZCHTF99F', 'FXR72Y625APHTF99P', 'FXR72Y7ZY6AHTF99A', 'FXR72Y15ZUYHTF99P', 'FXT72122XHCHTF99E', 'FXN7215Z8LNHL3C9L', 'FXT71523T1MHTF99F', 'FXT7212Z98EHTF99T', 'FXR72121YTZHTF997', 'FXR72225YRFHTF99G', 'FXT71623S5NHTF99Y', 'FXR717237GSHTF99F', 'FXT72132U99HTF99F', 'FXR71978YVFHTF992', 'FXT72Y332ZHHTF99V', 'FX97212DFDEHL3C9X', 'FXR721121TDHTF99N', 'FXA7227711RHTF999', 'FXN71662THPHL3C9Z', 'FXT72152XMEHTF993', 'FXR72325QUAHTF99F', 'FXT71553D5THTF995', 'FXT71612Z18HTF99P', 'FXR72Y65HGZHTF998', 'FXR72115FM1HTF99V', 'FXT721Z3RQZHTF99D', 'FXR7212YXAGHTF99B', 'FXR72Y55MQYHTF99G', 'FX9723Z3CFPHTF995', 'FXV72171MM6HL3C9L', 'FXV72Y75GGBHL3C9S', 'FX97233ZM2LHTF99Z', 'FXD72Y5YDQ2HTF99D', 'FX972357ZPZHL3C99', 'FXD7227ZAZBHL3C9D', 'FXD7213Y6ARHL3C9Y', 'FXR7213Z3YYHTF996', 'FXR72Y128TSHTF99T', 'FXA7177YTPZHTF97M', 'FXV71771A7THL3C9T', 'FXT721539AHHTF99C', 'FXN71962RAEHL3C9H', 'FXT721137CCHTF99Z', 'FXR72117C76HTF99P', 'FXR72Z521LBHTF99Y', 'FXD72252Y8YHTF99Y', 'FXR72155DVPHTF99F', 'FX9716Z3BXMHTF99N', 'FXN71962LBMHL3C9C', 'FXT72Y21ZY1HTF99P', 'FXR72131NY5HTF99V', 'FXR723365N5HTF99M', 'FXT72Y52NQBHTF999', 'FXD7187ZNRDHTF99M', 'FXR72ZZ3CLQHTF99Y', 'FXR719783UPHTF99Y', 'FXT71762NXVHTF99H', 'FXV72161H8NHL3C9E', 'FXN7197Y9FDHL3C9T', 'FXR72132ZQNHTF99H', 'FXR72111ZPRHTF995', 'FXR72175FX9HTF99P', 'FXT72Y63YC9HTF99D', 'FXD72Y6YFXFHTF99A', 'FXT721Z2ZE7HTF99T', 'FXD72Y2Z9S7HTF99X', 'FXR72137MA7HTF992', 'FXA71973VXXHTF99D', 'FXT72152ZCPHTF995', 'FXN716329BPHL3C99', 'FXV72211Q7VHL3C95', 'FXV72222B3RHL3C9T', 'FXA7197Z7FDHTF99T', 'FXV72173HZVHL3C9T', 'FXR72221VEXHTF99E', 'FXN72Y7YEFNHL3C98', 'FXT71723RT9HTF99D', 'FXR7186526PHTF99A', 'FXV722632ZUHL3C9S', 'FXR721725TYHTF99R', 'FXR72133ZUYHTF99V', 'FXR719139PAHTF99F', 'FXN72311SZNHL3C9P', 'FXA72Z3A5TMHTF99N', 'FXT717739HFHTF99E', 'FXA72Z62TF8HTF992', 'FXR721Z5BYBHTF99F', 'FX97213687HHL3C95', 'FXR72Y58TL1HTF99A', 'FXR71613RA5HL3C9Y', 'FXR72251VEZHTF999', 'FXT7212ZAA9HTF99P', 'FXT721537Z1HTF99L', 'FXR71721AAAHL3C9E', 'FXT72Y33BZ6HTF99X', 'FXT71332X9SHTF9AM', 'FXN71962E65HL3C9M', 'FXT71562THTHTF99R', 'FXR72Y75LPYHTF99T', 'FXT71733Y3NHTF99T', 'FXR72Z5Z92LHTF99V', 'FXR722567YHHTF99A', 'FXR7227652AHTF995', 'FXT717632PPHTF998', 'FXR71532ZNUHTF99B', 'FXN72272RZAHL3C9B', 'FXD72Y351M2HTF99M', 'FX972Y76YU2HL3C9Y', 'FXR7212753EHTF995', 'FXD719ZYVY7HL3C95', 'FXD7191ZTC8HTF99B', 'FXT721137PTHTF99M', 'FXT71671GH7HTF99Q', 'FXT721238H2HTF99G', 'FXR72Y75PRNHTF99P', 'FXR7173322XHTF99N', 'FXR72373AAPHTF995', 'FXT71772NF6HTF99P', 'FXD722716N6HL3C9B', 'FXR72Y75AH6HTF992', 'FXT71713TPUHTF99H', 'FXV721733YAHL3C9T', 'FXR72Z6Z2YDHTF99L', 'FXT721Z1A2NHTF997', 'FXD7211YEPEHTF99Z', 'FXT71655B8CHTF991', 'FXR72526YYAHTF99A', 'FXR72Y75MZ3HTF99G', 'FXT72252TRZHTF992', 'FXT71771ABDHTF993', 'FXD71365SPDHL3C9E', 'FXT72151AMAHTF99V', 'FXD71Z37UMYHL3C9F', 'FXR7191ZC7GHTF99Z', 'FXT72Y52YTVHTF99X', 'FXD7196YZTBHL3C9B', 'FXV71963ZPSHL3C9V', 'FXN72162PZ8HL3C9Z', 'FXR717Z5VFBHTF993', 'FXT72112XR7HTF992', 'FX972Y7DE6AHL3C9M', 'FXR71978YCYHTF99G', 'FXR72Y75AQDHTF998', 'FXV72251P5AHL3C9X', 'FXD7215Y7ATHL3C9Z', 'FX972353HA3HTF992', 'FXV716618VZHL3C9Y', 'FXT72152QE9HTF992', 'FXT72131D66HTF99B', 'FX9721Z6ZPPHL3C9N', 'FXA7227ZB6YHL3C9C', 'FXT72113U2MHTF99P', 'FXT72131DPTHTF99G', 'FXR71713AQZHTF99G', 'FXR72215T6LHTF993', 'FXV723513QTHL3C91', 'FXR716Z3R6ZHL3C9M', 'FXT721531H6HTF99G', 'FXT717535GFHTF99P', 'FXR72Z3Z1SQHTF99X', 'FXT721Z1652HTF99Q', 'FXT721513AEHTF99Z', 'FXT721Z3ALEHTF99P', 'FXT71711B13HTF99G', 'FXT71623T57HTF99B', 'FXT72123BGTHTF99R', 'FXT71712YGSHTF99S', 'FXR71612B19HL3C9A', 'FXR71925FPQHTF99A', 'FXT72132QFHHTF99T', 'FXR721253ZGHTF998', 'GZL718Z2Y5PHTF97F', 'FXR72132Y8PHTF99Z', 'FXT72173TA7HTF995', 'FXD71Z52AT6HTF999', 'FXR72Y35P7AHTF99R', 'FXA718Z173CHTF998', 'FXT717Z31GYHTF999', 'FXR721Z3FQ6HTF99C', 'FXR72Z31T9THTF99U', 'FXR71765FMGHTF99S', 'FXT71761C91HTF99G', 'FXN72Y2YALBHL3C9B', 'FXT72211DA6HTF99S', 'FXR7233Z1TTHTF99R', 'FXR72111VT8HTF99T', 'FXR7212Z1MRHTF99M', 'FXR72331QPDHTF996', 'FX972Z63PAQHTF99Z', 'FXV721725VFHL3C9Y', 'FXR72261XGNHTF99B', 'FXT7211363NHTF997', 'FXR721Z1ZAXHTF99H', 'FXR72YZ3NYXHTF99T', 'FXR72131ND7HTF99G', 'FXT72253VFUHTF993', 'FXT721339SPHTF99Y', 'FXV72327E5YHL3C9U', 'FX97233ZMTQHTF99C', 'FXR71811R3HHL3C9F', 'FXR72128SCTHTF99N', 'FXD72ZZ7D1YHL3C9L', 'FXD719126D8HTF99P', 'FXV71671NTTHL3C9N', 'FXT72161B6ZHTF99H', 'FXT7212137AHTF99F', 'FXR72ZZ5PRLHTF99A', 'FXA72Z15AMYHTF993', 'FXT72YZ2PRBHTF996', 'FXT722Z3QQAHTF99Y', 'FX972Y33A3AHTF99Y', 'FXR723Z5Z6AHTF99Z', 'FXR72123Z5HHTF99E', 'FXN72Y116YGHL3C92', 'FXR72Y727A6HTF99X', 'FXT72133ABQHTF999', 'FXD7217Y1YTHL3C9T', 'FXN72Y12ZR9HL3C91', 'FXR72Y65EH7HTF99Y', 'FXT71752SGAHTF998', 'FXA71612P5UHTF99G', 'FXD72138UZEHTF992', 'FXT71772P1QHTF998', 'FXA72Y23VPRHTF99C', 'FXA72Z35FXUHTF998', 'FXR72Y75E3HHTF99X', 'FXR716125QQHL3C92', 'FXV71911L9RHL3C9M', 'FXR72Y721ZDHTF99L', 'FXT72Y61HXUHTF99A', 'FXR721781BSHTF99Z', 'FXT721Z12GGHTF99F', 'FX9721ZZZ6FHL3C9Q', 'FXT71562TNBHTF99V', 'FXN7197YVEUHL3C9Y', 'FX9722Z722AHL3C9S', 'FXR72ZZZ2VXHTF99D', 'FXV722Z13GTHL3C9Y', 'FXT71762P5ZHTF99H', 'FXR71753A6EHTF99H', 'FXA72268F79HL3C9R', 'FXT722Z395YHTF99E', 'FXR72Y33CTRHTF99G', 'FXR72Y2ZL7PHTF99P', 'FXT7163ZZUHHTF99N', 'FXN72Y126TUHL3C98', 'FXR72Y61LEYHTF99N', 'FXR71571VPNHL3C9H', 'FXT721Z1HFCHTF991', 'FXA72139LHSHTF99A', 'GZL718Z2YURHTF978', 'FXN72322LP6HL3C9T', 'FXR71631FSYHTF99B', 'FXR72115YYDHTF991', 'FXA72331BYVHTF99P', 'FXD7215Z7YGHTF99Y', 'FXR72Y65A7RHTF99E', 'FXR71728VTCHTF99A', 'FXD72Z11RFAHTF999', 'FXT71673QFRHTF99Y', 'FXR72YZ3DA3HTF99Y', 'FXD72Y55CE9HTF99G', 'FXT72Y33V8UHTF99Y', 'FXV71771X3ZHL3C9F', 'FXR71713ABAHTF998', 'FXA7226YV13HTF99R', 'FXR71918TVDHTF99E', 'FXT72Y13U9QHTF992', 'FXR7176Z38RHL3C93', 'FXV71963XEGHL3C9T', 'FXR71513VZMHTF99N', 'FXD72Y5Y1AYHL3C9X', 'FX971515VZHHTF99M', 'FXR717525TCHL3C9H', 'FXT71762P5BHTF99A', 'FXR72Z65GZ1HTF99A', 'FXR72Z35ET8HTF99P', 'FXT71773TUMHTF99R', 'FXV722729HUHL3C9G', 'FXT717Z3UUBHTF993', 'FXR72313A6QHTF99N', 'FXR72Y61MFPHTF99Z', 'FXA72ZZA13PHTF99X', 'FXR72YZ289HHTF99X', 'FXA715Z157THL3C9V', 'FXR72121XDYHTF99F', 'FXR72132Y9HHTF993', 'FXR71Z625YTHL3C9Z', 'FXT721Z1HB7HTF99Q', 'FX971923ZTCHTF993', 'FXD72Z35ENVHTF99Y', 'FXR72ZZ5NDNHTF99D', 'FXA723638AZHTF99Y', 'FXD721Z8YA9HTF993', 'FXT721Z13BCHTF99T', 'FXV722Z1B5PHL3C9X', 'FXR72135A2PHTF991', 'FXR72278RTHHTF991', 'FXD72Y5Y8BQHL3C91', 'FXA715Z3UAPHTF99Y', 'FXT721313HHHTF99B', 'FXR719657R3HTF99V', 'FXR71758S93HTF99N', 'FX972351L3QHL3C95', 'FXN7196Y7M8HL3C9L', 'FXR72111RASHTF995', 'FXR72Y55HNAHTF99E', 'FXN71962TPQHL3C93', 'FXA72Y33HA3HL3C9A', 'FXR72315PPEHTF998', 'FXR721Z27FSHTF992', 'FXT722117PBHTF99U', 'FXD72Y3Y75AHL3C9Y', 'FXA72Y637G9HTF99T', 'FXR72115DA9HTF99N', 'FXN72152D5PHL3C9X', 'FXT72133XC5HTF99L', 'FXD72167D6DHL3C9X', 'FXR72Z62X9ZHTF99A', 'FXT71563Z8CHTF99G', 'FXR72Y33PYUHTF996', 'FXA72YZYUMTHTF99F', 'FXD718779EGHL3C9M', 'FXT71573R9VHTF99E', 'FXR72158XN1HTF99X', 'FXR7186ZAESHTF996', 'FXT71731CXTHTF99S', 'FXR7227256AHTF997', 'FXR71767AZYHTF99N', 'FXA72Z39NMVHL3C9C', 'FXV72225MAMHL3C9U', 'FXR72Y727ZZHTF99Z', 'FXD72335AMCHTF99P', 'FXA71968TUUHL3C9D', 'FXT72113ZPTHTF99M', 'FXR71513RY6HTF99A', 'FXT72Y136FYHTF99T', 'FXR72Z5Z26AHTF99Y', 'FXT72Y5362LHTF99B', 'FXR721229ASHTF99H', 'FXT7212ZDP9HTF99H', 'FXR72Z75DXQHTF99X', 'FXT72Y5362VHTF992', 'FXR723ZYU7PHTF99A', 'FXR72Z35E1PHTF99P', 'FXT72Y72SCPHTF999', 'FXT72Y13T8RHTF992', 'FXR71923XL9HL3C9Q', 'FXT71772PADHTF99S', 'FXR72Z251ERHTF99T', 'FXT71763T9AHTF99S', 'FXV72216HPCHL3C9U', 'FXD71Y1YGRTHTF95T', 'FXR72Y33Z8SHTF99Y', 'FXR72Z6ZYCGHTF99T', 'FXR72Y63GQ8HTF99G', 'FXN72Y126AYHL3C9F', 'FXR72152837HTF99M', 'FXT7197ZZNCHTF99S', 'FXR72Y72YUVHTF991', 'FX9719772XPHL3C95', 'FXN71972EPHHL3C9R', 'FXR72135M2SHTF99P', 'FXT721Z1GADHTF99G', 'FXD72Y5Y15YHL3C9C', 'FXA71676Z63HTF995', 'FXR72133A8UHTF99G', 'FXR71662YPQHTF99P', 'FXA72175EGNHTF99X', 'FXR72123N2PHTF99Y', 'FXR72Y1ZMTYHTF99E', 'FXT7213386HHTF99Z', 'FXR7197ZPEAHTF999', 'FXR72133Z59HTF99M', 'FXR723Z78M5HTF99H', 'FXT72Y6322DHTF99M', 'FXR72Y255G6HTF99H', 'FXR72311TTYHTF996', 'FXR72117CVMHTF99A', 'FXR722Z1PB1HTF99P', 'FX9718569NUHL3C7Y', 'FXV71776QQSHL3C9Q', 'FXV72367GZEHL3C9S', 'FXR7213785SHTF99H', 'FXT72131CABHTF99H', 'FX9721172G1HL3C9Z', 'FX972YZ66BGHL3C9Y', 'FXR72118YLHHTF99N', 'FXV71766U17HL3C97', 'FXR72ZZ7H8ZHTF99G', 'FXT72Y12YA2HTF99L', 'FXT71623R7AHTF997', 'FXT72133APAHTF99X', 'FXT721Z3193HTF99A', 'FXD717ZZLY1HTF99L', 'FXT72Y23RTQHTF99C', 'FXA72ZZ3TZFHTF995', 'FX971Z1355ZHTF99T', 'FXN72Y219FPHL3C9C', 'FXR72ZZYVU8HTF99Q', 'FXR72Z31G9MHTF99B', 'FXT71762YPVHTF999', 'FXV71776RUSHL3C9B', 'FXT716Z2XY5HTF99U', 'FXT71753B5GHTF99F', 'FXT71673A3BHTF99S', 'FXA715596PXHL3C9N', 'FXR71737AXYHTF99G', 'FXT71773U7VHTF99B', 'FXA72225DENHL3C96', 'FXR72135LQCHTF99T', 'FXR72115GGZHTF99B', 'FXD723532VEHL3C9D', 'FXT718Z3Q3ZHTF97V', 'FXR72321LP7HTF99V', 'FX97Y833GN5HTF95Y', 'FXN7213ZMQFHL3C9Z', 'FXA72123H9RHL3C9P', 'FXV71676DDPHL3C9A', 'FX97211679FHL3C9Z', 'FXV71927PHRHL3C9D', 'FXR71921RA5HL3C92', 'FXA72216Y8LHL3C95', 'FXR72532Z61HTF99A', 'FXT71753VQ7HTF99H', 'FXR721252AXHTF99Z', 'FXR72121Y86HTF99P', 'FXR72Y28ZPFHTF99D', 'FXT72131BL8HTF993', 'FXV71911BMXHL3C9N', 'FXV723Z3Q65HL3C9L', 'FXT71673T3ZHTF99C', 'FXT72123QT9HTF99N', 'FXT717336PDHTF995', 'FXV72536QSZHTF99L', 'FXN7193YNZ3HL3C9B', 'FXD7171ZSAYHTF99A', 'FXV71775MNPHL3C95', 'FXT71773X27HTF97H', 'FX972136TP7HL3C9R', 'FXT72Y63VGRHTF998', 'FXT72133YXZHTF99D', 'FXT71753AEYHTF993', 'FXT7215ZZLZHTF993', 'FXT715731T6HTF99Y', 'FXR7191299PHL3C91', 'FXT721317UYHTF99R', 'FXR7232ZDTLHTF99Q', 'FXR72221QHCHTF99P', 'FXT71773SN2HTF99V', 'FXT72Y62SVXHTF993', 'FXN7196YDPMHL3C97', 'FXR72Z31ZCZHTF99C', 'FXR72Y57ZZ3HTF99Y', 'FXA715Z19A3HL3C93', 'FXR72152ZZCHTF99B', 'FXT71733TZLHTF99F', 'FXT721213S2HTF99Y', 'FX97197YEZTHL3C9Z', 'FXD719656BPHTF99T', 'FXN722712P9HL3C9A', 'FXR72Y61LEEHTF998', 'FXR7171635DHTF99P', 'FX972Z7ZS13HTF99A', 'FXR7197329YHTF99Q', 'FXR7222Z8APHTF99A', 'FXR723Z789QHTF99Y', 'FXT71733AX7HTF99F', 'FXR72371ZUUHTF99X', 'FXR72ZZ2Z5HHTF991', 'FXR72151TVEHTF99P', 'FXR721121FFHTF99N', 'FXT71773TVYHTF999', 'FXD72Y619CRHL3C98', 'FX9718133CGHTF979', 'FXR71652YGTHL3C9M', 'FXV723Z2ZAGHL3C9L', 'FXA72ZZ8HANHTF99R', 'FXR72ZZ1MEYHTF99B', 'FXT7213Z9HYHTF99D', 'FXR7213Z1B8HTF99Z', 'FXA72ZZ3CM9HL3C9R', 'FXD72Y2Y36EHL3C9Y', 'FXR7192YU1YHTF992', 'FXR72332ZRFHTF99F', 'FXR72321LVCHTF99N', 'FXT722533APHTF999', 'FXD71763L6QHTF998', 'FXV72Y33HZYHL3C9G', 'FXA72Y59LGUHTF99A', 'FXT716332S9HTF997', 'FXT72132RT6HTF991', 'FXR72YZ57T5HL3C96', 'FXR72335TE3HTF99R', 'FXR72Y73ZA1HTF99D', 'FXR71668GCTHTF99E', 'FXT72Y73BDXHTF99U', 'FXA72Z17P9BHL3C9B', 'FXR721Z253YHTF99Y', 'FXR716732ZAHTF99F', 'FXR722225U8HTF99G', 'FXD72Y52YDVHTF99S', 'FXR71855E8THTF99G', 'FXT72Y7ZAQLHTF99Z', 'FXT71773YA9HTF99A', 'FXT72122VB3HTF99F', 'FXR72338TZ8HTF99N', 'FXR72ZZ1BA6HTF99M', 'FXT72Y33APPHTF99R', 'FXR721125V2HTF99P', 'FXR72Y75RAYHTF99G', 'FXR72112YC3HTF99S', 'FXT72Y73YLZHTF99G', 'FXA7213966GHL3C9Z', 'FXR72Y63PA7HTF99G', 'FXR72123F75HTF99Z', 'FXD718757D7HTF997', 'FXT721131G9HTF99L', 'FXT72272T9VHTF99P', 'FXR716718MDHL3C9G', 'FXT72111BD8HTF99S', 'FXV71676D3PHL3C96', 'FXV72262T7HHL3C96', 'FXD7212YEEUHTF99G', 'FXT721Z3ZCMHTF99T', 'FXD719552ZYHTF99S', 'FXR7225ZZ6BHTF993', 'FXT72152XTLHTF99Z', 'FXR72272ZXTHTF99F', 'FXR72117E82HTF99U', 'FXR723Z3ZF5HTF99N', 'FX97215YH3CHL3C9P', 'FXR71675DMTHTF99G', 'FXR72Y252UTHTF99X', 'FXN71952XTTHL3C9D', 'FXT721ZZDZYHTF99F', 'FXR72112Z8NHTF99Z', 'FXA7217ZZHEHL3C9L', 'FXN72271TBTHL3C9Q', 'FXT71763BCFHTF99A', 'FXR72Z6YT1RHTF99L', 'FXA722718DAHTF99X', 'FXA71552TQ6HTF997', 'FXD719223CAHTF992', 'FXT719137XFHTF998', 'FXR721527NAHTF99T', 'FXT71773TYDHTF99M', 'FXR72311TB9HTF99B', 'FXV71926FEEHL3C96', 'FXR71751ELUHL3C9X', 'FXT71672PTEHTF99B', 'FXT71913YZUHTF99F', 'FXR723Z38BAHTF99C', 'FXR72138XHPHTF99S', 'FXT721Z188LHTF99V', 'FXR71561U92HL3C9D', 'FXT721Z3TCHHTF998', 'FXR72Y75BTZHTF99Y', 'FXR721Z7GPPHTF99R', 'FX972515URZHTF995', 'FXT72Y73SY3HTF99C', 'FXR71758RXYHTF99U', 'FXA72Y538FQHTF99F', 'FXN72321DP3HL3C9X', 'FXT719Z37T3HTF99L', 'FXR72Y7YZ6BHTF99Q', 'FXR71978HPSHTF99Z', 'FXR72321S7GHTF99G', 'FXR72Y325SRHTF99A', 'FXR72111XU5HTF99Y', 'FXT72Y7318LHTF99T', 'FX97251ZN5VHTF99F', 'FXR71737FZ2HTF991', 'FXR72112ZY5HTF99A', 'FXR719253PYHTF99S', 'FXA723Z7QHRHTF996', 'FXT71763AEQHTF99A', 'FXA719218B1HL3C75', 'FXT722Z2RDGHTF99V', 'FXN7197YAGYHL3C95', 'FXR72YZZFEXHL3C9P', 'FXT7225ZA5SHTF99F', 'FXD72ZZZZECHTF99C', 'FX972255S6QHTF99F', 'FXT71673AYYHTF99N', 'FXR72Z1YXQAHTF991', 'FXD72355UVMHTF998', 'FXD719152TEHTF99Y', 'FXA72Y236AXHTF99N', 'FXR72Y6YV7XHTF996', 'FXT71921FALHTF99V', 'FXT72132P1QHTF99V', 'FXT7215Z6ASHTF999', 'FXA72352SZPHL3C9R', 'FXR721553TTHTF99C', 'FXT716Z1HLQHTF99Y', 'FXR71563QBVHL3C9A', 'FXD72218T28HTF99T', 'FX9721367Q5HL3C91', 'FXN72Y12P5THL3C9Q', 'FXT72Y63TU5HTF99R', 'FXA719Z38R7HTF99B', 'FX971565T8DHTF997', 'FXT721515HQHTF99Y', 'FXD71753F9FHTF99E', 'FXR72315UMVHTF99G', 'FX972Y769S2HL3C9V', 'FXT721ZZ5TAHTF998', 'FXR72YZ7CD8HTF993', 'FXR721378DLHTF99Z', 'FXV71716MZZHL3C9C', 'FXA72Y63UTZHTF99H', 'FXR717Z32CZHTF99Y', 'FXR71717EHLHTF99Y', 'FXD71357EZTHL3C9C', 'FXD721ZZTFGHTF99Y', 'FXR71723Y7THTF99B', 'FXN719626GFHL3C9P', 'FXT71752NCBHTF997', 'FXD72Z11PZGHTF99P', 'FXR7212517GHTF991', 'FXR71713FMAHTF997', 'FXV72211BFTHL3C9T', 'FXR72112ZYFHTF992', 'FXD721Z9YNSHTF99F', 'FXR723ZYYYHHTF99X', 'FXN7225YA6EHL3C97', 'FXR7211116QHTF999', 'FXN72321A2AHL3C9L', 'FXT71733B1YHTF99B', 'FXA72Z132PYHTF99T', 'FXR72Z55L3FHTF99H', 'FXR72Y71RLUHTF99Z', 'FXA71611BNTHTF99A', 'FXR72158R2THTF99Y', 'FXR72YZ7CVFHTF99G', 'FXT72113A1EHTF99F', 'FXR72125ABZHTF99V', 'FXT721132VTHTF99T', 'FXA72Y55DTYHL3C9P', 'FXA719699R3HL3C9U', 'FXR71923H1YHTF99Z', 'FXV719Z1QNRHL3C99', 'FXR7227Z69CHTF99H', 'FXR72117F6THTF998', 'FXR72Y75BDPHTF99Y', 'FXT72112PT7HTF99V', 'FXT71673BHRHTF995', 'FXV72251TD3HL3C96', 'FXD71965EGQHTF996', 'FXR71755TGDHTF99T', 'FXR7212Z69CHTF99R', 'FXT72133AZ1HTF99P', 'FXT72112XVQHTF997', 'FXD72267QAPHTF99Z', 'FXT71912TB5HTF99T', 'FXD72Y7A1PAHTF99Y', 'FXR71563R5DHL3C9B', 'FXT72151H2CHTF995', 'FXR717Z8RCTHTF997', 'FX972Z3356VHTF99Z', 'FXT72Y632EHHTF99F', 'FXT719Z363CHTF99P', 'FXT71761FTAHTF99N', 'FXA7196A5VQHL3C9T', 'FXT72122UMZHTF99P', 'FXN72Y1YQXPHL3C9P', 'FXR721Z5YVFHTF995', 'FXD7196Y3N2HL3C92', 'FXR7213Z1YBHTF991', 'FXT7212ZBMEHTF99L', 'FXN72271QCGHL3C9L', 'FXR72135A25HTF99H', 'FXA72YZ1ALCHTF99B', 'FXR717Z7AA5HTF99X', 'FX9723Z7BYHHTF99D', 'FXR717338Y1HTF99C', 'FXN719615CSHL3C9A', 'FX972533PC9HTF99T', 'FXV72212A5PHL3C9Y', 'FXA71Z52BD6HL3C9U', 'FXT716Z2V5AHTF99A', 'FXA71969AAPHL3C9A', 'FXA72123MZEHTF99B', 'FXT721Z3RR3HTF996', 'FXT72Y33TMHHTF993', 'FXN719716VEHL3C9M', 'FXR72ZZ7HU8HTF99F', 'FXA72Y237PFHTF99G', 'FXR71571LXUHL3C9T', 'FXT722Z2YDGHTF99N', 'FXR72Z73PLMHTF99Z', 'FXT71753ASPHTF99G', 'FXA72Z39PCYHTF99M', 'FXT71773TX2HTF991', 'FXR72ZZ1FXYHTF99Y', 'FXD722123TPHTF99A', 'FXD71Z23TZ7HTF99F', 'FXT7215317ZHTF99E', 'FXV71666PP7HL3C9H', 'FXR72111M7XHTF99D', 'FXV71872ZLCHL3C7G', 'FXT72133RAFHTF996', 'FXD72335EAXHTF99X', 'FXR72Y51VFBHTF99Y', 'FXR723Z36NXHTF992', 'FXA715236UAHL3C9F', 'FXR72Y33Z3EHTF99R', 'FX972Y573EPHL3C9F', 'FXT7213ZATUHTF99L', 'FXR72Y1827HHTF99U', 'FXR72121ZEEHTF99T', 'FXR723Z3CY5HTF99E', 'FXA72ZZ9LT8HTF99N', 'FXR72Y351MLHTF99R', 'FXR72111YZ3HTF99L', 'FXR722226FVHTF99Z', 'FXR72Z23936HTF99A', 'FX972Y5667AHL3C9F', 'FXR718711BAHTF99E', 'FXR72273D8VHTF995', 'FXR72273DFUHTF99P', 'FXA72Y6YT2MHL3C9A', 'FXN71732ZMZHL3C91', 'FXT721ZZ5SVHTF99U', 'FXT713331M2HTF9A2', 'FXR72Y35AV3HTF999', 'FXR72Y337PLHTF99P', 'FXA72279MLYHL3C9P', 'FXV719112GLHL3C9P', 'FXR715Z1XXYHL3C9C', 'FXT71662TESHTF99Y', 'FXT71763TTCHTF99L', 'FX97236ZZM8HTF99A', 'FXT7213171GHTF99N', 'FXV72111DNDHL3C9Q', 'FXR72YZ5Q1CHL3C9V', 'FXV722Z7FS1HL3C9Y', 'FXV71773QTXHL3C9A', 'FXR71753AQRHTF99L', 'FXR72YZZN1NHTF99T', 'FXR72Z68VRPHTF99T', 'FX972Y5DFYFHL3C97', 'FXR721Z7ES5HTF992', 'FXT717Z1GV5HTF99Q', 'FXR72113LBFHTF99A', 'FX972533LR3HTF99C', 'FXR7192ZLN7HTF99U', 'FXT721Z2URRHTF99C', 'FXD721616C7HL3C9S', 'FXT72Y33A6UHTF99M', 'FXR71915776HTF99H', 'FXT721ZZFYLHTF993', 'FXR72111TPZHTF99N', 'FXV71856TCAHL3C9L', 'FXT72133APZHTF99T', 'FXT717Z36HNHTF99D', 'FXT72133YV6HTF99H', 'FXA72Z32TC3HTF991', 'FXT716232X2HTF99Y', 'FXR7211Z1XSHTF99R', 'FXN7232YATNHL3C96', 'FXT72Y6ZFP8HTF99T', 'FXT7213ZA1EHTF99A', 'FXT72152ZMCHTF99X', 'FXT715632PTHTF99V', 'FXT71733AUAHTF99P', 'FXR71921QD9HL3C9Q', 'FXV718Z2TABHL3C9G', 'FXR72Y68TAZHTF992', 'FXR71755VZ7HTF99L', 'FXT72Y5ZD8THTF99A', 'FXV721629P7HL3C91', 'FXN722112QYHL3C9A', 'FXR72Z35M6SHTF99Y', 'FXD7196ZQQAHTF99M', 'FXR717Z31LYHTF991', 'FXT72Y7Z9Y8HTF99T', 'FXA72Y35F5ZHTF99L', 'FXT72Y12YBUHTF99R', 'FXA72Y56XGAHTF99U', 'FXT72132TBSHTF99T', 'FXR7235Z9CGHTF99N', 'FXT7215Z81CHTF998', 'FXT71563BY1HTF99N', 'FXT721333UHHTF996', 'FXT72Y63TFDHTF99R', 'FXR721237NMHTF99P', 'FXT722Z2QYEHTF999', 'FXR72311AABHTF99T', 'FXV71811A19HL3C9Z', 'FXT71913TXDHTF99Q', 'FXT71563ATFHTF99F', 'FXV7226138AHL3C91', 'FXR72Y15HDAHTF999', 'FXR7252YYZYHTF99Y', 'FX971573HQ1HTF99P', 'FXR72133GATHTF99T', 'FXT721Z1DE1HTF99R', 'FXR7183Z8Z8HL3C98', 'FXV716112MGHL3C9M', 'FX97212657YHL3C9S', 'FXT7213395LHTF99Y', 'FXT7212399NHTF99P', 'FXT7216135NHTF995', 'FXR7217YY2ZHTF99A', 'FXR719283ZTHTF99Z', 'FXT721533RYHTF99Y', 'FXR71978383HTF996', 'FXA72Z181N9HTF99T', 'FXT721Z3UQYHTF99B', 'FXR72Y2ZCXFHTF99M', 'FXD72225A3EHTF99D', 'FXT71732QZRHTF99G', 'FXN7195YQ8VHL3C9N', 'FXD71633XS8HTF99T', 'FXT71973A1BHTF99R', 'FX972Y16TY2HL3C9Q', 'FXD72177D7MHL3C9P', 'FXT7213ZAZ3HTF99A', 'FXA72Y33CB9HL3C9Y', 'FXT72132Z8UHTF99U', 'FXT71722ZNZHTF99U', 'FXR718586B7HTF99V', 'FXT72133AGQHTF99U', 'FX972Y368XZHL3C9N', 'FX972Y6ZF78HL3C9D', 'FXT7225ZEVTHTF995', 'FXR71978Z9CHTF99M', 'FXR72Y75XQQHTF99A', 'FXR7235Z1FPHTF992', 'FXR71921DH7HTF99R', 'FXV723Z1N7UHL3C92', 'FXT71733ZNRHTF99Y', 'FXR72ZZ29Z2HTF99V', 'FX9721ZZBLHHL3C92', 'FXN71972QHTHL3C9P', 'FXT72Y62TYQHTF99U', 'FX971165TT9HTF96A', 'FXT72112QD2HTF99G', 'FXN7197YP81HL3C9P', 'FXR72221VF2HTF996', 'FXT72131DGPHTF992', 'FXT72112XYSHTF99Q', 'FXR72Z5Z2AGHTF99G', 'FXT717631YXHTF99T', 'FXT71772ZUTHTF99D', 'FXT71663D1THTF99D', 'FXT71773ALXHTF97S', 'FXD71852Z22HTF97X', 'FX972Y76XA3HL3C9L', 'FXT721ZZ8R2HTF99M', 'FXT71672X7AHTF99Z', 'FXT72Y23D38HTF99G', 'FXT72Y53S6THTF993', 'FXR7217ZPLLHTF992', 'FXN719726PAHL3C9G', 'FXR72Z5Z1MDHTF99M', 'FXT72132Y1XHTF99D', 'FXR72Y65D58HTF992', 'FXR715179AEHTF99Z', 'FXN7232YAFNHL3C96', 'FXN7196YYH2HL3C9B', 'FXT72123BLZHTF997', 'FXR722ZZA8FHTF99N', 'FXT71762YYCHTF999', 'FXA72Y25F6LHTF992', 'FXR72115D7ZHTF992', 'FXV71855EG6HL3C9A', 'FXT716Z38ENHTF99P', 'FXR72117H7EHTF99G', 'FXN71732TBYHL3C9Z', 'FXR72265FS8HTF99Z', 'FXT72252YREHTF99M', 'FXR7217861THTF99L', 'FXV71653MP5HL3C99', 'FXD721ZAY6PHTF99X', 'FXA725Z9MP7HTF999', 'FXR7192Z2FZHTF992', 'FXA72Y58G8UHL3C99', 'FXR72Y7YZRTHTF99G', 'FXT72Y13AL2HTF999', 'FXR72155ZD2HTF99R', 'FXA713516C3HTF99T', 'FX971Z25VTRHTF995', 'FXD72Y3YDE7HTF996', 'FX9716Z35ZPHTF999', 'FXA7271A11HHTF99Z', 'FX972513ZMZHTF99C', 'FXR719755GEHTF99A', 'FXT71763D2NHTF99F', 'FXD72311XZFHTF99F', 'FXR72265FRRHTF99P', 'FXR71913AHAHTF99C', 'FXT72153VYMHTF99Q', 'FXV72365BYPHL3C9X', 'FXD72Z22YTXHTF997', 'FXV72226PQGHL3C9L', 'FXT72Y137ZYHTF999', 'FXT72113Y6FHTF99B', 'FXR72132ZZ1HTF99T', 'FXD7226ZV36HTF993', 'FXR721536TFHTF998', 'FXR717Z8Y5XHTF99Z', 'FXN717Z2PEYHL3C95', 'FXN72162TZFHL3C9T', 'FXT71662ZGLHTF99V', 'FXD72Y6179UHL3C9Y', 'FXT71761H2CHTF99M', 'FXD72Y65EPFHTF99Y', 'FXT72Y12XYMHTF99Y', 'FXT721Z1GVBHTF991', 'FXR71723B92HTF99N', 'FXR72Y61TDEHTF991', 'FXR715627Q5HL3C9H', 'FXD72177PPHHTF99B', 'FXA72271R18HTF99L', 'FX9723351FAHL3C9Q', 'FXT71572ZTTHTF99N', 'FXA719538BBHTF99E', 'FX972371C8AHL3C9Z', 'FXR7211211THTF99F', 'FXT7213331EHTF99N', 'FX9719772TGHL3C9F', 'FXR7185ZL6BHTF99Z', 'FXR72Y11YUNHTF99P', 'FXT71812NZHHTF97G', 'FXR72325YD8HTF99N', 'FXR72128TT3HTF99A', 'FXR72151TR3HTF998', 'FXR72Y3Z8GBHTF99B', 'FXT721Z3D27HTF99F', 'FXR721Z7ARAHTF992', 'FX971Z132ZAHTF99B', 'FX9716333URHTF992', 'FXD72Z3YX3CHTF99Y', 'FXT71772Y5THTF99F', 'FXT71762R9HHTF99Q', 'FXR72113LPRHTF99Y', 'FXT72132QGPHTF99N', 'FXR72Z35ZHTHTF99H', 'FXR71718URTHTF99H', 'FXD72125AAVHTF99E', 'FXD7193Z9AMHL3C9Z', 'FXR7226Z2YTHTF999', 'FXR72Y33ARPHTF995', 'FXT72132PRRHTF99Q', 'FXT71732ZGEHTF991', 'FXA72Y22B92HTF99Q', 'FXD723Z5H9PHTF99A', 'FXT72Y53ZHDHTF99E', 'FXR72315U53HTF99N', 'FXT71763V18HTF99G', 'FXT722531Z5HTF99Y', 'FXT717637SLHTF99P', 'FXR719122VTHL3C99', 'FXR7192ZP87HTF99Z', 'FX972367BT2HTF99Z', 'FXT71712X6MHTF99U', 'FXR71562YF6HTF99C', 'FXR72ZZ3Z2UHTF991', 'FXR72YZZLV3HTF991', 'FXR715138HFHTF99V', 'FXT72252QZ9HTF99A', 'FXT72152R63HTF99X', 'FX972Z335EZHTF995', 'FX971563PGCHTF99V', 'FXD715Z7G8THTF99Z', 'FXR7212Z2DPHTF99A', 'FXT7212ZE2HHTF993', 'FXA72331BZPHTF99T', 'FXA71611A22HTF99X', 'FXV723Z2Z7QHL3C9S', 'FXT72Y133DHHTF99N', 'FXD72155HYYHTF993', 'FXA72565AHDHTF99U', 'FXA72ZZ8L9XHTF99N', 'FXT717Z39E8HTF99Z', 'FXN719Z1HZFHL3C9P', 'FXT72112QR5HTF99B', 'FXR7192533PHTF99F', 'FXR72338UF2HTF99G', 'FXT72133211HTF992', 'FX9715639TMHTF993', 'FXT72Y136G3HTF99Q', 'FXR71855DGEHTF999', 'FXT72123SNXHTF99N', 'FXR721239P2HTF99Z', 'FXR72Y3Z1C2HTF99M', 'FXD72Y35EY1HTF99Z', 'FXT71673BBYHTF99G', 'FXR71711YEYHL3C9V', 'FXT72133YN8HTF992', 'FXT722Z2YY9HTF99Y', 'FXT722Z37LNHTF99H', 'FX9721371RVHL3C9B', 'FXR72Y75UYHHTF99Y', 'FXT72252T3THTF99B', 'FXA72121Z5UHTF99N', 'FXT717Z31BAHTF99A', 'FXN71932VA3HL3C9Z', 'FXT71732XX1HTF995', 'FXR72111Y9HHTF99A', 'FXT722Z2G9EHTF99C', 'FXT72Y239R8HTF99N', 'FXD72Y3ZNDBHTF99C', 'FXT71573UA1HTF99T', 'FXR72ZZZEA8HTF997', 'FXR72Z356TDHTF99N', 'FXR721ZZYDQHTF99B', 'FX9723352BGHL3C9X', 'FXR7192Z171HTF99T', 'FXT721Z3T8AHTF99A', 'FXT71753SG5HTF99A', 'FXR7212YVU5HTF99Z', 'FXN72321Y9VHL3C9U', 'FXR72Y71TP2HTF99U', 'FXR7212ZYPPHTF99C', 'FXR72335TZ6HTF99Z', 'FXR72Z53YMYHTF99Z', 'FXR7192ZMAQHTF996', 'FXR72Y37Y8DHTF99Y', 'FXT72151AN2HTF99Y', 'FXD72138TN7HTF999', 'FXN7197YGDVHL3C9D', 'FXR72115FXBHTF99P', 'FXR72Y1ZH2EHTF999', 'FXT71771AGTHTF998', 'FXR72118X1PHTF998', 'FXT717136PCHTF992', 'FXR71522Y8SHTF99P', 'FXD71837DXZHL3C9M', 'FXR72Y65NV1HTF99T', 'FXR72333AF5HTF99A', 'FXR72311QY2HTF99S', 'FXR721585BUHTF99V', 'FXT721139TTHTF99H', 'FX97196ZE7GHL3C9E', 'FXT71753YEUHTF99M', 'FXT71973URQHTF99Q', 'FXT7176331VHTF99M', 'FXT72153Q69HTF99P', 'FXR72Y75P99HTF99A', 'FXN72311H51HL3C9G', 'FXR72Z31G96HTF99S', 'FXT721Z2P13HTF99F', 'FXR719525Z9HL3C9B', 'FXT71973DPFHTF99Y', 'FXR7232ZZEQHTF99Y', 'FXT7212Z8XYHTF997', 'FXT7213ZF65HTF991', 'FXD71Z53MC2HTF993', 'FXR7252Z3TSHTF99N', 'FXD72177UDBHTF99T', 'FXR71517AC6HTF99M', 'FXR722756NTHTF99X', 'FXR71736Y89HTF99P', 'FXN72321ZYLHL3C9V', 'FXR72Y75R7YHTF99T', 'FXV71711YTQHL3C9M', 'FXA7213YUXRHTF99N', 'FX97193ZEGQHL3C9G', 'FXA72Z62R7NHTF99E', 'FXR72125ALQHTF99D', 'FXR7231ZYTTHTF99N', 'FX9715635ZAHTF99P', 'FXR72113DFHHTF995', 'FXN719518HPHL3C9E', 'FXR72258T6HHTF99T', 'FXR72YZ7LA5HTF99D', 'FXR725126GRHTF99S', 'FXR71872AVTHL3C9Y', 'FXT716733MAHTF99G', 'FXR72Z11ZPZHTF99A', 'FXT72Y63X56HTF99Q', 'FXR721228ZGHTF99T', 'FXR7213Z3Y2HTF998', 'FXA71968UZ8HL3C9H', 'FXA722675AMHL3C9B', 'FXD72ZZZMTYHTF99Y', 'FXR72ZZ275FHTF99Y', 'FXT71762YFYHTF99G', 'FXA72371CZ8HTF99T', 'FXR72158R9QHTF99P', 'FXR72Y75QMPHTF99V', 'FXR7227ZY6QHTF99S', 'FXR7186ZC5PHTF99Y', 'FXT72112SDVHTF99M', 'FXR72128TE6HTF99P', 'FXT72112QH7HTF99Z', 'FXT72Y13A78HTF998', 'FXR72135BCEHTF99T', 'FXR72Y61X7YHTF99Y', 'FXA72Y33L1THL3C9A', 'FXR72355DEFHTF99U', 'FXR72117E87HTF99P', 'FXN719312AUHL3C9Z', 'FXA72531T9ZHTF99Y', 'FXR72Y625PEHTF99T', 'FXR72265U9ZHTF99A', 'FXD71861ZS8HTF99N', 'FXR72ZZ5PSHHTF99G', 'FXD71517CH2HL3C9Y', 'FXR72128VAQHTF999', 'FXV71773QPBHL3C9V', 'FX97216YG3NHL3C9P', 'FXT72113S95HTF99L', 'FXR7225Z22XHTF99X', 'FXR71723MA3HTF992', 'FXR717Z39LFHTF99A', 'FXT716332XUHTF997', 'FXA7235AYS8HTF99A', 'FX97213677ZHL3C9P', 'FXA72173XH5HL3C9Y', 'FXR71521VM3HL3C9D', 'FXR72131Y1UHTF99M', 'FXT72Y63ZPAHTF99R', 'FXR72Y7Z5YFHTF99L', 'FXR72111AAQHL3C9L', 'FXT71763B95HTF99D', 'FXT71771GCSHTF99Z', 'FXT72133T7YHTF99T', 'FXV72217LH8HL3C9G', 'FXA722233EQHL3C9L', 'FXN7227YTF8HL3C93', 'FXR72YZZDFTHL3C9P', 'FXR72331Y9XHTF99N', 'FXT721336P5HTF998', 'FXT72Y313BTHTF99N', 'FXT716636DZHTF99A', 'FXT7215Z8FCHTF99Y', 'FX971966YAPHL3C96', 'FXN7196Y27YHL3C97', 'FXR72Z3YZ8YHTF99M', 'FXR72111RT1HTF99D', 'FXD72167Q3PHTF99P', 'FXA72Y61LMRHL3C9P', 'FXT71752XTSHTF99F', 'FX972135RAGHTF99H', 'FXR72Z632PPHTF99N', 'FXR7215Z5YLHTF99E', 'FXV71565AEEHL3C9L', 'FXV72327FAUHL3C9A', 'FX9723669YQHL3C9F', 'FXR721529RZHTF99R', 'FXT72112YYGHTF99Z', 'FXT717Z1GHMHTF99A', 'FX972523GS9HTF99E', 'FXR72Y51V6UHTF99A', 'FXR721377RTHTF99N', 'FXT72YZ3S5MHTF99G', 'FXT715633R2HTF99G', 'FXA72331NSSHTF99Z', 'FXR7232ZBVAHTF99T', 'FXR71651YBXHL3C96', 'FXT72Y72QGZHTF992', 'FXT721ZZ2SNHTF99Z', 'FXT7167ZAT5HTF99R', 'FXN7197YPNLHL3C9N', 'FXR7225YTFAHTF99Y', 'FXR7231ZZ3HHTF997', 'FXT71655DHPHTF995', 'FXR71661BPPHL3C9A', 'FXT7215ZARUHTF99Q', 'FX9719367V3HL3C9Z', 'FXD72Y2YHDMHTF99S', 'FXT72153B19HTF99H', 'FXR72Z5YTRBHTF99X', 'FXR72Z35ZZMHTF99X', 'FXA72557BGTHTF99D', 'FXT72121DDGHTF99F', 'FXR72121Y2THTF99L', 'FXT71763BQMHTF99L', 'FX972533L8GHTF99N', 'FXR72133APDHTF99T', 'FXT72Y12PR7HTF99D', 'FXR71651L51HL3C9Y', 'FXA72163FASHTF99H', 'FXR71777PRTHL3C9P', 'FXT71753QT7HTF99Z', 'FXT721238PZHTF99D', 'FXT716Z1GSZHTF993', 'FXT72131ZL2HTF99G', 'FX97227551RHL3C9E', 'FXR717578L7HTF996', 'FXA7183979PHTF976', 'FXR72Y78YUYHTF99A', 'FXR7226588FHTF99P', 'FXT719Z39LHHTF99Y', 'FXA721Z3FCSHL3C9V', 'FXR72Z631BNHTF99A', 'FXT71753AHBHTF99P', 'FXA715715HZHTF99N', 'FXR72Y75PYZHTF99M', 'FXR72ZZ1XDBHTF99T', 'FXR7196YYPZHTF997', 'FXT72Y23TGMHTF99C', 'FXT7211ZD22HTF99L', 'FXT721ZZ9APHTF99A', 'FXT7212ZBMMHTF99D', 'FXT72Y61GYVHTF999', 'FXR72112ZY9HTF998', 'FXD72131XL7HTF99Y', 'FXT71673A3BHTF99U', 'FXR72321XHCHTF99D', 'FXR7222Z1TZHTF99A', 'FXR721Z7PN2HTF99A', 'FX972Y76XGLHL3C9P', 'FXD7173ZSTPHTF99Z', 'FXR72Y7YTAPHTF996', 'FXT721238PYHTF99Y', 'FXT71772YSNHTF99U', 'FXV71733XRZHL3C9F', 'FXD72Y7A19AHTF99T', 'FXT72122XN2HTF99F', 'FXT722Z2F9XHTF992', 'FXR72333Z6PHTF99Y', 'FXT7212ZDRAHTF998', 'FXR71978CPEHTF99F', 'FXD72Y351QUHTF99L', 'FXN72311DAAHL3C9Q', 'FXR72Y253RPHTF999', 'FX9715139F9HTF99N', 'FXV718Z2QHSHL3C9P', 'FXT7215ZZ5RHTF99T', 'FXR72Z32YYUHTF99A', 'FXT717633FRHTF99H', 'FXV72276MAVHL3C9A', 'FXR72Z3Z6YZHTF99N', 'FXR7231Z1QLHTF99A', 'FXT721112GAHTF99Q', 'FXA719539P2HTF99L', 'FXD72Y718RXHL3C9F', 'FXT72123YSEHTF99P', 'FXT72122P9CHTF99A', 'FXR72Z3YXTVHTF995', 'FXN71972AV1HL3C9T', 'FXR717Z1XTSHTF99T', 'FXR72Y7YZTEHTF99H', 'FXD72Y55G18HTF99Q', 'FXR72135D3CHTF99Y', 'FXT721ZZETLHTF99R', 'FXA71562HBSHL3C9Z', 'FXV72251EYFHL3C9A', 'FXN719626LFHL3C9B', 'FXA72175AL7HTF992', 'FXR72Y21NT1HTF99C', 'FXR72ZZ2YA7HTF99U', 'FX972Y56XXAHL3C9L', 'FX9721367ZMHL3C9B', 'FXN7196YYSDHL3C99', 'FXR72Y21L5CHTF991', 'FXT71773YXAHTF99C', 'FXT72123Y9CHTF99Y', 'FXT71623ATAHTF99P', 'FXT721Z3YFZHTF99S', 'FXT7167ZE9YHTF99G', 'FXN719Z31SHHL3C9V', 'FXR721Z5A6FHTF99U', 'FXD7237YVEAHL3C96', 'FX972225SGYHTF99A', 'FXR717ZYZPYHTF993', 'FXR72Y627A2HTF998', 'FXN71962GHEHL3C9B', 'FXR72225AXPHTF99G', 'FXT71773BSYHTF992', 'FXT716332Z7HTF99N', 'FXT72Y62NXTHTF995', 'FXR7233Z3SBHTF99B', 'FXV71922QM2HL3C9Y', 'FXR72Z632TUHTF99P', 'FX972ZZ3HDTHTF991', 'FXR72153ZTXHTF99Z', 'FXR72251B9FHTF99S', 'FXT721332ATHTF99H', 'FXT719136ZNHTF99F', 'FXR72Y21NLFHTF99R', 'FXA72Y69N1THTF99C', 'FXT721Z3TDUHTF99A', 'FXA72569RQ7HTF99N', 'FXR723Z3N7AHTF99C', 'FXN7231YANGHL3C9U', 'FXT71733EZYHTF99Z', 'FXT71813AHTHTF977', 'FXT71762SPCHTF99S', 'FX972Y771UGHL3C9E', 'FXR71923GZBHTF99Y', 'FXT72152YF8HTF99S', 'FXR7212YY5FHTF99S', 'FXT71773UZUHTF992', 'FXA72YZ2AH3HTF99T', 'FXR72113PYLHTF993', 'FXT7226Z8BHHTF999', 'FXD72YZ5DAHHTF99L', 'FXT716337YEHTF99D', 'FXT71521BEDHTF996', 'FXR72123NB7HTF99H', 'FX97197ZZ5PHL3C9T', 'FXT717Z37P5HTF99P', 'FXA72Y3AYVBHL3C99', 'FXA72ZZ9LUNHTF995', 'FXT72Y7Z93PHTF991', 'FX972156XMGHL3C97', 'FXR7232279NHTF99L', 'FXR72Y72ZFRHTF996', 'FXD72Y3Y1N3HL3C9Y', 'FXT72162FPFHTF99P', 'FXV71772TVAHL3C9Y', 'GZL718521FPHTF97H', 'FXN71972V5DHL3C9Y', 'FXA72Z39MB8HTF992', 'FXR721526E6HTF99R', 'FXR722282ADHTF99G', 'FXD72Z15ZQDHTF99N', 'FXT72133ZSGHTF99A', 'FXV72213TMYHL3C9G', 'FXR721Z7EREHTF99T', 'FXR72Z61MPVHTF99Z', 'FXT721Z3SNLHTF99X', 'FXT72112ZN6HTF99A', 'FXR7166153XHTF99N', 'FXR717Z1Y28HTF99L', 'FXR72Z332QNHTF997', 'FX9723675ZEHL3C98', 'FXT722Z37PEHTF99U', 'FXR721179ATHTF99Z', 'FX971ZZZADGHL3C9H', 'FXT721Z3YAXHTF99E', 'FXR7251Z2DCHTF996', 'FXR7176ZA6AHL3C9H', 'FXD7173D6UAHL3C9B', 'FXT71752UEMHTF993', 'FXT721ZZZD3HTF99S', 'FXT7211ZB8FHTF99R', 'FXT71762YUTHTF99C', 'FXT718Z36RUHTF97L', 'FXT72Y6ZEANHTF997', 'FXN719618QTHL3C9P', 'FXT71752ZL6HTF99V', 'FXR72118YVRHTF99M', 'FXT715638YMHTF99Z', 'FXV723115TTHL3C9P', 'FXD72177RR2HTF996', 'FX972Y332ZGHTF99Z', 'FXN717Z2G2SHL3C9C', 'FXD72YZ1X8SHTF99H', 'FXR723Z1MZLHTF99Q', 'FXR72161MQ1HTF99M', 'FXR71761TLAHL3C9T', 'FX9716Z3PX9HTF99S', 'FXT71763TL6HTF99U', 'FXA72Y5718SHTF99V', 'FXT72113AM1HTF99Z', 'FXD72219Z7ZHL3C9C', 'FXD718519HRHL3C7V', 'FXR72121TNBHTF99F', 'FXT722Z2H95HTF99S', 'FXR72YZ7E9HHTF99A', 'FXT72Y53ACLHTF99T', 'FXA72Y6YUTZHTF99S', 'FXR72Z65EULHTF99A', 'FXA72261BTUHTF995', 'FXR7192ZLZ3HTF99Z', 'FXA719535ZRHTF995', 'FXR72525BNYHTF99L', 'FXT72113T6THTF996', 'FXN72Y128C9HL3C9C', 'FXR723Z8TGGHTF99T', 'FXR723Z5TAUHTF99B', 'FXT72113ZMUHTF99H', 'FXN71732TGEHL3C99', 'FX972126XAUHL3C9X', 'FXT72123UH3HTF99V', 'FXR72133BSFHTF998', 'FXN7231YE28HL3C9Q', 'FXT715631ZAHTF995', 'FXT72133YBQHTF99P', 'FXN7231Y91NHL3C9C', 'FXR721553MEHTF99Q', 'FXR71613RUPHL3C92', 'FXR71Z712PLHTF99T', 'FXT72221GBTHTF991', 'FXR72175YL9HTF991', 'FXT72132QZTHTF99U', 'FXT72Y738MAHTF99U', 'FXT72YZ3TEHHTF99S', 'FX972116587HL3C9H', 'FXD7213ZQVZHTF99B', 'FXT72Y532AMHTF99Q', 'FXT71773YLPHTF996', 'FXT7226Z8LLHTF99D', 'FXR72121MNQHTF998', 'FX971565SN6HTF99A', 'FXA71813U8THTF97Y', 'FXR7235ZY1CHTF99A', 'FXN7231YZUVHL3C98', 'FXR72Z55BHXHTF992', 'FXR72Z32Z3SHTF99Z', 'FXR717Z38QYHTF99E', 'FXT72151CPLHTF997', 'FXR72Y55LVYHTF99Y', 'FXD7191ZZXAHTF99Y', 'FXD72Y55PYPHTF99D', 'FXD72YZ5DD3HTF99X', 'FXR71777ZBBHTF992', 'FXR71855ZGTHTF995', 'FXV71965BAPHL3C9A', 'FXA72Z62X9QHTF99Y', 'FXR71911TFXHL3C9R', 'FXT71752RNVHTF998', 'FXT721ZZ3ARHTF998', 'FXN7192YV7NHL3C9T', 'FXR718753YYHTF99H', 'FX972116AFAHL3C9L', 'FXR7236ZYFCHTF993', 'FXV71766S85HL3C9Q', 'FXN721615D2HL3C9Z', 'FXT72123QXHHTF99B', 'FXD7226ZMTHHTF99M', 'FXT718539T8HTF99Q', 'FXA7221A22CHL3C99', 'FXD7196ZNS7HTF99N', 'FXA72152A36HL3C9X', 'FXA71973FQDHTF99Y', 'FXR721ZZZAAHTF99T', 'FX9716232V2HTF99Q', 'FXT72Y72PALHTF995', 'FXR717Z8REVHTF99H', 'FXA72YZ6AGCHTF998', 'FX971926ZTUHL3C7V', 'FXT721317FXHTF99Z', 'FXN72Y7ZC8XHL3C9Z', 'FXR7215567RHTF99C', 'FXR72321SN7HTF99E', 'FXR7171YT17HTF991', 'FXT71912QY7HTF99Z', 'FXT717Z1FU8HTF99R', 'FXA72367SRMHL3C9G', 'FXR723337TAHTF99X', 'FXD72267R2SHTF99F', 'FXT717Z3Y5THTF99G', 'FX972Y36TL1HL3C9X', 'FXT71712ZZ2HTF99H', 'FXA72Y52A33HTF993', 'FXT7215ZA83HTF99Y', 'FXR72Z61LRMHTF99Q', 'FXR72117FYYHTF99M', 'FXT71773715HTF996', 'FXA72168Z36HTF99L', 'FXT721312H6HTF99P', 'FXR7192ZNTQHTF99U', 'FXR72211QF8HTF996', 'FXR72Y78YDXHTF99S', 'FXA715Z19CQHL3C9Y', 'FXT722Z1B7UHTF99C', 'FXR72Y77PFVHTF996', 'FXD72Z225YGHTF992', 'FXR71662Z3NHTF99Y', 'FXR72266ZV2HTF99Z', 'FX9725Z36PPHTF99H', 'FXR71563S2AHL3C9L', 'FXV72212QUNHL3C9E', 'FXR72113MPZHTF993', 'FXR72111SLAHTF99Q', 'FXT721Z2NC1HTF991', 'FX972Y5YC9UHL3C9X', 'FXR72Z55PG5HTF99P', 'FXT71753Y7XHTF995', 'FXR72Y2ZZ9EHTF99Y', 'FXR71631FALHTF99Z', 'FXR717332TMHTF99R', 'FXT71973VQ8HTF998', 'FXR72137BSZHTF997', 'FXR72Z58TE8HTF999', 'FXR72Y71RY8HTF99G', 'FXT719732YLHTF99Z', 'FXV71666MYTHL3C93', 'FXR72Z71PXUHTF99V', 'FXR72Z65BFZHTF995', 'FXR722Z1MADHTF99A', 'FXT71673RDEHTF99E', 'FX9722673GXHL3C9U', 'FXA725565VXHTF99D', 'FXR71Z71ZARHTF997', 'FXT71612YYYHTF991', 'FXT7215Z8LTHTF997', 'FXR72Y61MVSHTF99C', 'FXT7216391NHTF995', 'FXT721Z2XBEHTF99Y', 'FXR721Z6YFPHTF99Y', 'FXR7212ZYU3HTF99P', 'FXA72256AAUHL3C99', 'FXR72121NQGHTF999', 'FXA72257ZE2HL3C9S', 'FXT7173359YHTF99V', 'FXR722Z1PDEHTF99Z', 'FXT71563EAPHTF99P', 'FXT71972TYRHTF996', 'FX9716Z37ZSHTF99Y', 'FXT721337QYHTF99Z', 'FXT721Z1EHAHTF996', 'FXR721Z1VXAHTF99P', 'FXA7233A3FYHTF99G', 'FXR723353NYHTF99Z', 'FXR72111YMDHTF99A', 'FXT721233TVHTF99Y', 'FXR7251529SHTF997', 'FXT72YZ2R1UHTF99R', 'FXR71715X7THTF99A', 'FXV7197126PHL3C9E', 'FXV723Z1N8DHL3C9E', 'FXR718727LRHL3C9Z', 'FXT71772XDYHTF99N', 'FXR72Z35MSQHTF998', 'FXT71763YBXHTF99S', 'FXR721126GTHTF99Z', 'FXT71733QLSHTF99H', 'FXR72Y7211LHTF99N', 'FX972YZ6X5RHL3C9G', 'FXV717Z12TTHL3C98', 'FXT71655A2VHTF997', 'FXR71752ZQ5HTF99L', 'FXR7212YXAAHTF99F', 'FXR72221P6FHTF99S', 'FXN72321BETHL3C9Z', 'FXR71652YTTHL3C9G', 'FXT72112QDYHTF99L', 'FXR72117Y7FHTF99Y', 'FXR71538RDFHTF997', 'FXV72Y63YDMHL3C9E', 'FXT71922XH6HTF993', 'FXR72127MMRHTF99S', 'FXR7212519FHTF99T', 'FXT71763T92HTF99X', 'FXT72Y213ZEHTF99Z', 'FXR71755UXQHTF99A', 'FXT72131H16HTF99N', 'FXR72Y75NSPHTF99G', 'FXA72215F7EHL3C9Y', 'FXR721352XCHTF99T', 'FXV71731Z3LHL3C9T', 'FXA72Y33GSEHL3C9L', 'FXT72252UP9HTF992', 'FXT72131E9THTF99E', 'FXR722757VYHTF997', 'FXD722117Y7HL3C9P', 'FXR72157EL5HTF99P', 'FXR7213YVFLHTF99T', 'FXD72ZZ1YYRHTF99V', 'FXT71713UBMHTF99D', 'FXR71Z776ZLHTF99X', 'FX9715638ABHTF99R', 'FXV72172XTYHL3C9V', 'FXR72Y71Q8XHTF99Z', 'FX971Z739T7HTF99A', 'FXD7217Y6QGHL3C91', 'FXN722112YZHL3C9A', 'FXR721136MTHTF99C', 'FXT72Y32ZNNHTF99V', 'FXT72Y23UT3HTF99T', 'FXR717Z8RY6HTF99L', 'FXR721251ZDHTF99U', 'FXT722Z2FL7HTF99T', 'FX972156YYPHL3C9Y', 'FXR71728TYAHTF99G', 'FXD723Z2BZLHL3C9Q', 'FXA72153MDGHTF99D', 'FXD72175CF3HTF99E', 'FXT71761FVGHTF99A', 'FXV71671XNSHL3C97', 'FXR7192Z32UHTF99G', 'FXR7192ZP6YHTF99C', 'FXR72Y282VEHTF99Y', 'FXR72122ZXDHTF996', 'FXR72123NHZHTF997', 'FXT717Z3Q2ZHTF99V', 'FXA72Z37N3FHTF99Q', 'FXT721Z3EBLHTF998', 'FXR72171QRXHTF99C', 'FX9722572CDHL3C98', 'FXR717538B3HTF99F', 'FX972136TASHL3C9Z', 'FXT72112XCVHTF991', 'FXT71752NNZHTF992', 'FXR72Y61MMLHTF99E', 'FXR71673P86HTF99B', 'FXR721736AFHTF99H', 'FXN7196Y6Q8HL3C9A', 'FXD72Y5YY8THL3C9A', 'FX972Y567Y8HL3C93', 'FXT71763Q7PHTF99S', 'FXR72YZ7FP7HTF99B', 'FXR72Y322V2HL3C9T', 'FXR72Y37YB7HTF99X', 'FXT71655GNYHTF998', 'FXR72Y777Z9HTF99C', 'FXV72226PXPHL3C9T', 'FXR719515T8HTF99Q', 'FXT71772NB3HTF99Y', 'FXR72Y7Z2R8HTF99P', 'FXR72Y6Z1XNHTF99T', 'FXD71Z67S6CHL3C95', 'FXR7251522ZHTF99G', 'FXR72Y7YTD7HTF99A', 'FXT72Y63Z5MHTF992', 'FXR71513ZA5HTF99T', 'FXA72YZ3561HL3C91', 'FXR7191ZD3CHL3C9E', 'FXD71967AXRHL3C9Q', 'FXR72Y2Z58THTF99L', 'FXD723Z2Z72HTF99R', 'FXR71971S5HHTF99Z', 'FXT717Z37VMHTF99B', 'FXT721Z2SMXHTF99S', 'FXA72151AUCHL3C9H', 'FXR72133BD5HTF99P', 'FXR72121ZDYHTF99F', 'FXT721536ZSHTF99T', 'FXA72Z73GXGHTF99M', 'FXD71965AGEHTF99C', 'FX971937YERHL3C9S', 'FXT72Y12ZCRHTF996', 'FXV72213P73HL3C9S', 'FX972YZ682MHL3C9C', 'FXT72131DBDHTF99P', 'FXD72Y59PLNHTF996', 'FXV72272ZT7HL3C93', 'FXT71773Q2RHTF99Y', 'FX9719753SNHL3C9S', 'FXT71632N5MHTF997', 'FXT7225ZA7YHTF991', 'FXA71931LTLHL3C9M', 'FXV71762AZ8HL3C96', 'FXR71738TS2HTF99Z', 'FXT72Z5ZAX2HTF99P', 'FXT7165ZC85HTF99A', 'FXT716333R7HTF99B', 'FXV723116NLHL3C9C', 'FXT721612XMHTF99X', 'FXN72311ERAHL3C9G', 'FXR72ZZ5QRUHTF993', 'FXR72Z78R2YHTF99P', 'FXT721Z2SG5HTF99Z', 'FXT721139GTHTF99U', 'FXT71762SYEHTF99R', 'FXT71761EYQHTF99T', 'FXR7192579YHTF99C', 'FXR72Z2YY1RHTF99P', 'FXT72113ATYHTF99E', 'FXR72251S2GHTF99X', 'FXD72Y6A2T8HTF99A', 'FXR7252YTDPHTF99R', 'FXR715Z3R1ZHL3C95', 'FXR71752XBSHTF996', 'FXN71962FYDHL3C9T', 'FXA72Y39YG9HL3C9M', 'FXR7167ZMT2HTF99A', 'FXT721Z1Z5VHTF99Z', 'FXR72331PUYHTF995', 'FXA71561NZTHL3C93', 'FXR72111NAMHTF99D', 'FXT721216SVHTF99Z', 'FXT7225ZD1RHTF99T', 'FXA72152A7PHL3C96', 'FXR72ZZ57ZSHTF99Y', 'FXR71925ZUDHTF99H', 'FXR72YZ28X5HTF99B', 'FXT72Y237L5HTF998', 'FXA72Z39PNLHTF99P', 'FXR717Z39PUHTF99N', 'FXT7213ZEPMHTF99F', 'FXT72Y61FYXHTF992', 'FXT721ZZAPPHTF99G', 'FXA72559QNHHTF99L', 'FXA72553F7PHTF99N', 'FXR71971BSXHL3C95', 'FXT72113TA2HTF99P', 'FXV72256ABMHL3C9U', 'FXA72255A5LHL3C9Z', 'FXR717Z77ZRHTF99Z', 'FXA72138ZRXHTF99Y', 'FXV717625D8HL3C95', 'FXR721181NRHTF997', 'FXR72322ZTQHTF996', 'FXA722719APHTF99Y', 'FXT72113QLNHTF996', 'FXT717Z2QTCHTF99X', 'FXT71563EPDHTF99A', 'FXR72138XY2HTF99T', 'FXT7215ZACQHTF99F', 'FXR7232559LHTF99F', 'FXR7225553FHTF99Z', 'FXR72ZZ7HXNHTF99S', 'FXR71758S95HTF99L', 'FXT715539Y5HTF99F', 'FXT72252TCTHTF99X', 'FXT719712XCHTF99A', 'FXN7231ZZ9EHL3C9Y', 'FXR725126TPHTF99Q', 'FXT72Y22ZN1HTF99H', 'FXT72123TLEHTF99A', 'FXT72Y7ZAS5HTF99D', 'FXR72Z65H2SHTF99B', 'FXD7187ZPCUHTF99S', 'FXV71926D22HL3C9N', 'FXR71927FZTHTF992', 'FXR7231YX98HTF99H', 'FXR7221819PHTF99F', 'FXR72155UZ2HTF999', 'FXN721Z1TUYHL3C99', 'FXT719Z3Y58HTF99V', 'FXR718Z1PXFHL3C9Y', 'FXA72122BE1HL3C97', 'FXT72262P7EHTF99F', 'FXN716Z28CDHL3C9U', 'FXV71563ZC6HL3C9T', 'FXA71962AY6HTF99G', 'FXR717Z385LHTF99H', 'FXR72312679HTF997', 'FXT72151A18HTF99P', 'FXR72335YZSHTF99T', 'FXR72121S5PHTF99R', 'FXV72327G9ZHL3C9F', 'FX9721Z65DXHL3C99', 'FXR723168NAHTF99F', 'FXR715139BGHTF99B', 'FXR72Z5551VHTF99Q', 'FXR717532T1HTF999', 'FX972Y36ZAMHL3C9T', 'FXA7211655SHTF99Z', 'FXR721336M3HTF996', 'FXT72Y73ZY5HTF99Z', 'FXR72Z53A8VHTF99Z', 'FXR72115G73HTF99Y', 'FXT721Z1C2LHTF993', 'FXT72131DTNHTF99R', 'FXR72128RL8HTF995', 'FXT721Z12ZZHTF99V', 'FXA721Z36LXHTF99T', 'FXD72Y71BU1HL3C9Z', 'FX972Y76TTCHL3C9E', 'FXR72ZZ53F1HTF99D', 'FXN72Y1YUY2HL3C93', 'FXR72Y61M9CHTF99C', 'FXT7212ZAPPHTF99G', 'FXD72165EPDHTF99P', 'FXT7217135PHTF993', 'FXT7213ZAERHTF99U', 'FXR71925ABYHTF997', 'FXR72Y721F7HTF99T', 'FXT71913SRYHTF99Q', 'FXT717533QRHTF99R', 'FXT717136ZDHTF99T', 'FXR72Z25PT3HTF99R', 'FX9721ZDF7RHL3C92', 'FXR721179A8HTF99M', 'FXD72Z1A1QAHTF99D', 'FXA72119PZTHTF99Y', 'FXT71713R6DHTF995', 'FXV72261PA9HL3C9A', 'FXT72Y139VBHTF998', 'FXR72Y3ZPZ7HTF992', 'FXR72Z6Z3VRHTF99G', 'FXR71661ZE5HTF99G', 'FXR72118XVTHTF99P', 'FXR72Y12YCNHTF99A', 'FXV72212AP5HL3C9S', 'FXR72316763HTF993', 'FXT72212PR5HTF999', 'FXT71732XZQHTF99A', 'FXV72221MGYHL3C99', 'FXR72268V3THTF99S', 'FXR72131LHXHTF99G', 'FXT72132S1DHTF993', 'FXR716632PTHTF996', 'FXA725Z7BA3HTF99G', 'FXR717Z3CMPHTF99Q', 'FXV71671M9SHL3C9N', 'FX9717ZZ7SDHL3C99', 'FXR72Y7ZZFDHTF99A', 'FXN7191YZRAHL3C9H', 'FXR72111Y3CHTF99T', 'FXT721Z38C8HTF995', 'FXA723Z35ZAHTF99P', 'FXD72157RDXHTF99F', 'FXN72Y1YXL9HL3C9V', 'FXT71972TPGHTF99L', 'FXD7191YSYBHL3C97', 'FXA72Z39RESHTF995', 'FXR72135ATZHTF997', 'FXR72111N5BHTF99Z', 'FXR72Z38RHLHTF99S', 'FXR719257ASHTF99M', 'FXT72Y51DQNHTF99A', 'FX972Y76ZG6HL3C9X', 'FX972333PZLHTF99E', 'FXT72131GPCHTF99D', 'FXR717Z1THMHTF99Y', 'FXD71837B9VHL3C9R', 'FXR72133PB3HTF99P', 'FXT723Z3YA5HTF99Y', 'FXR71855ZXZHTF99N', 'FXD72265DFNHTF99Y', 'FXR717Z3HPXHTF99P', 'FXR721237ZNHTF99Z', 'FXT71771FDSHTF99F', 'FXA72555PLLHTF996', 'FXA71772R3EHTF97X', 'FXV72111ZBQHL3C9M', 'FXR72Z56YZBHTF991', 'FXA72216XT8HL3C9V', 'FX97225ZZYZHL3C9L', 'FXT72123S89HTF99C', 'FXD72255HY5HTF99P', 'FX9725136N5HTF997', 'FXT717Z3U2CHTF996', 'FXA72266Y1XHL3C9A', 'FXD7193ZASPHL3C9P', 'FXN7216Y7BAHL3C93', 'FXD71Z32DADHTF99V', 'FXD7196ZM7HHTF992', 'FXD71817DEMHTF97Q', 'FXT71763ZA1HTF99M', 'FXR72133G65HTF995', 'FX972Y67Y8LHL3C9Z', 'FXV72267CPSHL3C9P', 'FXT72161HNFHTF99F', 'FXR72Y55L2RHTF99N', 'FXD7221A3YPHTF998', 'FXR72375YX8HTF99X', 'FXN72Y1Y2DLHL3C9Y', 'FXT716Z2YL7HTF99Z', 'FX971573Z61HTF99N', 'FXT7165ZSM2HTF99Y', 'FXT72Y61HG5HTF99A', 'FXR72351ZHYHTF99S', 'FXR7233ZZYFHTF99N', 'FXR72Y536XLHTF99U', 'FXR7221698MHTF99E', 'FXT72132P6AHTF99U', 'FXR7233YTDAHTF993', 'FXT72131ZR6HTF99X', 'FXT72Y12YMCHTF995', 'FXT721Z2REYHTF99B', 'FX9719771QAHL3C9Z', 'FXT721Z2YFBHTF99Q', 'FXT721316ARHTF99M', 'FXR72Y78YATHTF995', 'FXT72Y71FX7HTF99Y', 'FXT71933RMTHTF996', 'FX972166Z9DHL3C99', 'FXR71738UZYHTF99M', 'FXD722ZZL2VHTF99U', 'FXD71967BEPHL3C9E', 'FX97212DELYHL3C9R', 'FXR71762Y92HL3C9Y', 'FXD7237YUGLHL3C9T', 'FXR72152Y63HTF99Q', 'FXN72321LRFHL3C96', 'FXD7227ZZ6EHTF99F', 'FXT72Y32P1DHTF999', 'FXR719632CRHTF995', 'FXA72Y25EYCHTF99V', 'FXN719517RTHL3C9M', 'FXD71Z67PE9HL3C9T', 'FXV719521Y8HL3C99', 'FXA72153TCZHL3C91', 'FXV718Z1R8PHL3C9R', 'FXR723126X3HTF999', 'FXN71722GL9HL3C9H', 'FXR72117CZSHTF99T', 'FXA72Z68CY2HTF99A', 'FXT71662U7CHTF99V', 'FXN7196Y785HL3C9U', 'FXR72125EARHTF99Y', 'FX972Y3YHLSHL3C93', 'FXN723636V5HL3C98', 'FXR7237ZB16HTF99B', 'FXT72123BYUHTF99A', 'FXR72311P28HTF999', 'FXR718Z8ZYDHTF99X', 'FXA71711X3HHL3C9R', 'FXV72211R66HL3C9T', 'FXD72262Z83HTF99N', 'FXT71763YRYHTF99F', 'FXV72326S1LHL3C9B', 'FXR721351PQHTF99Q', 'FX97171ZBMCHL3C9C', 'FXD72Y2Y7Y6HL3C9N', 'FXN7221Z8A7HL3C9S', 'FXR72Y71P8ZHTF993', 'FXR717Z2YLAHTF99V', 'FXN723ZZAZUHL3C9M', 'FXT72151DFPHTF99Z', 'FXT72Y53YFEHTF99C', 'FXT72Y13A7UHTF99L', 'FXT72112ZT6HTF99L', 'FXV717726GTHL3C96', 'FXT72Y73ZYZHTF995', 'FXR721Z3DCSHTF99C', 'FXT71733TYBHTF99M', 'FXR71651VUFHL3C98', 'FXV72526M9QHTF99G', 'FXN72Y218YZHL3C9H', 'FXR722526G6HTF99G', 'FX972713F8RHTF99E', 'FXR725Z76TQHTF991', 'FX9715236ZDHTF99P', 'FXR7212YTR7HTF99A', 'FXT721313YNHTF99P', 'FXT71931C1AHTF99U', 'FXT72Y136HAHTF99A', 'FXT7212ZB9PHTF99H', 'FXR721125LTHTF99N', 'FXR72325A7YHTF99Y', 'FXR72112ABRHTF99F', 'FXA72213PEEHL3C9F', 'FXR72Y75BR8HTF99B', 'FXN71972QT6HL3C9E', 'FXT721Z15CQHTF99Y', 'FXR72Y68TR6HTF99P', 'FXV71675RDGHL3C9Z', 'FXR721325L1HTF99F', 'FXA721Z1B6DHL3C9L', 'FXT71733TD8HTF99P', 'FXA72133FPYHL3C9M', 'FXT721ZZEHYHTF997', 'FXA72Z58UYQHL3C9P', 'FXT721212R3HTF993', 'FXT72Y632THHTF991', 'FX972136ZTCHL3C97', 'FXR72Z5Z9QFHTF992', 'FXA72271SBQHTF997', 'FXT721ZZG2CHTF99Y', 'FXR72132Y2THTF99B', 'FXV722Z7F9LHL3C9T', 'FXR72Y68STTHTF99P', 'FX971Z65UQVHTF99G', 'FXT72151DFZHTF99C', 'FXT72133VRCHTF99N', 'FXD72Y2Z8P6HTF99L', 'FXT72Y32T7SHTF998', 'FX971966TFRHL3C9T', 'FXV71556QA6HL3C9S', 'FXD72362GXFHL3C9U', 'FXT721532UUHTF99U', 'FXR7215ZYY2HTF993', 'FXR7192561QHTF99H', 'FXR72Y75NMCHTF992', 'FXT72152PGNHTF99C', 'FXD7221YFV8HTF99N', 'FXR7211ZYFFHTF99H', 'FX9722565AYHL3C95', 'FXR722168L8HTF99S', 'FXT72Y23B6GHTF991', 'FXT72131351HTF99V', 'FXN7197YMNSHL3C9C', 'FXA72129P88HL3C9P', 'FXN7212Y1MXHL3C9T', 'FXR72Z21ZQPHTF99G', 'FXT72133ZBUHTF99B', 'FXT72252X3PHTF99F', 'FXD71867BBRHL3C7S', 'FXR717Z2YYZHTF99Z', 'FXR72Y53PCAHTF99T', 'FXT72151Z7XHTF99Q', 'FXD7221YYY6HL3C9Q', 'FXA725Z9P9ZHTF996', 'FXT72Y213GZHTF992', 'FXR71925ADLHTF99F', 'FXA72Y63CVPHTF99X', 'FXT72Y33VL8HTF99G', 'FXV715Z1L2MHL3C9M', 'FXR723ZYXDDHTF99X', 'FXR72123A5CHTF992', 'FXT71763E18HTF99X', 'FXR717Z7BBVHTF999', 'FXD71955C89HTF998', 'FXT71733TYMHTF99E', 'FXR72Y68VU7HTF99B', 'FXT721636FZHTF99C', 'FXN71971ZN2HL3C9N', 'FXR7211Z1YPHTF99P', 'FXD71967ETTHL3C9Y', 'FXD72375RZAHTF99T', 'FXT72Y13A19HTF99R', 'FXD7212ZBGQHTF995', 'FXT72253UGAHTF99H', 'FXT72222E29HTF99E', 'FXT7196356EHTF99D', 'FXR72111V9NHTF998', 'FXD7221YYR6HL3C9H', 'FXT717331YBHTF99P', 'FXT72112XU1HTF99Z', 'FXT721ZZ96YHTF99D', 'FXT72131BGZHTF99Q', 'FX972Y76A8ZHL3C9H', 'FXV72256PC1HL3C9L', 'FXR72115922HTF99P', 'FXR72117LV9HTF99L', 'FXT72Z53X12HTF99V', 'FXV72366ALQHL3C9U', 'FXR721Z1T5PHTF99P', 'FXA72Z62TVCHTF99C', 'FXR717Z7A9YHTF99B', 'FX972Y665EAHL3C9S', 'FXN72Y1YT7GHL3C9X', 'FXR72Y575CPHTF99P', 'FXT71863AEPHTF99A', 'FXA72Z63U3EHTF99U', 'FXN71732Y9MHL3C9P', 'FXT72123VTBHTF99F', 'FXT717639FAHTF99Q', 'FXT72222EMBHTF99P', 'FXV72355EVRHL3C92', 'FXR72158V7CHTF99T', 'FXA72Y76TATHTF99N', 'FXT721Z158YHTF99C', 'FXR72318U11HTF99T', 'FXT72121E78HTF996', 'FXR72Z61YS9HTF99M', 'FXA72ZZA173HTF991', 'FX9721735AYHTF99P', 'FXR72Y3ZDSZHL3C9H', 'FXN72132GYGHL3C9C', 'FXT717532ZYHTF99B', 'FXR71673ZP9HTF99Q', 'FXR72ZZ2XGAHTF99G', 'FXA71532T8EHTF99C', 'FXT72YZ3TRUHTF99G', 'FXT72122Y5THTF996', 'FXT721ZZFYQHTF995', 'FXT7215ZAZ1HTF99E', 'FXR72228TZGHTF99C', 'FX9721167P1HL3C9N', 'FXN7233339PHL3C9N', 'FXR72525TPPHTF997', 'FXR718ZZYM1HL3C9Q', 'FXT7213ZAXFHTF99M', 'FXT717632C5HTF99V', 'FXT71752XMHHTF99H', 'FXR722736DRHTF991', 'FXN7232YV3YHL3C9D', 'FXV723Z1NEHHL3C9S', 'FXR72ZZ1RF1HTF993', 'FXT71762UZAHTF99Q', 'FXA71Z79A78HL3C9N', 'FXN7197YTMMHL3C9L', 'FX972116ZGLHL3C9F', 'FXV71661TLUHL3C9G', 'FXT71763D6XHTF99U', 'FXT7231ZYTYHTF99F', 'FXR71513A8HHTF99C', 'FXP72551FYTHL3C9Z', 'FXR7212YXZUHTF99H', 'FXR721Z2YTAHTF99A', 'FXR71512YT1HTF99H', 'FXR72155YAGHTF99S', 'FXR72Y73LVAHTF99S', 'FXT72131CBYHTF99X', 'FXT71763TXEHTF99M', 'FXN71962L7XHL3C9L', 'FXR72133ARZHTF99P', 'FXN72311TSUHL3C9C', 'FXR716125ZBHL3C9N', 'FXD71927BMLHL3C9T', 'FXT72132R1FHTF992', 'FX97196ZDEXHL3C9D', 'FXR72163NSRHTF99C', 'FXR72Z55LFFHTF99F', 'FXT72Z6Z8AGHTF997', 'FXR72375VLAHTF99V', 'FXR71775ZZMHTF99E', 'FXD7217ZBTDHTF993', 'FXT72172UCGHTF99B', 'FXN71562FCVHL3C96', 'FXT71552YSQHTF99Y', 'FXT71963SE8HTF998', 'FXD7156DU6SHL3C98', 'FXT72151GZNHTF99B', 'FXA71552QZPHTF993', 'FXT7166361PHTF99X', 'FXT7213ZEZPHTF99U', 'FXD71Z3Z9AZHTF997', 'FXT72222ZVDHTF99A', 'FXT72153S2VHTF99D', 'FXA72279SAFHTF99P', 'FXT72111R8SHTF999', 'FXD72Y15F5DHTF99A', 'FXR72ZZ257THTF99C', 'FXT72152TQDHTF99Z', 'FXR7175316AHTF99T', 'FXR72Y71YCCHTF99D', 'FXA72222PEAHL3C9F', 'FXT71763UXZHTF99Z', 'FXD72Z3YYR5HTF99A', 'FXR717527ACHTF991', 'FXR72153Z6PHTF996', 'FXT7215ZYZGHTF99Q', 'FXV7166195XHL3C98', 'FXT7213ZAC2HTF997', 'FXR7211YULNHTF99D', 'FXV71967FAYHL3C9R', 'FXA72179YPEHTF99N', 'FXT721Z32T6HTF99B', 'FXR72121X97HTF99L', 'FXT71713527HTF999', 'FXT72132PGUHTF99E', 'FX972267DFMHTF99X', 'FXV718Z7CTAHL3C9Y', 'FXT71655AH3HTF99N', 'FXT721Z2ZZNHTF99S', 'FXR723128SYHTF99R', 'FXT7211ZEYLHTF997', 'FX9716133LLHTF99Z', 'FXR72Z51XSQHTF998', 'FXT72122XATHTF99P', 'FXR72Z239L3HTF99Y', 'FXT72Y6ZDH7HTF992', 'FXT72133U6YHTF99Y', 'FXR717312XZHTF997', 'FXR72115ELNHTF99A', 'FXT7212ZEQ7HTF99F', 'FXR721Z7A6YHTF995', 'FXN72311HZBHL3C9Q', 'FXD72YZY95VHL3C9E', 'FXT72Y138SRHTF99Z', 'FXR72111XU1HTF99Z', 'FXR72Y777BLHTF995', 'FXV71713MFXHL3C9T', 'FXR7215Z3QRHTF997', 'FX972371P92HL3C98', 'FX971976YU1HL3C99', 'FXT71762UQLHTF997', 'FX972Y5651BHL3C9Z', 'FXT72163ZQUHTF998', 'FXT72253DA6HTF99N', 'FXR719725HEHTF99C', 'FXR71767BPYHTF992', 'FXT72253UDHHTF99M', 'FXT717633APHTF99Y', 'FXR723ZZ9FAHTF99Z', 'FXT72Y13AALHTF99P', 'FX9719769YEHL3C97', 'FXT715632ZBHTF99C', 'FXR7232ZZZPHTF99A', 'FXR71Z775NMHTF99T', 'FXV71926R3UHL3C9F', 'FXT7213ZB6ZHTF99B', 'FXR7231YXGYHTF996', 'FXV71775PEXHL3C9P', 'FX972Y76YYZHL3C9L', 'FXT722Z2YVVHTF99V', 'FXR72ZZ5LE2HTF99Y', 'FXR721527RQHTF997', 'FXR72117CPQHTF993', 'FXN7225277FHL3C92', 'FXR72Y153BSHTF99F', 'FXT72Y233VUHTF99T', 'FXT72Y53SALHTF991', 'FXT72Y73B8SHTF99E', 'FXD72211ZPTHTF99A', 'FXR72YZ8Z1EHTF99A', 'FXR72275V11HTF99Y', 'FXR723ZZY75HTF998', 'FXT71763TZTHTF99Z', 'FX972YZYC5PHL3C9P', 'FXT71652NHUHTF99T', 'FXR721251EQHTF996', 'FXR72YZ1A5UHTF99X', 'FX9715Z32ZYHTF99Y', 'FXR72115A3AHTF99B', 'FX972ZZ5YGQHTF998', 'FXR719Z1YTDHL3C9T', 'FX9721652TFHL3C9A', 'FXD718779N2HL3C9B', 'FXT71Z736PCHTF995', 'FXN7215Y7HYHL3C9T', 'FXR72Z5Z8U2HTF99Z', 'FXA72Z5A51THTF99Q', 'FXV71871QDAHL3C7M', 'FXR721236AXHTF996', 'FXR7193ZAVRHL3C9T', 'FXT717333FYHTF99D', 'FXR72YZ1F9VHTF99F', 'FX9715Z3ZLBHTF997', 'FXT72Y33UL5HTF99L', 'FXT721337ZXHTF997', 'FXR717131PRHTF99E', 'FXT71973399HTF99A', 'FXT72Y31ZPFHTF999', 'FXN7196YFT5HL3C9N', 'FXR7217Z5ZEHTF99M', 'FXT71923STPHTF99T', 'FXT721233AHHTF99M', 'FXR721525XYHTF99H', 'FXR72Y73PQQHTF99T', 'FXV72216HAXHL3C9E', 'FXR718129YNHL3C9Y', 'FXR72Y53PLAHTF99Q', 'FXD71551YRZHTF99B', 'FXR7232Z3P9HTF99P', 'FXT7212ZAPTHTF99E', 'FXT717737HAHTF99P', 'FXA72Z63Y95HTF99F', 'FXN71962HCMHL3C9Y', 'FXR72252Y5UHTF99Z', 'FXR72311L83HTF99Z', 'FXT721Z3S2SHTF99H', 'FXA717197NMHL3C9Y', 'FXD71962326HTF99C', 'FXT72123Z2MHTF99A', 'FXN7232ZCAYHL3C9T', 'FXR72115XZFHTF99G', 'FXD71519MZCHL3C9A', 'FXT72Y5Z818HTF99M', 'FXR72Y75G21HTF99E', 'FXT717738Y1HTF99A', 'FXD71Z7DGVFHL3C9Y', 'FXT7165ZUD2HTF99N', 'FXR72113AYFHTF99R', 'FXR72YZ2AYPHTF99S', 'FXR72115GZ2HTF99A', 'FXT71773R7PHTF99L', 'FXR71Z73SD7HTF99U', 'FXN7217ZCAQHL3C9T', 'FXT71761CYUHTF99N', 'FXR723ZZ1P1HTF999', 'FXD72Y622GVHTF99E', 'FXR7227Z98DHTF99N', 'FXD72Y2Y5ZRHL3C9T', 'FXR72ZZ57LPHTF99A', 'FXA72ZZ3NPTHTF996', 'FXT71573398HTF99P', 'FXT716Z33VAHTF99T', 'FXV718Z33LNHL3C92', 'FXV71761YVEHL3C9V', 'FXN71972ZDDHL3C91', 'FXT721Z1A7GHTF99Y', 'FXR721Z3N3AHTF99Y', 'FXV72251R8GHL3C9A', 'FXT71751BT9HTF99M', 'FXT72253AV1HTF995', 'FXR725226EYHTF99N', 'FXD72177FHTHL3C9A', 'FXT71623Z9DHTF99P', 'FXR72Y17YVAHTF99A', 'FXN72213SLYHL3C9U', 'FXN72Y32ZFHHL3C9M', 'FX97221YDX6HL3C9Q', 'FXT71752REPHTF99Z', 'FXR72Y71RPTHTF998', 'FXT721Z1BFZHTF99S', 'FXT71753S3QHTF99Y', 'FXR72153F1YHTF99Q', 'FXD7197YZ22HL3C9S', 'FXT72151BLPHTF99L', 'FXT7215Z7DAHTF99F', 'FXV71663UH9HL3C93', 'FXR72128XYXHTF992', 'FXV71921TYAHL3C9C', 'FXT72133XXPHTF991', 'FXD722626F1HTF991', 'FXT72122Z32HTF992', 'FXR72115U3ZHTF99Z', 'FXR719256LLHTF99Y', 'FXT72Y133TZHTF99P', 'FXT722Z2Y2QHTF99D', 'FXR72515GMZHTF99C', 'FXR71765A8ZHTF99P', 'FX9715Z363GHTF99H', 'FXA7197AZLXHTF99G', 'FXA71921NFZHL3C7F', 'FXA72Z53MDAHL3C9A', 'FXR72335YQZHTF99X', 'FXT721512TPHTF998', 'FXT71761GAGHTF99U', 'FXR72Z5ZZRNHTF99X', 'FXA715317PLHTF992', 'FXR716377TZHTF99Q', 'FXR72162YRZHTF99Z', 'FXV71775DAGHL3C9G', 'FXR721ZZ2LAHTF99Y', 'FXR72111N6MHTF99R', 'FXR7Y83YCXDHL3C5Q', 'FXV718621QVHL3C7S', 'FXR7225ZE79HTF99S', 'FXR72Z51YYYHTF997', 'FXV71615LLRHL3C9P', 'FXT721ZZ5LQHTF99H', 'FXN72311FSTHL3C9X', 'FXR72138RPMHTF99G', 'FX97197Z9YZHL3C9H', 'FXT71752SZNHTF99F', 'FXR72Z729Z6HTF99N', 'FX972Y66YHBHL3C9R', 'FXT72Y52SCYHTF992', 'FXR72YZZML8HTF99N', 'FXR722Z3GHLHTF99M', 'FXA72Y61NPLHTF99L', 'FXN7197YMRPHL3C9G', 'FXR72165X76HTF99B', 'FXV72151SDZHL3C99', 'FXR72161LC6HTF991', 'FXR72Y75BTDHTF99R', 'FXV722613XCHL3C9U', 'FXT71753V9QHTF99B', 'FXN72172E3ZHL3C9Q', 'FXR72Y3372LHTF99E', 'FXT721139FUHTF99T', 'FXR71527BFPHTF99F', 'FXN72Y119P2HL3C9A', 'FXR72Z35618HTF99A', 'FXR723Z2Z2ZHTF992', 'FXT721ZZFAFHTF99A', 'FXR71772YYCHTF99A', 'FXD7217Z9EQHTF998', 'FXT721231DDHTF99Q', 'FXT72Y72ZE2HTF991', 'FXR721Z25VLHTF992', 'FXT7167ZE1DHTF99R', 'FXR72YZ7FETHTF99C', 'FX972Y26XZAHL3C92', 'FXR721238E8HTF99M', 'FXR72261Q3EHTF99X', 'FXT71552Y7XHTF99G', 'FXT719238BQHTF99P', 'FXR721375D5HTF99H', 'FXD7196YYFLHL3C98', 'FXR72111SMAHTF99M', 'FX9721667YZHL3C93', 'FXR72133ZD3HTF993', 'FXT71713UATHTF99Z', 'FXD71871Y7RHTF99U', 'FXV72316RDDHL3C9C', 'FXR7233Z9USHTF99C', 'FXR72Y61VPRHTF997', 'FX97152321EHTF99X', 'FXR7152328YHTF99A', 'FXT722531TPHTF99Y', 'FXR72Z51RC3HTF99R', 'FXT72Y12R2AHTF999', 'FXA7195675YHTF993', 'FXR72Y65EPTHTF99T', 'FXR71861PY6HTF99Z', 'FXT71753196HTF99P', 'FXA72Y3A132HL3C9T', 'FXR72153BEYHTF99P', 'FXV719Z32QUHL3C9G', 'FXT721Z1DVTHTF99P', 'FXA72255AVDHL3C92', 'FXN7176YPLMHL3C9Y', 'FX97197YFD7HL3C9F', 'FXA715119SYHL3C91', 'FX972525TF9HTF99T', 'FXV718Z3CEDHL3C9E', 'FXT72253S6FHTF99A', 'FXN72112GZYHL3C9S', 'FXT72133VTZHTF99T', 'FXR72Z3YUCXHTF99Z', 'FXV72Y71A3PHL3C97', 'FXT721ZZ5ZSHTF99A', 'FXA72ZZ51FAHL3C9H', 'FXT7212Z8VGHTF99X', 'FXR72Y727PGHTF99N', 'FXT72122NZPHTF99Z', 'FXR71737BMPHTF99L', 'FXR72335Z3DHTF99B', 'FXR71755HTGHTF99Y', 'FXA72Z68CMBHTF996', 'FXR72115UFBHTF99Q', 'FXR72Y528CVHTF99R', 'FXT71763XBFHTF99B', 'FXT71632TR1HTF99T', 'FXT719132PDHTF99H', 'FXR72115AGPHTF99V', 'FXA725Z6Y9PHTF99R', 'FXT72112SPNHTF99A', 'FXR71761NYHHL3C9R', 'FXT71773Q5GHTF99Y', 'FXD72Z1ZLCHHTF99P', 'FXA723Z9Y95HTF992', 'FXR72113FF7HTF99D', 'FXR719722RAHTF99Z', 'FXD7193Z9GCHL3C9P', 'FXT72Y63TZLHTF99V', 'FXD721615YGHL3C9A', 'FXT72Y6ZERUHTF99Q', 'FXR7211Z2AFHTF99T', 'FXR71Z73SSLHTF99A', 'FXN72Y2Y7B5HL3C9F', 'FXR72Y73LGAHTF99X', 'FXR72Y55GVTHTF99B', 'FXA722773Z9HTF99E', 'FXD72Z321MMHTF99Z', 'FXR721ZZ2YTHTF99H', 'FXN7197YY72HL3C96', 'FX97195ZE6YHL3C92', 'FXT71655G2MHTF99B', 'FXR71753AA6HTF99B', 'FXR71765DCCHTF991', 'FXN7227Y6EUHL3C97', 'FXA72YZ1YLZHTF993', 'FXR71913LMNHL3C9L', 'FXD7215YYTLHL3C9T', 'FXT71753D98HTF999', 'FXA72213VZZHL3C9B', 'FXT72113VVNHTF998', 'FXA715Z16DAHL3C9T', 'FXR722Z5VRZHTF99Z', 'FXR725229N2HTF99T', 'FXT71762PLRHTF99P', 'FXR721Z2Y7CHTF997', 'FXT7176339XHTF99V', 'FXR721111ZTHTF999', 'FXR71923CYUHTF99G', 'FXT717Z3RHFHTF991', 'FXN717Z2UTPHL3C9T', 'FX971755YUAHL3C99', 'FXR72Z531YVHTF999', 'FXR715Z1AZDHL3C91', 'FX972265TF8HTF99Z', 'FXT71923A3LHTF99F', 'FXA72166T1HHTF99V', 'FXR71651EE1HL3C9B', 'FXR72Y729ZXHTF999', 'FXV71775QSUHL3C9P', 'FXR7171YTZ5HTF99U', 'FXN71662P6EHL3C9A', 'FXT721Z2Z5QHTF996', 'FXT72151BZEHTF99Q', 'FXT7215Z2USHTF99T', 'FXV71761G65HL3C9M', 'FXT721Z3SVEHTF99G', 'FXT72152RZYHTF99P', 'FXT72121AV9HTF999', 'FXT72312AZ5HTF99E', 'FXV719Z6ASTHL3C9S', 'FXT72113AVNHTF99R', 'FXN719613NYHL3C9S', 'FXT721332MEHTF99X', 'FXT72252SU3HTF99V', 'FXR721Z7E98HTF99G', 'FXT72152XXAHTF99B', 'FXV72131AGUHL3C9S', 'FXV71663VD2HL3C9M', 'FXR72ZZZA8AHTF99P', 'FXR71851Y9CHL3C9P', 'FXR7211ZY8EHTF995', 'FXD71763TVYHTF99P', 'FXT72Y239CXHTF99L', 'FXT72152YB3HTF999', 'FXR721Z798ZHTF99U', 'FXN72321TDHHL3C9T', 'FXN71962BMNHL3C9T', 'FXT71761EYLHTF99U', 'FXR72Y62ZG7HTF99N', 'FXT71763UUXHTF99F', 'FXT72131CY1HTF99V', 'FXR72115FX5HTF99V', 'FXT72113D2MHTF99Z', 'FXR72121ZSCHTF99Q', 'FXN72Y22MDZHL3C9Q', 'FXA72312P58HTF99A', 'FXR71927HCLHTF99M', 'FXR72135A9PHTF99E', 'FXR721Z76EQHTF99T', 'FXA72165DRLHL3C98', 'FXN71722MNSHL3C9P', 'FXA72Z38H26HTF99Z', 'FXT718Z3QA9HTF97Y', 'FXT72151715HTF99X', 'FXD72Y5Y8ECHL3C9Y', 'FXR721Z26ULHTF99Z', 'FXR72Y77GQSHTF99P', 'FXR717Z7GB8HTF99R', 'FXN71912PU8HL3C9L', 'FX9715Z35SPHTF99A', 'FXD72Y35EVUHTF99S', 'FXT72151FRRHTF99Z', 'FXR72121PY3HTF99R', 'FXT715531ATHTF99Z', 'FXT72Y72X7YHTF99S', 'FX97196ZEY6HL3C9H', 'FXT7213ZADQHTF99Y', 'FXR71513SC6HTF99H', 'FXR72Y25AZMHTF99E', 'FXR718635ELHTF99N', 'FXD72Y1ZL6SHTF99U', 'FXR71853CDMHL3C9A', 'FXD72Z25X33HL3C9Z', 'FXN7197YB5PHL3C9E', 'FXN72272778HL3C97', 'FX971623FDSHTF991', 'FXR72125AZAHTF995', 'FXT72221EAMHTF99F', 'FXR71728V1PHTF99S', 'FXT71963U8XHTF991', 'FXN71872T1BHL3C9P', 'FX972326ZGCHL3C9F', 'FXT71652VUMHTF99X', 'FXV71661BTQHL3C96', 'FXR72YZZF7YHL3C99', 'FXD722Z5DASHTF995', 'FXR723Z5DMHHTF996', 'FXR72YZZCZ9HTF99Z', 'FXR72Y73PH9HTF99Y', 'FXT72Y212T1HTF99T', 'FXT717633TAHTF99U', 'FXT71933AULHTF995', 'FXT717717ERHTF99M', 'FXR723ZYYGLHTF99E', 'FXT7215Z8LCHTF99P', 'FXD72Z2YYL9HTF99Q', 'FXD72ZZZRLXHTF99V', 'FXR716717M9HL3C9M', 'FXR72Y33HH7HTF996', 'FX972255ZVGHL3C9A', 'FXR71921DYSHTF99P', 'FXR71Z7156CHTF99X', 'FXD72125AZLHTF997', 'FXT722538YPHTF996', 'FXR7221ZPTQHTF99C', 'FXR72117MZTHTF99P', 'FXR72156ZLSHTF99B', 'FXR71673M8NHTF99T', 'FXT721Z1BSEHTF99A', 'FXA72Y55AXCHTF99X', 'FXR723365SAHTF992', 'FX972226Z3XHL3C9A', 'FXR72Z32YDTHTF995', 'FXV72277GYPHL3C9S', 'FX9716139DHHTF99H', 'FXV72ZZ312GHTF997', 'FXN72Y11ZRYHL3C9D', 'FXT72112T2ZHTF99F', 'FXR72121VE6HTF998', 'FXT72211839HTF99M', 'FXT72YZ3B9EHTF99S', 'FXN72Y31AYBHL3C91', 'FXR72125FAUHTF99Y', 'FXT72Y63VSEHTF99P', 'FX97213718AHL3C9B', 'FXN7232YVAGHL3C9A', 'FXV72221Z7UHL3C9R', 'FX972Y63A7FHTF99E', 'FXT7212ZBBRHTF995', 'FXV71673Q37HL3C9G', 'FXT721Z3TTCHTF995', 'FXR723ZYTPQHTF99U', 'FXR72271SVPHTF99D', 'FXT722136Q7HTF99Q', 'FXR719257E6HTF99V', 'FXA72ZZ5UGAHL3C9M', 'FXN717Z2NFEHL3C9P', 'FXR722Z652VHTF99R', 'FXR7233ZZYEHTF99P', 'FX971753ZNLHTF99P', 'FXD7195Z828HL3C96', 'FXR71738VZUHTF99S', 'FXD7186YZQPHL3C9F', 'FXD71535HRLHTF99V', 'FXN72Y3YX8RHL3C9D', 'FXT72112ZSDHTF99R', 'FXT72Y136TUHTF99Y', 'FXV716Z211FHL3C99', 'FXV718Z6DDAHL3C9E', 'FXT722Z3SQ5HTF993', 'FXR72115A9YHTF993', 'FX972115SMMHTF99E', 'FXT7175323EHTF99Y', 'FX972563CD3HTF99P', 'FXA72Y5385THTF995', 'FXR72125FBAHTF99D', 'FXR719255VRHTF991', 'FXA72Y55EQCHL3C9G', 'FXD72YZY3EVHL3C9T', 'FXT72Y11255HTF99X', 'FXR72Z6ZY3FHTF995', 'FXD719Z7BZTHL3C9Z', 'FX971Z16X81HTF99P', 'FXA7233A3UCHTF99T', 'FXA7237YUTDHTF992', 'FXT72211B2NHTF998', 'FX972126AZEHL3C9E', 'FXT7213ZEBRHTF991', 'FXA72216XDQHL3C9M', 'FX972Y6693MHL3C9A', 'FXT72253AP7HTF99H', 'FXR72Y75F27HTF999', 'FX972513GZUHTF99U', 'FXR72515BETHTF99G', 'FXR72Y7291LHTF99E', 'FXA72Y25DTPHTF99X', 'FXR716Z3SZYHL3C9R', 'FXA72Z382G8HTF999', 'FXT72152PLXHTF99X', 'FXR721Z5AYRHTF996', 'FXD717ZZLAZHTF99F', 'FXA72616Z7THTF99E', 'FXN72Y2YLCUHL3C9S', 'FXR7233YTY5HTF99A', 'FXD723ZYYFBHTF992', 'FXT71713SPRHTF999', 'FXA72Y69PPPHTF99T', 'FXR72Y7YZGPHTF99G', 'FXR72Y73N9THTF99Y', 'FXD72Y6ZDQXHTF995', 'FXA72131C97HL3C9B', 'FXR71923H8THTF99N', 'FXR72Y73MFTHTF99F', 'FX9715637TAHTF997', 'FXA71531PTNHTF99Y', 'FXT71972YMVHTF99T', 'FXT71772PXCHTF99S', 'FXR72Y61VHRHTF99D', 'FXT7213Z9S3HTF99H', 'FXR72Z52YH6HTF99F', 'FXR72Y21NPZHTF99A', 'FXT717633YXHTF99N', 'FXV72333PGCHL3C9H', 'GZM7196D35AHL3C7E', 'FXT72113UZFHTF99Z', 'FXD722ZYEPFHTF99X', 'FXT72263QMEHTF993', 'FXR72Y2ZHM2HTF99X', 'FXT71622Z57HTF99B', 'FXR719Z1PYNHL3C9M', 'FXD72121YZUHTF99R', 'FX97236YDVPHL3C95', 'FXR7212ZYTPHTF996', 'FXR721Z8RZ3HTF99N', 'FX972116AS8HL3C9R', 'FXR721227HBHTF99D', 'FXR71521L7UHL3C95', 'FXT71773BZFHTF99H', 'FXT72Y63232HTF99V', 'FXR72155Z33HTF99R', 'FXN72Y312CCHL3C9G', 'FXN71932Z26HL3C9B', 'FXR72331QDHHTF99Y', 'FXV71811335HL3C9B', 'FXD72Y352UUHTF997', 'FXR721179AFHTF99E', 'FXT721Z3UH3HTF99T', 'FXT721Z17T8HTF99A', 'FXN7215ZPT3HL3C9Y', 'FXR72Y31HAGHTF99Q', 'FXD72155DDNHTF998', 'FXD717ZZY8ZHTF997', 'FXD72Z379YYHL3C9U', 'FXR72115AFCHTF99Z', 'FXT72112ZC2HTF99S', 'FXR71918ZS3HTF99T', 'FXR7195296XHL3C9Y', 'FXR72127A8EHTF99H', 'FXT71753E59HTF99P', 'FXT72252PSTHTF99F', 'FXN7227Y29RHL3C9V', 'FXR72111T1HHTF995', 'FXR72Y55AGBHTF992', 'FXR72Y2Z3RYHTF993', 'FXT71973AP2HTF99E', 'FXR72YZ5FC6HTF99Z', 'FX9721369TBHL3C9C', 'FXT72Y72TPZHTF99V', 'FXT71723YQ9HTF99D', 'FXR72Y62ZTYHTF99M', 'FXV72221VETHL3C9E', 'FXT719Z3696HTF99D', 'FXR72121M5FHTF99Y', 'FXT71723QT8HTF99F', 'FXA726183GRHTF99M', 'FXV72213BLXHL3C95', 'FXR72Y11X7BHTF99S', 'FXA7226A3GMHL3C9S', 'FXA72155EE8HTF99P', 'FXR72Y75E73HTF99Z', 'FXR72211RDTHTF99S', 'FXT72151A6DHTF993', 'FXV72211Z71HL3C9P', 'FXR72Y75XYEHTF99S', 'FXR72113APAHTF99P', 'FXR7213575ZHTF99A', 'FXR72ZZ2XMXHTF99E', 'FXA72YZ17HNHL3C9P', 'FXD72111ZMFHTF99M', 'FXT72132VEMHTF99M', 'FXR71855XGSHTF99D', 'FXR72Z353QRHTF99X', 'FXD72Y6Y8AHHL3C9A', 'FX972Z1ZNMPHTF99A', 'FXV717Z6T9PHL3C98', 'FXT71763A78HTF99F', 'FXR72125B7UHTF99D', 'FXT716139SUHTF99H', 'FXV72353Y9PHL3C9G', 'FXR719316MUHL3C9Y', 'FXT721Z2SAQHTF99Y', 'FXD72YZ7F7THL3C9H', 'FXR72Y2ZMZHHTF99V', 'FX972YZYFHSHL3C9D', 'FXN72Y3YBNPHL3C9X', 'FXR72Y77PQ6HTF992', 'FXR721181DAHTF99D', 'FXA7211Z7P3HTF99B', 'FXT7211377CHTF99Y', 'FXT716Z31MAHTF99M', 'FXT71763XF3HTF99B', 'FXV71916R5PHL3C9F', 'FXN719Z33E6HL3C96', 'FX971375SF5HTF993', 'FXR72115ESYHTF99C', 'FXR72Y55NYTHTF99T', 'FXA72Z687ENHTF99T', 'FXT71752TQZHTF99R', 'FXT721339VPHTF99V', 'FXR72YZ2ATTHTF99Z', 'FXR71513YBTHTF996', 'FXR72275ZATHTF99Y', 'FXA72ZZZ255HTF99N', 'FXT72Y12X9UHTF99Y', 'FXT72161ZYYHTF997', 'FXR72271VVFHTF99E', 'FXR72158YMAHTF99L', 'FXT71672UGQHTF99V', 'FX971723F83HTF992', 'FXR722Z8UG3HTF99E', 'FXR72123F3QHTF99X', 'FX972ZZZSY7HTF99L', 'FXV71671BR8HL3C92', 'FXT72252T21HTF996', 'FXR72312699HTF991', 'FXR72YZ1FSTHTF99Y', 'FXR72YZZF7ZH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 style:data-style-name="N2" text:time-value="13:35:25.262239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3:32:35.713878905</meta:creation-date>
    <dc:date>2020-10-16T13:59:28.989974149</dc:date>
    <meta:editing-duration>PT16M14S</meta:editing-duration>
    <meta:editing-cycles>2</meta:editing-cycles>
    <meta:generator>LibreOffice/6.4.4.2$Linux_X86_64 LibreOffice_project/40$Build-2</meta:generator>
    <meta:document-statistic meta:table-count="1" meta:cell-count="102" meta:object-count="0"/>
  </office:meta>
</office:document-meta>
</file>